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35cm" table:align="left"/>
    </style:style>
    <style:style style:name="Tabela1.A" style:family="table-column">
      <style:table-column-properties style:column-width="4.069cm"/>
    </style:style>
    <style:style style:name="Tabela1.B" style:family="table-column">
      <style:table-column-properties style:column-width="4.281cm"/>
    </style:style>
    <style:style style:name="Tabela1.A1" style:family="table-cell">
      <style:table-cell-properties style:vertical-align="middle" fo:padding="0.049cm" fo:border="none"/>
    </style:style>
    <style:style style:name="Tabela2" style:family="table">
      <style:table-properties style:width="8.35cm" table:align="left"/>
    </style:style>
    <style:style style:name="Tabela2.A" style:family="table-column">
      <style:table-column-properties style:column-width="4.069cm"/>
    </style:style>
    <style:style style:name="Tabela2.B" style:family="table-column">
      <style:table-column-properties style:column-width="4.281cm"/>
    </style:style>
    <style:style style:name="Tabela2.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Quotations" style:list-style-name="L12"/>
    <style:style style:name="P4" style:family="paragraph" style:parent-style-name="Quotations" style:list-style-name="L18"/>
    <style:style style:name="P5" style:family="paragraph" style:parent-style-name="Quotations" style:list-style-name="L12">
      <style:paragraph-properties fo:margin-top="0cm" fo:margin-bottom="0cm" loext:contextual-spacing="false"/>
    </style:style>
    <style:style style:name="P6" style:family="paragraph" style:parent-style-name="Quotations" style:list-style-name="L18">
      <style:paragraph-properties fo:margin-top="0cm" fo:margin-bottom="0cm" loext: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1">
      <style:paragraph-properties fo:margin-top="0cm" fo:margin-bottom="0cm" loext:contextual-spacing="false"/>
    </style:style>
    <style:style style:name="P36" style:family="paragraph" style:parent-style-name="Text_20_body" style:list-style-name="L2">
      <style:paragraph-properties fo:margin-top="0cm" fo:margin-bottom="0cm" loext:contextual-spacing="false"/>
    </style:style>
    <style:style style:name="P37" style:family="paragraph" style:parent-style-name="Text_20_body" style:list-style-name="L3">
      <style:paragraph-properties fo:margin-top="0cm" fo:margin-bottom="0cm" loext:contextual-spacing="false"/>
    </style:style>
    <style:style style:name="P38" style:family="paragraph" style:parent-style-name="Text_20_body" style:list-style-name="L4">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style>
    <style:style style:name="P40" style:family="paragraph" style:parent-style-name="Text_20_body" style:list-style-name="L6">
      <style:paragraph-properties fo:margin-top="0cm" fo:margin-bottom="0cm" loext:contextual-spacing="false"/>
    </style:style>
    <style:style style:name="P41" style:family="paragraph" style:parent-style-name="Text_20_body" style:list-style-name="L7">
      <style:paragraph-properties fo:margin-top="0cm" fo:margin-bottom="0cm" loext:contextual-spacing="false"/>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style>
    <style:style style:name="P44" style:family="paragraph" style:parent-style-name="Text_20_body" style:list-style-name="L10">
      <style:paragraph-properties fo:margin-top="0cm" fo:margin-bottom="0cm" loext:contextual-spacing="false"/>
    </style:style>
    <style:style style:name="P45" style:family="paragraph" style:parent-style-name="Text_20_body" style:list-style-name="L11">
      <style:paragraph-properties fo:margin-top="0cm" fo:margin-bottom="0cm" loext:contextual-spacing="false"/>
    </style:style>
    <style:style style:name="P46" style:family="paragraph" style:parent-style-name="Text_20_body" style:list-style-name="L14">
      <style:paragraph-properties fo:margin-top="0cm" fo:margin-bottom="0cm" loext:contextual-spacing="false"/>
    </style:style>
    <style:style style:name="P47" style:family="paragraph" style:parent-style-name="Text_20_body" style:list-style-name="L15">
      <style:paragraph-properties fo:margin-top="0cm" fo:margin-bottom="0cm" loext:contextual-spacing="false"/>
    </style:style>
    <style:style style:name="P48" style:family="paragraph" style:parent-style-name="Text_20_body" style:list-style-name="L16">
      <style:paragraph-properties fo:margin-top="0cm" fo:margin-bottom="0cm" loext:contextual-spacing="false"/>
    </style:style>
    <style:style style:name="P49" style:family="paragraph" style:parent-style-name="Text_20_body" style:list-style-name="L17">
      <style:paragraph-properties fo:margin-top="0cm" fo:margin-bottom="0cm" loext:contextual-spacing="false"/>
    </style:style>
    <style:style style:name="P50" style:family="paragraph" style:parent-style-name="Text_20_body" style:list-style-name="L19">
      <style:paragraph-properties fo:margin-top="0cm" fo:margin-bottom="0cm" loext:contextual-spacing="false"/>
    </style:style>
    <style:style style:name="P51" style:family="paragraph" style:parent-style-name="Text_20_body" style:list-style-name="L20">
      <style:paragraph-properties fo:margin-top="0cm" fo:margin-bottom="0cm" loext:contextual-spacing="false"/>
    </style:style>
    <style:style style:name="P52" style:family="paragraph" style:parent-style-name="Text_20_body" style:list-style-name="L21">
      <style:paragraph-properties fo:margin-top="0cm" fo:margin-bottom="0cm" loext:contextual-spacing="false"/>
    </style:style>
    <style:style style:name="P53" style:family="paragraph" style:parent-style-name="Text_20_body" style:list-style-name="L22">
      <style:paragraph-properties fo:margin-top="0cm" fo:margin-bottom="0cm" loext:contextual-spacing="false"/>
    </style:style>
    <style:style style:name="P54" style:family="paragraph" style:parent-style-name="Text_20_body" style:list-style-name="L23">
      <style:paragraph-properties fo:margin-top="0cm" fo:margin-bottom="0cm" loext:contextual-spacing="false"/>
    </style:style>
    <style:style style:name="P55" style:family="paragraph" style:parent-style-name="Text_20_body" style:list-style-name="L25">
      <style:paragraph-properties fo:margin-top="0cm" fo:margin-bottom="0cm" loext:contextual-spacing="false"/>
    </style:style>
    <style:style style:name="P56" style:family="paragraph" style:parent-style-name="Text_20_body" style:list-style-name="L26">
      <style:paragraph-properties fo:margin-top="0cm" fo:margin-bottom="0cm" loext:contextual-spacing="false"/>
    </style:style>
    <style:style style:name="P57" style:family="paragraph" style:parent-style-name="Text_20_body" style:list-style-name="L27">
      <style:paragraph-properties fo:margin-top="0cm" fo:margin-bottom="0cm" loext:contextual-spacing="false"/>
    </style:style>
    <style:style style:name="P58" style:family="paragraph" style:parent-style-name="Text_20_body" style:list-style-name="L28">
      <style:paragraph-properties fo:margin-top="0cm" fo:margin-bottom="0cm" loext:contextual-spacing="false"/>
    </style:style>
    <style:style style:name="P59" style:family="paragraph" style:parent-style-name="Text_20_body" style:list-style-name="L29">
      <style:paragraph-properties fo:margin-top="0cm" fo:margin-bottom="0cm" loext:contextual-spacing="false"/>
    </style:style>
    <style:style style:name="P60" style:family="paragraph" style:parent-style-name="Text_20_body" style:list-style-name="L30">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itle"/>Compose file version 2 reference</text:h>
      <text:p text:style-name="Text_20_body"><text:span text:style-name="Emphasis">Estimated reading time: 54 minutes</text:span></text:p>
      <text:h text:style-name="Heading_20_2" text:outline-level="2"><text:bookmark text:name="reference-and-guidelines"/>Reference and guidelines</text:h>
      <text:p text:style-name="Text_20_body">These topics describe version 2 of the Compose file format.</text:p>
      <text:h text:style-name="Heading_20_2" text:outline-level="2"><text:bookmark text:name="compose-and-docker-compatibility-matrix"/>Compose and Docker compatibility matrix</text:h>
      <text:p text:style-name="Text_20_body">There are several versions of the Compose file format – 1, 2, 2.x, and 3.x. The table below is a quick look. For full details on what each version includes and how to upgrade, see <text:a xlink:type="simple" xlink:href="https://docs.docker.com/compose/compose-file/compose-versioning/" text:style-name="Internet_20_link" text:visited-style-name="Visited_20_Internet_20_Link"><text:span text:style-name="Strong_20_Emphasis">About versions and upgrading</text:span></text:a>.</text:p>
      <text:p text:style-name="Text_20_body">This table shows which Compose file versions support specific Docker releases.</text:p>
      <table:table table:name="Tabela1" table:style-name="Tabela1">
        <table:table-column table:style-name="Tabela1.A"/>
        <table:table-column table:style-name="Tabela1.B"/>
        <table:table-header-rows>
          <table:table-row table:style-name="TableLine94842827872736">
            <table:table-cell table:style-name="Tabela1.A1" office:value-type="string">
              <text:p text:style-name="Table_20_Heading"><text:span text:style-name="Strong_20_Emphasis">Compose file format</text:span></text:p>
            </table:table-cell>
            <table:table-cell table:style-name="Tabela1.A1" office:value-type="string">
              <text:p text:style-name="Table_20_Heading"><text:span text:style-name="Strong_20_Emphasis">Docker Engine release</text:span></text:p>
            </table:table-cell>
          </table:table-row>
        </table:table-header-rows>
        <table:table-row table:style-name="TableLine94842827872736">
          <table:table-cell table:style-name="Tabela1.A1" office:value-type="string">
            <text:p text:style-name="Table_20_Contents">Compose specification</text:p>
          </table:table-cell>
          <table:table-cell table:style-name="Tabela1.A1" office:value-type="string">
            <text:p text:style-name="Table_20_Contents">19.03.0+</text:p>
          </table:table-cell>
        </table:table-row>
        <table:table-row table:style-name="TableLine94842827872736">
          <table:table-cell table:style-name="Tabela1.A1" office:value-type="string">
            <text:p text:style-name="Table_20_Contents">3.8</text:p>
          </table:table-cell>
          <table:table-cell table:style-name="Tabela1.A1" office:value-type="string">
            <text:p text:style-name="Table_20_Contents">19.03.0+</text:p>
          </table:table-cell>
        </table:table-row>
        <table:table-row table:style-name="TableLine94842827872736">
          <table:table-cell table:style-name="Tabela1.A1" office:value-type="string">
            <text:p text:style-name="Table_20_Contents">3.7</text:p>
          </table:table-cell>
          <table:table-cell table:style-name="Tabela1.A1" office:value-type="string">
            <text:p text:style-name="Table_20_Contents">18.06.0+</text:p>
          </table:table-cell>
        </table:table-row>
        <table:table-row table:style-name="TableLine94842827872736">
          <table:table-cell table:style-name="Tabela1.A1" office:value-type="string">
            <text:p text:style-name="Table_20_Contents">3.6</text:p>
          </table:table-cell>
          <table:table-cell table:style-name="Tabela1.A1" office:value-type="string">
            <text:p text:style-name="Table_20_Contents">18.02.0+</text:p>
          </table:table-cell>
        </table:table-row>
        <table:table-row table:style-name="TableLine94842827872736">
          <table:table-cell table:style-name="Tabela1.A1" office:value-type="string">
            <text:p text:style-name="Table_20_Contents">3.5</text:p>
          </table:table-cell>
          <table:table-cell table:style-name="Tabela1.A1" office:value-type="string">
            <text:p text:style-name="Table_20_Contents">17.12.0+</text:p>
          </table:table-cell>
        </table:table-row>
        <table:table-row table:style-name="TableLine94842827872736">
          <table:table-cell table:style-name="Tabela1.A1" office:value-type="string">
            <text:p text:style-name="Table_20_Contents">3.4</text:p>
          </table:table-cell>
          <table:table-cell table:style-name="Tabela1.A1" office:value-type="string">
            <text:p text:style-name="Table_20_Contents">17.09.0+</text:p>
          </table:table-cell>
        </table:table-row>
        <table:table-row table:style-name="TableLine94842827872736">
          <table:table-cell table:style-name="Tabela1.A1" office:value-type="string">
            <text:p text:style-name="Table_20_Contents">3.3</text:p>
          </table:table-cell>
          <table:table-cell table:style-name="Tabela1.A1" office:value-type="string">
            <text:p text:style-name="Table_20_Contents">17.06.0+</text:p>
          </table:table-cell>
        </table:table-row>
        <table:table-row table:style-name="TableLine94842827872736">
          <table:table-cell table:style-name="Tabela1.A1" office:value-type="string">
            <text:p text:style-name="Table_20_Contents">3.2</text:p>
          </table:table-cell>
          <table:table-cell table:style-name="Tabela1.A1" office:value-type="string">
            <text:p text:style-name="Table_20_Contents">17.04.0+</text:p>
          </table:table-cell>
        </table:table-row>
        <table:table-row table:style-name="TableLine94842827872736">
          <table:table-cell table:style-name="Tabela1.A1" office:value-type="string">
            <text:p text:style-name="Table_20_Contents">3.1</text:p>
          </table:table-cell>
          <table:table-cell table:style-name="Tabela1.A1" office:value-type="string">
            <text:p text:style-name="Table_20_Contents">1.13.1+</text:p>
          </table:table-cell>
        </table:table-row>
        <table:table-row table:style-name="TableLine94842827872736">
          <table:table-cell table:style-name="Tabela1.A1" office:value-type="string">
            <text:p text:style-name="Table_20_Contents">3.0</text:p>
          </table:table-cell>
          <table:table-cell table:style-name="Tabela1.A1" office:value-type="string">
            <text:p text:style-name="Table_20_Contents">1.13.0+</text:p>
          </table:table-cell>
        </table:table-row>
        <table:table-row table:style-name="TableLine94842827872736">
          <table:table-cell table:style-name="Tabela1.A1" office:value-type="string">
            <text:p text:style-name="Table_20_Contents">2.4</text:p>
          </table:table-cell>
          <table:table-cell table:style-name="Tabela1.A1" office:value-type="string">
            <text:p text:style-name="Table_20_Contents">17.12.0+</text:p>
          </table:table-cell>
        </table:table-row>
        <table:table-row table:style-name="TableLine94842827872736">
          <table:table-cell table:style-name="Tabela1.A1" office:value-type="string">
            <text:p text:style-name="Table_20_Contents">2.3</text:p>
          </table:table-cell>
          <table:table-cell table:style-name="Tabela1.A1" office:value-type="string">
            <text:p text:style-name="Table_20_Contents">17.06.0+</text:p>
          </table:table-cell>
        </table:table-row>
        <table:table-row table:style-name="TableLine94842827872736">
          <table:table-cell table:style-name="Tabela1.A1" office:value-type="string">
            <text:p text:style-name="Table_20_Contents">2.2</text:p>
          </table:table-cell>
          <table:table-cell table:style-name="Tabela1.A1" office:value-type="string">
            <text:p text:style-name="Table_20_Contents">1.13.0+</text:p>
          </table:table-cell>
        </table:table-row>
        <table:table-row table:style-name="TableLine94842827872736">
          <table:table-cell table:style-name="Tabela1.A1" office:value-type="string">
            <text:p text:style-name="Table_20_Contents">2.1</text:p>
          </table:table-cell>
          <table:table-cell table:style-name="Tabela1.A1" office:value-type="string">
            <text:p text:style-name="Table_20_Contents">1.12.0+</text:p>
          </table:table-cell>
        </table:table-row>
        <table:table-row table:style-name="TableLine94842827872736">
          <table:table-cell table:style-name="Tabela1.A1" office:value-type="string">
            <text:p text:style-name="Table_20_Contents">2.0</text:p>
          </table:table-cell>
          <table:table-cell table:style-name="Tabela1.A1" office:value-type="string">
            <text:p text:style-name="Table_20_Contents">1.10.0+</text:p>
          </table:table-cell>
        </table:table-row>
      </table:table>
      <text:p text:style-name="Text_20_body">In addition to Compose file format versions shown in the table, the Compose itself is on a release schedule, as shown in <text:a xlink:type="simple" xlink:href="https://github.com/docker/compose/releases/" text:style-name="Internet_20_link" text:visited-style-name="Visited_20_Internet_20_Link">Compose releases</text:a>, but file format versions do not necessarily increment with each release. For example, Compose file format 3.0 was first introduced in <text:a xlink:type="simple" xlink:href="https://github.com/docker/compose/releases/tag/1.10.0" text:style-name="Internet_20_link" text:visited-style-name="Visited_20_Internet_20_Link">Compose release 1.10.0</text:a>, and versioned gradually in subsequent releases.</text:p>
      <text:p text:style-name="Text_20_body">The latest Compose file format is defined by the <text:a xlink:type="simple" xlink:href="https://github.com/compose-spec/compose-spec/blob/master/spec.md" office:target-frame-name="_blank" xlink:show="new" text:style-name="Internet_20_link" text:visited-style-name="Visited_20_Internet_20_Link">Compose Specification</text:a> and is implemented by Docker Compose <text:span text:style-name="Strong_20_Emphasis">1.27.0+</text:span>.</text:p>
      <text:h text:style-name="Heading_20_2" text:outline-level="2"><text:bookmark text:name="service-configuration-reference"/>Service configuration reference</text:h>
      <text:p text:style-name="Text_20_body">The Compose file is a <text:a xlink:type="simple" xlink:href="https://yaml.org/" text:style-name="Internet_20_link" text:visited-style-name="Visited_20_Internet_20_Link">YAML</text:a> file defining <text:a xlink:type="simple" xlink:href="https://docs.docker.com/compose/compose-file/compose-file-v2/#service-configuration-reference" text:style-name="Internet_20_link" text:visited-style-name="Visited_20_Internet_20_Link">services</text:a>, <text:a xlink:type="simple" xlink:href="https://docs.docker.com/compose/compose-file/compose-file-v2/#network-configuration-reference" text:style-name="Internet_20_link" text:visited-style-name="Visited_20_Internet_20_Link">networks</text:a> and <text:a xlink:type="simple" xlink:href="https://docs.docker.com/compose/compose-file/compose-file-v2/#volume-configuration-reference" text:style-name="Internet_20_link" text:visited-style-name="Visited_20_Internet_20_Link">volumes</text:a>. The default path for a Compose file is <text:span text:style-name="Source_20_Text">./docker-compose.yml</text:span>.</text:p>
      <text:p text:style-name="Quotations"><text:span text:style-name="Strong_20_Emphasis">Tip</text:span>: You can use either a <text:span text:style-name="Source_20_Text">.yml</text:span> or <text:span text:style-name="Source_20_Text">.yaml</text:span> extension for this file. They both work.</text:p>
      <text:p text:style-name="Text_20_body"><text:soft-page-break/>A service definition contains configuration that is applied to each container started for that service, much like passing command-line parameters to <text:span text:style-name="Source_20_Text">docker run</text:span>. Likewise, network and volume definitions are analogous to <text:span text:style-name="Source_20_Text">docker network create</text:span> and <text:span text:style-name="Source_20_Text">docker volume create</text:span>.</text:p>
      <text:p text:style-name="Text_20_body">As with <text:span text:style-name="Source_20_Text">docker run</text:span>, options specified in the Dockerfile, such as <text:span text:style-name="Source_20_Text">CMD</text:span>, <text:span text:style-name="Source_20_Text">EXPOSE</text:span>, <text:span text:style-name="Source_20_Text">VOLUME</text:span>, <text:span text:style-name="Source_20_Text">ENV</text:span>, are respected by default - you don’t need to specify them again in <text:span text:style-name="Source_20_Text">docker-compose.yml</text:span>.</text:p>
      <text:p text:style-name="Text_20_body">You can use environment variables in configuration values with a Bash-like <text:span text:style-name="Source_20_Text">${VARIABLE}</text:span> syntax - see <text:a xlink:type="simple" xlink:href="https://docs.docker.com/compose/compose-file/compose-file-v2/#variable-substitution" text:style-name="Internet_20_link" text:visited-style-name="Visited_20_Internet_20_Link">variable substitution</text:a> for full details.</text:p>
      <text:p text:style-name="Text_20_body">This section contains a list of all configuration options supported by a service definition in version 2.</text:p>
      <text:h text:style-name="Heading_20_3" text:outline-level="3"><text:bookmark text:name="blkio_config"/>blkio_config</text:h>
      <text:p text:style-name="Text_20_body">A set of configuration options to set block IO limits for this service.</text:p>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foo:</text:span></text:p>
      <text:p text:style-name="Preformatted_20_Text"><text:span text:style-name="Source_20_Text"><text:s text:c="4"/>image: busybox</text:span></text:p>
      <text:p text:style-name="Preformatted_20_Text"><text:span text:style-name="Source_20_Text"><text:s text:c="4"/>blkio_config:</text:span></text:p>
      <text:p text:style-name="Preformatted_20_Text"><text:span text:style-name="Source_20_Text"><text:s text:c="6"/>weight: 300</text:span></text:p>
      <text:p text:style-name="Preformatted_20_Text"><text:span text:style-name="Source_20_Text"><text:s text:c="6"/>weight_device:</text:span></text:p>
      <text:p text:style-name="Preformatted_20_Text"><text:span text:style-name="Source_20_Text"><text:s text:c="8"/>- path: /dev/sda</text:span></text:p>
      <text:p text:style-name="Preformatted_20_Text"><text:span text:style-name="Source_20_Text"><text:s text:c="10"/>weight: 400</text:span></text:p>
      <text:p text:style-name="Preformatted_20_Text"><text:span text:style-name="Source_20_Text"><text:s text:c="6"/>device_read_bps:</text:span></text:p>
      <text:p text:style-name="Preformatted_20_Text"><text:span text:style-name="Source_20_Text"><text:s text:c="8"/>- path: /dev/sdb</text:span></text:p>
      <text:p text:style-name="Preformatted_20_Text"><text:span text:style-name="Source_20_Text"><text:s text:c="10"/>rate: '12mb'</text:span></text:p>
      <text:p text:style-name="Preformatted_20_Text"><text:span text:style-name="Source_20_Text"><text:s text:c="6"/>device_read_iops:</text:span></text:p>
      <text:p text:style-name="Preformatted_20_Text"><text:span text:style-name="Source_20_Text"><text:s text:c="8"/>- path: /dev/sdb</text:span></text:p>
      <text:p text:style-name="Preformatted_20_Text"><text:span text:style-name="Source_20_Text"><text:s text:c="10"/>rate: 120</text:span></text:p>
      <text:p text:style-name="Preformatted_20_Text"><text:span text:style-name="Source_20_Text"><text:s text:c="6"/>device_write_bps:</text:span></text:p>
      <text:p text:style-name="Preformatted_20_Text"><text:span text:style-name="Source_20_Text"><text:s text:c="8"/>- path: /dev/sdb</text:span></text:p>
      <text:p text:style-name="Preformatted_20_Text"><text:span text:style-name="Source_20_Text"><text:s text:c="10"/>rate: '1024k'</text:span></text:p>
      <text:p text:style-name="Preformatted_20_Text"><text:span text:style-name="Source_20_Text"><text:s text:c="6"/>device_write_iops:</text:span></text:p>
      <text:p text:style-name="Preformatted_20_Text"><text:span text:style-name="Source_20_Text"><text:s text:c="8"/>- path: /dev/sdb</text:span></text:p>
      <text:p text:style-name="P2"><text:span text:style-name="Source_20_Text"><text:s text:c="10"/>rate: 30</text:span></text:p>
      <text:h text:style-name="Heading_20_4" text:outline-level="4"><text:bookmark text:name="device_read_bps-device_write_bps"/>device_read_bps, device_write_bps</text:h>
      <text:p text:style-name="Text_20_body">Set a limit in bytes per second for read / write operations on a given device. Each item in the list must have two keys:</text:p>
      <text:list xml:id="list1388566242" text:style-name="L1">
        <text:list-item>
          <text:p text:style-name="P35"><text:span text:style-name="Source_20_Text">path</text:span>, defining the symbolic path to the affected device </text:p>
        </text:list-item>
        <text:list-item>
          <text:p text:style-name="P7"><text:span text:style-name="Source_20_Text">rate</text:span>, either as an integer value representing the number of bytes or as a string expressing a <text:a xlink:type="simple" xlink:href="https://docs.docker.com/compose/compose-file/compose-file-v2/#specifying-byte-values" text:style-name="Internet_20_link" text:visited-style-name="Visited_20_Internet_20_Link">byte value</text:a>. </text:p>
        </text:list-item>
      </text:list>
      <text:h text:style-name="Heading_20_4" text:outline-level="4"><text:bookmark text:name="device_read_iops-device_write_iops"/>device_read_iops, device_write_iops</text:h>
      <text:p text:style-name="Text_20_body">Set a limit in operations per second for read / write operations on a given device. Each item in the list must have two keys:</text:p>
      <text:list xml:id="list2051292659" text:style-name="L2">
        <text:list-item>
          <text:p text:style-name="P36"><text:span text:style-name="Source_20_Text">path</text:span>, defining the symbolic path to the affected device </text:p>
        </text:list-item>
        <text:list-item>
          <text:p text:style-name="P8"><text:span text:style-name="Source_20_Text">rate</text:span>, as an integer value representing the permitted number of operations per second. </text:p>
        </text:list-item>
      </text:list>
      <text:h text:style-name="Heading_20_4" text:outline-level="4"><text:bookmark text:name="weight"/><text:soft-page-break/>weight</text:h>
      <text:p text:style-name="Text_20_body">Modify the proportion of bandwidth allocated to this service relative to other services. Takes an integer value between 10 and 1000, with 500 being the default.</text:p>
      <text:h text:style-name="Heading_20_4" text:outline-level="4"><text:bookmark text:name="weight_device"/>weight_device</text:h>
      <text:p text:style-name="Text_20_body">Fine-tune bandwidth allocation by device. Each item in the list must have two keys:</text:p>
      <text:list xml:id="list4118234922" text:style-name="L3">
        <text:list-item>
          <text:p text:style-name="P37"><text:span text:style-name="Source_20_Text">path</text:span>, defining the symbolic path to the affected device </text:p>
        </text:list-item>
        <text:list-item>
          <text:p text:style-name="P9"><text:span text:style-name="Source_20_Text">weight</text:span>, an integer value between 10 and 1000 </text:p>
        </text:list-item>
      </text:list>
      <text:h text:style-name="Heading_20_3" text:outline-level="3"><text:bookmark text:name="build"/>build</text:h>
      <text:p text:style-name="Text_20_body">Configuration options that are applied at build time.</text:p>
      <text:p text:style-name="Text_20_body"><text:span text:style-name="Source_20_Text">build</text:span> can be specified either as a string containing a path to the build context:</text:p>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webapp:</text:span></text:p>
      <text:p text:style-name="P2"><text:span text:style-name="Source_20_Text"><text:s text:c="4"/>build: ./dir</text:span></text:p>
      <text:p text:style-name="Text_20_body">Or, as an object with the path specified under <text:a xlink:type="simple" xlink:href="https://docs.docker.com/compose/compose-file/compose-file-v2/#context" text:style-name="Internet_20_link" text:visited-style-name="Visited_20_Internet_20_Link">context</text:a> and optionally <text:a xlink:type="simple" xlink:href="https://docs.docker.com/compose/compose-file/compose-file-v2/#dockerfile" text:style-name="Internet_20_link" text:visited-style-name="Visited_20_Internet_20_Link">Dockerfile</text:a> and <text:a xlink:type="simple" xlink:href="https://docs.docker.com/compose/compose-file/compose-file-v2/#args" text:style-name="Internet_20_link" text:visited-style-name="Visited_20_Internet_20_Link">args</text:a>:</text:p>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webapp:</text:span></text:p>
      <text:p text:style-name="Preformatted_20_Text"><text:span text:style-name="Source_20_Text"><text:s text:c="4"/>build:</text:span></text:p>
      <text:p text:style-name="Preformatted_20_Text"><text:span text:style-name="Source_20_Text"><text:s text:c="6"/>context: ./dir</text:span></text:p>
      <text:p text:style-name="Preformatted_20_Text"><text:span text:style-name="Source_20_Text"><text:s text:c="6"/>dockerfile: Dockerfile-alternate</text:span></text:p>
      <text:p text:style-name="Preformatted_20_Text"><text:span text:style-name="Source_20_Text"><text:s text:c="6"/>args:</text:span></text:p>
      <text:p text:style-name="P2"><text:span text:style-name="Source_20_Text"><text:s text:c="8"/>buildno: 1</text:span></text:p>
      <text:p text:style-name="Text_20_body">If you specify <text:span text:style-name="Source_20_Text">image</text:span> as well as <text:span text:style-name="Source_20_Text">build</text:span>, then Compose names the built image with the <text:span text:style-name="Source_20_Text">webapp</text:span> and optional <text:span text:style-name="Source_20_Text">tag</text:span> specified in <text:span text:style-name="Source_20_Text">image</text:span>:</text:p>
      <text:p text:style-name="Preformatted_20_Text"><text:span text:style-name="Source_20_Text">build: ./dir</text:span></text:p>
      <text:p text:style-name="P2"><text:span text:style-name="Source_20_Text">image: webapp:tag</text:span></text:p>
      <text:p text:style-name="Text_20_body">This results in an image named <text:span text:style-name="Source_20_Text">webapp</text:span> and tagged <text:span text:style-name="Source_20_Text">tag</text:span>, built from <text:span text:style-name="Source_20_Text">./dir</text:span>.</text:p>
      <text:h text:style-name="Heading_20_4" text:outline-level="4"><text:bookmark text:name="context"/>context</text:h>
      <text:p text:style-name="Quotations">Added in <text:a xlink:type="simple" xlink:href="https://docs.docker.com/compose/compose-file/compose-versioning/#version-2" text:style-name="Internet_20_link" text:visited-style-name="Visited_20_Internet_20_Link">version 2.0</text:a> file format.</text:p>
      <text:p text:style-name="Text_20_body">Either a path to a directory containing a Dockerfile, or a url to a git repository.</text:p>
      <text:p text:style-name="Text_20_body">When the value supplied is a relative path, it is interpreted as relative to the location of the Compose file. This directory is also the build context that is sent to the Docker daemon.</text:p>
      <text:p text:style-name="Text_20_body">Compose builds and tags it with a generated name, and uses that image thereafter.</text:p>
      <text:p text:style-name="Preformatted_20_Text"><text:span text:style-name="Source_20_Text">build:</text:span></text:p>
      <text:p text:style-name="P2"><text:span text:style-name="Source_20_Text"><text:s text:c="2"/>context: ./dir</text:span></text:p>
      <text:h text:style-name="Heading_20_4" text:outline-level="4"><text:bookmark text:name="dockerfile"/>dockerfile</text:h>
      <text:p text:style-name="Text_20_body">Alternate Dockerfile.</text:p>
      <text:p text:style-name="Text_20_body"><text:soft-page-break/>Compose uses an alternate file to build with. A build path must also be specified.</text:p>
      <text:p text:style-name="Preformatted_20_Text"><text:span text:style-name="Source_20_Text">build:</text:span></text:p>
      <text:p text:style-name="Preformatted_20_Text"><text:span text:style-name="Source_20_Text"><text:s text:c="2"/>context: .</text:span></text:p>
      <text:p text:style-name="P2"><text:span text:style-name="Source_20_Text"><text:s text:c="2"/>dockerfile: Dockerfile-alternate</text:span></text:p>
      <text:h text:style-name="Heading_20_4" text:outline-level="4"><text:bookmark text:name="args"/>args</text:h>
      <text:p text:style-name="Quotations">Added in <text:a xlink:type="simple" xlink:href="https://docs.docker.com/compose/compose-file/compose-versioning/#version-2" text:style-name="Internet_20_link" text:visited-style-name="Visited_20_Internet_20_Link">version 2.0</text:a> file format.</text:p>
      <text:p text:style-name="Text_20_body">Add build arguments, which are environment variables accessible only during the build process.</text:p>
      <text:p text:style-name="Text_20_body">First, specify the arguments in your Dockerfile:</text:p>
      <text:p text:style-name="Preformatted_20_Text"><text:span text:style-name="Source_20_Text"># syntax=docker/dockerfile:1</text:span></text:p>
      <text:p text:style-name="Preformatted_20_Text"/>
      <text:p text:style-name="Preformatted_20_Text"><text:span text:style-name="Source_20_Text">ARG buildno</text:span></text:p>
      <text:p text:style-name="Preformatted_20_Text"><text:span text:style-name="Source_20_Text">ARG gitcommithash</text:span></text:p>
      <text:p text:style-name="Preformatted_20_Text"/>
      <text:p text:style-name="Preformatted_20_Text"><text:span text:style-name="Source_20_Text">RUN echo "Build number: $buildno"</text:span></text:p>
      <text:p text:style-name="P2"><text:span text:style-name="Source_20_Text">RUN echo "Based on commit: $gitcommithash"</text:span></text:p>
      <text:p text:style-name="Text_20_body">Then specify the arguments under the <text:span text:style-name="Source_20_Text">build</text:span> key. You can pass a mapping or a list:</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args:</text:span></text:p>
      <text:p text:style-name="Preformatted_20_Text"><text:span text:style-name="Source_20_Text"><text:s text:c="4"/>buildno: 1</text:span></text:p>
      <text:p text:style-name="P2"><text:span text:style-name="Source_20_Text"><text:s text:c="4"/>gitcommithash: cdc3b19</text:span></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args:</text:span></text:p>
      <text:p text:style-name="Preformatted_20_Text"><text:span text:style-name="Source_20_Text"><text:s text:c="4"/>- buildno=1</text:span></text:p>
      <text:p text:style-name="P2"><text:span text:style-name="Source_20_Text"><text:s text:c="4"/>- gitcommithash=cdc3b19</text:span></text:p>
      <text:p text:style-name="Quotations">Scope of build-args</text:p>
      <text:p text:style-name="Quotations">In your Dockerfile, if you specify <text:span text:style-name="Source_20_Text">ARG</text:span> before the <text:span text:style-name="Source_20_Text">FROM</text:span> instruction, <text:span text:style-name="Source_20_Text">ARG</text:span> is not available in the build instructions under <text:span text:style-name="Source_20_Text">FROM</text:span>. If you need an argument to be available in both places, also specify it under the <text:span text:style-name="Source_20_Text">FROM</text:span> instruction. Refer to the <text:a xlink:type="simple" xlink:href="https://docs.docker.com/engine/reference/builder/#understand-how-arg-and-from-interact" text:style-name="Internet_20_link" text:visited-style-name="Visited_20_Internet_20_Link">understand how ARGS and FROM interact</text:a> section in the documentation for usage details.</text:p>
      <text:p text:style-name="Text_20_body">You can omit the value when specifying a build argument, in which case its value at build time is the value in the environment where Compose is running.</text:p>
      <text:p text:style-name="Preformatted_20_Text"><text:span text:style-name="Source_20_Text">args:</text:span></text:p>
      <text:p text:style-name="Preformatted_20_Text"><text:span text:style-name="Source_20_Text"><text:s text:c="2"/>- buildno</text:span></text:p>
      <text:p text:style-name="P2"><text:span text:style-name="Source_20_Text"><text:s text:c="2"/>- gitcommithash</text:span></text:p>
      <text:p text:style-name="Quotations">Tip when using boolean values</text:p>
      <text:p text:style-name="Quotations">YAML boolean values (<text:span text:style-name="Source_20_Text">"true"</text:span>, <text:span text:style-name="Source_20_Text">"false"</text:span>, <text:span text:style-name="Source_20_Text">"yes"</text:span>, <text:span text:style-name="Source_20_Text">"no"</text:span>, <text:span text:style-name="Source_20_Text">"on"</text:span>, <text:span text:style-name="Source_20_Text">"off"</text:span>) must be enclosed in quotes, so that the parser interprets them as strings.</text:p>
      <text:h text:style-name="Heading_20_4" text:outline-level="4"><text:bookmark text:name="cache_from"/>cache_from</text:h>
      <text:p text:style-name="Quotations">Added in <text:a xlink:type="simple" xlink:href="https://docs.docker.com/compose/compose-file/compose-versioning/#version-22" text:style-name="Internet_20_link" text:visited-style-name="Visited_20_Internet_20_Link">version 2.2</text:a> file format</text:p>
      <text:p text:style-name="Text_20_body"><text:soft-page-break/>A list of images that the engine uses for cache resolution.</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cache_from:</text:span></text:p>
      <text:p text:style-name="Preformatted_20_Text"><text:span text:style-name="Source_20_Text"><text:s text:c="4"/>- alpine:latest</text:span></text:p>
      <text:p text:style-name="P2"><text:span text:style-name="Source_20_Text"><text:s text:c="4"/>- corp/web_app:3.14</text:span></text:p>
      <text:h text:style-name="Heading_20_4" text:outline-level="4"><text:bookmark text:name="extra_hosts"/>extra_hosts</text:h>
      <text:p text:style-name="Text_20_body">Add hostname mappings at build-time. Use the same values as the docker client <text:span text:style-name="Source_20_Text">--add-host</text:span> parameter.</text:p>
      <text:p text:style-name="Preformatted_20_Text"><text:span text:style-name="Source_20_Text">extra_hosts:</text:span></text:p>
      <text:p text:style-name="Preformatted_20_Text"><text:span text:style-name="Source_20_Text"><text:s text:c="2"/>- "somehost:162.242.195.82"</text:span></text:p>
      <text:p text:style-name="P2"><text:span text:style-name="Source_20_Text"><text:s text:c="2"/>- "otherhost:50.31.209.229"</text:span></text:p>
      <text:p text:style-name="Text_20_body">An entry with the ip address and hostname is created in <text:span text:style-name="Source_20_Text">/etc/hosts</text:span> inside containers for this build, e.g:</text:p>
      <text:h text:style-name="Heading_20_4" text:outline-level="4"><text:bookmark text:name="isolation"/>isolation</text:h>
      <text:p text:style-name="Quotations">Added in <text:a xlink:type="simple" xlink:href="https://docs.docker.com/compose/compose-file/compose-versioning/#version-21" text:style-name="Internet_20_link" text:visited-style-name="Visited_20_Internet_20_Link">version 2.1</text:a> file format.</text:p>
      <text:p text:style-name="Text_20_body">Specify a build’s container isolation technology. On Linux, the only supported value is <text:span text:style-name="Source_20_Text">default</text:span>. On Windows, acceptable values are <text:span text:style-name="Source_20_Text">default</text:span>, <text:span text:style-name="Source_20_Text">process</text:span> and <text:span text:style-name="Source_20_Text">hyperv</text:span>. Refer to the <text:a xlink:type="simple" xlink:href="https://docs.docker.com/engine/reference/commandline/run/#specify-isolation-technology-for-container---isolation" text:style-name="Internet_20_link" text:visited-style-name="Visited_20_Internet_20_Link">Docker Engine docs</text:a> for details.</text:p>
      <text:p text:style-name="Text_20_body">If unspecified, Compose will use the <text:span text:style-name="Source_20_Text">isolation</text:span> value found in the service’s definition to determine the value to use for builds.</text:p>
      <text:h text:style-name="Heading_20_4" text:outline-level="4"><text:bookmark text:name="labels"/>labels</text:h>
      <text:p text:style-name="Quotations">Added in <text:a xlink:type="simple" xlink:href="https://docs.docker.com/compose/compose-file/compose-versioning/#version-21" text:style-name="Internet_20_link" text:visited-style-name="Visited_20_Internet_20_Link">version 2.1</text:a> file format</text:p>
      <text:p text:style-name="Text_20_body">Add metadata to the resulting image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labels:</text:span></text:p>
      <text:p text:style-name="Preformatted_20_Text"><text:span text:style-name="Source_20_Text"><text:s text:c="4"/>com.example.description: "Accounting webapp"</text:span></text:p>
      <text:p text:style-name="Preformatted_20_Text"><text:span text:style-name="Source_20_Text"><text:s text:c="4"/>com.example.department: "Finance"</text:span></text:p>
      <text:p text:style-name="P2"><text:span text:style-name="Source_20_Text"><text:s text:c="4"/>com.example.label-with-empty-value: ""</text:span></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labels:</text:span></text:p>
      <text:p text:style-name="Preformatted_20_Text"><text:span text:style-name="Source_20_Text"><text:s text:c="4"/>- "com.example.description=Accounting webapp"</text:span></text:p>
      <text:p text:style-name="Preformatted_20_Text"><text:span text:style-name="Source_20_Text"><text:s text:c="4"/>- "com.example.department=Finance"</text:span></text:p>
      <text:p text:style-name="P2"><text:span text:style-name="Source_20_Text"><text:s text:c="4"/>- "com.example.label-with-empty-value"</text:span></text:p>
      <text:h text:style-name="Heading_20_4" text:outline-level="4"><text:bookmark text:name="network"/><text:soft-page-break/>network</text:h>
      <text:p text:style-name="Quotations">Added in <text:a xlink:type="simple" xlink:href="https://docs.docker.com/compose/compose-file/compose-versioning/#version-22" text:style-name="Internet_20_link" text:visited-style-name="Visited_20_Internet_20_Link">version 2.2</text:a> file format</text:p>
      <text:p text:style-name="Text_20_body">Set the network containers connect to for the <text:span text:style-name="Source_20_Text">RUN</text:span> instructions during build.</text:p>
      <text:p text:style-name="Preformatted_20_Text"><text:span text:style-name="Source_20_Text">build:</text:span></text:p>
      <text:p text:style-name="Preformatted_20_Text"><text:span text:style-name="Source_20_Text"><text:s text:c="2"/>context: .</text:span></text:p>
      <text:p text:style-name="P2"><text:span text:style-name="Source_20_Text"><text:s text:c="2"/>network: host</text:span></text:p>
      <text:p text:style-name="Preformatted_20_Text"><text:span text:style-name="Source_20_Text">build:</text:span></text:p>
      <text:p text:style-name="Preformatted_20_Text"><text:span text:style-name="Source_20_Text"><text:s text:c="2"/>context: .</text:span></text:p>
      <text:p text:style-name="P2"><text:span text:style-name="Source_20_Text"><text:s text:c="2"/>network: custom_network_1</text:span></text:p>
      <text:p text:style-name="Text_20_body">Use <text:span text:style-name="Source_20_Text">none</text:span> to disable networking during build:</text:p>
      <text:p text:style-name="Preformatted_20_Text"><text:span text:style-name="Source_20_Text">build:</text:span></text:p>
      <text:p text:style-name="Preformatted_20_Text"><text:span text:style-name="Source_20_Text"><text:s text:c="2"/>context: .</text:span></text:p>
      <text:p text:style-name="P2"><text:span text:style-name="Source_20_Text"><text:s text:c="2"/>network: none</text:span></text:p>
      <text:h text:style-name="Heading_20_4" text:outline-level="4"><text:bookmark text:name="shm_size"/>shm_size</text:h>
      <text:p text:style-name="Quotations">Added in <text:a xlink:type="simple" xlink:href="https://docs.docker.com/compose/compose-file/compose-versioning/#version-23" text:style-name="Internet_20_link" text:visited-style-name="Visited_20_Internet_20_Link">version 2.3</text:a> file format</text:p>
      <text:p text:style-name="Text_20_body">Set the size of the <text:span text:style-name="Source_20_Text">/dev/shm</text:span> partition for this build’s containers. Specify as an integer value representing the number of bytes or as a string expressing a <text:a xlink:type="simple" xlink:href="https://docs.docker.com/compose/compose-file/compose-file-v2/#specifying-byte-values" text:style-name="Internet_20_link" text:visited-style-name="Visited_20_Internet_20_Link">byte value</text:a>.</text:p>
      <text:p text:style-name="Preformatted_20_Text"><text:span text:style-name="Source_20_Text">build:</text:span></text:p>
      <text:p text:style-name="Preformatted_20_Text"><text:span text:style-name="Source_20_Text"><text:s text:c="2"/>context: .</text:span></text:p>
      <text:p text:style-name="P2"><text:span text:style-name="Source_20_Text"><text:s text:c="2"/>shm_size: '2gb'</text:span></text:p>
      <text:p text:style-name="Preformatted_20_Text"><text:span text:style-name="Source_20_Text">build:</text:span></text:p>
      <text:p text:style-name="Preformatted_20_Text"><text:span text:style-name="Source_20_Text"><text:s text:c="2"/>context: .</text:span></text:p>
      <text:p text:style-name="P2"><text:span text:style-name="Source_20_Text"><text:s text:c="2"/>shm_size: 10000000</text:span></text:p>
      <text:h text:style-name="Heading_20_4" text:outline-level="4"><text:bookmark text:name="target"/>target</text:h>
      <text:p text:style-name="Quotations">Added in <text:a xlink:type="simple" xlink:href="https://docs.docker.com/compose/compose-file/compose-versioning/#version-23" text:style-name="Internet_20_link" text:visited-style-name="Visited_20_Internet_20_Link">version 2.3</text:a> file format</text:p>
      <text:p text:style-name="Text_20_body">Build the specified stage as defined inside the <text:span text:style-name="Source_20_Text">Dockerfile</text:span>. See the <text:a xlink:type="simple" xlink:href="https://docs.docker.com/develop/develop-images/multistage-build/" text:style-name="Internet_20_link" text:visited-style-name="Visited_20_Internet_20_Link">multi-stage build docs</text:a> for details.</text:p>
      <text:p text:style-name="Preformatted_20_Text"><text:span text:style-name="Source_20_Text">build:</text:span></text:p>
      <text:p text:style-name="Preformatted_20_Text"><text:span text:style-name="Source_20_Text"><text:s text:c="2"/>context: .</text:span></text:p>
      <text:p text:style-name="P2"><text:span text:style-name="Source_20_Text"><text:s text:c="2"/>target: prod</text:span></text:p>
      <text:h text:style-name="Heading_20_3" text:outline-level="3"><text:bookmark text:name="cap_add-cap_drop"/>cap_add, cap_drop</text:h>
      <text:p text:style-name="Text_20_body">Add or drop container capabilities. See <text:span text:style-name="Source_20_Text">man 7 capabilities</text:span> for a full list.</text:p>
      <text:p text:style-name="Preformatted_20_Text"><text:span text:style-name="Source_20_Text">cap_add:</text:span></text:p>
      <text:p text:style-name="Preformatted_20_Text"><text:span text:style-name="Source_20_Text"><text:s text:c="2"/>- ALL</text:span></text:p>
      <text:p text:style-name="Preformatted_20_Text"/>
      <text:p text:style-name="Preformatted_20_Text"><text:span text:style-name="Source_20_Text">cap_drop:</text:span></text:p>
      <text:p text:style-name="Preformatted_20_Text"><text:span text:style-name="Source_20_Text"><text:s text:c="2"/>- NET_ADMIN</text:span></text:p>
      <text:p text:style-name="P2"><text:span text:style-name="Source_20_Text"><text:s text:c="2"/>- SYS_ADMIN</text:span></text:p>
      <text:h text:style-name="Heading_20_3" text:outline-level="3"><text:bookmark text:name="cgroup_parent"/><text:soft-page-break/>cgroup_parent</text:h>
      <text:p text:style-name="Text_20_body">Specify an optional parent cgroup for the container.</text:p>
      <text:p text:style-name="P2"><text:span text:style-name="Source_20_Text">cgroup_parent: m-executor-abcd</text:span></text:p>
      <text:h text:style-name="Heading_20_3" text:outline-level="3"><text:bookmark text:name="command"/>command</text:h>
      <text:p text:style-name="Text_20_body">Override the default command.</text:p>
      <text:p text:style-name="P2"><text:span text:style-name="Source_20_Text">command: bundle exec thin -p 3000</text:span></text:p>
      <text:p text:style-name="Text_20_body">The command can also be a list, in a manner similar to <text:a xlink:type="simple" xlink:href="https://docs.docker.com/engine/reference/builder/#cmd" text:style-name="Internet_20_link" text:visited-style-name="Visited_20_Internet_20_Link">dockerfile</text:a>:</text:p>
      <text:p text:style-name="P2"><text:span text:style-name="Source_20_Text">command: ["bundle", "exec", "thin", "-p", "3000"]</text:span></text:p>
      <text:h text:style-name="Heading_20_3" text:outline-level="3"><text:bookmark text:name="container_name"/>container_name</text:h>
      <text:p text:style-name="Text_20_body">Specify a custom container name, rather than a generated default name.</text:p>
      <text:p text:style-name="P2"><text:span text:style-name="Source_20_Text">container_name: my-web-container</text:span></text:p>
      <text:p text:style-name="Text_20_body">Because Docker container names must be unique, you cannot scale a service beyond 1 container if you have specified a custom name. Attempting to do so results in an error.</text:p>
      <text:h text:style-name="Heading_20_3" text:outline-level="3"><text:bookmark text:name="cpu_rt_runtime-cpu_rt_period"/>cpu_rt_runtime, cpu_rt_period</text:h>
      <text:p text:style-name="Quotations">Added in <text:a xlink:type="simple" xlink:href="https://docs.docker.com/compose/compose-file/compose-versioning/#version-22" text:style-name="Internet_20_link" text:visited-style-name="Visited_20_Internet_20_Link">version 2.2</text:a> file format</text:p>
      <text:p text:style-name="Text_20_body">Configure CPU allocation parameters using the Docker daemon realtime scheduler.</text:p>
      <text:p text:style-name="Preformatted_20_Text"><text:span text:style-name="Source_20_Text">cpu_rt_runtime: '400ms'</text:span></text:p>
      <text:p text:style-name="P2"><text:span text:style-name="Source_20_Text">cpu_rt_period: '1400us'</text:span></text:p>
      <text:p text:style-name="Text_20_body">Integer values will use microseconds as units:</text:p>
      <text:p text:style-name="Preformatted_20_Text"><text:span text:style-name="Source_20_Text">cpu_rt_runtime: 95000</text:span></text:p>
      <text:p text:style-name="P2"><text:span text:style-name="Source_20_Text">cpu_rt_period: 11000</text:span></text:p>
      <text:h text:style-name="Heading_20_3" text:outline-level="3"><text:bookmark text:name="device_cgroup_rules"/>device_cgroup_rules</text:h>
      <text:p text:style-name="Quotations">Added in <text:a xlink:type="simple" xlink:href="https://docs.docker.com/compose/compose-file/compose-versioning/#version-23" text:style-name="Internet_20_link" text:visited-style-name="Visited_20_Internet_20_Link">version 2.3</text:a> file format.</text:p>
      <text:p text:style-name="Text_20_body">Add rules to the cgroup allowed devices list.</text:p>
      <text:p text:style-name="Preformatted_20_Text"><text:span text:style-name="Source_20_Text">device_cgroup_rules:</text:span></text:p>
      <text:p text:style-name="Preformatted_20_Text"><text:span text:style-name="Source_20_Text"><text:s text:c="2"/>- 'c 1:3 mr'</text:span></text:p>
      <text:p text:style-name="P2"><text:span text:style-name="Source_20_Text"><text:s text:c="2"/>- 'a 7:* rmw'</text:span></text:p>
      <text:h text:style-name="Heading_20_3" text:outline-level="3"><text:bookmark text:name="devices"/>devices</text:h>
      <text:p text:style-name="Text_20_body">List of device mappings. Uses the same format as the <text:span text:style-name="Source_20_Text">--device</text:span> docker client create option.</text:p>
      <text:p text:style-name="Preformatted_20_Text"><text:span text:style-name="Source_20_Text">devices:</text:span></text:p>
      <text:p text:style-name="P2"><text:span text:style-name="Source_20_Text"><text:s text:c="2"/>- "/dev/ttyUSB0:/dev/ttyUSB0"</text:span></text:p>
      <text:h text:style-name="Heading_20_3" text:outline-level="3"><text:bookmark text:name="depends_on"/><text:soft-page-break/>depends_on</text:h>
      <text:p text:style-name="Quotations">Added in <text:a xlink:type="simple" xlink:href="https://docs.docker.com/compose/compose-file/compose-versioning/#version-2" text:style-name="Internet_20_link" text:visited-style-name="Visited_20_Internet_20_Link">version 2.0</text:a> file format.</text:p>
      <text:p text:style-name="Text_20_body">Express dependency between services. Service dependencies cause the following behaviors:</text:p>
      <text:list xml:id="list2180600398" text:style-name="L4">
        <text:list-item>
          <text:p text:style-name="P38"><text:span text:style-name="Source_20_Text">docker-compose up</text:span> starts services in dependency order. In the following example, <text:span text:style-name="Source_20_Text">db</text:span> and <text:span text:style-name="Source_20_Text">redis</text:span> are started before <text:span text:style-name="Source_20_Text">web</text:span>. </text:p>
        </text:list-item>
        <text:list-item>
          <text:p text:style-name="P38"><text:span text:style-name="Source_20_Text">docker-compose up SERVICE</text:span> automatically includes <text:span text:style-name="Source_20_Text">SERVICE</text:span>’s dependencies. In the example below, <text:span text:style-name="Source_20_Text">docker-compose up web</text:span> also creates and starts <text:span text:style-name="Source_20_Text">db</text:span> and <text:span text:style-name="Source_20_Text">redis</text:span>. </text:p>
        </text:list-item>
        <text:list-item>
          <text:p text:style-name="P10"><text:span text:style-name="Source_20_Text">docker-compose stop</text:span> stops services in dependency order. In the following example, <text:span text:style-name="Source_20_Text">web</text:span> is stopped before <text:span text:style-name="Source_20_Text">db</text:span> and <text:span text:style-name="Source_20_Text">redis</text:span>. </text:p>
        </text:list-item>
      </text:list>
      <text:p text:style-name="Text_20_body">Simple example:</text:p>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depends_on:</text:span></text:p>
      <text:p text:style-name="Preformatted_20_Text"><text:span text:style-name="Source_20_Text"><text:s text:c="6"/>- db</text:span></text:p>
      <text:p text:style-name="Preformatted_20_Text"><text:span text:style-name="Source_20_Text"><text:s text:c="6"/>- redis</text:span></text:p>
      <text:p text:style-name="Preformatted_20_Text"><text:span text:style-name="Source_20_Text"><text:s text:c="2"/>redis:</text:span></text:p>
      <text:p text:style-name="Preformatted_20_Text"><text:span text:style-name="Source_20_Text"><text:s text:c="4"/>image: redis</text:span></text:p>
      <text:p text:style-name="Preformatted_20_Text"><text:span text:style-name="Source_20_Text"><text:s text:c="2"/>db:</text:span></text:p>
      <text:p text:style-name="P2"><text:span text:style-name="Source_20_Text"><text:s text:c="4"/>image: postgres</text:span></text:p>
      <text:p text:style-name="Quotations"><text:span text:style-name="Strong_20_Emphasis">Note</text:span></text:p>
      <text:p text:style-name="Quotations"><text:span text:style-name="Source_20_Text">depends_on</text:span> does not wait for <text:span text:style-name="Source_20_Text">db</text:span> and <text:span text:style-name="Source_20_Text">redis</text:span> to be “ready” before starting <text:span text:style-name="Source_20_Text">web</text:span> - only until they have been started. If you need to wait for a service to be ready, see <text:a xlink:type="simple" xlink:href="https://docs.docker.com/compose/startup-order/" text:style-name="Internet_20_link" text:visited-style-name="Visited_20_Internet_20_Link">Controlling startup order</text:a> for more on this problem and strategies for solving it.</text:p>
      <text:p text:style-name="Quotations">Added in <text:a xlink:type="simple" xlink:href="https://docs.docker.com/compose/compose-file/compose-versioning/#version-21" text:style-name="Internet_20_link" text:visited-style-name="Visited_20_Internet_20_Link">version 2.1</text:a> file format.</text:p>
      <text:p text:style-name="Text_20_body">A healthcheck indicates that you want a dependency to wait for another container to be “healthy” (as indicated by a successful state from the healthcheck) before starting.</text:p>
      <text:p text:style-name="Text_20_body">Example:</text:p>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depends_on:</text:span></text:p>
      <text:p text:style-name="Preformatted_20_Text"><text:span text:style-name="Source_20_Text"><text:s text:c="6"/>db:</text:span></text:p>
      <text:p text:style-name="Preformatted_20_Text"><text:span text:style-name="Source_20_Text"><text:s text:c="8"/>condition: service_healthy</text:span></text:p>
      <text:p text:style-name="Preformatted_20_Text"><text:span text:style-name="Source_20_Text"><text:s text:c="6"/>redis:</text:span></text:p>
      <text:p text:style-name="Preformatted_20_Text"><text:span text:style-name="Source_20_Text"><text:s text:c="8"/>condition: service_started</text:span></text:p>
      <text:p text:style-name="Preformatted_20_Text"><text:span text:style-name="Source_20_Text"><text:s text:c="2"/>redis:</text:span></text:p>
      <text:p text:style-name="Preformatted_20_Text"><text:span text:style-name="Source_20_Text"><text:s text:c="4"/>image: redis</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healthcheck:</text:span></text:p>
      <text:p text:style-name="P2"><text:span text:style-name="Source_20_Text"><text:s text:c="6"/>test: "exit 0"</text:span></text:p>
      <text:p text:style-name="Text_20_body"><text:soft-page-break/>In the above example, Compose waits for the <text:span text:style-name="Source_20_Text">redis</text:span> service to be started (legacy behavior) and the <text:span text:style-name="Source_20_Text">db</text:span> service to be healthy before starting <text:span text:style-name="Source_20_Text">web</text:span>.</text:p>
      <text:p text:style-name="Text_20_body">See the <text:a xlink:type="simple" xlink:href="https://docs.docker.com/compose/compose-file/compose-file-v2/#healthcheck" text:style-name="Internet_20_link" text:visited-style-name="Visited_20_Internet_20_Link">healthcheck section</text:a> for complementary information.</text:p>
      <text:h text:style-name="Heading_20_3" text:outline-level="3"><text:bookmark text:name="dns"/>dns</text:h>
      <text:p text:style-name="Text_20_body">Custom DNS servers. Can be a single value or a list.</text:p>
      <text:p text:style-name="P2"><text:span text:style-name="Source_20_Text">dns: 8.8.8.8</text:span></text:p>
      <text:p text:style-name="Preformatted_20_Text"><text:span text:style-name="Source_20_Text">dns:</text:span></text:p>
      <text:p text:style-name="Preformatted_20_Text"><text:span text:style-name="Source_20_Text"><text:s text:c="2"/>- 8.8.8.8</text:span></text:p>
      <text:p text:style-name="P2"><text:span text:style-name="Source_20_Text"><text:s text:c="2"/>- 9.9.9.9</text:span></text:p>
      <text:h text:style-name="Heading_20_3" text:outline-level="3"><text:bookmark text:name="dns_opt"/>dns_opt</text:h>
      <text:p text:style-name="Text_20_body">List of custom DNS options to be added to the container’s <text:span text:style-name="Source_20_Text">resolv.conf</text:span> file.</text:p>
      <text:p text:style-name="Preformatted_20_Text"><text:span text:style-name="Source_20_Text">dns_opt:</text:span></text:p>
      <text:p text:style-name="Preformatted_20_Text"><text:span text:style-name="Source_20_Text"><text:s text:c="2"/>- use-vc</text:span></text:p>
      <text:p text:style-name="P2"><text:span text:style-name="Source_20_Text"><text:s text:c="2"/>- no-tld-query</text:span></text:p>
      <text:h text:style-name="Heading_20_3" text:outline-level="3"><text:bookmark text:name="dns_search"/>dns_search</text:h>
      <text:p text:style-name="Text_20_body">Custom DNS search domains. Can be a single value or a list.</text:p>
      <text:p text:style-name="P2"><text:span text:style-name="Source_20_Text">dns_search: example.com</text:span></text:p>
      <text:p text:style-name="Preformatted_20_Text"><text:span text:style-name="Source_20_Text">dns_search:</text:span></text:p>
      <text:p text:style-name="Preformatted_20_Text"><text:span text:style-name="Source_20_Text"><text:s text:c="2"/>- dc1.example.com</text:span></text:p>
      <text:p text:style-name="P2"><text:span text:style-name="Source_20_Text"><text:s text:c="2"/>- dc2.example.com</text:span></text:p>
      <text:h text:style-name="Heading_20_3" text:outline-level="3"><text:bookmark text:name="entrypoint"/>entrypoint</text:h>
      <text:p text:style-name="Text_20_body">Override the default entrypoint.</text:p>
      <text:p text:style-name="P2"><text:span text:style-name="Source_20_Text">entrypoint: /code/entrypoint.sh</text:span></text:p>
      <text:p text:style-name="Text_20_body">The entrypoint can also be a list, in a manner similar to <text:a xlink:type="simple" xlink:href="https://docs.docker.com/engine/reference/builder/#entrypoint" text:style-name="Internet_20_link" text:visited-style-name="Visited_20_Internet_20_Link">dockerfile</text:a>:</text:p>
      <text:p text:style-name="P2"><text:span text:style-name="Source_20_Text">entrypoint: ["php", "-d", "memory_limit=-1", "vendor/bin/phpunit"]</text:span></text:p>
      <text:p text:style-name="Quotations"><text:span text:style-name="Strong_20_Emphasis">Note</text:span></text:p>
      <text:p text:style-name="Quotations">Setting <text:span text:style-name="Source_20_Text">entrypoint</text:span> both overrides any default entrypoint set on the service’s image with the <text:span text:style-name="Source_20_Text">ENTRYPOINT</text:span> Dockerfile instruction, <text:span text:style-name="Emphasis">and</text:span> clears out any default command on the image - meaning that if there’s a <text:span text:style-name="Source_20_Text">CMD</text:span> instruction in the Dockerfile, it is ignored.</text:p>
      <text:h text:style-name="Heading_20_3" text:outline-level="3"><text:bookmark text:name="env_file"/>env_file</text:h>
      <text:p text:style-name="Text_20_body">Add environment variables from a file. Can be a single value or a list.</text:p>
      <text:p text:style-name="Text_20_body">If you have specified a Compose file with <text:span text:style-name="Source_20_Text">docker-compose -f FILE</text:span>, paths in <text:span text:style-name="Source_20_Text">env_file</text:span> are relative to the directory that file is in.</text:p>
      <text:p text:style-name="Text_20_body"><text:soft-page-break/>Environment variables declared in the <text:a xlink:type="simple" xlink:href="https://docs.docker.com/compose/compose-file/compose-file-v2/#environment" text:style-name="Internet_20_link" text:visited-style-name="Visited_20_Internet_20_Link">environment</text:a> section <text:span text:style-name="Emphasis">override</text:span> these values – this holds true even if those values are empty or undefined.</text:p>
      <text:p text:style-name="P2"><text:span text:style-name="Source_20_Text">env_file: .env</text:span></text:p>
      <text:p text:style-name="Preformatted_20_Text"><text:span text:style-name="Source_20_Text">env_file:</text:span></text:p>
      <text:p text:style-name="Preformatted_20_Text"><text:span text:style-name="Source_20_Text"><text:s text:c="2"/>- ./common.env</text:span></text:p>
      <text:p text:style-name="Preformatted_20_Text"><text:span text:style-name="Source_20_Text"><text:s text:c="2"/>- ./apps/web.env</text:span></text:p>
      <text:p text:style-name="P2"><text:span text:style-name="Source_20_Text"><text:s text:c="2"/>- /opt/runtime_opts.env</text:span></text:p>
      <text:p text:style-name="Text_20_body">Compose expects each line in an env file to be in <text:span text:style-name="Source_20_Text">VAR=VAL</text:span> format. Lines beginning with <text:span text:style-name="Source_20_Text">#</text:span> are treated as comments and are ignored. Blank lines are also ignored.</text:p>
      <text:p text:style-name="P2"><text:span text:style-name="Source_20_Text"><text:s/>Set Rails/Rack environment</text:span></text:p>
      <text:p text:style-name="Quotations"><text:span text:style-name="Strong_20_Emphasis">Note</text:span></text:p>
      <text:p text:style-name="Quotations">If your service specifies a <text:a xlink:type="simple" xlink:href="https://docs.docker.com/compose/compose-file/compose-file-v2/#build" text:style-name="Internet_20_link" text:visited-style-name="Visited_20_Internet_20_Link">build</text:a> option, variables defined in environment files are <text:span text:style-name="Emphasis">not</text:span> automatically visible during the build. Use the <text:a xlink:type="simple" xlink:href="https://docs.docker.com/compose/compose-file/compose-file-v2/#args" text:style-name="Internet_20_link" text:visited-style-name="Visited_20_Internet_20_Link">args</text:a> sub-option of <text:span text:style-name="Source_20_Text">build</text:span> to define build-time environment variables.</text:p>
      <text:p text:style-name="Text_20_body">The value of <text:span text:style-name="Source_20_Text">VAL</text:span> is used as is and not modified at all. For example if the value is surrounded by quotes (as is often the case of shell variables), the quotes are included in the value passed to Compose.</text:p>
      <text:p text:style-name="Text_20_body">Keep in mind that <text:span text:style-name="Emphasis">the order of files in the list is significant in determining the value assigned to a variable that shows up more than once</text:span>. The files in the list are processed from the top down. For the same variable specified in file <text:span text:style-name="Source_20_Text">a.env</text:span> and assigned a different value in file <text:span text:style-name="Source_20_Text">b.env</text:span>, if <text:span text:style-name="Source_20_Text">b.env</text:span> is listed below (after), then the value from <text:span text:style-name="Source_20_Text">b.env</text:span> stands. For example, given the following declaration in <text:span text:style-name="Source_20_Text">docker-compose.yml</text:span>:</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env_file:</text:span></text:p>
      <text:p text:style-name="Preformatted_20_Text"><text:span text:style-name="Source_20_Text"><text:s text:c="6"/>- a.env</text:span></text:p>
      <text:p text:style-name="P2"><text:span text:style-name="Source_20_Text"><text:s text:c="6"/>- b.env</text:span></text:p>
      <text:p text:style-name="Text_20_body">And the following files:</text:p>
      <text:p text:style-name="P2"><text:span text:style-name="Source_20_Text"><text:s/>a.env</text:span></text:p>
      <text:p text:style-name="Text_20_body">and</text:p>
      <text:p text:style-name="P2"><text:span text:style-name="Source_20_Text"><text:s/>b.env</text:span></text:p>
      <text:p text:style-name="Text_20_body"><text:span text:style-name="Source_20_Text">$VAR</text:span> is <text:span text:style-name="Source_20_Text">hello</text:span>.</text:p>
      <text:h text:style-name="Heading_20_3" text:outline-level="3"><text:bookmark text:name="environment"/>environment</text:h>
      <text:p text:style-name="Text_20_body">Add environment variables. You can use either an array or a dictionary. Any boolean values (true, false, yes, no) need to be enclosed in quotes to ensure they are not converted to True or False by the YML parser.</text:p>
      <text:p text:style-name="Text_20_body">Environment variables with only a key are resolved to their values on the machine Compose is running on, which can be helpful for secret or host-specific values.</text:p>
      <text:p text:style-name="Preformatted_20_Text"><text:soft-page-break/><text:span text:style-name="Source_20_Text">environment:</text:span></text:p>
      <text:p text:style-name="Preformatted_20_Text"><text:span text:style-name="Source_20_Text"><text:s text:c="2"/>RACK_ENV: development</text:span></text:p>
      <text:p text:style-name="Preformatted_20_Text"><text:span text:style-name="Source_20_Text"><text:s text:c="2"/>SHOW: 'true'</text:span></text:p>
      <text:p text:style-name="P2"><text:span text:style-name="Source_20_Text"><text:s text:c="2"/>SESSION_SECRET:</text:span></text:p>
      <text:p text:style-name="Preformatted_20_Text"><text:span text:style-name="Source_20_Text">environment:</text:span></text:p>
      <text:p text:style-name="Preformatted_20_Text"><text:span text:style-name="Source_20_Text"><text:s text:c="2"/>- RACK_ENV=development</text:span></text:p>
      <text:p text:style-name="Preformatted_20_Text"><text:span text:style-name="Source_20_Text"><text:s text:c="2"/>- SHOW=true</text:span></text:p>
      <text:p text:style-name="P2"><text:span text:style-name="Source_20_Text"><text:s text:c="2"/>- SESSION_SECRET</text:span></text:p>
      <text:p text:style-name="Quotations"><text:span text:style-name="Strong_20_Emphasis">Note</text:span></text:p>
      <text:p text:style-name="Quotations">If your service specifies a <text:a xlink:type="simple" xlink:href="https://docs.docker.com/compose/compose-file/compose-file-v2/#build" text:style-name="Internet_20_link" text:visited-style-name="Visited_20_Internet_20_Link">build</text:a> option, variables defined in <text:span text:style-name="Source_20_Text">environment</text:span> are <text:span text:style-name="Emphasis">not</text:span> automatically visible during the build. Use the <text:a xlink:type="simple" xlink:href="https://docs.docker.com/compose/compose-file/compose-file-v2/#args" text:style-name="Internet_20_link" text:visited-style-name="Visited_20_Internet_20_Link">args</text:a> sub-option of <text:span text:style-name="Source_20_Text">build</text:span> to define build-time environment variables.</text:p>
      <text:h text:style-name="Heading_20_3" text:outline-level="3"><text:bookmark text:name="expose"/>expose</text:h>
      <text:p text:style-name="Text_20_body">Expose ports without publishing them to the host machine - they’ll only be accessible to linked services. Only the internal port can be specified.</text:p>
      <text:p text:style-name="Preformatted_20_Text"><text:span text:style-name="Source_20_Text">expose:</text:span></text:p>
      <text:p text:style-name="Preformatted_20_Text"><text:span text:style-name="Source_20_Text"><text:s text:c="2"/>- "3000"</text:span></text:p>
      <text:p text:style-name="P2"><text:span text:style-name="Source_20_Text"><text:s text:c="2"/>- "8000"</text:span></text:p>
      <text:h text:style-name="Heading_20_3" text:outline-level="3"><text:bookmark text:name="extends"/>extends</text:h>
      <text:p text:style-name="Text_20_body">Extend another service, in the current file or another, optionally overriding configuration.</text:p>
      <text:p text:style-name="Text_20_body">You can use <text:span text:style-name="Source_20_Text">extends</text:span> on any service together with other configuration keys. The <text:span text:style-name="Source_20_Text">extends</text:span> value must be a dictionary defined with a required <text:span text:style-name="Source_20_Text">service</text:span> and an optional <text:span text:style-name="Source_20_Text">file</text:span> key.</text:p>
      <text:p text:style-name="Preformatted_20_Text"><text:span text:style-name="Source_20_Text">extends:</text:span></text:p>
      <text:p text:style-name="Preformatted_20_Text"><text:span text:style-name="Source_20_Text"><text:s text:c="2"/>file: common.yml</text:span></text:p>
      <text:p text:style-name="P2"><text:span text:style-name="Source_20_Text"><text:s text:c="2"/>service: webapp</text:span></text:p>
      <text:p text:style-name="Text_20_body">The <text:span text:style-name="Source_20_Text">service</text:span> is the name of the service being extended, for example <text:span text:style-name="Source_20_Text">web</text:span> or <text:span text:style-name="Source_20_Text">database</text:span>. The <text:span text:style-name="Source_20_Text">file</text:span> is the location of a Compose configuration file defining that service.</text:p>
      <text:p text:style-name="Text_20_body">If you omit the <text:span text:style-name="Source_20_Text">file</text:span> Compose looks for the service configuration in the current file. The <text:span text:style-name="Source_20_Text">file</text:span> value can be an absolute or relative path. If you specify a relative path, Compose treats it as relative to the location of the current file.</text:p>
      <text:p text:style-name="Text_20_body">You can extend a service that itself extends another. You can extend indefinitely. Compose does not support circular references and <text:span text:style-name="Source_20_Text">docker-compose</text:span> returns an error if it encounters one.</text:p>
      <text:p text:style-name="Text_20_body">For more on <text:span text:style-name="Source_20_Text">extends</text:span>, see the <text:a xlink:type="simple" xlink:href="https://docs.docker.com/compose/extends/#extending-services" text:style-name="Internet_20_link" text:visited-style-name="Visited_20_Internet_20_Link">the extends documentation</text:a>.</text:p>
      <text:h text:style-name="Heading_20_3" text:outline-level="3"><text:bookmark text:name="external_links"/>external_links</text:h>
      <text:p text:style-name="Text_20_body">Link to containers started outside this <text:span text:style-name="Source_20_Text">docker-compose.yml</text:span> or even outside of Compose, especially for containers that provide shared or common services. <text:span text:style-name="Source_20_Text">external_links</text:span> follow semantics similar to the legacy option <text:span text:style-name="Source_20_Text">links</text:span> when specifying both the container name and the link alias (<text:span text:style-name="Source_20_Text">CONTAINER:ALIAS</text:span>).</text:p>
      <text:p text:style-name="Preformatted_20_Text"><text:soft-page-break/><text:span text:style-name="Source_20_Text">external_links:</text:span></text:p>
      <text:p text:style-name="Preformatted_20_Text"><text:span text:style-name="Source_20_Text"><text:s text:c="2"/>- redis_1</text:span></text:p>
      <text:p text:style-name="Preformatted_20_Text"><text:span text:style-name="Source_20_Text"><text:s text:c="2"/>- project_db_1:mysql</text:span></text:p>
      <text:p text:style-name="P2"><text:span text:style-name="Source_20_Text"><text:s text:c="2"/>- project_db_1:postgresql</text:span></text:p>
      <text:p text:style-name="Quotations"><text:span text:style-name="Strong_20_Emphasis">Note</text:span></text:p>
      <text:p text:style-name="Quotations">If you’re using the <text:a xlink:type="simple" xlink:href="https://docs.docker.com/compose/compose-file/compose-versioning/#version-2" text:style-name="Internet_20_link" text:visited-style-name="Visited_20_Internet_20_Link">version 2 or above file format</text:a>, the externally-created containers must be connected to at least one of the same networks as the service that is linking to them. <text:a xlink:type="simple" xlink:href="https://docs.docker.com/compose/compose-file/compose-file-v2/#links" text:style-name="Internet_20_link" text:visited-style-name="Visited_20_Internet_20_Link">Links</text:a> are a legacy option. We recommend using <text:a xlink:type="simple" xlink:href="https://docs.docker.com/compose/compose-file/compose-file-v2/#networks" text:style-name="Internet_20_link" text:visited-style-name="Visited_20_Internet_20_Link">networks</text:a> instead.</text:p>
      <text:h text:style-name="Heading_20_3" text:outline-level="3"><text:bookmark text:name="extra_hosts-1"/>extra_hosts</text:h>
      <text:p text:style-name="Text_20_body">Add hostname mappings. Use the same values as the docker client <text:span text:style-name="Source_20_Text">--add-host</text:span> parameter.</text:p>
      <text:p text:style-name="Preformatted_20_Text"><text:span text:style-name="Source_20_Text">extra_hosts:</text:span></text:p>
      <text:p text:style-name="Preformatted_20_Text"><text:span text:style-name="Source_20_Text"><text:s text:c="2"/>- "somehost:162.242.195.82"</text:span></text:p>
      <text:p text:style-name="P2"><text:span text:style-name="Source_20_Text"><text:s text:c="2"/>- "otherhost:50.31.209.229"</text:span></text:p>
      <text:p text:style-name="Text_20_body">An entry with the ip address and hostname is created in <text:span text:style-name="Source_20_Text">/etc/hosts</text:span> inside containers for this service, e.g:</text:p>
      <text:h text:style-name="Heading_20_3" text:outline-level="3"><text:bookmark text:name="group_add"/>group_add</text:h>
      <text:p text:style-name="Text_20_body">Specify additional groups (by name or number) which the user inside the container should be a member of. Groups must exist in both the container and the host system to be added. An example of where this is useful is when multiple containers (running as different users) need to all read or write the same file on the host system. That file can be owned by a group shared by all the containers, and specified in <text:span text:style-name="Source_20_Text">group_add</text:span>. See the <text:a xlink:type="simple" xlink:href="https://docs.docker.com/engine/reference/run/#additional-groups" text:style-name="Internet_20_link" text:visited-style-name="Visited_20_Internet_20_Link">Docker documentation</text:a> for more details.</text:p>
      <text:p text:style-name="Text_20_body">A full example:</text:p>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myservice:</text:span></text:p>
      <text:p text:style-name="Preformatted_20_Text"><text:span text:style-name="Source_20_Text"><text:s text:c="4"/>image: alpine</text:span></text:p>
      <text:p text:style-name="Preformatted_20_Text"><text:span text:style-name="Source_20_Text"><text:s text:c="4"/>group_add:</text:span></text:p>
      <text:p text:style-name="P2"><text:span text:style-name="Source_20_Text"><text:s text:c="6"/>- mail</text:span></text:p>
      <text:p text:style-name="Text_20_body">Running <text:span text:style-name="Source_20_Text">id</text:span> inside the created container shows that the user belongs to the <text:span text:style-name="Source_20_Text">mail</text:span> group, which would not have been the case if <text:span text:style-name="Source_20_Text">group_add</text:span> were not used.</text:p>
      <text:h text:style-name="Heading_20_3" text:outline-level="3"><text:bookmark text:name="healthcheck"/>healthcheck</text:h>
      <text:p text:style-name="Quotations">Added in <text:a xlink:type="simple" xlink:href="https://docs.docker.com/compose/compose-file/compose-versioning/#version-21" text:style-name="Internet_20_link" text:visited-style-name="Visited_20_Internet_20_Link">version 2.1</text:a> file format.</text:p>
      <text:p text:style-name="Text_20_body">Configure a check that’s run to determine whether or not containers for this service are “healthy”. See the docs for the <text:a xlink:type="simple" xlink:href="https://docs.docker.com/engine/reference/builder/#healthcheck" text:style-name="Internet_20_link" text:visited-style-name="Visited_20_Internet_20_Link">HEALTHCHECK Dockerfile instruction</text:a> for details on how healthchecks work.</text:p>
      <text:p text:style-name="Preformatted_20_Text"><text:span text:style-name="Source_20_Text">healthcheck:</text:span></text:p>
      <text:p text:style-name="Preformatted_20_Text"><text:span text:style-name="Source_20_Text"><text:s text:c="2"/>test: ["CMD", "curl", "-f", "http://localhost"]</text:span></text:p>
      <text:p text:style-name="Preformatted_20_Text"><text:span text:style-name="Source_20_Text"><text:s text:c="2"/>interval: 1m30s</text:span></text:p>
      <text:p text:style-name="Preformatted_20_Text"><text:span text:style-name="Source_20_Text"><text:s text:c="2"/>timeout: 10s</text:span></text:p>
      <text:p text:style-name="Preformatted_20_Text"><text:span text:style-name="Source_20_Text"><text:s text:c="2"/>retries: 3</text:span></text:p>
      <text:p text:style-name="P2"><text:span text:style-name="Source_20_Text"><text:s text:c="2"/>start_period: 40s</text:span></text:p>
      <text:p text:style-name="Text_20_body"><text:soft-page-break/><text:span text:style-name="Source_20_Text">interval</text:span>, <text:span text:style-name="Source_20_Text">timeout</text:span> and <text:span text:style-name="Source_20_Text">start_period</text:span> are specified as <text:a xlink:type="simple" xlink:href="https://docs.docker.com/compose/compose-file/compose-file-v2/#specifying-durations" text:style-name="Internet_20_link" text:visited-style-name="Visited_20_Internet_20_Link">durations</text:a>.</text:p>
      <text:p text:style-name="Quotations">Added in <text:a xlink:type="simple" xlink:href="https://docs.docker.com/compose/compose-file/compose-versioning/#version-23" text:style-name="Internet_20_link" text:visited-style-name="Visited_20_Internet_20_Link">version 2.3</text:a> file format.</text:p>
      <text:p text:style-name="Quotations">The <text:span text:style-name="Source_20_Text">start_period</text:span> option was added in file format 2.3.</text:p>
      <text:p text:style-name="Text_20_body"><text:span text:style-name="Source_20_Text">test</text:span> must be either a string or a list. If it’s a list, the first item must be either <text:span text:style-name="Source_20_Text">NONE</text:span>, <text:span text:style-name="Source_20_Text">CMD</text:span> or <text:span text:style-name="Source_20_Text">CMD-SHELL</text:span>. If it’s a string, it’s equivalent to specifying <text:span text:style-name="Source_20_Text">CMD-SHELL</text:span> followed by that string.</text:p>
      <text:p text:style-name="Preformatted_20_Text"><text:span text:style-name="Source_20_Text"># Hit the local web app</text:span></text:p>
      <text:p text:style-name="P2"><text:span text:style-name="Source_20_Text">test: ["CMD", "curl", "-f", "http://localhost"]</text:span></text:p>
      <text:p text:style-name="Text_20_body">As above, but wrapped in <text:span text:style-name="Source_20_Text">/bin/sh</text:span>. Both forms below are equivalent.</text:p>
      <text:p text:style-name="P2"><text:span text:style-name="Source_20_Text">test: ["CMD-SHELL", "curl -f http://localhost || exit 1"]</text:span></text:p>
      <text:p text:style-name="P2"><text:span text:style-name="Source_20_Text">test: curl -f https://localhost || exit 1</text:span></text:p>
      <text:p text:style-name="Text_20_body">To disable any default healthcheck set by the image, you can use <text:span text:style-name="Source_20_Text">disable: true</text:span>. This is equivalent to specifying <text:span text:style-name="Source_20_Text">test: ["NONE"]</text:span>.</text:p>
      <text:p text:style-name="Preformatted_20_Text"><text:span text:style-name="Source_20_Text">healthcheck:</text:span></text:p>
      <text:p text:style-name="P2"><text:span text:style-name="Source_20_Text"><text:s text:c="2"/>disable: true</text:span></text:p>
      <text:h text:style-name="Heading_20_3" text:outline-level="3"><text:bookmark text:name="image"/>image</text:h>
      <text:p text:style-name="Text_20_body">Specify the image to start the container from. Can either be a repository/tag or a partial image ID.</text:p>
      <text:p text:style-name="P2"><text:span text:style-name="Source_20_Text">image: redis</text:span></text:p>
      <text:p text:style-name="P2"><text:span text:style-name="Source_20_Text">image: ubuntu:18.04</text:span></text:p>
      <text:p text:style-name="P2"><text:span text:style-name="Source_20_Text">image: tutum/influxdb</text:span></text:p>
      <text:p text:style-name="P2"><text:span text:style-name="Source_20_Text">image: example-registry.com:4000/postgresql</text:span></text:p>
      <text:p text:style-name="P2"><text:span text:style-name="Source_20_Text">image: a4bc65fd</text:span></text:p>
      <text:p text:style-name="Text_20_body">If the image does not exist, Compose attempts to pull it, unless you have also specified <text:a xlink:type="simple" xlink:href="https://docs.docker.com/compose/compose-file/compose-file-v2/#build" text:style-name="Internet_20_link" text:visited-style-name="Visited_20_Internet_20_Link">build</text:a>, in which case it builds it using the specified options and tags it with the specified tag.</text:p>
      <text:h text:style-name="Heading_20_3" text:outline-level="3"><text:bookmark text:name="init"/>init</text:h>
      <text:p text:style-name="Quotations">Added in <text:a xlink:type="simple" xlink:href="https://docs.docker.com/compose/compose-file/compose-versioning/#version-22" text:style-name="Internet_20_link" text:visited-style-name="Visited_20_Internet_20_Link">version 2.2</text:a> file format.</text:p>
      <text:p text:style-name="Text_20_body">Run an init inside the container that forwards signals and reaps processes. Set this option to <text:span text:style-name="Source_20_Text">true</text:span> to enable this feature for the service.</text:p>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alpine:latest</text:span></text:p>
      <text:p text:style-name="P2"><text:span text:style-name="Source_20_Text"><text:s text:c="4"/>init: true</text:span></text:p>
      <text:p text:style-name="Quotations"><text:soft-page-break/>The default init binary that is used is <text:a xlink:type="simple" xlink:href="https://github.com/krallin/tini" text:style-name="Internet_20_link" text:visited-style-name="Visited_20_Internet_20_Link">Tini</text:a>, and is installed in <text:span text:style-name="Source_20_Text">/usr/libexec/docker-init</text:span> on the daemon host. You can configure the daemon to use a custom init binary through the <text:a xlink:type="simple" xlink:href="https://docs.docker.com/engine/reference/commandline/dockerd/#daemon-configuration-file" text:style-name="Internet_20_link" text:visited-style-name="Visited_20_Internet_20_Link"><text:span text:style-name="Source_20_Text">init-path</text:span></text:a><text:a xlink:type="simple" xlink:href="https://docs.docker.com/engine/reference/commandline/dockerd/#daemon-configuration-file" text:style-name="Internet_20_link" text:visited-style-name="Visited_20_Internet_20_Link"> configuration option</text:a>.</text:p>
      <text:h text:style-name="Heading_20_3" text:outline-level="3"><text:bookmark text:name="isolation-1"/>isolation</text:h>
      <text:p text:style-name="Quotations">Added in <text:a xlink:type="simple" xlink:href="https://docs.docker.com/compose/compose-file/compose-versioning/#version-21" text:style-name="Internet_20_link" text:visited-style-name="Visited_20_Internet_20_Link">version 2.1</text:a> file format.</text:p>
      <text:p text:style-name="Text_20_body">Specify a container’s isolation technology. On Linux, the only supported value is <text:span text:style-name="Source_20_Text">default</text:span>. On Windows, acceptable values are <text:span text:style-name="Source_20_Text">default</text:span>, <text:span text:style-name="Source_20_Text">process</text:span> and <text:span text:style-name="Source_20_Text">hyperv</text:span>. Refer to the <text:a xlink:type="simple" xlink:href="https://docs.docker.com/engine/reference/commandline/run/#specify-isolation-technology-for-container---isolation" text:style-name="Internet_20_link" text:visited-style-name="Visited_20_Internet_20_Link">Docker Engine docs</text:a> for details.</text:p>
      <text:h text:style-name="Heading_20_3" text:outline-level="3"><text:bookmark text:name="labels-1"/>labels</text:h>
      <text:p text:style-name="Text_20_body">Add metadata to containers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labels:</text:span></text:p>
      <text:p text:style-name="Preformatted_20_Text"><text:span text:style-name="Source_20_Text"><text:s text:c="2"/>com.example.description: "Accounting webapp"</text:span></text:p>
      <text:p text:style-name="Preformatted_20_Text"><text:span text:style-name="Source_20_Text"><text:s text:c="2"/>com.example.department: "Finance"</text:span></text:p>
      <text:p text:style-name="P2"><text:span text:style-name="Source_20_Text"><text:s text:c="2"/>com.example.label-with-empty-value: ""</text:span></text:p>
      <text:p text:style-name="Preformatted_20_Text"><text:span text:style-name="Source_20_Text">labels:</text:span></text:p>
      <text:p text:style-name="Preformatted_20_Text"><text:span text:style-name="Source_20_Text"><text:s text:c="2"/>- "com.example.description=Accounting webapp"</text:span></text:p>
      <text:p text:style-name="Preformatted_20_Text"><text:span text:style-name="Source_20_Text"><text:s text:c="2"/>- "com.example.department=Finance"</text:span></text:p>
      <text:p text:style-name="P2"><text:span text:style-name="Source_20_Text"><text:s text:c="2"/>- "com.example.label-with-empty-value"</text:span></text:p>
      <text:h text:style-name="Heading_20_3" text:outline-level="3"><text:bookmark text:name="links"/>links</text:h>
      <text:p text:style-name="Text_20_body">Link to containers in another service. Either specify both the service name and a link alias (<text:span text:style-name="Source_20_Text">"SERVICE:ALIAS"</text:span>), or just the service name.</text:p>
      <text:p text:style-name="Quotations">Links are a legacy option. We recommend using <text:a xlink:type="simple" xlink:href="https://docs.docker.com/compose/compose-file/compose-file-v2/#networks" text:style-name="Internet_20_link" text:visited-style-name="Visited_20_Internet_20_Link">networks</text:a> instead.</text:p>
      <text:p text:style-name="Preformatted_20_Text"><text:span text:style-name="Source_20_Text">web:</text:span></text:p>
      <text:p text:style-name="Preformatted_20_Text"><text:span text:style-name="Source_20_Text"><text:s text:c="2"/>links:</text:span></text:p>
      <text:p text:style-name="Preformatted_20_Text"><text:span text:style-name="Source_20_Text"><text:s text:c="4"/>- "db"</text:span></text:p>
      <text:p text:style-name="Preformatted_20_Text"><text:span text:style-name="Source_20_Text"><text:s text:c="4"/>- "db:database"</text:span></text:p>
      <text:p text:style-name="P2"><text:span text:style-name="Source_20_Text"><text:s text:c="4"/>- "redis"</text:span></text:p>
      <text:p text:style-name="Text_20_body">Containers for the linked service are reachable at a hostname identical to the alias, or the service name if no alias was specified.</text:p>
      <text:p text:style-name="Text_20_body">Links are not required to enable services to communicate - by default, any service can reach any other service at that service’s name. (See also, the <text:a xlink:type="simple" xlink:href="https://docs.docker.com/compose/networking/#links" text:style-name="Internet_20_link" text:visited-style-name="Visited_20_Internet_20_Link">Links topic in Networking in Compose</text:a>.)</text:p>
      <text:p text:style-name="Text_20_body">Links also express dependency between services in the same way as <text:a xlink:type="simple" xlink:href="https://docs.docker.com/compose/compose-file/compose-file-v2/#depends_on" text:style-name="Internet_20_link" text:visited-style-name="Visited_20_Internet_20_Link">depends_on</text:a>, so they determine the order of service startup.</text:p>
      <text:p text:style-name="Quotations"><text:span text:style-name="Strong_20_Emphasis">Note</text:span></text:p>
      <text:p text:style-name="Quotations">If you define both links and <text:a xlink:type="simple" xlink:href="https://docs.docker.com/compose/compose-file/compose-file-v2/#networks" text:style-name="Internet_20_link" text:visited-style-name="Visited_20_Internet_20_Link">networks</text:a>, services with links between them must share at least one network in common to communicate. We recommend using networks instead.</text:p>
      <text:h text:style-name="Heading_20_3" text:outline-level="3"><text:bookmark text:name="logging"/><text:soft-page-break/>logging</text:h>
      <text:p text:style-name="Text_20_body">Logging configuration for the service.</text:p>
      <text:p text:style-name="Preformatted_20_Text"><text:span text:style-name="Source_20_Text">logging:</text:span></text:p>
      <text:p text:style-name="Preformatted_20_Text"><text:span text:style-name="Source_20_Text"><text:s text:c="2"/>driver: syslog</text:span></text:p>
      <text:p text:style-name="Preformatted_20_Text"><text:span text:style-name="Source_20_Text"><text:s text:c="2"/>options:</text:span></text:p>
      <text:p text:style-name="P2"><text:span text:style-name="Source_20_Text"><text:s text:c="4"/>syslog-address: "tcp://192.168.0.42:123"</text:span></text:p>
      <text:p text:style-name="Text_20_body">The <text:span text:style-name="Source_20_Text">driver</text:span> name specifies a logging driver for the service’s containers, as with the <text:span text:style-name="Source_20_Text">--log-driver</text:span> option for docker run (<text:a xlink:type="simple" xlink:href="https://docs.docker.com/config/containers/logging/configure/" text:style-name="Internet_20_link" text:visited-style-name="Visited_20_Internet_20_Link">documented here</text:a>).</text:p>
      <text:p text:style-name="Text_20_body">The default value is json-file.</text:p>
      <text:p text:style-name="P2"><text:span text:style-name="Source_20_Text">driver: "json-file"</text:span></text:p>
      <text:p text:style-name="P2"><text:span text:style-name="Source_20_Text">driver: "syslog"</text:span></text:p>
      <text:p text:style-name="P2"><text:span text:style-name="Source_20_Text">driver: "none"</text:span></text:p>
      <text:p text:style-name="Quotations"><text:span text:style-name="Strong_20_Emphasis">Note</text:span></text:p>
      <text:p text:style-name="Quotations">Only the <text:span text:style-name="Source_20_Text">json-file</text:span> and <text:span text:style-name="Source_20_Text">journald</text:span> drivers make the logs available directly from <text:span text:style-name="Source_20_Text">docker-compose up</text:span> and <text:span text:style-name="Source_20_Text">docker-compose logs</text:span>. Using any other driver does not print any logs.</text:p>
      <text:p text:style-name="Text_20_body">Specify logging options for the logging driver with the <text:span text:style-name="Source_20_Text">options</text:span> key, as with the <text:span text:style-name="Source_20_Text">--log-opt</text:span> option for <text:span text:style-name="Source_20_Text">docker run</text:span>.</text:p>
      <text:p text:style-name="Text_20_body">Logging options are key-value pairs. An example of <text:span text:style-name="Source_20_Text">syslog</text:span> options:</text:p>
      <text:p text:style-name="Preformatted_20_Text"><text:span text:style-name="Source_20_Text">driver: "syslog"</text:span></text:p>
      <text:p text:style-name="Preformatted_20_Text"><text:span text:style-name="Source_20_Text">options:</text:span></text:p>
      <text:p text:style-name="P2"><text:span text:style-name="Source_20_Text"><text:s text:c="2"/>syslog-address: "tcp://192.168.0.42:123"</text:span></text:p>
      <text:h text:style-name="Heading_20_3" text:outline-level="3"><text:bookmark text:name="network_mode"/>network_mode</text:h>
      <text:p text:style-name="Quotations">Changed in <text:a xlink:type="simple" xlink:href="https://docs.docker.com/compose/compose-file/compose-versioning/#version-2" text:style-name="Internet_20_link" text:visited-style-name="Visited_20_Internet_20_Link">version 2</text:a> file format.</text:p>
      <text:p text:style-name="Text_20_body">Network mode. Use the same values as the docker client <text:span text:style-name="Source_20_Text">--network</text:span> parameter, plus the special form <text:span text:style-name="Source_20_Text">service:[service name]</text:span>.</text:p>
      <text:p text:style-name="P2"><text:span text:style-name="Source_20_Text">network_mode: "bridge"</text:span></text:p>
      <text:p text:style-name="P2"><text:span text:style-name="Source_20_Text">network_mode: "host"</text:span></text:p>
      <text:p text:style-name="P2"><text:span text:style-name="Source_20_Text">network_mode: "none"</text:span></text:p>
      <text:p text:style-name="P2"><text:span text:style-name="Source_20_Text">network_mode: "service:[service name]"</text:span></text:p>
      <text:p text:style-name="P2"><text:span text:style-name="Source_20_Text">network_mode: "container:[container name/id]"</text:span></text:p>
      <text:h text:style-name="Heading_20_3" text:outline-level="3"><text:bookmark text:name="networks"/>networks</text:h>
      <text:p text:style-name="Quotations">Changed in <text:a xlink:type="simple" xlink:href="https://docs.docker.com/compose/compose-file/compose-versioning/#version-2" text:style-name="Internet_20_link" text:visited-style-name="Visited_20_Internet_20_Link">version 2</text:a> file format.</text:p>
      <text:p text:style-name="Text_20_body"><text:soft-page-break/>Networks to join, referencing entries under the <text:a xlink:type="simple" xlink:href="https://docs.docker.com/compose/compose-file/compose-file-v2/#network-configuration-reference" text:style-name="Internet_20_link" text:visited-style-name="Visited_20_Internet_20_Link">top-level </text:a><text:a xlink:type="simple" xlink:href="https://docs.docker.com/compose/compose-file/compose-file-v2/#network-configuration-reference" text:style-name="Internet_20_link" text:visited-style-name="Visited_20_Internet_20_Link"><text:span text:style-name="Source_20_Text">networks</text:span></text:a><text:a xlink:type="simple" xlink:href="https://docs.docker.com/compose/compose-file/compose-file-v2/#network-configuration-reference" text:style-name="Internet_20_link" text:visited-style-name="Visited_20_Internet_20_Link"> key</text:a>.</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networks:</text:span></text:p>
      <text:p text:style-name="Preformatted_20_Text"><text:span text:style-name="Source_20_Text"><text:s text:c="5"/>- some-network</text:span></text:p>
      <text:p text:style-name="P2"><text:span text:style-name="Source_20_Text"><text:s text:c="5"/>- other-network</text:span></text:p>
      <text:h text:style-name="Heading_20_4" text:outline-level="4"><text:bookmark text:name="aliases"/>aliases</text:h>
      <text:p text:style-name="Text_20_body">Aliases (alternative hostnames) for this service on the network. Other containers on the same network can use either the service name or this alias to connect to one of the service’s containers.</text:p>
      <text:p text:style-name="Text_20_body">Since <text:span text:style-name="Source_20_Text">aliases</text:span> is network-scoped, the same service can have different aliases on different networks.</text:p>
      <text:p text:style-name="Quotations"><text:span text:style-name="Strong_20_Emphasis">Note</text:span></text:p>
      <text:p text:style-name="Quotations">A network-wide alias can be shared by multiple containers, and even by multiple services. If it is, then exactly which container the name resolves to is not guaranteed.</text:p>
      <text:p text:style-name="Text_20_body">The general format is shown here.</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networks:</text:span></text:p>
      <text:p text:style-name="Preformatted_20_Text"><text:span text:style-name="Source_20_Text"><text:s text:c="6"/>some-network:</text:span></text:p>
      <text:p text:style-name="Preformatted_20_Text"><text:span text:style-name="Source_20_Text"><text:s text:c="8"/>aliases:</text:span></text:p>
      <text:p text:style-name="Preformatted_20_Text"><text:span text:style-name="Source_20_Text"><text:s text:c="10"/>- alias1</text:span></text:p>
      <text:p text:style-name="Preformatted_20_Text"><text:span text:style-name="Source_20_Text"><text:s text:c="10"/>- alias3</text:span></text:p>
      <text:p text:style-name="Preformatted_20_Text"><text:span text:style-name="Source_20_Text"><text:s text:c="6"/>other-network:</text:span></text:p>
      <text:p text:style-name="Preformatted_20_Text"><text:span text:style-name="Source_20_Text"><text:s text:c="8"/>aliases:</text:span></text:p>
      <text:p text:style-name="P2"><text:span text:style-name="Source_20_Text"><text:s text:c="10"/>- alias2</text:span></text:p>
      <text:p text:style-name="Text_20_body">In the example below, three services are provided (<text:span text:style-name="Source_20_Text">web</text:span>, <text:span text:style-name="Source_20_Text">worker</text:span>, and <text:span text:style-name="Source_20_Text">db</text:span>), along with two networks (<text:span text:style-name="Source_20_Text">new</text:span> and <text:span text:style-name="Source_20_Text">legacy</text:span>). The <text:span text:style-name="Source_20_Text">db</text:span> service is reachable at the hostname <text:span text:style-name="Source_20_Text">db</text:span> or <text:span text:style-name="Source_20_Text">database</text:span> on the <text:span text:style-name="Source_20_Text">new</text:span> network, and at <text:span text:style-name="Source_20_Text">db</text:span> or <text:span text:style-name="Source_20_Text">mysql</text:span> on the <text:span text:style-name="Source_20_Text">legacy</text:span> network.</text:p>
      <text:p text:style-name="Preformatted_20_Text"><text:span text:style-name="Source_20_Text">version: "2.4"</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nginx:alpine"</text:span></text:p>
      <text:p text:style-name="Preformatted_20_Text"><text:span text:style-name="Source_20_Text"><text:s text:c="4"/>networks:</text:span></text:p>
      <text:p text:style-name="Preformatted_20_Text"><text:span text:style-name="Source_20_Text"><text:s text:c="6"/>- new</text:span></text:p>
      <text:p text:style-name="Preformatted_20_Text"/>
      <text:p text:style-name="Preformatted_20_Text"><text:span text:style-name="Source_20_Text"><text:s text:c="2"/>worker:</text:span></text:p>
      <text:p text:style-name="Preformatted_20_Text"><text:span text:style-name="Source_20_Text"><text:s text:c="4"/>image: "my-worker-image:latest"</text:span></text:p>
      <text:p text:style-name="Preformatted_20_Text"><text:span text:style-name="Source_20_Text"><text:s text:c="4"/>networks:</text:span></text:p>
      <text:p text:style-name="Preformatted_20_Text"><text:span text:style-name="Source_20_Text"><text:s text:c="6"/>- legacy</text:span></text:p>
      <text:p text:style-name="Preformatted_20_Text"/>
      <text:p text:style-name="Preformatted_20_Text"><text:span text:style-name="Source_20_Text"><text:s text:c="2"/>db:</text:span></text:p>
      <text:p text:style-name="Preformatted_20_Text"><text:span text:style-name="Source_20_Text"><text:s text:c="4"/>image: mysql</text:span></text:p>
      <text:p text:style-name="Preformatted_20_Text"><text:span text:style-name="Source_20_Text"><text:s text:c="4"/>networks:</text:span></text:p>
      <text:p text:style-name="Preformatted_20_Text"><text:span text:style-name="Source_20_Text"><text:s text:c="6"/>new:</text:span></text:p>
      <text:p text:style-name="Preformatted_20_Text"><text:span text:style-name="Source_20_Text"><text:s text:c="8"/>aliases:</text:span></text:p>
      <text:p text:style-name="Preformatted_20_Text"><text:span text:style-name="Source_20_Text"><text:s text:c="10"/>- database</text:span></text:p>
      <text:p text:style-name="Preformatted_20_Text"><text:span text:style-name="Source_20_Text"><text:s text:c="6"/>legacy:</text:span></text:p>
      <text:p text:style-name="Preformatted_20_Text"><text:span text:style-name="Source_20_Text"><text:s text:c="8"/>aliases:</text:span></text:p>
      <text:p text:style-name="Preformatted_20_Text"><text:span text:style-name="Source_20_Text"><text:s text:c="10"/>- mysql</text:span></text:p>
      <text:p text:style-name="Preformatted_20_Text"><text:soft-page-break/></text:p>
      <text:p text:style-name="Preformatted_20_Text"><text:span text:style-name="Source_20_Text">networks:</text:span></text:p>
      <text:p text:style-name="Preformatted_20_Text"><text:span text:style-name="Source_20_Text"><text:s text:c="2"/>new:</text:span></text:p>
      <text:p text:style-name="P2"><text:span text:style-name="Source_20_Text"><text:s text:c="2"/>legacy:</text:span></text:p>
      <text:h text:style-name="Heading_20_4" text:outline-level="4"><text:bookmark text:name="ipv4_address-ipv6_address"/>ipv4_address, ipv6_address</text:h>
      <text:p text:style-name="Text_20_body">Specify a static IP address for containers for this service when joining the network.</text:p>
      <text:p text:style-name="Text_20_body">The corresponding network configuration in the <text:a xlink:type="simple" xlink:href="https://docs.docker.com/compose/compose-file/compose-file-v2/#network-configuration-reference" text:style-name="Internet_20_link" text:visited-style-name="Visited_20_Internet_20_Link">top-level networks section</text:a> must have an <text:span text:style-name="Source_20_Text">ipam</text:span> block with subnet and gateway configurations covering each static address.</text:p>
      <text:p text:style-name="Quotations">If IPv6 addressing is desired, the <text:a xlink:type="simple" xlink:href="https://docs.docker.com/compose/compose-file/compose-file-v2/#enable_ipv6" text:style-name="Internet_20_link" text:visited-style-name="Visited_20_Internet_20_Link"><text:span text:style-name="Source_20_Text">enable_ipv6</text:span></text:a> option must be set.</text:p>
      <text:p text:style-name="Text_20_body">An example:</text:p>
      <text:p text:style-name="Preformatted_20_Text"><text:span text:style-name="Source_20_Text">version: "2.4"</text:span></text:p>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busybox</text:span></text:p>
      <text:p text:style-name="Preformatted_20_Text"><text:span text:style-name="Source_20_Text"><text:s text:c="4"/>command: ifconfig</text:span></text:p>
      <text:p text:style-name="Preformatted_20_Text"><text:span text:style-name="Source_20_Text"><text:s text:c="4"/>networks:</text:span></text:p>
      <text:p text:style-name="Preformatted_20_Text"><text:span text:style-name="Source_20_Text"><text:s text:c="6"/>app_net:</text:span></text:p>
      <text:p text:style-name="Preformatted_20_Text"><text:span text:style-name="Source_20_Text"><text:s text:c="8"/>ipv4_address: 172.16.238.10</text:span></text:p>
      <text:p text:style-name="Preformatted_20_Text"><text:span text:style-name="Source_20_Text"><text:s text:c="8"/>ipv6_address: 2001:3984:3989::10</text:span></text:p>
      <text:p text:style-name="Preformatted_20_Text"/>
      <text:p text:style-name="Preformatted_20_Text"><text:span text:style-name="Source_20_Text">networks:</text:span></text:p>
      <text:p text:style-name="Preformatted_20_Text"><text:span text:style-name="Source_20_Text"><text:s text:c="2"/>app_net:</text:span></text:p>
      <text:p text:style-name="Preformatted_20_Text"><text:span text:style-name="Source_20_Text"><text:s text:c="4"/>driver: bridge</text:span></text:p>
      <text:p text:style-name="Preformatted_20_Text"><text:span text:style-name="Source_20_Text"><text:s text:c="4"/>enable_ipv6: true</text:span></text:p>
      <text:p text:style-name="Preformatted_20_Text"><text:span text:style-name="Source_20_Text"><text:s text:c="4"/>ipam:</text:span></text:p>
      <text:p text:style-name="Preformatted_20_Text"><text:span text:style-name="Source_20_Text"><text:s text:c="6"/>driver: default</text:span></text:p>
      <text:p text:style-name="Preformatted_20_Text"><text:span text:style-name="Source_20_Text"><text:s text:c="6"/>config:</text:span></text:p>
      <text:p text:style-name="Preformatted_20_Text"><text:span text:style-name="Source_20_Text"><text:s text:c="8"/>- subnet: 172.16.238.0/24</text:span></text:p>
      <text:p text:style-name="Preformatted_20_Text"><text:span text:style-name="Source_20_Text"><text:s text:c="10"/>gateway: 172.16.238.1</text:span></text:p>
      <text:p text:style-name="Preformatted_20_Text"><text:span text:style-name="Source_20_Text"><text:s text:c="8"/>- subnet: 2001:3984:3989::/64</text:span></text:p>
      <text:p text:style-name="P2"><text:span text:style-name="Source_20_Text"><text:s text:c="10"/>gateway: 2001:3984:3989::1</text:span></text:p>
      <text:h text:style-name="Heading_20_4" text:outline-level="4"><text:bookmark text:name="link_local_ips"/>link_local_ips</text:h>
      <text:p text:style-name="Quotations">Added in <text:a xlink:type="simple" xlink:href="https://docs.docker.com/compose/compose-file/compose-versioning/#version-21" text:style-name="Internet_20_link" text:visited-style-name="Visited_20_Internet_20_Link">version 2.1</text:a> file format.</text:p>
      <text:p text:style-name="Text_20_body">Specify a list of link-local IPs. Link-local IPs are special IPs which belong to a well known subnet and are purely managed by the operator, usually dependent on the architecture where they are deployed. Therefore they are not managed by docker (IPAM driver).</text:p>
      <text:p text:style-name="Text_20_body">Example usage:</text:p>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busybox</text:span></text:p>
      <text:p text:style-name="Preformatted_20_Text"><text:span text:style-name="Source_20_Text"><text:s text:c="4"/>command: top</text:span></text:p>
      <text:p text:style-name="Preformatted_20_Text"><text:span text:style-name="Source_20_Text"><text:s text:c="4"/>networks:</text:span></text:p>
      <text:p text:style-name="Preformatted_20_Text"><text:span text:style-name="Source_20_Text"><text:s text:c="6"/>app_net:</text:span></text:p>
      <text:p text:style-name="Preformatted_20_Text"><text:span text:style-name="Source_20_Text"><text:s text:c="8"/>link_local_ips:</text:span></text:p>
      <text:p text:style-name="Preformatted_20_Text"><text:span text:style-name="Source_20_Text"><text:s text:c="10"/>- 57.123.22.11</text:span></text:p>
      <text:p text:style-name="Preformatted_20_Text"><text:span text:style-name="Source_20_Text"><text:s text:c="10"/>- 57.123.22.13</text:span></text:p>
      <text:p text:style-name="Preformatted_20_Text"><text:span text:style-name="Source_20_Text">networks:</text:span></text:p>
      <text:p text:style-name="Preformatted_20_Text"><text:soft-page-break/><text:span text:style-name="Source_20_Text"><text:s text:c="2"/>app_net:</text:span></text:p>
      <text:p text:style-name="P2"><text:span text:style-name="Source_20_Text"><text:s text:c="4"/>driver: bridge</text:span></text:p>
      <text:h text:style-name="Heading_20_4" text:outline-level="4"><text:bookmark text:name="priority"/>priority</text:h>
      <text:p text:style-name="Text_20_body">Specify a priority to indicate in which order Compose should connect the service’s containers to its networks. If unspecified, the default value is <text:span text:style-name="Source_20_Text">0</text:span>.</text:p>
      <text:p text:style-name="Text_20_body">In the following example, the <text:span text:style-name="Source_20_Text">app</text:span> service connects to <text:span text:style-name="Source_20_Text">app_net_1</text:span> first as it has the highest priority. It then connects to <text:span text:style-name="Source_20_Text">app_net_3</text:span>, then <text:span text:style-name="Source_20_Text">app_net_2</text:span>, which uses the default priority value of <text:span text:style-name="Source_20_Text">0</text:span>.</text:p>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busybox</text:span></text:p>
      <text:p text:style-name="Preformatted_20_Text"><text:span text:style-name="Source_20_Text"><text:s text:c="4"/>command: top</text:span></text:p>
      <text:p text:style-name="Preformatted_20_Text"><text:span text:style-name="Source_20_Text"><text:s text:c="4"/>networks:</text:span></text:p>
      <text:p text:style-name="Preformatted_20_Text"><text:span text:style-name="Source_20_Text"><text:s text:c="6"/>app_net_1:</text:span></text:p>
      <text:p text:style-name="Preformatted_20_Text"><text:span text:style-name="Source_20_Text"><text:s text:c="8"/>priority: 1000</text:span></text:p>
      <text:p text:style-name="Preformatted_20_Text"><text:span text:style-name="Source_20_Text"><text:s text:c="6"/>app_net_2:</text:span></text:p>
      <text:p text:style-name="Preformatted_20_Text"/>
      <text:p text:style-name="Preformatted_20_Text"><text:span text:style-name="Source_20_Text"><text:s text:c="6"/>app_net_3:</text:span></text:p>
      <text:p text:style-name="Preformatted_20_Text"><text:span text:style-name="Source_20_Text"><text:s text:c="8"/>priority: 100</text:span></text:p>
      <text:p text:style-name="Preformatted_20_Text"><text:span text:style-name="Source_20_Text">networks:</text:span></text:p>
      <text:p text:style-name="Preformatted_20_Text"><text:span text:style-name="Source_20_Text"><text:s text:c="2"/>app_net_1:</text:span></text:p>
      <text:p text:style-name="Preformatted_20_Text"><text:span text:style-name="Source_20_Text"><text:s text:c="2"/>app_net_2:</text:span></text:p>
      <text:p text:style-name="P2"><text:span text:style-name="Source_20_Text"><text:s text:c="2"/>app_net_3:</text:span></text:p>
      <text:p text:style-name="Quotations"><text:span text:style-name="Strong_20_Emphasis">Note</text:span></text:p>
      <text:p text:style-name="Quotations">If multiple networks have the same priority, the connection order is undefined.</text:p>
      <text:h text:style-name="Heading_20_3" text:outline-level="3"><text:bookmark text:name="pid"/>pid</text:h>
      <text:p text:style-name="P2"><text:span text:style-name="Source_20_Text">pid: "host"</text:span></text:p>
      <text:p text:style-name="P2"><text:span text:style-name="Source_20_Text">pid: "container:custom_container_1"</text:span></text:p>
      <text:p text:style-name="P2"><text:span text:style-name="Source_20_Text">pid: "service:foobar"</text:span></text:p>
      <text:p text:style-name="Text_20_body">If set to one of the following forms: <text:span text:style-name="Source_20_Text">container:&lt;container_name&gt;</text:span>, <text:span text:style-name="Source_20_Text">service:&lt;service_name&gt;</text:span>, the service shares the PID address space of the designated container or service.</text:p>
      <text:p text:style-name="Text_20_body">If set to “host”, the service’s PID mode is the host PID mode. This turns on sharing between container and the host operating system the PID address space. Containers launched with this flag can access and manipulate other containers in the bare-metal machine’s namespace and vice versa.</text:p>
      <text:p text:style-name="Quotations">Added in <text:a xlink:type="simple" xlink:href="https://docs.docker.com/compose/compose-file/compose-versioning/#version-21" text:style-name="Internet_20_link" text:visited-style-name="Visited_20_Internet_20_Link">version 2.1</text:a> file format.</text:p>
      <text:p text:style-name="Quotations">The <text:span text:style-name="Source_20_Text">service:</text:span> and <text:span text:style-name="Source_20_Text">container:</text:span> forms require <text:a xlink:type="simple" xlink:href="https://docs.docker.com/compose/compose-file/compose-versioning/#version-21" text:style-name="Internet_20_link" text:visited-style-name="Visited_20_Internet_20_Link">version 2.1</text:a> or above</text:p>
      <text:h text:style-name="Heading_20_3" text:outline-level="3"><text:bookmark text:name="pids_limit"/><text:soft-page-break/>pids_limit</text:h>
      <text:p text:style-name="Quotations">Added in <text:a xlink:type="simple" xlink:href="https://docs.docker.com/compose/compose-file/compose-versioning/#version-21" text:style-name="Internet_20_link" text:visited-style-name="Visited_20_Internet_20_Link">version 2.1</text:a> file format.</text:p>
      <text:p text:style-name="Text_20_body">Tunes a container’s PIDs limit. Set to <text:span text:style-name="Source_20_Text">-1</text:span> for unlimited PIDs.</text:p>
      <text:p text:style-name="P2"><text:span text:style-name="Source_20_Text">pids_limit: 10</text:span></text:p>
      <text:h text:style-name="Heading_20_3" text:outline-level="3"><text:bookmark text:name="platform"/>platform</text:h>
      <text:p text:style-name="Quotations">Added in <text:a xlink:type="simple" xlink:href="https://docs.docker.com/compose/compose-file/compose-versioning/#version-24" text:style-name="Internet_20_link" text:visited-style-name="Visited_20_Internet_20_Link">version 2.4</text:a> file format.</text:p>
      <text:p text:style-name="Text_20_body">Target platform containers for this service will run on, using the <text:span text:style-name="Source_20_Text">os[/arch[/variant]]</text:span> syntax, e.g.</text:p>
      <text:p text:style-name="P2"><text:span text:style-name="Source_20_Text">platform: osx</text:span></text:p>
      <text:p text:style-name="P2"><text:span text:style-name="Source_20_Text">platform: windows/amd64</text:span></text:p>
      <text:p text:style-name="P2"><text:span text:style-name="Source_20_Text">platform: linux/arm64/v8</text:span></text:p>
      <text:p text:style-name="Text_20_body">This parameter determines which version of the image will be pulled and/or on which platform the service’s build will be performed.</text:p>
      <text:h text:style-name="Heading_20_3" text:outline-level="3"><text:bookmark text:name="ports"/>ports</text:h>
      <text:p text:style-name="Text_20_body">Expose ports. Either specify both ports (<text:span text:style-name="Source_20_Text">HOST:CONTAINER</text:span>), or just the container port (an ephemeral host port is chosen).</text:p>
      <text:p text:style-name="Quotations"><text:span text:style-name="Strong_20_Emphasis">Note</text:span></text:p>
      <text:p text:style-name="Quotations">When mapping ports in the <text:span text:style-name="Source_20_Text">HOST:CONTAINER</text:span> format, you may experience erroneous results when using a container port lower than 60, because YAML parses numbers in the format <text:span text:style-name="Source_20_Text">xx:yy</text:span> as a base-60 value. For this reason, we recommend always explicitly specifying your port mappings as strings.</text:p>
      <text:p text:style-name="Preformatted_20_Text"><text:span text:style-name="Source_20_Text">ports:</text:span></text:p>
      <text:p text:style-name="Preformatted_20_Text"><text:span text:style-name="Source_20_Text"><text:s text:c="2"/>- "3000"</text:span></text:p>
      <text:p text:style-name="Preformatted_20_Text"><text:span text:style-name="Source_20_Text"><text:s text:c="2"/>- "3000-3005"</text:span></text:p>
      <text:p text:style-name="Preformatted_20_Text"><text:span text:style-name="Source_20_Text"><text:s text:c="2"/>- "8000:8000"</text:span></text:p>
      <text:p text:style-name="Preformatted_20_Text"><text:span text:style-name="Source_20_Text"><text:s text:c="2"/>- "9090-9091:8080-8081"</text:span></text:p>
      <text:p text:style-name="Preformatted_20_Text"><text:span text:style-name="Source_20_Text"><text:s text:c="2"/>- "49100:22"</text:span></text:p>
      <text:p text:style-name="Preformatted_20_Text"><text:span text:style-name="Source_20_Text"><text:s text:c="2"/>- "127.0.0.1:8001:8001"</text:span></text:p>
      <text:p text:style-name="Preformatted_20_Text"><text:span text:style-name="Source_20_Text"><text:s text:c="2"/>- "127.0.0.1:5000-5010:5000-5010"</text:span></text:p>
      <text:p text:style-name="Preformatted_20_Text"><text:span text:style-name="Source_20_Text"><text:s text:c="2"/>- "6060:6060/udp"</text:span></text:p>
      <text:p text:style-name="P2"><text:span text:style-name="Source_20_Text"><text:s text:c="2"/>- "12400-12500:1240"</text:span></text:p>
      <text:h text:style-name="Heading_20_3" text:outline-level="3"><text:bookmark text:name="runtime"/>runtime</text:h>
      <text:p text:style-name="Quotations">Added in <text:a xlink:type="simple" xlink:href="https://docs.docker.com/compose/compose-file/compose-versioning/#version-23" text:style-name="Internet_20_link" text:visited-style-name="Visited_20_Internet_20_Link">version 2.3</text:a> file format.</text:p>
      <text:p text:style-name="Text_20_body">Specify which runtime to use for the service’s containers. Default runtime and available runtimes are listed in the output of <text:span text:style-name="Source_20_Text">docker info</text:span>.</text:p>
      <text:p text:style-name="Preformatted_20_Text"><text:span text:style-name="Source_20_Text">web:</text:span></text:p>
      <text:p text:style-name="Preformatted_20_Text"><text:span text:style-name="Source_20_Text"><text:s text:c="2"/>image: busybox:latest</text:span></text:p>
      <text:p text:style-name="Preformatted_20_Text"><text:soft-page-break/><text:span text:style-name="Source_20_Text"><text:s text:c="2"/>command: true</text:span></text:p>
      <text:p text:style-name="P2"><text:span text:style-name="Source_20_Text"><text:s text:c="2"/>runtime: runc</text:span></text:p>
      <text:h text:style-name="Heading_20_3" text:outline-level="3"><text:bookmark text:name="scale"/>scale</text:h>
      <text:p text:style-name="Quotations">Added in <text:a xlink:type="simple" xlink:href="https://docs.docker.com/compose/compose-file/compose-versioning/#version-22" text:style-name="Internet_20_link" text:visited-style-name="Visited_20_Internet_20_Link">version 2.2</text:a> file format.</text:p>
      <text:p text:style-name="Text_20_body">Specify the default number of containers to deploy for this service. Whenever you run <text:span text:style-name="Source_20_Text">docker-compose up</text:span>, Compose creates or removes containers to match the specified number. This value can be overridden using the <text:a xlink:type="simple" xlink:href="https://docs.docker.com/compose/reference/up/" text:style-name="Internet_20_link" text:visited-style-name="Visited_20_Internet_20_Link"><text:span text:style-name="Source_20_Text">--scale</text:span></text:a> flag.</text:p>
      <text:p text:style-name="Preformatted_20_Text"><text:span text:style-name="Source_20_Text">web:</text:span></text:p>
      <text:p text:style-name="Preformatted_20_Text"><text:span text:style-name="Source_20_Text"><text:s text:c="2"/>image: busybox:latest</text:span></text:p>
      <text:p text:style-name="Preformatted_20_Text"><text:span text:style-name="Source_20_Text"><text:s text:c="2"/>command: echo 'scaled'</text:span></text:p>
      <text:p text:style-name="P2"><text:span text:style-name="Source_20_Text"><text:s text:c="2"/>scale: 3</text:span></text:p>
      <text:h text:style-name="Heading_20_3" text:outline-level="3"><text:bookmark text:name="security_opt"/>security_opt</text:h>
      <text:p text:style-name="Text_20_body">Override the default labeling scheme for each container.</text:p>
      <text:p text:style-name="Preformatted_20_Text"><text:span text:style-name="Source_20_Text">security_opt:</text:span></text:p>
      <text:p text:style-name="Preformatted_20_Text"><text:span text:style-name="Source_20_Text"><text:s text:c="2"/>- label:user:USER</text:span></text:p>
      <text:p text:style-name="P2"><text:span text:style-name="Source_20_Text"><text:s text:c="2"/>- label:role:ROLE</text:span></text:p>
      <text:h text:style-name="Heading_20_3" text:outline-level="3"><text:bookmark text:name="stop_grace_period"/>stop_grace_period</text:h>
      <text:p text:style-name="Text_20_body">Specify how long to wait when attempting to stop a container if it doesn’t handle SIGTERM (or whatever stop signal has been specified with <text:a xlink:type="simple" xlink:href="https://docs.docker.com/compose/compose-file/compose-file-v2/#stop_signal" text:style-name="Internet_20_link" text:visited-style-name="Visited_20_Internet_20_Link"><text:span text:style-name="Source_20_Text">stop_signal</text:span></text:a>), before sending SIGKILL. Specified as a <text:a xlink:type="simple" xlink:href="https://docs.docker.com/compose/compose-file/compose-file-v2/#specifying-durations" text:style-name="Internet_20_link" text:visited-style-name="Visited_20_Internet_20_Link">duration</text:a>.</text:p>
      <text:p text:style-name="P2"><text:span text:style-name="Source_20_Text">stop_grace_period: 1s</text:span></text:p>
      <text:p text:style-name="P2"><text:span text:style-name="Source_20_Text">stop_grace_period: 1m30s</text:span></text:p>
      <text:p text:style-name="Text_20_body">By default, <text:span text:style-name="Source_20_Text">stop</text:span> waits 10 seconds for the container to exit before sending SIGKILL.</text:p>
      <text:h text:style-name="Heading_20_3" text:outline-level="3"><text:bookmark text:name="stop_signal"/>stop_signal</text:h>
      <text:p text:style-name="Text_20_body">Sets an alternative signal to stop the container. By default <text:span text:style-name="Source_20_Text">stop</text:span> uses SIGTERM. Setting an alternative signal using <text:span text:style-name="Source_20_Text">stop_signal</text:span> causes <text:span text:style-name="Source_20_Text">stop</text:span> to send that signal instead.</text:p>
      <text:p text:style-name="P2"><text:span text:style-name="Source_20_Text">stop_signal: SIGUSR1</text:span></text:p>
      <text:h text:style-name="Heading_20_3" text:outline-level="3"><text:bookmark text:name="storage_opt"/>storage_opt</text:h>
      <text:p text:style-name="Quotations">Added in <text:a xlink:type="simple" xlink:href="https://docs.docker.com/compose/compose-file/compose-versioning/#version-21" text:style-name="Internet_20_link" text:visited-style-name="Visited_20_Internet_20_Link">version 2.1</text:a> file format.</text:p>
      <text:p text:style-name="Text_20_body">Set storage driver options for this service.</text:p>
      <text:p text:style-name="Preformatted_20_Text"><text:span text:style-name="Source_20_Text">storage_opt:</text:span></text:p>
      <text:p text:style-name="P2"><text:span text:style-name="Source_20_Text"><text:s text:c="2"/>size: '1G'</text:span></text:p>
      <text:h text:style-name="Heading_20_3" text:outline-level="3"><text:bookmark text:name="sysctls"/>sysctls</text:h>
      <text:p text:style-name="Quotations">Added in <text:a xlink:type="simple" xlink:href="https://docs.docker.com/compose/compose-file/compose-versioning/#version-21" text:style-name="Internet_20_link" text:visited-style-name="Visited_20_Internet_20_Link">version 2.1</text:a> file format.</text:p>
      <text:p text:style-name="Text_20_body"><text:soft-page-break/>Kernel parameters to set in the container. You can use either an array or a dictionary.</text:p>
      <text:p text:style-name="Preformatted_20_Text"><text:span text:style-name="Source_20_Text">sysctls:</text:span></text:p>
      <text:p text:style-name="Preformatted_20_Text"><text:span text:style-name="Source_20_Text"><text:s text:c="2"/>net.core.somaxconn: 1024</text:span></text:p>
      <text:p text:style-name="P2"><text:span text:style-name="Source_20_Text"><text:s text:c="2"/>net.ipv4.tcp_syncookies: 0</text:span></text:p>
      <text:p text:style-name="Preformatted_20_Text"><text:span text:style-name="Source_20_Text">sysctls:</text:span></text:p>
      <text:p text:style-name="Preformatted_20_Text"><text:span text:style-name="Source_20_Text"><text:s text:c="2"/>- net.core.somaxconn=1024</text:span></text:p>
      <text:p text:style-name="P2"><text:span text:style-name="Source_20_Text"><text:s text:c="2"/>- net.ipv4.tcp_syncookies=0</text:span></text:p>
      <text:h text:style-name="Heading_20_3" text:outline-level="3"><text:bookmark text:name="tmpfs"/>tmpfs</text:h>
      <text:p text:style-name="Text_20_body">Mount a temporary file system inside the container. Can be a single value or a list.</text:p>
      <text:p text:style-name="P2"><text:span text:style-name="Source_20_Text">tmpfs: /run</text:span></text:p>
      <text:p text:style-name="Preformatted_20_Text"><text:span text:style-name="Source_20_Text">tmpfs:</text:span></text:p>
      <text:p text:style-name="Preformatted_20_Text"><text:span text:style-name="Source_20_Text"><text:s text:c="2"/>- /run</text:span></text:p>
      <text:p text:style-name="P2"><text:span text:style-name="Source_20_Text"><text:s text:c="2"/>- /tmp</text:span></text:p>
      <text:h text:style-name="Heading_20_3" text:outline-level="3"><text:bookmark text:name="ulimits"/>ulimits</text:h>
      <text:p text:style-name="Text_20_body">Override the default ulimits for a container. You can either specify a single limit as an integer or soft/hard limits as a mapping.</text:p>
      <text:p text:style-name="Preformatted_20_Text"><text:span text:style-name="Source_20_Text">ulimits:</text:span></text:p>
      <text:p text:style-name="Preformatted_20_Text"><text:span text:style-name="Source_20_Text"><text:s text:c="2"/>nproc: 65535</text:span></text:p>
      <text:p text:style-name="Preformatted_20_Text"><text:span text:style-name="Source_20_Text"><text:s text:c="2"/>nofile:</text:span></text:p>
      <text:p text:style-name="Preformatted_20_Text"><text:span text:style-name="Source_20_Text"><text:s text:c="4"/>soft: 20000</text:span></text:p>
      <text:p text:style-name="P2"><text:span text:style-name="Source_20_Text"><text:s text:c="4"/>hard: 40000</text:span></text:p>
      <text:h text:style-name="Heading_20_3" text:outline-level="3"><text:bookmark text:name="userns_mode"/>userns_mode</text:h>
      <text:p text:style-name="Quotations">Added in <text:a xlink:type="simple" xlink:href="https://docs.docker.com/compose/compose-file/compose-versioning/#version-21" text:style-name="Internet_20_link" text:visited-style-name="Visited_20_Internet_20_Link">version 2.1</text:a> file format.</text:p>
      <text:p text:style-name="P2"><text:span text:style-name="Source_20_Text">userns_mode: "host"</text:span></text:p>
      <text:p text:style-name="Text_20_body">Disables the user namespace for this service, if Docker daemon is configured with user namespaces. See <text:a xlink:type="simple" xlink:href="https://docs.docker.com/engine/security/userns-remap/#disable-namespace-remapping-for-a-container" text:style-name="Internet_20_link" text:visited-style-name="Visited_20_Internet_20_Link">dockerd</text:a> for more information.</text:p>
      <text:h text:style-name="Heading_20_3" text:outline-level="3"><text:bookmark text:name="volumes"/>volumes</text:h>
      <text:p text:style-name="Text_20_body">Mount host paths or named volumes. Named volumes need to be specified with the <text:a xlink:type="simple" xlink:href="https://docs.docker.com/compose/compose-file/compose-file-v2/#volume-configuration-reference" text:style-name="Internet_20_link" text:visited-style-name="Visited_20_Internet_20_Link">top-level </text:a><text:a xlink:type="simple" xlink:href="https://docs.docker.com/compose/compose-file/compose-file-v2/#volume-configuration-reference" text:style-name="Internet_20_link" text:visited-style-name="Visited_20_Internet_20_Link"><text:span text:style-name="Source_20_Text">volumes</text:span></text:a><text:a xlink:type="simple" xlink:href="https://docs.docker.com/compose/compose-file/compose-file-v2/#volume-configuration-reference" text:style-name="Internet_20_link" text:visited-style-name="Visited_20_Internet_20_Link"> key</text:a>.</text:p>
      <text:h text:style-name="Heading_20_4" text:outline-level="4"><text:bookmark text:name="short-syntax"/>Short syntax</text:h>
      <text:p text:style-name="Text_20_body">The short syntax uses the generic <text:span text:style-name="Source_20_Text">[SOURCE:]TARGET[:MODE]</text:span> format, where <text:span text:style-name="Source_20_Text">SOURCE</text:span> can be either a host path or volume name. <text:span text:style-name="Source_20_Text">TARGET</text:span> is the container path where the volume is mounted. Standard modes are <text:span text:style-name="Source_20_Text">ro</text:span> for read-only and <text:span text:style-name="Source_20_Text">rw</text:span> for read-write (default).</text:p>
      <text:p text:style-name="Text_20_body">You can mount a relative path on the host, which expands relative to the directory of the Compose configuration file being used. Relative paths should always begin with <text:span text:style-name="Source_20_Text">.</text:span> or <text:span text:style-name="Source_20_Text">..</text:span>.</text:p>
      <text:p text:style-name="Preformatted_20_Text"><text:span text:style-name="Source_20_Text">volumes:</text:span></text:p>
      <text:p text:style-name="Preformatted_20_Text"><text:span text:style-name="Source_20_Text"><text:s text:c="2"/># Just specify a path and let the Engine create a volume</text:span></text:p>
      <text:p text:style-name="Preformatted_20_Text"><text:soft-page-break/><text:span text:style-name="Source_20_Text"><text:s text:c="2"/>- /var/lib/mysql</text:span></text:p>
      <text:p text:style-name="Preformatted_20_Text"/>
      <text:p text:style-name="Preformatted_20_Text"><text:span text:style-name="Source_20_Text"><text:s text:c="2"/># Specify an absolute path mapping</text:span></text:p>
      <text:p text:style-name="Preformatted_20_Text"><text:span text:style-name="Source_20_Text"><text:s text:c="2"/>- /opt/data:/var/lib/mysql</text:span></text:p>
      <text:p text:style-name="Preformatted_20_Text"/>
      <text:p text:style-name="Preformatted_20_Text"><text:span text:style-name="Source_20_Text"><text:s text:c="2"/># Path on the host, relative to the Compose file</text:span></text:p>
      <text:p text:style-name="Preformatted_20_Text"><text:span text:style-name="Source_20_Text"><text:s text:c="2"/>- ./cache:/tmp/cache</text:span></text:p>
      <text:p text:style-name="Preformatted_20_Text"/>
      <text:p text:style-name="Preformatted_20_Text"><text:span text:style-name="Source_20_Text"><text:s text:c="2"/># User-relative path</text:span></text:p>
      <text:p text:style-name="Preformatted_20_Text"><text:span text:style-name="Source_20_Text"><text:s text:c="2"/>- ~/configs:/etc/configs/:ro</text:span></text:p>
      <text:p text:style-name="Preformatted_20_Text"/>
      <text:p text:style-name="Preformatted_20_Text"><text:span text:style-name="Source_20_Text"><text:s text:c="2"/># Named volume</text:span></text:p>
      <text:p text:style-name="P2"><text:span text:style-name="Source_20_Text"><text:s text:c="2"/>- datavolume:/var/lib/mysql</text:span></text:p>
      <text:h text:style-name="Heading_20_4" text:outline-level="4"><text:bookmark text:name="long-syntax"/>Long syntax</text:h>
      <text:p text:style-name="Quotations">Added in <text:a xlink:type="simple" xlink:href="https://docs.docker.com/compose/compose-file/compose-versioning/#version-23" text:style-name="Internet_20_link" text:visited-style-name="Visited_20_Internet_20_Link">version 2.3</text:a> file format.</text:p>
      <text:p text:style-name="Text_20_body">The long form syntax allows the configuration of additional fields that can’t be expressed in the short form.</text:p>
      <text:list xml:id="list933911559" text:style-name="L5">
        <text:list-item>
          <text:p text:style-name="P39"><text:span text:style-name="Source_20_Text">type</text:span>: the mount type <text:span text:style-name="Source_20_Text">volume</text:span>, <text:span text:style-name="Source_20_Text">bind</text:span>, <text:span text:style-name="Source_20_Text">tmpfs</text:span> or <text:span text:style-name="Source_20_Text">npipe</text:span> </text:p>
        </text:list-item>
        <text:list-item>
          <text:p text:style-name="P39"><text:span text:style-name="Source_20_Text">source</text:span>: the source of the mount, a path on the host for a bind mount, or the name of a volume defined in the <text:a xlink:type="simple" xlink:href="https://docs.docker.com/compose/compose-file/compose-file-v2/#volume-configuration-reference" text:style-name="Internet_20_link" text:visited-style-name="Visited_20_Internet_20_Link">top-level </text:a><text:a xlink:type="simple" xlink:href="https://docs.docker.com/compose/compose-file/compose-file-v2/#volume-configuration-reference" text:style-name="Internet_20_link" text:visited-style-name="Visited_20_Internet_20_Link"><text:span text:style-name="Source_20_Text">volumes</text:span></text:a><text:a xlink:type="simple" xlink:href="https://docs.docker.com/compose/compose-file/compose-file-v2/#volume-configuration-reference" text:style-name="Internet_20_link" text:visited-style-name="Visited_20_Internet_20_Link"> key</text:a>. Not applicable for a tmpfs mount. </text:p>
        </text:list-item>
        <text:list-item>
          <text:p text:style-name="P39"><text:span text:style-name="Source_20_Text">target</text:span>: the path in the container where the volume is mounted </text:p>
        </text:list-item>
        <text:list-item>
          <text:p text:style-name="P39"><text:span text:style-name="Source_20_Text">read_only</text:span>: flag to set the volume as read-only </text:p>
        </text:list-item>
        <text:list-item>
          <text:p text:style-name="P39"><text:span text:style-name="Source_20_Text">bind</text:span>: configure additional bind options </text:p>
          <text:list>
            <text:list-item>
              <text:p text:style-name="P39"><text:span text:style-name="Source_20_Text">propagation</text:span>: the propagation mode used for the bind </text:p>
            </text:list-item>
          </text:list>
        </text:list-item>
        <text:list-item>
          <text:p text:style-name="P39"><text:span text:style-name="Source_20_Text">volume</text:span>: configure additional volume options </text:p>
          <text:list>
            <text:list-item>
              <text:p text:style-name="P39"><text:span text:style-name="Source_20_Text">nocopy</text:span>: flag to disable copying of data from a container when a volume is created </text:p>
            </text:list-item>
          </text:list>
        </text:list-item>
        <text:list-item>
          <text:p text:style-name="P39"><text:span text:style-name="Source_20_Text">tmpfs</text:span>: configure additional tmpfs options </text:p>
          <text:list>
            <text:list-item>
              <text:p text:style-name="P11"><text:span text:style-name="Source_20_Text">size</text:span>: the size for the tmpfs mount in bytes </text:p>
            </text:list-item>
          </text:list>
        </text:list-item>
      </text:list>
      <text:p text:style-name="Preformatted_20_Text"><text:span text:style-name="Source_20_Text">version: "2.4"</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nginx:alpine</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4"/>volumes:</text:span></text:p>
      <text:p text:style-name="Preformatted_20_Text"><text:span text:style-name="Source_20_Text"><text:s text:c="6"/>- type: volume</text:span></text:p>
      <text:p text:style-name="Preformatted_20_Text"><text:span text:style-name="Source_20_Text"><text:s text:c="8"/>source: mydata</text:span></text:p>
      <text:p text:style-name="Preformatted_20_Text"><text:span text:style-name="Source_20_Text"><text:s text:c="8"/>target: /data</text:span></text:p>
      <text:p text:style-name="Preformatted_20_Text"><text:span text:style-name="Source_20_Text"><text:s text:c="8"/>volume:</text:span></text:p>
      <text:p text:style-name="Preformatted_20_Text"><text:span text:style-name="Source_20_Text"><text:s text:c="10"/>nocopy: true</text:span></text:p>
      <text:p text:style-name="Preformatted_20_Text"><text:span text:style-name="Source_20_Text"><text:s text:c="6"/>- type: bind</text:span></text:p>
      <text:p text:style-name="Preformatted_20_Text"><text:span text:style-name="Source_20_Text"><text:s text:c="8"/>source: ./static</text:span></text:p>
      <text:p text:style-name="Preformatted_20_Text"><text:span text:style-name="Source_20_Text"><text:s text:c="8"/>target: /opt/app/static</text:span></text:p>
      <text:p text:style-name="Preformatted_20_Text"/>
      <text:p text:style-name="Preformatted_20_Text"><text:span text:style-name="Source_20_Text">networks:</text:span></text:p>
      <text:p text:style-name="Preformatted_20_Text"><text:span text:style-name="Source_20_Text"><text:s text:c="2"/>webnet:</text:span></text:p>
      <text:p text:style-name="Preformatted_20_Text"/>
      <text:p text:style-name="Preformatted_20_Text"><text:span text:style-name="Source_20_Text">volumes:</text:span></text:p>
      <text:p text:style-name="P2"><text:span text:style-name="Source_20_Text"><text:s text:c="2"/>mydata:</text:span></text:p>
      <text:p text:style-name="Quotations"><text:span text:style-name="Strong_20_Emphasis">Note</text:span></text:p>
      <text:p text:style-name="Quotations"><text:soft-page-break/>When creating bind mounts, using the long syntax requires the referenced folder to be created beforehand. Using the short syntax creates the folder on the fly if it doesn’t exist. See the <text:a xlink:type="simple" xlink:href="https://docs.docker.com/storage/bind-mounts/#differences-between--v-and---mount-behavior" text:style-name="Internet_20_link" text:visited-style-name="Visited_20_Internet_20_Link">bind mounts documentation</text:a> for more information.</text:p>
      <text:h text:style-name="Heading_20_3" text:outline-level="3"><text:bookmark text:name="volume_driver"/>volume_driver</text:h>
      <text:p text:style-name="Text_20_body">Specify a default volume driver to be used for all declared volumes on this service.</text:p>
      <text:p text:style-name="P2"><text:span text:style-name="Source_20_Text">volume_driver: mydriver</text:span></text:p>
      <text:p text:style-name="Quotations"><text:span text:style-name="Strong_20_Emphasis">Note</text:span></text:p>
      <text:p text:style-name="Quotations">In <text:a xlink:type="simple" xlink:href="https://docs.docker.com/compose/compose-file/compose-versioning/#version-2" text:style-name="Internet_20_link" text:visited-style-name="Visited_20_Internet_20_Link">version 2 files</text:a>, this option only applies to anonymous volumes (those specified in the image, or specified under <text:span text:style-name="Source_20_Text">volumes</text:span> without an explicit named volume or host path). To configure the driver for a named volume, use the <text:span text:style-name="Source_20_Text">driver</text:span> key under the entry in the <text:a xlink:type="simple" xlink:href="https://docs.docker.com/compose/compose-file/compose-file-v2/#volume-configuration-reference" text:style-name="Internet_20_link" text:visited-style-name="Visited_20_Internet_20_Link">top-level </text:a><text:a xlink:type="simple" xlink:href="https://docs.docker.com/compose/compose-file/compose-file-v2/#volume-configuration-reference" text:style-name="Internet_20_link" text:visited-style-name="Visited_20_Internet_20_Link"><text:span text:style-name="Source_20_Text">volumes</text:span></text:a><text:a xlink:type="simple" xlink:href="https://docs.docker.com/compose/compose-file/compose-file-v2/#volume-configuration-reference" text:style-name="Internet_20_link" text:visited-style-name="Visited_20_Internet_20_Link"> option</text:a>.</text:p>
      <text:p text:style-name="Text_20_body">See <text:a xlink:type="simple" xlink:href="https://docs.docker.com/storage/volumes/" text:style-name="Internet_20_link" text:visited-style-name="Visited_20_Internet_20_Link">Docker Volumes</text:a> and <text:a xlink:type="simple" xlink:href="https://docs.docker.com/engine/extend/plugins_volume/" text:style-name="Internet_20_link" text:visited-style-name="Visited_20_Internet_20_Link">Volume Plugins</text:a> for more information.</text:p>
      <text:h text:style-name="Heading_20_3" text:outline-level="3"><text:bookmark text:name="volumes_from"/>volumes_from</text:h>
      <text:p text:style-name="Text_20_body">Mount all of the volumes from another service or container, optionally specifying read-only access (<text:span text:style-name="Source_20_Text">ro</text:span>) or read-write (<text:span text:style-name="Source_20_Text">rw</text:span>). If no access level is specified, then read-write is used.</text:p>
      <text:p text:style-name="Preformatted_20_Text"><text:span text:style-name="Source_20_Text">volumes_from:</text:span></text:p>
      <text:p text:style-name="Preformatted_20_Text"><text:span text:style-name="Source_20_Text"><text:s text:c="2"/>- service_name</text:span></text:p>
      <text:p text:style-name="Preformatted_20_Text"><text:span text:style-name="Source_20_Text"><text:s text:c="2"/>- service_name:ro</text:span></text:p>
      <text:p text:style-name="Preformatted_20_Text"><text:span text:style-name="Source_20_Text"><text:s text:c="2"/>- container:container_name</text:span></text:p>
      <text:p text:style-name="P2"><text:span text:style-name="Source_20_Text"><text:s text:c="2"/>- container:container_name:rw</text:span></text:p>
      <text:p text:style-name="Quotations">Changed in <text:a xlink:type="simple" xlink:href="https://docs.docker.com/compose/compose-file/compose-versioning/#version-2" text:style-name="Internet_20_link" text:visited-style-name="Visited_20_Internet_20_Link">version 2</text:a> file format.</text:p>
      <text:h text:style-name="Heading_20_3" text:outline-level="3"><text:bookmark text:name="restart"/>restart</text:h>
      <text:p text:style-name="Text_20_body"><text:span text:style-name="Source_20_Text">no</text:span> is the default restart policy, and it doesn’t restart a container under any circumstance. When <text:span text:style-name="Source_20_Text">always</text:span> is specified, the container always restarts. The <text:span text:style-name="Source_20_Text">on-failure</text:span> policy restarts a container if the exit code indicates an on-failure error.</text:p>
      <text:p text:style-name="P2"><text:span text:style-name="Source_20_Text">restart: "no"</text:span></text:p>
      <text:p text:style-name="P2"><text:span text:style-name="Source_20_Text">restart: "always"</text:span></text:p>
      <text:p text:style-name="P2"><text:span text:style-name="Source_20_Text">restart: "on-failure"</text:span></text:p>
      <text:p text:style-name="P2"><text:span text:style-name="Source_20_Text">restart: "unless-stopped"</text:span></text:p>
      <text:h text:style-name="Heading_20_3" text:outline-level="3"><text:bookmark text:name="cpu-and-other-resources"/>cpu_count, cpu_percent, cpu_shares, cpu_period, cpu_quota, cpus, cpuset, domainname, hostname, ipc, mac_address, mem_limit, memswap_limit, mem_swappiness, mem_reservation, oom_kill_disable, oom_score_adj, privileged, read_only, shm_size, stdin_open, tty, user, working_dir</text:h>
      <text:p text:style-name="Text_20_body">Each of these is a single value, analogous to its <text:a xlink:type="simple" xlink:href="https://docs.docker.com/engine/reference/run/#runtime-constraints-on-resources" text:style-name="Internet_20_link" text:visited-style-name="Visited_20_Internet_20_Link">docker run</text:a> counterpart.</text:p>
      <text:p text:style-name="Quotations">Added in <text:a xlink:type="simple" xlink:href="https://docs.docker.com/compose/compose-file/compose-versioning/#version-22" text:style-name="Internet_20_link" text:visited-style-name="Visited_20_Internet_20_Link">version 2.2</text:a> file format.</text:p>
      <text:p text:style-name="Quotations"><text:soft-page-break/>The <text:span text:style-name="Source_20_Text">cpu_count</text:span>, <text:span text:style-name="Source_20_Text">cpu_percent</text:span>, and <text:span text:style-name="Source_20_Text">cpus</text:span> options were added in <text:a xlink:type="simple" xlink:href="https://docs.docker.com/compose/compose-file/compose-versioning/#version-22" text:style-name="Internet_20_link" text:visited-style-name="Visited_20_Internet_20_Link">version 2.2</text:a>.</text:p>
      <text:p text:style-name="Quotations">Added in <text:a xlink:type="simple" xlink:href="https://docs.docker.com/compose/compose-file/compose-versioning/#version-21" text:style-name="Internet_20_link" text:visited-style-name="Visited_20_Internet_20_Link">version 2.1</text:a> file format.</text:p>
      <text:p text:style-name="Quotations">The <text:span text:style-name="Source_20_Text">oom_kill_disable</text:span> and <text:span text:style-name="Source_20_Text">cpu_period</text:span> options were added in <text:a xlink:type="simple" xlink:href="https://docs.docker.com/compose/compose-file/compose-versioning/#version-21" text:style-name="Internet_20_link" text:visited-style-name="Visited_20_Internet_20_Link">version 2.1</text:a>.</text:p>
      <text:p text:style-name="Preformatted_20_Text"><text:span text:style-name="Source_20_Text">cpu_count: 2</text:span></text:p>
      <text:p text:style-name="Preformatted_20_Text"><text:span text:style-name="Source_20_Text">cpu_percent: 50</text:span></text:p>
      <text:p text:style-name="Preformatted_20_Text"><text:span text:style-name="Source_20_Text">cpus: 0.5</text:span></text:p>
      <text:p text:style-name="Preformatted_20_Text"><text:span text:style-name="Source_20_Text">cpu_shares: 73</text:span></text:p>
      <text:p text:style-name="Preformatted_20_Text"><text:span text:style-name="Source_20_Text">cpu_quota: 50000</text:span></text:p>
      <text:p text:style-name="Preformatted_20_Text"><text:span text:style-name="Source_20_Text">cpu_period: 20ms</text:span></text:p>
      <text:p text:style-name="Preformatted_20_Text"><text:span text:style-name="Source_20_Text">cpuset: 0,1</text:span></text:p>
      <text:p text:style-name="Preformatted_20_Text"/>
      <text:p text:style-name="Preformatted_20_Text"><text:span text:style-name="Source_20_Text">user: postgresql</text:span></text:p>
      <text:p text:style-name="Preformatted_20_Text"><text:span text:style-name="Source_20_Text">working_dir: /code</text:span></text:p>
      <text:p text:style-name="Preformatted_20_Text"/>
      <text:p text:style-name="Preformatted_20_Text"><text:span text:style-name="Source_20_Text">domainname: foo.com</text:span></text:p>
      <text:p text:style-name="Preformatted_20_Text"><text:span text:style-name="Source_20_Text">hostname: foo</text:span></text:p>
      <text:p text:style-name="Preformatted_20_Text"><text:span text:style-name="Source_20_Text">ipc: host</text:span></text:p>
      <text:p text:style-name="Preformatted_20_Text"><text:span text:style-name="Source_20_Text">mac_address: 02:42:ac:11:65:43</text:span></text:p>
      <text:p text:style-name="Preformatted_20_Text"/>
      <text:p text:style-name="Preformatted_20_Text"><text:span text:style-name="Source_20_Text">mem_limit: 1000000000</text:span></text:p>
      <text:p text:style-name="Preformatted_20_Text"><text:span text:style-name="Source_20_Text">memswap_limit: 2000000000</text:span></text:p>
      <text:p text:style-name="Preformatted_20_Text"><text:span text:style-name="Source_20_Text">mem_reservation: 512m</text:span></text:p>
      <text:p text:style-name="Preformatted_20_Text"><text:span text:style-name="Source_20_Text">privileged: true</text:span></text:p>
      <text:p text:style-name="Preformatted_20_Text"/>
      <text:p text:style-name="Preformatted_20_Text"><text:span text:style-name="Source_20_Text">oom_score_adj: 500</text:span></text:p>
      <text:p text:style-name="Preformatted_20_Text"><text:span text:style-name="Source_20_Text">oom_kill_disable: true</text:span></text:p>
      <text:p text:style-name="Preformatted_20_Text"/>
      <text:p text:style-name="Preformatted_20_Text"><text:span text:style-name="Source_20_Text">read_only: true</text:span></text:p>
      <text:p text:style-name="Preformatted_20_Text"><text:span text:style-name="Source_20_Text">shm_size: 64M</text:span></text:p>
      <text:p text:style-name="Preformatted_20_Text"><text:span text:style-name="Source_20_Text">stdin_open: true</text:span></text:p>
      <text:p text:style-name="P2"><text:span text:style-name="Source_20_Text">tty: true</text:span></text:p>
      <text:h text:style-name="Heading_20_2" text:outline-level="2"><text:bookmark text:name="orig-resources"/><text:bookmark text:name="specifying-durations"/>Specifying durations</text:h>
      <text:p text:style-name="Text_20_body">Some configuration options, such as the <text:span text:style-name="Source_20_Text">interval</text:span> and <text:span text:style-name="Source_20_Text">timeout</text:span> sub-options for <text:a xlink:type="simple" xlink:href="https://docs.docker.com/compose/compose-file/compose-file-v2/#healthcheck" text:style-name="Internet_20_link" text:visited-style-name="Visited_20_Internet_20_Link"><text:span text:style-name="Source_20_Text">healthcheck</text:span></text:a>, accept a duration as a string in a format that looks like this:</text:p>
      <text:p text:style-name="Preformatted_20_Text"><text:span text:style-name="Source_20_Text">2.5s</text:span></text:p>
      <text:p text:style-name="Preformatted_20_Text"><text:span text:style-name="Source_20_Text">10s</text:span></text:p>
      <text:p text:style-name="Preformatted_20_Text"><text:span text:style-name="Source_20_Text">1m30s</text:span></text:p>
      <text:p text:style-name="Preformatted_20_Text"><text:span text:style-name="Source_20_Text">2h32m</text:span></text:p>
      <text:p text:style-name="P2"><text:span text:style-name="Source_20_Text">5h34m56s</text:span></text:p>
      <text:p text:style-name="Text_20_body">The supported units are <text:span text:style-name="Source_20_Text">us</text:span>, <text:span text:style-name="Source_20_Text">ms</text:span>, <text:span text:style-name="Source_20_Text">s</text:span>, <text:span text:style-name="Source_20_Text">m</text:span> and <text:span text:style-name="Source_20_Text">h</text:span>.</text:p>
      <text:h text:style-name="Heading_20_2" text:outline-level="2"><text:bookmark text:name="specifying-byte-values"/>Specifying byte values</text:h>
      <text:p text:style-name="Text_20_body">Some configuration options, such as the <text:span text:style-name="Source_20_Text">device_read_bps</text:span> sub-option for <text:a xlink:type="simple" xlink:href="https://docs.docker.com/compose/compose-file/compose-file-v2/#blkio_config" text:style-name="Internet_20_link" text:visited-style-name="Visited_20_Internet_20_Link"><text:span text:style-name="Source_20_Text">blkio_config</text:span></text:a>, accept a byte value as a string in a format that looks like this:</text:p>
      <text:p text:style-name="Preformatted_20_Text"><text:span text:style-name="Source_20_Text">2b</text:span></text:p>
      <text:p text:style-name="Preformatted_20_Text"><text:span text:style-name="Source_20_Text">1024kb</text:span></text:p>
      <text:p text:style-name="Preformatted_20_Text"><text:span text:style-name="Source_20_Text">2048k</text:span></text:p>
      <text:p text:style-name="Preformatted_20_Text"><text:span text:style-name="Source_20_Text">300m</text:span></text:p>
      <text:p text:style-name="P2"><text:span text:style-name="Source_20_Text">1gb</text:span></text:p>
      <text:p text:style-name="Text_20_body"><text:soft-page-break/>The supported units are <text:span text:style-name="Source_20_Text">b</text:span>, <text:span text:style-name="Source_20_Text">k</text:span>, <text:span text:style-name="Source_20_Text">m</text:span> and <text:span text:style-name="Source_20_Text">g</text:span>, and their alternative notation <text:span text:style-name="Source_20_Text">kb</text:span>, <text:span text:style-name="Source_20_Text">mb</text:span> and <text:span text:style-name="Source_20_Text">gb</text:span>. Decimal values are not supported at this time.</text:p>
      <text:h text:style-name="Heading_20_2" text:outline-level="2"><text:bookmark text:name="volume-configuration-reference"/>Volume configuration reference</text:h>
      <text:p text:style-name="Text_20_body">While it is possible to declare <text:a xlink:type="simple" xlink:href="https://docs.docker.com/compose/compose-file/compose-file-v2/#volumes" text:style-name="Internet_20_link" text:visited-style-name="Visited_20_Internet_20_Link">volumes</text:a> on the fly as part of the service declaration, this section allows you to create named volumes that can be reused across multiple services (without relying on <text:span text:style-name="Source_20_Text">volumes_from</text:span>), and are easily retrieved and inspected using the docker command line or API. See the <text:a xlink:type="simple" xlink:href="https://docs.docker.com/engine/reference/commandline/volume_create/" text:style-name="Internet_20_link" text:visited-style-name="Visited_20_Internet_20_Link">docker volume</text:a> subcommand documentation for more information.</text:p>
      <text:p text:style-name="Text_20_body">See <text:a xlink:type="simple" xlink:href="https://docs.docker.com/storage/volumes/" text:style-name="Internet_20_link" text:visited-style-name="Visited_20_Internet_20_Link">use volumes</text:a> and <text:a xlink:type="simple" xlink:href="https://docs.docker.com/engine/extend/plugins_volume/" text:style-name="Internet_20_link" text:visited-style-name="Visited_20_Internet_20_Link">volume plugins</text:a> for general information on volumes.</text:p>
      <text:p text:style-name="Text_20_body">Here’s an example of a two-service setup where a database’s data directory is shared with another service as a volume so that it can be periodically backed up:</text:p>
      <text:p text:style-name="Preformatted_20_Text"><text:span text:style-name="Source_20_Text">version: "2.4"</text:span></text:p>
      <text:p text:style-name="Preformatted_20_Text"/>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db</text:span></text:p>
      <text:p text:style-name="Preformatted_20_Text"><text:span text:style-name="Source_20_Text"><text:s text:c="4"/>volumes:</text:span></text:p>
      <text:p text:style-name="Preformatted_20_Text"><text:span text:style-name="Source_20_Text"><text:s text:c="6"/>- data-volume:/var/lib/db</text:span></text:p>
      <text:p text:style-name="Preformatted_20_Text"><text:span text:style-name="Source_20_Text"><text:s text:c="2"/>backup:</text:span></text:p>
      <text:p text:style-name="Preformatted_20_Text"><text:span text:style-name="Source_20_Text"><text:s text:c="4"/>image: backup-service</text:span></text:p>
      <text:p text:style-name="Preformatted_20_Text"><text:span text:style-name="Source_20_Text"><text:s text:c="4"/>volumes:</text:span></text:p>
      <text:p text:style-name="Preformatted_20_Text"><text:span text:style-name="Source_20_Text"><text:s text:c="6"/>- data-volume:/var/lib/backup/data</text:span></text:p>
      <text:p text:style-name="Preformatted_20_Text"/>
      <text:p text:style-name="Preformatted_20_Text"><text:span text:style-name="Source_20_Text">volumes:</text:span></text:p>
      <text:p text:style-name="P2"><text:span text:style-name="Source_20_Text"><text:s text:c="2"/>data-volume:</text:span></text:p>
      <text:p text:style-name="Text_20_body">An entry under the top-level <text:span text:style-name="Source_20_Text">volumes</text:span> key can be empty, in which case it uses the default driver configured by the Engine (in most cases, this is the <text:span text:style-name="Source_20_Text">local</text:span> driver). Optionally, you can configure it with the following keys:</text:p>
      <text:h text:style-name="Heading_20_3" text:outline-level="3"><text:bookmark text:name="driver"/>driver</text:h>
      <text:p text:style-name="Text_20_body">Specify which volume driver should be used for this volume. Defaults to whatever driver the Docker Engine has been configured to use, which in most cases is <text:span text:style-name="Source_20_Text">local</text:span>. If the driver is not available, the Engine returns an error when <text:span text:style-name="Source_20_Text">docker-compose up</text:span> tries to create the volume.</text:p>
      <text:p text:style-name="P2"><text:span text:style-name="Source_20_Text">driver: foobar</text:span></text:p>
      <text:h text:style-name="Heading_20_3" text:outline-level="3"><text:bookmark text:name="driver_opts"/>driver_opts</text:h>
      <text:p text:style-name="Text_20_body">Specify a list of options as key-value pairs to pass to the driver for this volume. Those options are driver-dependent - consult the driver’s documentation for more information. Optional.</text:p>
      <text:p text:style-name="Preformatted_20_Text"><text:span text:style-name="Source_20_Text">volumes:</text:span></text:p>
      <text:p text:style-name="Preformatted_20_Text"><text:span text:style-name="Source_20_Text"><text:s text:c="2"/>example:</text:span></text:p>
      <text:p text:style-name="Preformatted_20_Text"><text:span text:style-name="Source_20_Text"><text:s text:c="4"/>driver_opts:</text:span></text:p>
      <text:p text:style-name="Preformatted_20_Text"><text:span text:style-name="Source_20_Text"><text:s text:c="6"/>type: "nfs"</text:span></text:p>
      <text:p text:style-name="Preformatted_20_Text"><text:span text:style-name="Source_20_Text"><text:s text:c="6"/>o: "addr=10.40.0.199,nolock,soft,rw"</text:span></text:p>
      <text:p text:style-name="P2"><text:span text:style-name="Source_20_Text"><text:s text:c="6"/>device: ":/docker/example"</text:span></text:p>
      <text:h text:style-name="Heading_20_3" text:outline-level="3"><text:bookmark text:name="external"/><text:soft-page-break/>external</text:h>
      <text:p text:style-name="Text_20_body">If set to <text:span text:style-name="Source_20_Text">true</text:span>, specifies that this volume has been created outside of Compose. <text:span text:style-name="Source_20_Text">docker-compose up</text:span> does not attempt to create it, and raises an error if it doesn’t exist.</text:p>
      <text:p text:style-name="Text_20_body">For version 2.0 of the format, <text:span text:style-name="Source_20_Text">external</text:span> cannot be used in conjunction with other volume configuration keys (<text:span text:style-name="Source_20_Text">driver</text:span>, <text:span text:style-name="Source_20_Text">driver_opts</text:span>, <text:span text:style-name="Source_20_Text">labels</text:span>). This limitation no longer exists for <text:a xlink:type="simple" xlink:href="https://docs.docker.com/compose/compose-file/compose-versioning/#version-21" text:style-name="Internet_20_link" text:visited-style-name="Visited_20_Internet_20_Link">version 2.1</text:a> and above.</text:p>
      <text:p text:style-name="Text_20_body">In the example below, instead of attempting to create a volume called <text:span text:style-name="Source_20_Text">[projectname]_data</text:span>, Compose looks for an existing volume simply called <text:span text:style-name="Source_20_Text">data</text:span> and mount it into the <text:span text:style-name="Source_20_Text">db</text:span> service’s containers.</text:p>
      <text:p text:style-name="Preformatted_20_Text"><text:span text:style-name="Source_20_Text">version: "2.4"</text:span></text:p>
      <text:p text:style-name="Preformatted_20_Text"/>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volumes:</text:span></text:p>
      <text:p text:style-name="Preformatted_20_Text"><text:span text:style-name="Source_20_Text"><text:s text:c="6"/>- data:/var/lib/postgresql/data</text:span></text:p>
      <text:p text:style-name="Preformatted_20_Text"/>
      <text:p text:style-name="Preformatted_20_Text"><text:span text:style-name="Source_20_Text">volumes:</text:span></text:p>
      <text:p text:style-name="Preformatted_20_Text"><text:span text:style-name="Source_20_Text"><text:s text:c="2"/>data:</text:span></text:p>
      <text:p text:style-name="P2"><text:span text:style-name="Source_20_Text"><text:s text:c="4"/>external: true</text:span></text:p>
      <text:p text:style-name="Text_20_body">You can also specify the name of the volume separately from the name used to refer to it within the Compose file:</text:p>
      <text:p text:style-name="Preformatted_20_Text"><text:span text:style-name="Source_20_Text">volumes:</text:span></text:p>
      <text:p text:style-name="Preformatted_20_Text"><text:span text:style-name="Source_20_Text"><text:s text:c="2"/>data:</text:span></text:p>
      <text:p text:style-name="Preformatted_20_Text"><text:span text:style-name="Source_20_Text"><text:s text:c="4"/>external:</text:span></text:p>
      <text:p text:style-name="P2"><text:span text:style-name="Source_20_Text"><text:s text:c="6"/>name: actual-name-of-volume</text:span></text:p>
      <text:p text:style-name="Quotations">Deprecated in <text:a xlink:type="simple" xlink:href="https://docs.docker.com/compose/compose-file/compose-versioning/#version-21" text:style-name="Internet_20_link" text:visited-style-name="Visited_20_Internet_20_Link">version 2.1</text:a> file format.</text:p>
      <text:p text:style-name="Quotations">external.name was deprecated in version 2.1 file format use <text:span text:style-name="Source_20_Text">name</text:span> instead.</text:p>
      <text:h text:style-name="Heading_20_3" text:outline-level="3"><text:bookmark text:name="labels-2"/>labels</text:h>
      <text:p text:style-name="Quotations">Added in <text:a xlink:type="simple" xlink:href="https://docs.docker.com/compose/compose-file/compose-versioning/#version-21" text:style-name="Internet_20_link" text:visited-style-name="Visited_20_Internet_20_Link">version 2.1</text:a> file format.</text:p>
      <text:p text:style-name="Text_20_body">Add metadata to containers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labels:</text:span></text:p>
      <text:p text:style-name="Preformatted_20_Text"><text:span text:style-name="Source_20_Text"><text:s text:c="2"/>com.example.description: "Database volume"</text:span></text:p>
      <text:p text:style-name="Preformatted_20_Text"><text:span text:style-name="Source_20_Text"><text:s text:c="2"/>com.example.department: "IT/Ops"</text:span></text:p>
      <text:p text:style-name="P2"><text:span text:style-name="Source_20_Text"><text:s text:c="2"/>com.example.label-with-empty-value: ""</text:span></text:p>
      <text:p text:style-name="Preformatted_20_Text"><text:span text:style-name="Source_20_Text">labels:</text:span></text:p>
      <text:p text:style-name="Preformatted_20_Text"><text:span text:style-name="Source_20_Text"><text:s text:c="2"/>- "com.example.description=Database volume"</text:span></text:p>
      <text:p text:style-name="Preformatted_20_Text"><text:span text:style-name="Source_20_Text"><text:s text:c="2"/>- "com.example.department=IT/Ops"</text:span></text:p>
      <text:p text:style-name="P2"><text:span text:style-name="Source_20_Text"><text:s text:c="2"/>- "com.example.label-with-empty-value"</text:span></text:p>
      <text:h text:style-name="Heading_20_3" text:outline-level="3"><text:bookmark text:name="name"/><text:soft-page-break/>name</text:h>
      <text:p text:style-name="Quotations">Added in <text:a xlink:type="simple" xlink:href="https://docs.docker.com/compose/compose-file/compose-versioning/#version-21" text:style-name="Internet_20_link" text:visited-style-name="Visited_20_Internet_20_Link">version 2.1</text:a> file format.</text:p>
      <text:p text:style-name="Text_20_body">Set a custom name for this volume. The name field can be used to reference volumes that contain special characters. The name is used as is and will <text:span text:style-name="Strong_20_Emphasis">not</text:span> be scoped with the stack name.</text:p>
      <text:p text:style-name="Preformatted_20_Text"><text:span text:style-name="Source_20_Text">version: "2.4"</text:span></text:p>
      <text:p text:style-name="Preformatted_20_Text"><text:span text:style-name="Source_20_Text">volumes:</text:span></text:p>
      <text:p text:style-name="Preformatted_20_Text"><text:span text:style-name="Source_20_Text"><text:s text:c="2"/>data:</text:span></text:p>
      <text:p text:style-name="P2"><text:span text:style-name="Source_20_Text"><text:s text:c="4"/>name: my-app-data</text:span></text:p>
      <text:p text:style-name="Text_20_body">It can also be used in conjunction with the <text:span text:style-name="Source_20_Text">external</text:span> property:</text:p>
      <text:p text:style-name="Preformatted_20_Text"><text:span text:style-name="Source_20_Text">version: "2.4"</text:span></text:p>
      <text:p text:style-name="Preformatted_20_Text"><text:span text:style-name="Source_20_Text">volumes:</text:span></text:p>
      <text:p text:style-name="Preformatted_20_Text"><text:span text:style-name="Source_20_Text"><text:s text:c="2"/>data:</text:span></text:p>
      <text:p text:style-name="Preformatted_20_Text"><text:span text:style-name="Source_20_Text"><text:s text:c="4"/>external: true</text:span></text:p>
      <text:p text:style-name="P2"><text:span text:style-name="Source_20_Text"><text:s text:c="4"/>name: my-app-data</text:span></text:p>
      <text:h text:style-name="Heading_20_2" text:outline-level="2"><text:bookmark text:name="network-configuration-reference"/>Network configuration reference</text:h>
      <text:p text:style-name="Text_20_body">The top-level <text:span text:style-name="Source_20_Text">networks</text:span> key lets you specify networks to be created. For a full explanation of Compose’s use of Docker networking features, see the <text:a xlink:type="simple" xlink:href="https://docs.docker.com/compose/networking/" text:style-name="Internet_20_link" text:visited-style-name="Visited_20_Internet_20_Link">Networking guide</text:a>.</text:p>
      <text:h text:style-name="Heading_20_3" text:outline-level="3"><text:bookmark text:name="driver-1"/>driver</text:h>
      <text:p text:style-name="Text_20_body">Specify which driver should be used for this network.</text:p>
      <text:p text:style-name="Text_20_body">The default driver depends on how the Docker Engine you’re using is configured, but in most instances it is <text:span text:style-name="Source_20_Text">bridge</text:span> on a single host and <text:span text:style-name="Source_20_Text">overlay</text:span> on a Swarm.</text:p>
      <text:p text:style-name="Text_20_body">The Docker Engine returns an error if the driver is not available.</text:p>
      <text:p text:style-name="P2"><text:span text:style-name="Source_20_Text">driver: overlay</text:span></text:p>
      <text:p text:style-name="Quotations">Changed in <text:a xlink:type="simple" xlink:href="https://docs.docker.com/compose/compose-file/compose-versioning/#version-21" text:style-name="Internet_20_link" text:visited-style-name="Visited_20_Internet_20_Link">version 2.1</text:a> file format.</text:p>
      <text:p text:style-name="Quotations">Starting with Compose file format 2.1, overlay networks are always created as <text:span text:style-name="Source_20_Text">attachable</text:span>, and this is not configurable. This means that standalone containers can connect to overlay networks.</text:p>
      <text:h text:style-name="Heading_20_3" text:outline-level="3"><text:bookmark text:name="driver_opts-1"/>driver_opts</text:h>
      <text:p text:style-name="Text_20_body">Specify a list of options as key-value pairs to pass to the driver for this network. Those options are driver-dependent - consult the driver’s documentation for more information. Optional.</text:p>
      <text:p text:style-name="Preformatted_20_Text"><text:span text:style-name="Source_20_Text">driver_opts:</text:span></text:p>
      <text:p text:style-name="Preformatted_20_Text"><text:span text:style-name="Source_20_Text"><text:s text:c="2"/>foo: "bar"</text:span></text:p>
      <text:p text:style-name="P2"><text:span text:style-name="Source_20_Text"><text:s text:c="2"/>baz: 1</text:span></text:p>
      <text:h text:style-name="Heading_20_3" text:outline-level="3"><text:bookmark text:name="enable_ipv6"/>enable_ipv6</text:h>
      <text:p text:style-name="Quotations">Added in <text:a xlink:type="simple" xlink:href="https://docs.docker.com/compose/compose-file/compose-versioning/#version-21" text:style-name="Internet_20_link" text:visited-style-name="Visited_20_Internet_20_Link">version 2.1</text:a> file format.</text:p>
      <text:p text:style-name="Text_20_body"><text:soft-page-break/>Enable IPv6 networking on this network.</text:p>
      <text:h text:style-name="Heading_20_3" text:outline-level="3"><text:bookmark text:name="ipam"/>ipam</text:h>
      <text:p text:style-name="Text_20_body">Specify custom IPAM config. This is an object with several properties, each of which is optional:</text:p>
      <text:list xml:id="list1897676474" text:style-name="L6">
        <text:list-item>
          <text:p text:style-name="P40"><text:span text:style-name="Source_20_Text">driver</text:span>: Custom IPAM driver, instead of the default. </text:p>
        </text:list-item>
        <text:list-item>
          <text:p text:style-name="P40"><text:span text:style-name="Source_20_Text">config</text:span>: A list with zero or more config blocks, each containing any of the following keys: </text:p>
          <text:list>
            <text:list-item>
              <text:p text:style-name="P40"><text:span text:style-name="Source_20_Text">subnet</text:span>: Subnet in CIDR format that represents a network segment </text:p>
            </text:list-item>
            <text:list-item>
              <text:p text:style-name="P40"><text:span text:style-name="Source_20_Text">ip_range</text:span>: Range of IPs from which to allocate container IPs </text:p>
            </text:list-item>
            <text:list-item>
              <text:p text:style-name="P40"><text:span text:style-name="Source_20_Text">gateway</text:span>: IPv4 or IPv6 gateway for the master subnet </text:p>
            </text:list-item>
            <text:list-item>
              <text:p text:style-name="P40"><text:span text:style-name="Source_20_Text">aux_addresses</text:span>: Auxiliary IPv4 or IPv6 addresses used by Network driver, as a mapping from hostname to IP </text:p>
            </text:list-item>
          </text:list>
        </text:list-item>
        <text:list-item>
          <text:p text:style-name="P12"><text:span text:style-name="Source_20_Text">options</text:span>: Driver-specific options as a key-value mapping. </text:p>
        </text:list-item>
      </text:list>
      <text:p text:style-name="Text_20_body">A full example:</text:p>
      <text:p text:style-name="Preformatted_20_Text"><text:span text:style-name="Source_20_Text">ipam:</text:span></text:p>
      <text:p text:style-name="Preformatted_20_Text"><text:span text:style-name="Source_20_Text"><text:s text:c="2"/>driver: default</text:span></text:p>
      <text:p text:style-name="Preformatted_20_Text"><text:span text:style-name="Source_20_Text"><text:s text:c="2"/>config:</text:span></text:p>
      <text:p text:style-name="Preformatted_20_Text"><text:span text:style-name="Source_20_Text"><text:s text:c="4"/>- subnet: 172.28.0.0/16</text:span></text:p>
      <text:p text:style-name="Preformatted_20_Text"><text:span text:style-name="Source_20_Text"><text:s text:c="6"/>ip_range: 172.28.5.0/24</text:span></text:p>
      <text:p text:style-name="Preformatted_20_Text"><text:span text:style-name="Source_20_Text"><text:s text:c="6"/>gateway: 172.28.5.254</text:span></text:p>
      <text:p text:style-name="Preformatted_20_Text"><text:span text:style-name="Source_20_Text"><text:s text:c="6"/>aux_addresses:</text:span></text:p>
      <text:p text:style-name="Preformatted_20_Text"><text:span text:style-name="Source_20_Text"><text:s text:c="8"/>host1: 172.28.1.5</text:span></text:p>
      <text:p text:style-name="Preformatted_20_Text"><text:span text:style-name="Source_20_Text"><text:s text:c="8"/>host2: 172.28.1.6</text:span></text:p>
      <text:p text:style-name="Preformatted_20_Text"><text:span text:style-name="Source_20_Text"><text:s text:c="8"/>host3: 172.28.1.7</text:span></text:p>
      <text:p text:style-name="Preformatted_20_Text"><text:span text:style-name="Source_20_Text"><text:s text:c="2"/>options:</text:span></text:p>
      <text:p text:style-name="Preformatted_20_Text"><text:span text:style-name="Source_20_Text"><text:s text:c="4"/>foo: bar</text:span></text:p>
      <text:p text:style-name="P2"><text:span text:style-name="Source_20_Text"><text:s text:c="4"/>baz: "0"</text:span></text:p>
      <text:h text:style-name="Heading_20_3" text:outline-level="3"><text:bookmark text:name="internal"/>internal</text:h>
      <text:p text:style-name="Text_20_body">By default, Docker also connects a bridge network to it to provide external connectivity. If you want to create an externally isolated overlay network, you can set this option to <text:span text:style-name="Source_20_Text">true</text:span>.</text:p>
      <text:h text:style-name="Heading_20_3" text:outline-level="3"><text:bookmark text:name="labels-3"/>labels</text:h>
      <text:p text:style-name="Quotations">Added in <text:a xlink:type="simple" xlink:href="https://docs.docker.com/compose/compose-file/compose-versioning/#version-21" text:style-name="Internet_20_link" text:visited-style-name="Visited_20_Internet_20_Link">version 2.1</text:a> file format.</text:p>
      <text:p text:style-name="Text_20_body">Add metadata to containers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labels:</text:span></text:p>
      <text:p text:style-name="Preformatted_20_Text"><text:span text:style-name="Source_20_Text"><text:s text:c="2"/>com.example.description: "Financial transaction network"</text:span></text:p>
      <text:p text:style-name="Preformatted_20_Text"><text:span text:style-name="Source_20_Text"><text:s text:c="2"/>com.example.department: "Finance"</text:span></text:p>
      <text:p text:style-name="P2"><text:span text:style-name="Source_20_Text"><text:s text:c="2"/>com.example.label-with-empty-value: ""</text:span></text:p>
      <text:p text:style-name="Preformatted_20_Text"><text:span text:style-name="Source_20_Text">labels:</text:span></text:p>
      <text:p text:style-name="Preformatted_20_Text"><text:span text:style-name="Source_20_Text"><text:s text:c="2"/>- "com.example.description=Financial transaction network"</text:span></text:p>
      <text:p text:style-name="Preformatted_20_Text"><text:span text:style-name="Source_20_Text"><text:s text:c="2"/>- "com.example.department=Finance"</text:span></text:p>
      <text:p text:style-name="P2"><text:span text:style-name="Source_20_Text"><text:s text:c="2"/>- "com.example.label-with-empty-value"</text:span></text:p>
      <text:h text:style-name="Heading_20_3" text:outline-level="3"><text:bookmark text:name="external-1"/><text:soft-page-break/>external</text:h>
      <text:p text:style-name="Text_20_body">If set to <text:span text:style-name="Source_20_Text">true</text:span>, specifies that this network has been created outside of Compose. <text:span text:style-name="Source_20_Text">docker-compose up</text:span> does not attempt to create it, and raises an error if it doesn’t exist.</text:p>
      <text:p text:style-name="Text_20_body">For version 2.0 of the format, <text:span text:style-name="Source_20_Text">external</text:span> cannot be used in conjunction with other network configuration keys (<text:span text:style-name="Source_20_Text">driver</text:span>, <text:span text:style-name="Source_20_Text">driver_opts</text:span>, <text:span text:style-name="Source_20_Text">ipam</text:span>, <text:span text:style-name="Source_20_Text">internal</text:span>). This limitation no longer exists for <text:a xlink:type="simple" xlink:href="https://docs.docker.com/compose/compose-file/compose-versioning/#version-21" text:style-name="Internet_20_link" text:visited-style-name="Visited_20_Internet_20_Link">version 2.1</text:a> and above.</text:p>
      <text:p text:style-name="Text_20_body">In the example below, <text:span text:style-name="Source_20_Text">proxy</text:span> is the gateway to the outside world. Instead of attempting to create a network called <text:span text:style-name="Source_20_Text">[projectname]_outside</text:span>, Compose looks for an existing network simply called <text:span text:style-name="Source_20_Text">outside</text:span> and connect the <text:span text:style-name="Source_20_Text">proxy</text:span> service’s containers to it.</text:p>
      <text:p text:style-name="Preformatted_20_Text"><text:span text:style-name="Source_20_Text">version: "2.4"</text:span></text:p>
      <text:p text:style-name="Preformatted_20_Text"/>
      <text:p text:style-name="Preformatted_20_Text"><text:span text:style-name="Source_20_Text">services:</text:span></text:p>
      <text:p text:style-name="Preformatted_20_Text"><text:span text:style-name="Source_20_Text"><text:s text:c="2"/>proxy:</text:span></text:p>
      <text:p text:style-name="Preformatted_20_Text"><text:span text:style-name="Source_20_Text"><text:s text:c="4"/>build: ./proxy</text:span></text:p>
      <text:p text:style-name="Preformatted_20_Text"><text:span text:style-name="Source_20_Text"><text:s text:c="4"/>networks:</text:span></text:p>
      <text:p text:style-name="Preformatted_20_Text"><text:span text:style-name="Source_20_Text"><text:s text:c="6"/>- outside</text:span></text:p>
      <text:p text:style-name="Preformatted_20_Text"><text:span text:style-name="Source_20_Text"><text:s text:c="6"/>- default</text:span></text:p>
      <text:p text:style-name="Preformatted_20_Text"><text:span text:style-name="Source_20_Text"><text:s text:c="2"/>app:</text:span></text:p>
      <text:p text:style-name="Preformatted_20_Text"><text:span text:style-name="Source_20_Text"><text:s text:c="4"/>build: ./app</text:span></text:p>
      <text:p text:style-name="Preformatted_20_Text"><text:span text:style-name="Source_20_Text"><text:s text:c="4"/>networks:</text:span></text:p>
      <text:p text:style-name="Preformatted_20_Text"><text:span text:style-name="Source_20_Text"><text:s text:c="6"/>- default</text:span></text:p>
      <text:p text:style-name="Preformatted_20_Text"/>
      <text:p text:style-name="Preformatted_20_Text"><text:span text:style-name="Source_20_Text">networks:</text:span></text:p>
      <text:p text:style-name="Preformatted_20_Text"><text:span text:style-name="Source_20_Text"><text:s text:c="2"/>outside:</text:span></text:p>
      <text:p text:style-name="P2"><text:span text:style-name="Source_20_Text"><text:s text:c="4"/>external: true</text:span></text:p>
      <text:p text:style-name="Text_20_body">You can also specify the name of the network separately from the name used to refer to it within the Compose file:</text:p>
      <text:p text:style-name="Preformatted_20_Text"><text:span text:style-name="Source_20_Text">version: "2.4"</text:span></text:p>
      <text:p text:style-name="Preformatted_20_Text"><text:span text:style-name="Source_20_Text">networks:</text:span></text:p>
      <text:p text:style-name="Preformatted_20_Text"><text:span text:style-name="Source_20_Text"><text:s text:c="2"/>outside:</text:span></text:p>
      <text:p text:style-name="Preformatted_20_Text"><text:span text:style-name="Source_20_Text"><text:s text:c="4"/>external:</text:span></text:p>
      <text:p text:style-name="P2"><text:span text:style-name="Source_20_Text"><text:s text:c="6"/>name: actual-name-of-network</text:span></text:p>
      <text:p text:style-name="Text_20_body">Not supported for version 2 <text:span text:style-name="Source_20_Text">docker-compose</text:span> files. Use <text:a xlink:type="simple" xlink:href="https://docs.docker.com/compose/compose-file/compose-file-v2/#network_mode" text:style-name="Internet_20_link" text:visited-style-name="Visited_20_Internet_20_Link">network_mode</text:a> instead.</text:p>
      <text:h text:style-name="Heading_20_3" text:outline-level="3"><text:bookmark text:name="name-1"/>name</text:h>
      <text:p text:style-name="Quotations">Added in <text:a xlink:type="simple" xlink:href="https://docs.docker.com/compose/compose-file/compose-versioning/#version-21" text:style-name="Internet_20_link" text:visited-style-name="Visited_20_Internet_20_Link">version 2.1</text:a> file format.</text:p>
      <text:p text:style-name="Text_20_body">Set a custom name for this network. The name field can be used to reference networks which contain special characters. The name is used as is and will <text:span text:style-name="Strong_20_Emphasis">not</text:span> be scoped with the stack name.</text:p>
      <text:p text:style-name="Preformatted_20_Text"><text:span text:style-name="Source_20_Text">version: "2.4"</text:span></text:p>
      <text:p text:style-name="Preformatted_20_Text"><text:span text:style-name="Source_20_Text">networks:</text:span></text:p>
      <text:p text:style-name="Preformatted_20_Text"><text:span text:style-name="Source_20_Text"><text:s text:c="2"/>network1:</text:span></text:p>
      <text:p text:style-name="P2"><text:span text:style-name="Source_20_Text"><text:s text:c="4"/>name: my-app-net</text:span></text:p>
      <text:p text:style-name="Text_20_body">It can also be used in conjunction with the <text:span text:style-name="Source_20_Text">external</text:span> property:</text:p>
      <text:p text:style-name="Preformatted_20_Text"><text:span text:style-name="Source_20_Text">version: "2.4"</text:span></text:p>
      <text:p text:style-name="Preformatted_20_Text"><text:span text:style-name="Source_20_Text">networks:</text:span></text:p>
      <text:p text:style-name="Preformatted_20_Text"><text:span text:style-name="Source_20_Text"><text:s text:c="2"/>network1:</text:span></text:p>
      <text:p text:style-name="Preformatted_20_Text"><text:soft-page-break/><text:span text:style-name="Source_20_Text"><text:s text:c="4"/>external: true</text:span></text:p>
      <text:p text:style-name="P2"><text:span text:style-name="Source_20_Text"><text:s text:c="4"/>name: my-app-net</text:span></text:p>
      <text:h text:style-name="Heading_20_2" text:outline-level="2"><text:bookmark text:name="variable-substitution"/>Variable substitution</text:h>
      <text:p text:style-name="Text_20_body">Your configuration options can contain environment variables. Compose uses the variable values from the shell environment in which <text:span text:style-name="Source_20_Text">docker-compose</text:span> is run. For example, suppose the shell contains <text:span text:style-name="Source_20_Text">POSTGRES_VERSION=9.3</text:span> and you supply this configuration:</text:p>
      <text:p text:style-name="Preformatted_20_Text"><text:span text:style-name="Source_20_Text">db:</text:span></text:p>
      <text:p text:style-name="P2"><text:span text:style-name="Source_20_Text"><text:s text:c="2"/>image: "postgres:${POSTGRES_VERSION}"</text:span></text:p>
      <text:p text:style-name="Text_20_body">When you run <text:span text:style-name="Source_20_Text">docker-compose up</text:span> with this configuration, Compose looks for the <text:span text:style-name="Source_20_Text">POSTGRES_VERSION</text:span> environment variable in the shell and substitutes its value in. For this example, Compose resolves the <text:span text:style-name="Source_20_Text">image</text:span> to <text:span text:style-name="Source_20_Text">postgres:9.3</text:span> before running the configuration.</text:p>
      <text:p text:style-name="Text_20_body">If an environment variable is not set, Compose substitutes with an empty string. In the example above, if <text:span text:style-name="Source_20_Text">POSTGRES_VERSION</text:span> is not set, the value for the <text:span text:style-name="Source_20_Text">image</text:span> option is <text:span text:style-name="Source_20_Text">postgres:</text:span>.</text:p>
      <text:p text:style-name="Text_20_body">You can set default values for environment variables using a <text:a xlink:type="simple" xlink:href="https://docs.docker.com/compose/env-file/" text:style-name="Internet_20_link" text:visited-style-name="Visited_20_Internet_20_Link"><text:span text:style-name="Source_20_Text">.env</text:span></text:a><text:a xlink:type="simple" xlink:href="https://docs.docker.com/compose/env-file/" text:style-name="Internet_20_link" text:visited-style-name="Visited_20_Internet_20_Link"> file</text:a>, which Compose automatically looks for in project directory (parent folder of your Compose file). Values set in the shell environment override those set in the <text:span text:style-name="Source_20_Text">.env</text:span> file.</text:p>
      <text:p text:style-name="Quotations">Note when using docker stack deploy</text:p>
      <text:p text:style-name="Quotations">The <text:span text:style-name="Source_20_Text">.env file</text:span> feature only works when you use the <text:span text:style-name="Source_20_Text">docker-compose up</text:span> command and does not work with <text:span text:style-name="Source_20_Text">docker stack deploy</text:span>.</text:p>
      <text:p text:style-name="Text_20_body">Both <text:span text:style-name="Source_20_Text">$VARIABLE</text:span> and <text:span text:style-name="Source_20_Text">${VARIABLE}</text:span> syntax are supported. Additionally when using the <text:a xlink:type="simple" xlink:href="https://docs.docker.com/compose/compose-file/compose-versioning/#version-21" text:style-name="Internet_20_link" text:visited-style-name="Visited_20_Internet_20_Link">2.1 file format</text:a>, it is possible to provide inline default values using typical shell syntax:</text:p>
      <text:list xml:id="list1292246901" text:style-name="L7">
        <text:list-item>
          <text:p text:style-name="P41"><text:span text:style-name="Source_20_Text">${VARIABLE:-default}</text:span> evaluates to <text:span text:style-name="Source_20_Text">default</text:span> if <text:span text:style-name="Source_20_Text">VARIABLE</text:span> is unset or empty in the environment. </text:p>
        </text:list-item>
        <text:list-item>
          <text:p text:style-name="P13"><text:span text:style-name="Source_20_Text">${VARIABLE-default}</text:span> evaluates to <text:span text:style-name="Source_20_Text">default</text:span> only if <text:span text:style-name="Source_20_Text">VARIABLE</text:span> is unset in the environment. </text:p>
        </text:list-item>
      </text:list>
      <text:p text:style-name="Text_20_body">Similarly, the following syntax allows you to specify mandatory variables:</text:p>
      <text:list xml:id="list1159537755" text:style-name="L8">
        <text:list-item>
          <text:p text:style-name="P42"><text:span text:style-name="Source_20_Text">${VARIABLE:?err}</text:span> exits with an error message containing <text:span text:style-name="Source_20_Text">err</text:span> if <text:span text:style-name="Source_20_Text">VARIABLE</text:span> is unset or empty in the environment. </text:p>
        </text:list-item>
        <text:list-item>
          <text:p text:style-name="P14"><text:span text:style-name="Source_20_Text">${VARIABLE?err}</text:span> exits with an error message containing <text:span text:style-name="Source_20_Text">err</text:span> if <text:span text:style-name="Source_20_Text">VARIABLE</text:span> is unset in the environment. </text:p>
        </text:list-item>
      </text:list>
      <text:p text:style-name="Text_20_body">Other extended shell-style features, such as <text:span text:style-name="Source_20_Text">${VARIABLE/foo/bar}</text:span>, are not supported.</text:p>
      <text:p text:style-name="Text_20_body">You can use a <text:span text:style-name="Source_20_Text">$$</text:span> (double-dollar sign) when your configuration needs a literal dollar sign. This also prevents Compose from interpolating a value, so a <text:span text:style-name="Source_20_Text">$$</text:span> allows you to refer to environment variables that you don’t want processed by Compose.</text:p>
      <text:p text:style-name="Preformatted_20_Text"><text:span text:style-name="Source_20_Text">web:</text:span></text:p>
      <text:p text:style-name="Preformatted_20_Text"><text:span text:style-name="Source_20_Text"><text:s text:c="2"/>build: .</text:span></text:p>
      <text:p text:style-name="P2"><text:span text:style-name="Source_20_Text"><text:s text:c="2"/>command: "$$VAR_NOT_INTERPOLATED_BY_COMPOSE"</text:span></text:p>
      <text:p text:style-name="Text_20_body"><text:soft-page-break/>If you forget and use a single dollar sign (<text:span text:style-name="Source_20_Text">$</text:span>), Compose interprets the value as an environment variable and warns you:</text:p>
      <text:h text:style-name="Heading_20_2" text:outline-level="2"><text:bookmark text:name="extension-fields"/>Extension fields</text:h>
      <text:p text:style-name="Quotations">Added in <text:a xlink:type="simple" xlink:href="https://docs.docker.com/compose/compose-file/compose-versioning/#version-21" text:style-name="Internet_20_link" text:visited-style-name="Visited_20_Internet_20_Link">version 2.1</text:a> file format.</text:p>
      <text:p text:style-name="Text_20_body">It is possible to re-use configuration fragments using extension fields. Those special fields can be of any format as long as they are located at the root of your Compose file and their name start with the <text:span text:style-name="Source_20_Text">x-</text:span> character sequence.</text:p>
      <text:p text:style-name="Quotations"><text:span text:style-name="Strong_20_Emphasis">Note</text:span></text:p>
      <text:p text:style-name="Quotations">Starting with the 3.7 format (for the 3.x series) and 2.4 format (for the 2.x series), extension fields are also allowed at the root of service, volume, network, config and secret definitions.</text:p>
      <text:p text:style-name="Preformatted_20_Text"><text:span text:style-name="Source_20_Text">version: "3.9"</text:span></text:p>
      <text:p text:style-name="Preformatted_20_Text"><text:span text:style-name="Source_20_Text">x-custom:</text:span></text:p>
      <text:p text:style-name="Preformatted_20_Text"><text:span text:style-name="Source_20_Text"><text:s text:c="2"/>items:</text:span></text:p>
      <text:p text:style-name="Preformatted_20_Text"><text:span text:style-name="Source_20_Text"><text:s text:c="4"/>- a</text:span></text:p>
      <text:p text:style-name="Preformatted_20_Text"><text:span text:style-name="Source_20_Text"><text:s text:c="4"/>- b</text:span></text:p>
      <text:p text:style-name="Preformatted_20_Text"><text:span text:style-name="Source_20_Text"><text:s text:c="2"/>options:</text:span></text:p>
      <text:p text:style-name="Preformatted_20_Text"><text:span text:style-name="Source_20_Text"><text:s text:c="4"/>max-size: '12m'</text:span></text:p>
      <text:p text:style-name="P2"><text:span text:style-name="Source_20_Text"><text:s text:c="2"/>name: "custom"</text:span></text:p>
      <text:p text:style-name="Text_20_body">The contents of those fields are ignored by Compose, but they can be inserted in your resource definitions using <text:a xlink:type="simple" xlink:href="https://yaml.org/spec/1.2/spec.html#id2765878" text:style-name="Internet_20_link" text:visited-style-name="Visited_20_Internet_20_Link">YAML anchors</text:a>. For example, if you want several of your services to use the same logging configuration:</text:p>
      <text:p text:style-name="Preformatted_20_Text"><text:span text:style-name="Source_20_Text">logging:</text:span></text:p>
      <text:p text:style-name="Preformatted_20_Text"><text:span text:style-name="Source_20_Text"><text:s text:c="2"/>options:</text:span></text:p>
      <text:p text:style-name="Preformatted_20_Text"><text:span text:style-name="Source_20_Text"><text:s text:c="4"/>max-size: '12m'</text:span></text:p>
      <text:p text:style-name="Preformatted_20_Text"><text:span text:style-name="Source_20_Text"><text:s text:c="4"/>max-file: '5'</text:span></text:p>
      <text:p text:style-name="P2"><text:span text:style-name="Source_20_Text"><text:s text:c="2"/>driver: json-file</text:span></text:p>
      <text:p text:style-name="Text_20_body">You may write your Compose file as follows:</text:p>
      <text:p text:style-name="Preformatted_20_Text"><text:span text:style-name="Source_20_Text">version: "3.9"</text:span></text:p>
      <text:p text:style-name="Preformatted_20_Text"><text:span text:style-name="Source_20_Text">x-logging:</text:span></text:p>
      <text:p text:style-name="Preformatted_20_Text"><text:span text:style-name="Source_20_Text"><text:s text:c="2"/>&amp;default-logging</text:span></text:p>
      <text:p text:style-name="Preformatted_20_Text"><text:span text:style-name="Source_20_Text"><text:s text:c="2"/>options:</text:span></text:p>
      <text:p text:style-name="Preformatted_20_Text"><text:span text:style-name="Source_20_Text"><text:s text:c="4"/>max-size: '12m'</text:span></text:p>
      <text:p text:style-name="Preformatted_20_Text"><text:span text:style-name="Source_20_Text"><text:s text:c="4"/>max-file: '5'</text:span></text:p>
      <text:p text:style-name="Preformatted_20_Text"><text:span text:style-name="Source_20_Text"><text:s text:c="2"/>driver: json-file</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myapp/web:latest</text:span></text:p>
      <text:p text:style-name="Preformatted_20_Text"><text:span text:style-name="Source_20_Text"><text:s text:c="4"/>logging: *default-logging</text:span></text:p>
      <text:p text:style-name="Preformatted_20_Text"><text:span text:style-name="Source_20_Text"><text:s text:c="2"/>db:</text:span></text:p>
      <text:p text:style-name="Preformatted_20_Text"><text:span text:style-name="Source_20_Text"><text:s text:c="4"/>image: mysql:latest</text:span></text:p>
      <text:p text:style-name="P2"><text:span text:style-name="Source_20_Text"><text:s text:c="4"/>logging: *default-logging</text:span></text:p>
      <text:p text:style-name="Text_20_body">It is also possible to partially override values in extension fields using the <text:a xlink:type="simple" xlink:href="https://yaml.org/type/merge.html" text:style-name="Internet_20_link" text:visited-style-name="Visited_20_Internet_20_Link">YAML merge type</text:a>. For example:</text:p>
      <text:p text:style-name="Preformatted_20_Text"><text:soft-page-break/><text:span text:style-name="Source_20_Text">version: "3.9"</text:span></text:p>
      <text:p text:style-name="Preformatted_20_Text"><text:span text:style-name="Source_20_Text">x-volumes:</text:span></text:p>
      <text:p text:style-name="Preformatted_20_Text"><text:span text:style-name="Source_20_Text"><text:s text:c="2"/>&amp;default-volume</text:span></text:p>
      <text:p text:style-name="Preformatted_20_Text"><text:span text:style-name="Source_20_Text"><text:s text:c="2"/>driver: foobar-storage</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myapp/web:latest</text:span></text:p>
      <text:p text:style-name="Preformatted_20_Text"><text:span text:style-name="Source_20_Text"><text:s text:c="4"/>volumes: ["vol1", "vol2", "vol3"]</text:span></text:p>
      <text:p text:style-name="Preformatted_20_Text"><text:span text:style-name="Source_20_Text">volumes:</text:span></text:p>
      <text:p text:style-name="Preformatted_20_Text"><text:span text:style-name="Source_20_Text"><text:s text:c="2"/>vol1: *default-volume</text:span></text:p>
      <text:p text:style-name="Preformatted_20_Text"><text:span text:style-name="Source_20_Text"><text:s text:c="2"/>vol2:</text:span></text:p>
      <text:p text:style-name="Preformatted_20_Text"><text:span text:style-name="Source_20_Text"><text:s text:c="4"/>&lt;&lt; : *default-volume</text:span></text:p>
      <text:p text:style-name="Preformatted_20_Text"><text:span text:style-name="Source_20_Text"><text:s text:c="4"/>name: volume02</text:span></text:p>
      <text:p text:style-name="Preformatted_20_Text"><text:span text:style-name="Source_20_Text"><text:s text:c="2"/>vol3:</text:span></text:p>
      <text:p text:style-name="Preformatted_20_Text"><text:span text:style-name="Source_20_Text"><text:s text:c="4"/>&lt;&lt; : *default-volume</text:span></text:p>
      <text:p text:style-name="Preformatted_20_Text"><text:span text:style-name="Source_20_Text"><text:s text:c="4"/>driver: default</text:span></text:p>
      <text:p text:style-name="P2"><text:span text:style-name="Source_20_Text"><text:s text:c="4"/>name: volume-local</text:span></text:p>
      <text:h text:style-name="Heading_20_2" text:outline-level="2"><text:bookmark text:name="compose-documentation"/>Compose documentation</text:h>
      <text:list xml:id="list3148187148" text:style-name="L9">
        <text:list-item>
          <text:p text:style-name="P43"><text:a xlink:type="simple" xlink:href="https://docs.docker.com/compose/" text:style-name="Internet_20_link" text:visited-style-name="Visited_20_Internet_20_Link">User guide</text:a> </text:p>
        </text:list-item>
        <text:list-item>
          <text:p text:style-name="P43"><text:a xlink:type="simple" xlink:href="https://docs.docker.com/compose/install/" text:style-name="Internet_20_link" text:visited-style-name="Visited_20_Internet_20_Link">Installing Compose</text:a> </text:p>
        </text:list-item>
        <text:list-item>
          <text:p text:style-name="P43"><text:a xlink:type="simple" xlink:href="https://docs.docker.com/compose/compose-file/compose-versioning/" text:style-name="Internet_20_link" text:visited-style-name="Visited_20_Internet_20_Link">Compose file versions and upgrading</text:a> </text:p>
        </text:list-item>
        <text:list-item>
          <text:p text:style-name="P43"><text:a xlink:type="simple" xlink:href="https://docs.docker.com/compose/samples-for-compose/" text:style-name="Internet_20_link" text:visited-style-name="Visited_20_Internet_20_Link">Sample apps with Compose</text:a> </text:p>
        </text:list-item>
        <text:list-item>
          <text:p text:style-name="P15"><text:a xlink:type="simple" xlink:href="https://docs.docker.com/compose/reference/" text:style-name="Internet_20_link" text:visited-style-name="Visited_20_Internet_20_Link">Command line reference</text:a> </text:p>
        </text:list-item>
      </text:list>
      <text:p text:style-name="Standard"><text:a xlink:type="simple" xlink:href="https://docs.docker.com/compose/compose-file/compose-file-v2/#networks" text:style-name="Internet_20_link" text:visited-style-name="Visited_20_Internet_20_Link">https://docs.docker.com/compose/compose-file/compose-file-v2</text:a></text:p>
      <text:p text:style-name="Standard"/>
      <text:p text:style-name="Standard"/>
      <text:h text:style-name="P1" text:outline-level="1"><text:bookmark text:name="title1"/>Compose file version 3 reference</text:h>
      <text:p text:style-name="Text_20_body"><text:span text:style-name="Emphasis">Estimated reading time: 78 minutes</text:span></text:p>
      <text:h text:style-name="Heading_20_2" text:outline-level="2"><text:bookmark text:name="reference-and-guidelines1"/>Reference and guidelines</text:h>
      <text:p text:style-name="Text_20_body">These topics describe version 3 of the Compose file format. This is the newest version.</text:p>
      <text:h text:style-name="Heading_20_2" text:outline-level="2"><text:bookmark text:name="compose-and-docker-compatibility-matrix1"/>Compose and Docker compatibility matrix</text:h>
      <text:p text:style-name="Text_20_body">There are several versions of the Compose file format – 1, 2, 2.x, and 3.x. The table below is a quick look. For full details on what each version includes and how to upgrade, see <text:a xlink:type="simple" xlink:href="https://docs.docker.com/compose/compose-file/compose-versioning/" text:style-name="Internet_20_link" text:visited-style-name="Visited_20_Internet_20_Link"><text:span text:style-name="Strong_20_Emphasis">About versions and upgrading</text:span></text:a>.</text:p>
      <text:p text:style-name="Text_20_body">This table shows which Compose file versions support specific Docker releases.</text:p>
      <table:table table:name="Tabela2" table:style-name="Tabela2">
        <table:table-column table:style-name="Tabela2.A"/>
        <table:table-column table:style-name="Tabela2.B"/>
        <table:table-header-rows>
          <table:table-row table:style-name="TableLine94842835373216">
            <table:table-cell table:style-name="Tabela2.A1" office:value-type="string">
              <text:p text:style-name="Table_20_Heading"><text:span text:style-name="Strong_20_Emphasis">Compose file format</text:span></text:p>
            </table:table-cell>
            <table:table-cell table:style-name="Tabela2.A1" office:value-type="string">
              <text:p text:style-name="Table_20_Heading"><text:span text:style-name="Strong_20_Emphasis">Docker Engine release</text:span></text:p>
            </table:table-cell>
          </table:table-row>
        </table:table-header-rows>
        <table:table-row table:style-name="TableLine94842835373216">
          <table:table-cell table:style-name="Tabela2.A1" office:value-type="string">
            <text:p text:style-name="Table_20_Contents">Compose specification</text:p>
          </table:table-cell>
          <table:table-cell table:style-name="Tabela2.A1" office:value-type="string">
            <text:p text:style-name="Table_20_Contents">19.03.0+</text:p>
          </table:table-cell>
        </table:table-row>
        <table:table-row table:style-name="TableLine94842835373216">
          <table:table-cell table:style-name="Tabela2.A1" office:value-type="string">
            <text:p text:style-name="Table_20_Contents">3.8</text:p>
          </table:table-cell>
          <table:table-cell table:style-name="Tabela2.A1" office:value-type="string">
            <text:p text:style-name="Table_20_Contents">19.03.0+</text:p>
          </table:table-cell>
        </table:table-row>
        <table:table-row table:style-name="TableLine94842835373216">
          <table:table-cell table:style-name="Tabela2.A1" office:value-type="string">
            <text:p text:style-name="Table_20_Contents">3.7</text:p>
          </table:table-cell>
          <table:table-cell table:style-name="Tabela2.A1" office:value-type="string">
            <text:p text:style-name="Table_20_Contents">18.06.0+</text:p>
          </table:table-cell>
        </table:table-row>
        <table:table-row table:style-name="TableLine94842835373216">
          <table:table-cell table:style-name="Tabela2.A1" office:value-type="string">
            <text:p text:style-name="Table_20_Contents">3.6</text:p>
          </table:table-cell>
          <table:table-cell table:style-name="Tabela2.A1" office:value-type="string">
            <text:p text:style-name="Table_20_Contents">18.02.0+</text:p>
          </table:table-cell>
        </table:table-row>
        <table:table-row table:style-name="TableLine94842835373216">
          <table:table-cell table:style-name="Tabela2.A1" office:value-type="string">
            <text:p text:style-name="Table_20_Contents">3.5</text:p>
          </table:table-cell>
          <table:table-cell table:style-name="Tabela2.A1" office:value-type="string">
            <text:p text:style-name="Table_20_Contents">17.12.0+</text:p>
          </table:table-cell>
        </table:table-row>
        <table:table-row table:style-name="TableLine94842835373216">
          <table:table-cell table:style-name="Tabela2.A1" office:value-type="string">
            <text:p text:style-name="Table_20_Contents">3.4</text:p>
          </table:table-cell>
          <table:table-cell table:style-name="Tabela2.A1" office:value-type="string">
            <text:p text:style-name="Table_20_Contents">17.09.0+</text:p>
          </table:table-cell>
        </table:table-row>
        <table:table-row table:style-name="TableLine94842835373216">
          <table:table-cell table:style-name="Tabela2.A1" office:value-type="string">
            <text:p text:style-name="Table_20_Contents">3.3</text:p>
          </table:table-cell>
          <table:table-cell table:style-name="Tabela2.A1" office:value-type="string">
            <text:p text:style-name="Table_20_Contents">17.06.0+</text:p>
          </table:table-cell>
        </table:table-row>
        <table:table-row table:style-name="TableLine94842835373216">
          <table:table-cell table:style-name="Tabela2.A1" office:value-type="string">
            <text:p text:style-name="Table_20_Contents">3.2</text:p>
          </table:table-cell>
          <table:table-cell table:style-name="Tabela2.A1" office:value-type="string">
            <text:p text:style-name="Table_20_Contents">17.04.0+</text:p>
          </table:table-cell>
        </table:table-row>
        <table:table-row table:style-name="TableLine94842835373216">
          <table:table-cell table:style-name="Tabela2.A1" office:value-type="string">
            <text:p text:style-name="Table_20_Contents">3.1</text:p>
          </table:table-cell>
          <table:table-cell table:style-name="Tabela2.A1" office:value-type="string">
            <text:p text:style-name="Table_20_Contents">1.13.1+</text:p>
          </table:table-cell>
        </table:table-row>
        <table:table-row table:style-name="TableLine94842835373216">
          <table:table-cell table:style-name="Tabela2.A1" office:value-type="string">
            <text:p text:style-name="Table_20_Contents">3.0</text:p>
          </table:table-cell>
          <table:table-cell table:style-name="Tabela2.A1" office:value-type="string">
            <text:p text:style-name="Table_20_Contents">1.13.0+</text:p>
          </table:table-cell>
        </table:table-row>
        <table:table-row table:style-name="TableLine94842835373216">
          <table:table-cell table:style-name="Tabela2.A1" office:value-type="string">
            <text:p text:style-name="Table_20_Contents">2.4</text:p>
          </table:table-cell>
          <table:table-cell table:style-name="Tabela2.A1" office:value-type="string">
            <text:p text:style-name="Table_20_Contents">17.12.0+</text:p>
          </table:table-cell>
        </table:table-row>
        <table:table-row table:style-name="TableLine94842835373216">
          <table:table-cell table:style-name="Tabela2.A1" office:value-type="string">
            <text:p text:style-name="Table_20_Contents">2.3</text:p>
          </table:table-cell>
          <table:table-cell table:style-name="Tabela2.A1" office:value-type="string">
            <text:p text:style-name="Table_20_Contents">17.06.0+</text:p>
          </table:table-cell>
        </table:table-row>
        <table:table-row table:style-name="TableLine94842835373216">
          <table:table-cell table:style-name="Tabela2.A1" office:value-type="string">
            <text:p text:style-name="Table_20_Contents">2.2</text:p>
          </table:table-cell>
          <table:table-cell table:style-name="Tabela2.A1" office:value-type="string">
            <text:p text:style-name="Table_20_Contents">1.13.0+</text:p>
          </table:table-cell>
        </table:table-row>
        <table:table-row table:style-name="TableLine94842835373216">
          <table:table-cell table:style-name="Tabela2.A1" office:value-type="string">
            <text:p text:style-name="Table_20_Contents">2.1</text:p>
          </table:table-cell>
          <table:table-cell table:style-name="Tabela2.A1" office:value-type="string">
            <text:p text:style-name="Table_20_Contents">1.12.0+</text:p>
          </table:table-cell>
        </table:table-row>
        <table:table-row table:style-name="TableLine94842835373216">
          <table:table-cell table:style-name="Tabela2.A1" office:value-type="string">
            <text:p text:style-name="Table_20_Contents">2.0</text:p>
          </table:table-cell>
          <table:table-cell table:style-name="Tabela2.A1" office:value-type="string">
            <text:p text:style-name="Table_20_Contents">1.10.0+</text:p>
          </table:table-cell>
        </table:table-row>
      </table:table>
      <text:p text:style-name="Text_20_body">In addition to Compose file format versions shown in the table, the Compose itself is on a release schedule, as shown in <text:a xlink:type="simple" xlink:href="https://github.com/docker/compose/releases/" text:style-name="Internet_20_link" text:visited-style-name="Visited_20_Internet_20_Link">Compose releases</text:a>, but file format versions do not necessarily increment with each release. For example, Compose file format 3.0 was first introduced in <text:a xlink:type="simple" xlink:href="https://github.com/docker/compose/releases/tag/1.10.0" text:style-name="Internet_20_link" text:visited-style-name="Visited_20_Internet_20_Link">Compose release 1.10.0</text:a>, and versioned gradually in subsequent releases.</text:p>
      <text:p text:style-name="Text_20_body">The latest Compose file format is defined by the <text:a xlink:type="simple" xlink:href="https://github.com/compose-spec/compose-spec/blob/master/spec.md" office:target-frame-name="_blank" xlink:show="new" text:style-name="Internet_20_link" text:visited-style-name="Visited_20_Internet_20_Link">Compose Specification</text:a> and is implemented by Docker Compose <text:span text:style-name="Strong_20_Emphasis">1.27.0+</text:span>.</text:p>
      <text:h text:style-name="Heading_20_2" text:outline-level="2"><text:bookmark text:name="compose-file-structure-and-examples"/>Compose file structure and examples</text:h>
      <text:p text:style-name="Text_20_body">Here is a sample Compose file from the voting app sample used in the <text:a xlink:type="simple" xlink:href="https://github.com/docker/labs/tree/master/beginner/" text:style-name="Internet_20_link" text:visited-style-name="Visited_20_Internet_20_Link">Docker for Beginners lab</text:a> topic on <text:a xlink:type="simple" xlink:href="https://github.com/docker/labs/blob/master/beginner/chapters/votingapp.md" text:style-name="Internet_20_link" text:visited-style-name="Visited_20_Internet_20_Link">Deploying an app to a Swarm</text:a>:</text:p>
      <text:p text:style-name="Text_20_body">Example Compose file version 3 </text:p>
      <text:p text:style-name="Text_20_body"><text:soft-page-break/>The topics on this reference page are organized alphabetically by top-level key to reflect the structure of the Compose file itself. Top-level keys that define a section in the configuration file such as <text:span text:style-name="Source_20_Text">build</text:span>, <text:span text:style-name="Source_20_Text">deploy</text:span>, <text:span text:style-name="Source_20_Text">depends_on</text:span>, <text:span text:style-name="Source_20_Text">networks</text:span>, and so on, are listed with the options that support them as sub-topics. This maps to the <text:span text:style-name="Source_20_Text">&lt;key&gt;: &lt;option&gt;: &lt;value&gt;</text:span> indent structure of the Compose file.</text:p>
      <text:h text:style-name="Heading_20_2" text:outline-level="2"><text:bookmark text:name="service-configuration-reference1"/>Service configuration reference</text:h>
      <text:p text:style-name="Text_20_body">The Compose file is a <text:a xlink:type="simple" xlink:href="https://yaml.org/" text:style-name="Internet_20_link" text:visited-style-name="Visited_20_Internet_20_Link">YAML</text:a> file defining <text:a xlink:type="simple" xlink:href="https://docs.docker.com/compose/compose-file/compose-file-v3/#service-configuration-reference" text:style-name="Internet_20_link" text:visited-style-name="Visited_20_Internet_20_Link">services</text:a>, <text:a xlink:type="simple" xlink:href="https://docs.docker.com/compose/compose-file/compose-file-v3/#network-configuration-reference" text:style-name="Internet_20_link" text:visited-style-name="Visited_20_Internet_20_Link">networks</text:a> and <text:a xlink:type="simple" xlink:href="https://docs.docker.com/compose/compose-file/compose-file-v3/#volume-configuration-reference" text:style-name="Internet_20_link" text:visited-style-name="Visited_20_Internet_20_Link">volumes</text:a>. The default path for a Compose file is <text:span text:style-name="Source_20_Text">./docker-compose.yml</text:span>.</text:p>
      <text:p text:style-name="Quotations"><text:span text:style-name="Strong_20_Emphasis">Tip</text:span>: You can use either a <text:span text:style-name="Source_20_Text">.yml</text:span> or <text:span text:style-name="Source_20_Text">.yaml</text:span> extension for this file. They both work.</text:p>
      <text:p text:style-name="Text_20_body">A service definition contains configuration that is applied to each container started for that service, much like passing command-line parameters to <text:span text:style-name="Source_20_Text">docker run</text:span>. Likewise, network and volume definitions are analogous to <text:span text:style-name="Source_20_Text">docker network create</text:span> and <text:span text:style-name="Source_20_Text">docker volume create</text:span>.</text:p>
      <text:p text:style-name="Text_20_body">As with <text:span text:style-name="Source_20_Text">docker run</text:span>, options specified in the Dockerfile, such as <text:span text:style-name="Source_20_Text">CMD</text:span>, <text:span text:style-name="Source_20_Text">EXPOSE</text:span>, <text:span text:style-name="Source_20_Text">VOLUME</text:span>, <text:span text:style-name="Source_20_Text">ENV</text:span>, are respected by default - you don’t need to specify them again in <text:span text:style-name="Source_20_Text">docker-compose.yml</text:span>.</text:p>
      <text:p text:style-name="Text_20_body">You can use environment variables in configuration values with a Bash-like <text:span text:style-name="Source_20_Text">${VARIABLE}</text:span> syntax - see <text:a xlink:type="simple" xlink:href="https://docs.docker.com/compose/compose-file/compose-file-v3/#variable-substitution" text:style-name="Internet_20_link" text:visited-style-name="Visited_20_Internet_20_Link">variable substitution</text:a> for full details.</text:p>
      <text:p text:style-name="Text_20_body">This section contains a list of all configuration options supported by a service definition in version 3.</text:p>
      <text:h text:style-name="Heading_20_3" text:outline-level="3"><text:bookmark text:name="build1"/>build</text:h>
      <text:p text:style-name="Text_20_body">Configuration options that are applied at build time.</text:p>
      <text:p text:style-name="Text_20_body"><text:span text:style-name="Source_20_Text">build</text:span> can be specified either as a string containing a path to the build contex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app:</text:span></text:p>
      <text:p text:style-name="P2"><text:span text:style-name="Source_20_Text"><text:s text:c="4"/>build: ./dir</text:span></text:p>
      <text:p text:style-name="Text_20_body">Or, as an object with the path specified under <text:a xlink:type="simple" xlink:href="https://docs.docker.com/compose/compose-file/compose-file-v3/#context" text:style-name="Internet_20_link" text:visited-style-name="Visited_20_Internet_20_Link">context</text:a> and optionally <text:a xlink:type="simple" xlink:href="https://docs.docker.com/compose/compose-file/compose-file-v3/#dockerfile" text:style-name="Internet_20_link" text:visited-style-name="Visited_20_Internet_20_Link">Dockerfile</text:a> and <text:a xlink:type="simple" xlink:href="https://docs.docker.com/compose/compose-file/compose-file-v3/#args" text:style-name="Internet_20_link" text:visited-style-name="Visited_20_Internet_20_Link">args</text:a>:</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app:</text:span></text:p>
      <text:p text:style-name="Preformatted_20_Text"><text:span text:style-name="Source_20_Text"><text:s text:c="4"/>build:</text:span></text:p>
      <text:p text:style-name="Preformatted_20_Text"><text:span text:style-name="Source_20_Text"><text:s text:c="6"/>context: ./dir</text:span></text:p>
      <text:p text:style-name="Preformatted_20_Text"><text:span text:style-name="Source_20_Text"><text:s text:c="6"/>dockerfile: Dockerfile-alternate</text:span></text:p>
      <text:p text:style-name="Preformatted_20_Text"><text:span text:style-name="Source_20_Text"><text:s text:c="6"/>args:</text:span></text:p>
      <text:p text:style-name="P2"><text:span text:style-name="Source_20_Text"><text:s text:c="8"/>buildno: 1</text:span></text:p>
      <text:p text:style-name="Text_20_body">If you specify <text:span text:style-name="Source_20_Text">image</text:span> as well as <text:span text:style-name="Source_20_Text">build</text:span>, then Compose names the built image with the <text:span text:style-name="Source_20_Text">webapp</text:span> and optional <text:span text:style-name="Source_20_Text">tag</text:span> specified in <text:span text:style-name="Source_20_Text">image</text:span>:</text:p>
      <text:p text:style-name="Preformatted_20_Text"><text:span text:style-name="Source_20_Text">build: ./dir</text:span></text:p>
      <text:p text:style-name="P2"><text:span text:style-name="Source_20_Text">image: webapp:tag</text:span></text:p>
      <text:p text:style-name="Text_20_body">This results in an image named <text:span text:style-name="Source_20_Text">webapp</text:span> and tagged <text:span text:style-name="Source_20_Text">tag</text:span>, built from <text:span text:style-name="Source_20_Text">./dir</text:span>.</text:p>
      <text:p text:style-name="Quotations"><text:soft-page-break/>Note when using docker stack deploy</text:p>
      <text:p text:style-name="Quotations">The <text:span text:style-name="Source_20_Text">build</text:span> option is ignored when <text:a xlink:type="simple" xlink:href="https://docs.docker.com/engine/reference/commandline/stack_deploy/" text:style-name="Internet_20_link" text:visited-style-name="Visited_20_Internet_20_Link">deploying a stack in swarm mode</text:a> The <text:span text:style-name="Source_20_Text">docker stack</text:span> command does not build images before deploying.</text:p>
      <text:h text:style-name="Heading_20_4" text:outline-level="4"><text:bookmark text:name="context1"/>context</text:h>
      <text:p text:style-name="Text_20_body">Either a path to a directory containing a Dockerfile, or a url to a git repository.</text:p>
      <text:p text:style-name="Text_20_body">When the value supplied is a relative path, it is interpreted as relative to the location of the Compose file. This directory is also the build context that is sent to the Docker daemon.</text:p>
      <text:p text:style-name="Text_20_body">Compose builds and tags it with a generated name, and uses that image thereafter.</text:p>
      <text:p text:style-name="Preformatted_20_Text"><text:span text:style-name="Source_20_Text">build:</text:span></text:p>
      <text:p text:style-name="P2"><text:span text:style-name="Source_20_Text"><text:s text:c="2"/>context: ./dir</text:span></text:p>
      <text:h text:style-name="Heading_20_4" text:outline-level="4"><text:bookmark text:name="dockerfile1"/>dockerfile</text:h>
      <text:p text:style-name="Text_20_body">Alternate Dockerfile.</text:p>
      <text:p text:style-name="Text_20_body">Compose uses an alternate file to build with. A build path must also be specified.</text:p>
      <text:p text:style-name="Preformatted_20_Text"><text:span text:style-name="Source_20_Text">build:</text:span></text:p>
      <text:p text:style-name="Preformatted_20_Text"><text:span text:style-name="Source_20_Text"><text:s text:c="2"/>context: .</text:span></text:p>
      <text:p text:style-name="P2"><text:span text:style-name="Source_20_Text"><text:s text:c="2"/>dockerfile: Dockerfile-alternate</text:span></text:p>
      <text:h text:style-name="Heading_20_4" text:outline-level="4"><text:bookmark text:name="args1"/>args</text:h>
      <text:p text:style-name="Text_20_body">Add build arguments, which are environment variables accessible only during the build process.</text:p>
      <text:p text:style-name="Text_20_body">First, specify the arguments in your Dockerfile:</text:p>
      <text:p text:style-name="Preformatted_20_Text"><text:span text:style-name="Source_20_Text"># syntax=docker/dockerfile:1</text:span></text:p>
      <text:p text:style-name="Preformatted_20_Text"/>
      <text:p text:style-name="Preformatted_20_Text"><text:span text:style-name="Source_20_Text">ARG buildno</text:span></text:p>
      <text:p text:style-name="Preformatted_20_Text"><text:span text:style-name="Source_20_Text">ARG gitcommithash</text:span></text:p>
      <text:p text:style-name="Preformatted_20_Text"/>
      <text:p text:style-name="Preformatted_20_Text"><text:span text:style-name="Source_20_Text">RUN echo "Build number: $buildno"</text:span></text:p>
      <text:p text:style-name="P2"><text:span text:style-name="Source_20_Text">RUN echo "Based on commit: $gitcommithash"</text:span></text:p>
      <text:p text:style-name="Text_20_body">Then specify the arguments under the <text:span text:style-name="Source_20_Text">build</text:span> key. You can pass a mapping or a list:</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args:</text:span></text:p>
      <text:p text:style-name="Preformatted_20_Text"><text:span text:style-name="Source_20_Text"><text:s text:c="4"/>buildno: 1</text:span></text:p>
      <text:p text:style-name="P2"><text:span text:style-name="Source_20_Text"><text:s text:c="4"/>gitcommithash: cdc3b19</text:span></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args:</text:span></text:p>
      <text:p text:style-name="Preformatted_20_Text"><text:span text:style-name="Source_20_Text"><text:s text:c="4"/>- buildno=1</text:span></text:p>
      <text:p text:style-name="P2"><text:span text:style-name="Source_20_Text"><text:s text:c="4"/>- gitcommithash=cdc3b19</text:span></text:p>
      <text:p text:style-name="Quotations">Scope of build-args</text:p>
      <text:p text:style-name="Quotations">In your Dockerfile, if you specify <text:span text:style-name="Source_20_Text">ARG</text:span> before the <text:span text:style-name="Source_20_Text">FROM</text:span> instruction, <text:span text:style-name="Source_20_Text">ARG</text:span> is not available in the build instructions under <text:span text:style-name="Source_20_Text">FROM</text:span>. If you need an argument to be available <text:soft-page-break/>in both places, also specify it under the <text:span text:style-name="Source_20_Text">FROM</text:span> instruction. Refer to the <text:a xlink:type="simple" xlink:href="https://docs.docker.com/engine/reference/builder/#understand-how-arg-and-from-interact" text:style-name="Internet_20_link" text:visited-style-name="Visited_20_Internet_20_Link">understand how ARGS and FROM interact</text:a> section in the documentation for usage details.</text:p>
      <text:p text:style-name="Text_20_body">You can omit the value when specifying a build argument, in which case its value at build time is the value in the environment where Compose is running.</text:p>
      <text:p text:style-name="Preformatted_20_Text"><text:span text:style-name="Source_20_Text">args:</text:span></text:p>
      <text:p text:style-name="Preformatted_20_Text"><text:span text:style-name="Source_20_Text"><text:s text:c="2"/>- buildno</text:span></text:p>
      <text:p text:style-name="P2"><text:span text:style-name="Source_20_Text"><text:s text:c="2"/>- gitcommithash</text:span></text:p>
      <text:p text:style-name="Quotations">Tip when using boolean values</text:p>
      <text:p text:style-name="Quotations">YAML boolean values (<text:span text:style-name="Source_20_Text">"true"</text:span>, <text:span text:style-name="Source_20_Text">"false"</text:span>, <text:span text:style-name="Source_20_Text">"yes"</text:span>, <text:span text:style-name="Source_20_Text">"no"</text:span>, <text:span text:style-name="Source_20_Text">"on"</text:span>, <text:span text:style-name="Source_20_Text">"off"</text:span>) must be enclosed in quotes, so that the parser interprets them as strings.</text:p>
      <text:h text:style-name="Heading_20_4" text:outline-level="4"><text:bookmark text:name="cache_from1"/>cache_from</text:h>
      <text:p text:style-name="Quotations">Added in <text:a xlink:type="simple" xlink:href="https://docs.docker.com/compose/compose-file/compose-versioning/#version-32" text:style-name="Internet_20_link" text:visited-style-name="Visited_20_Internet_20_Link">version 3.2</text:a> file format</text:p>
      <text:p text:style-name="Text_20_body">A list of images that the engine uses for cache resolution.</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cache_from:</text:span></text:p>
      <text:p text:style-name="Preformatted_20_Text"><text:span text:style-name="Source_20_Text"><text:s text:c="4"/>- alpine:latest</text:span></text:p>
      <text:p text:style-name="P2"><text:span text:style-name="Source_20_Text"><text:s text:c="4"/>- corp/web_app:3.14</text:span></text:p>
      <text:h text:style-name="Heading_20_4" text:outline-level="4"><text:bookmark text:name="labels1"/>labels</text:h>
      <text:p text:style-name="Quotations">Added in <text:a xlink:type="simple" xlink:href="https://docs.docker.com/compose/compose-file/compose-versioning/#version-33" text:style-name="Internet_20_link" text:visited-style-name="Visited_20_Internet_20_Link">version 3.3</text:a> file format</text:p>
      <text:p text:style-name="Text_20_body">Add metadata to the resulting image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labels:</text:span></text:p>
      <text:p text:style-name="Preformatted_20_Text"><text:span text:style-name="Source_20_Text"><text:s text:c="4"/>com.example.description: "Accounting webapp"</text:span></text:p>
      <text:p text:style-name="Preformatted_20_Text"><text:span text:style-name="Source_20_Text"><text:s text:c="4"/>com.example.department: "Finance"</text:span></text:p>
      <text:p text:style-name="P2"><text:span text:style-name="Source_20_Text"><text:s text:c="4"/>com.example.label-with-empty-value: ""</text:span></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labels:</text:span></text:p>
      <text:p text:style-name="Preformatted_20_Text"><text:span text:style-name="Source_20_Text"><text:s text:c="4"/>- "com.example.description=Accounting webapp"</text:span></text:p>
      <text:p text:style-name="Preformatted_20_Text"><text:span text:style-name="Source_20_Text"><text:s text:c="4"/>- "com.example.department=Finance"</text:span></text:p>
      <text:p text:style-name="P2"><text:span text:style-name="Source_20_Text"><text:s text:c="4"/>- "com.example.label-with-empty-value"</text:span></text:p>
      <text:h text:style-name="Heading_20_4" text:outline-level="4"><text:bookmark text:name="network1"/>network</text:h>
      <text:p text:style-name="Quotations">Added in <text:a xlink:type="simple" xlink:href="https://docs.docker.com/compose/compose-file/compose-versioning/#version-34" text:style-name="Internet_20_link" text:visited-style-name="Visited_20_Internet_20_Link">version 3.4</text:a> file format</text:p>
      <text:p text:style-name="Text_20_body">Set the network containers connect to for the <text:span text:style-name="Source_20_Text">RUN</text:span> instructions during build.</text:p>
      <text:p text:style-name="Preformatted_20_Text"><text:soft-page-break/><text:span text:style-name="Source_20_Text">build:</text:span></text:p>
      <text:p text:style-name="Preformatted_20_Text"><text:span text:style-name="Source_20_Text"><text:s text:c="2"/>context: .</text:span></text:p>
      <text:p text:style-name="P2"><text:span text:style-name="Source_20_Text"><text:s text:c="2"/>network: host</text:span></text:p>
      <text:p text:style-name="Preformatted_20_Text"><text:span text:style-name="Source_20_Text">build:</text:span></text:p>
      <text:p text:style-name="Preformatted_20_Text"><text:span text:style-name="Source_20_Text"><text:s text:c="2"/>context: .</text:span></text:p>
      <text:p text:style-name="P2"><text:span text:style-name="Source_20_Text"><text:s text:c="2"/>network: custom_network_1</text:span></text:p>
      <text:p text:style-name="Text_20_body">Use <text:span text:style-name="Source_20_Text">none</text:span> to disable networking during build:</text:p>
      <text:p text:style-name="Preformatted_20_Text"><text:span text:style-name="Source_20_Text">build:</text:span></text:p>
      <text:p text:style-name="Preformatted_20_Text"><text:span text:style-name="Source_20_Text"><text:s text:c="2"/>context: .</text:span></text:p>
      <text:p text:style-name="P2"><text:span text:style-name="Source_20_Text"><text:s text:c="2"/>network: none</text:span></text:p>
      <text:h text:style-name="Heading_20_4" text:outline-level="4"><text:bookmark text:name="shm_size1"/>shm_size</text:h>
      <text:p text:style-name="Quotations">Added in <text:a xlink:type="simple" xlink:href="https://docs.docker.com/compose/compose-file/compose-versioning/#version-35" text:style-name="Internet_20_link" text:visited-style-name="Visited_20_Internet_20_Link">version 3.5</text:a> file format</text:p>
      <text:p text:style-name="Text_20_body">Set the size of the <text:span text:style-name="Source_20_Text">/dev/shm</text:span> partition for this build’s containers. Specify as an integer value representing the number of bytes or as a string expressing a <text:a xlink:type="simple" xlink:href="https://docs.docker.com/compose/compose-file/compose-file-v3/#specifying-byte-values" text:style-name="Internet_20_link" text:visited-style-name="Visited_20_Internet_20_Link">byte value</text:a>.</text:p>
      <text:p text:style-name="Preformatted_20_Text"><text:span text:style-name="Source_20_Text">build:</text:span></text:p>
      <text:p text:style-name="Preformatted_20_Text"><text:span text:style-name="Source_20_Text"><text:s text:c="2"/>context: .</text:span></text:p>
      <text:p text:style-name="P2"><text:span text:style-name="Source_20_Text"><text:s text:c="2"/>shm_size: '2gb'</text:span></text:p>
      <text:p text:style-name="Preformatted_20_Text"><text:span text:style-name="Source_20_Text">build:</text:span></text:p>
      <text:p text:style-name="Preformatted_20_Text"><text:span text:style-name="Source_20_Text"><text:s text:c="2"/>context: .</text:span></text:p>
      <text:p text:style-name="P2"><text:span text:style-name="Source_20_Text"><text:s text:c="2"/>shm_size: 10000000</text:span></text:p>
      <text:h text:style-name="Heading_20_4" text:outline-level="4"><text:bookmark text:name="target1"/>target</text:h>
      <text:p text:style-name="Quotations">Added in <text:a xlink:type="simple" xlink:href="https://docs.docker.com/compose/compose-file/compose-versioning/#version-34" text:style-name="Internet_20_link" text:visited-style-name="Visited_20_Internet_20_Link">version 3.4</text:a> file format</text:p>
      <text:p text:style-name="Text_20_body">Build the specified stage as defined inside the <text:span text:style-name="Source_20_Text">Dockerfile</text:span>. See the <text:a xlink:type="simple" xlink:href="https://docs.docker.com/develop/develop-images/multistage-build/" text:style-name="Internet_20_link" text:visited-style-name="Visited_20_Internet_20_Link">multi-stage build docs</text:a> for details.</text:p>
      <text:p text:style-name="Preformatted_20_Text"><text:span text:style-name="Source_20_Text">build:</text:span></text:p>
      <text:p text:style-name="Preformatted_20_Text"><text:span text:style-name="Source_20_Text"><text:s text:c="2"/>context: .</text:span></text:p>
      <text:p text:style-name="P2"><text:span text:style-name="Source_20_Text"><text:s text:c="2"/>target: prod</text:span></text:p>
      <text:h text:style-name="Heading_20_3" text:outline-level="3"><text:bookmark text:name="cap_add-cap_drop1"/>cap_add, cap_drop</text:h>
      <text:p text:style-name="Text_20_body">Add or drop container capabilities. See <text:span text:style-name="Source_20_Text">man 7 capabilities</text:span> for a full list.</text:p>
      <text:p text:style-name="Preformatted_20_Text"><text:span text:style-name="Source_20_Text">cap_add:</text:span></text:p>
      <text:p text:style-name="Preformatted_20_Text"><text:span text:style-name="Source_20_Text"><text:s text:c="2"/>- ALL</text:span></text:p>
      <text:p text:style-name="Preformatted_20_Text"/>
      <text:p text:style-name="Preformatted_20_Text"><text:span text:style-name="Source_20_Text">cap_drop:</text:span></text:p>
      <text:p text:style-name="Preformatted_20_Text"><text:span text:style-name="Source_20_Text"><text:s text:c="2"/>- NET_ADMIN</text:span></text:p>
      <text:p text:style-name="P2"><text:span text:style-name="Source_20_Text"><text:s text:c="2"/>- SYS_ADMIN</text:span></text:p>
      <text:p text:style-name="Quotations">Note when using docker stack deploy</text:p>
      <text:p text:style-name="Quotations">The <text:span text:style-name="Source_20_Text">cap_add</text:span> and <text:span text:style-name="Source_20_Text">cap_drop</text:span> options are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cgroup_parent1"/><text:soft-page-break/>cgroup_parent</text:h>
      <text:p text:style-name="Text_20_body">Specify an optional parent cgroup for the container.</text:p>
      <text:p text:style-name="P2"><text:span text:style-name="Source_20_Text">cgroup_parent: m-executor-abcd</text:span></text:p>
      <text:p text:style-name="Quotations">Note when using docker stack deploy</text:p>
      <text:p text:style-name="Quotations">The <text:span text:style-name="Source_20_Text">cgroup_parent</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command1"/>command</text:h>
      <text:p text:style-name="Text_20_body">Override the default command.</text:p>
      <text:p text:style-name="P2"><text:span text:style-name="Source_20_Text">command: bundle exec thin -p 3000</text:span></text:p>
      <text:p text:style-name="Text_20_body">The command can also be a list, in a manner similar to <text:a xlink:type="simple" xlink:href="https://docs.docker.com/engine/reference/builder/#cmd" text:style-name="Internet_20_link" text:visited-style-name="Visited_20_Internet_20_Link">dockerfile</text:a>:</text:p>
      <text:p text:style-name="P2"><text:span text:style-name="Source_20_Text">command: ["bundle", "exec", "thin", "-p", "3000"]</text:span></text:p>
      <text:h text:style-name="Heading_20_3" text:outline-level="3"><text:bookmark text:name="configs"/>configs</text:h>
      <text:p text:style-name="Text_20_body">Grant access to configs on a per-service basis using the per-service <text:span text:style-name="Source_20_Text">configs</text:span> configuration. Two different syntax variants are supported.</text:p>
      <text:p text:style-name="Quotations"><text:span text:style-name="Strong_20_Emphasis">Note</text:span>: The config must already exist or be <text:a xlink:type="simple" xlink:href="https://docs.docker.com/compose/compose-file/compose-file-v3/#configs-configuration-reference" text:style-name="Internet_20_link" text:visited-style-name="Visited_20_Internet_20_Link">defined in the top-level </text:a><text:a xlink:type="simple" xlink:href="https://docs.docker.com/compose/compose-file/compose-file-v3/#configs-configuration-reference" text:style-name="Internet_20_link" text:visited-style-name="Visited_20_Internet_20_Link"><text:span text:style-name="Source_20_Text">configs</text:span></text:a><text:a xlink:type="simple" xlink:href="https://docs.docker.com/compose/compose-file/compose-file-v3/#configs-configuration-reference" text:style-name="Internet_20_link" text:visited-style-name="Visited_20_Internet_20_Link"> configuration</text:a> of this stack file, or stack deployment fails.</text:p>
      <text:p text:style-name="Text_20_body">For more information on configs, see <text:a xlink:type="simple" xlink:href="https://docs.docker.com/engine/swarm/configs/" text:style-name="Internet_20_link" text:visited-style-name="Visited_20_Internet_20_Link">configs</text:a>.</text:p>
      <text:h text:style-name="Heading_20_4" text:outline-level="4"><text:bookmark text:name="short-syntax1"/>Short syntax</text:h>
      <text:p text:style-name="Text_20_body">The short syntax variant only specifies the config name. This grants the container access to the config and mounts it at <text:span text:style-name="Source_20_Text">/&lt;config_name&gt;</text:span> within the container. The source name and destination mountpoint are both set to the config name.</text:p>
      <text:p text:style-name="Text_20_body">The following example uses the short syntax to grant the <text:span text:style-name="Source_20_Text">redis</text:span> service access to the <text:span text:style-name="Source_20_Text">my_config</text:span> and <text:span text:style-name="Source_20_Text">my_other_config</text:span> configs. The value of <text:span text:style-name="Source_20_Text">my_config</text:span> is set to the contents of the file <text:span text:style-name="Source_20_Text">./my_config.txt</text:span>, and <text:span text:style-name="Source_20_Text">my_other_config</text:span> is defined as an external resource, which means that it has already been defined in Docker, either by running the <text:span text:style-name="Source_20_Text">docker config create</text:span> command or by another stack deployment. If the external config does not exist, the stack deployment fails with a <text:span text:style-name="Source_20_Text">config not found</text:span> error.</text:p>
      <text:p text:style-name="Quotations">Added in <text:a xlink:type="simple" xlink:href="https://docs.docker.com/compose/compose-file/compose-versioning/#version-33" text:style-name="Internet_20_link" text:visited-style-name="Visited_20_Internet_20_Link">version 3.3</text:a> file format.</text:p>
      <text:p text:style-name="Quotations"><text:span text:style-name="Source_20_Text">config</text:span> definitions are only supported in version 3.3 and higher of the compose file forma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latest</text:span></text:p>
      <text:p text:style-name="Preformatted_20_Text"><text:span text:style-name="Source_20_Text"><text:s text:c="4"/>deploy:</text:span></text:p>
      <text:p text:style-name="Preformatted_20_Text"><text:span text:style-name="Source_20_Text"><text:s text:c="6"/>replicas: 1</text:span></text:p>
      <text:p text:style-name="Preformatted_20_Text"><text:span text:style-name="Source_20_Text"><text:s text:c="4"/>configs:</text:span></text:p>
      <text:p text:style-name="Preformatted_20_Text"><text:soft-page-break/><text:span text:style-name="Source_20_Text"><text:s text:c="6"/>- my_config</text:span></text:p>
      <text:p text:style-name="Preformatted_20_Text"><text:span text:style-name="Source_20_Text"><text:s text:c="6"/>- my_other_config</text:span></text:p>
      <text:p text:style-name="Preformatted_20_Text"><text:span text:style-name="Source_20_Text">configs:</text:span></text:p>
      <text:p text:style-name="Preformatted_20_Text"><text:span text:style-name="Source_20_Text"><text:s text:c="2"/>my_config:</text:span></text:p>
      <text:p text:style-name="Preformatted_20_Text"><text:span text:style-name="Source_20_Text"><text:s text:c="4"/>file: ./my_config.txt</text:span></text:p>
      <text:p text:style-name="Preformatted_20_Text"><text:span text:style-name="Source_20_Text"><text:s text:c="2"/>my_other_config:</text:span></text:p>
      <text:p text:style-name="P2"><text:span text:style-name="Source_20_Text"><text:s text:c="4"/>external: true</text:span></text:p>
      <text:h text:style-name="Heading_20_4" text:outline-level="4"><text:bookmark text:name="long-syntax1"/>Long syntax</text:h>
      <text:p text:style-name="Text_20_body">The long syntax provides more granularity in how the config is created within the service’s task containers.</text:p>
      <text:list xml:id="list960859984" text:style-name="L10">
        <text:list-item>
          <text:p text:style-name="P44"><text:span text:style-name="Source_20_Text">source</text:span>: The identifier of the config as it is defined in this configuration. </text:p>
        </text:list-item>
        <text:list-item>
          <text:p text:style-name="P44"><text:span text:style-name="Source_20_Text">target</text:span>: The path and name of the file to be mounted in the service’s task containers. Defaults to <text:span text:style-name="Source_20_Text">/&lt;source&gt;</text:span> if not specified. </text:p>
        </text:list-item>
        <text:list-item>
          <text:p text:style-name="P44"><text:span text:style-name="Source_20_Text">uid</text:span> and <text:span text:style-name="Source_20_Text">gid</text:span>: The numeric UID or GID that owns the mounted config file within in the service’s task containers. Both default to <text:span text:style-name="Source_20_Text">0</text:span> on Linux if not specified. Not supported on Windows. </text:p>
        </text:list-item>
        <text:list-item>
          <text:p text:style-name="P16"><text:span text:style-name="Source_20_Text">mode</text:span>: The permissions for the file that is mounted within the service’s task containers, in octal notation. For instance, <text:span text:style-name="Source_20_Text">0444</text:span> represents world-readable. The default is <text:span text:style-name="Source_20_Text">0444</text:span>. Configs cannot be writable because they are mounted in a temporary filesystem, so if you set the writable bit, it is ignored. The executable bit can be set. If you aren’t familiar with UNIX file permission modes, you may find this <text:a xlink:type="simple" xlink:href="http://permissions-calculator.org/" office:target-frame-name="_blank" xlink:show="new" text:style-name="Internet_20_link" text:visited-style-name="Visited_20_Internet_20_Link">permissions calculator</text:a> useful. </text:p>
        </text:list-item>
      </text:list>
      <text:p text:style-name="Text_20_body">The following example sets the name of <text:span text:style-name="Source_20_Text">my_config</text:span> to <text:span text:style-name="Source_20_Text">redis_config</text:span> within the container, sets the mode to <text:span text:style-name="Source_20_Text">0440</text:span> (group-readable) and sets the user and group to <text:span text:style-name="Source_20_Text">103</text:span>. The <text:span text:style-name="Source_20_Text">redis</text:span> service does not have access to the <text:span text:style-name="Source_20_Text">my_other_config</text:span> config.</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latest</text:span></text:p>
      <text:p text:style-name="Preformatted_20_Text"><text:span text:style-name="Source_20_Text"><text:s text:c="4"/>deploy:</text:span></text:p>
      <text:p text:style-name="Preformatted_20_Text"><text:span text:style-name="Source_20_Text"><text:s text:c="6"/>replicas: 1</text:span></text:p>
      <text:p text:style-name="Preformatted_20_Text"><text:span text:style-name="Source_20_Text"><text:s text:c="4"/>configs:</text:span></text:p>
      <text:p text:style-name="Preformatted_20_Text"><text:span text:style-name="Source_20_Text"><text:s text:c="6"/>- source: my_config</text:span></text:p>
      <text:p text:style-name="Preformatted_20_Text"><text:span text:style-name="Source_20_Text"><text:s text:c="8"/>target: /redis_config</text:span></text:p>
      <text:p text:style-name="Preformatted_20_Text"><text:span text:style-name="Source_20_Text"><text:s text:c="8"/>uid: '103'</text:span></text:p>
      <text:p text:style-name="Preformatted_20_Text"><text:span text:style-name="Source_20_Text"><text:s text:c="8"/>gid: '103'</text:span></text:p>
      <text:p text:style-name="Preformatted_20_Text"><text:span text:style-name="Source_20_Text"><text:s text:c="8"/>mode: 0440</text:span></text:p>
      <text:p text:style-name="Preformatted_20_Text"><text:span text:style-name="Source_20_Text">configs:</text:span></text:p>
      <text:p text:style-name="Preformatted_20_Text"><text:span text:style-name="Source_20_Text"><text:s text:c="2"/>my_config:</text:span></text:p>
      <text:p text:style-name="Preformatted_20_Text"><text:span text:style-name="Source_20_Text"><text:s text:c="4"/>file: ./my_config.txt</text:span></text:p>
      <text:p text:style-name="Preformatted_20_Text"><text:span text:style-name="Source_20_Text"><text:s text:c="2"/>my_other_config:</text:span></text:p>
      <text:p text:style-name="P2"><text:span text:style-name="Source_20_Text"><text:s text:c="4"/>external: true</text:span></text:p>
      <text:p text:style-name="Text_20_body">You can grant a service access to multiple configs and you can mix long and short syntax. Defining a config does not imply granting a service access to it.</text:p>
      <text:h text:style-name="Heading_20_3" text:outline-level="3"><text:bookmark text:name="container_name1"/>container_name</text:h>
      <text:p text:style-name="Text_20_body">Specify a custom container name, rather than a generated default name.</text:p>
      <text:p text:style-name="P2"><text:span text:style-name="Source_20_Text">container_name: my-web-container</text:span></text:p>
      <text:p text:style-name="Text_20_body"><text:soft-page-break/>Because Docker container names must be unique, you cannot scale a service beyond 1 container if you have specified a custom name. Attempting to do so results in an error.</text:p>
      <text:p text:style-name="Quotations">Note when using docker stack deploy</text:p>
      <text:p text:style-name="Quotations">The <text:span text:style-name="Source_20_Text">container_name</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credential_spec"/>credential_spec</text:h>
      <text:p text:style-name="Quotations">Added in <text:a xlink:type="simple" xlink:href="https://docs.docker.com/compose/compose-file/compose-versioning/#version-33" text:style-name="Internet_20_link" text:visited-style-name="Visited_20_Internet_20_Link">version 3.3</text:a> file format.</text:p>
      <text:p text:style-name="Quotations">The <text:span text:style-name="Source_20_Text">credential_spec</text:span> option was added in v3.3. Using group Managed Service Account (gMSA) configurations with compose files is supported in file format version 3.8 or up.</text:p>
      <text:p text:style-name="Text_20_body">Configure the credential spec for managed service account. This option is only used for services using Windows containers. The <text:span text:style-name="Source_20_Text">credential_spec</text:span> must be in the format <text:span text:style-name="Source_20_Text">file://&lt;filename&gt;</text:span> or <text:span text:style-name="Source_20_Text">registry://&lt;value-name&gt;</text:span>.</text:p>
      <text:p text:style-name="Text_20_body">When using <text:span text:style-name="Source_20_Text">file:</text:span>, the referenced file must be present in the <text:span text:style-name="Source_20_Text">CredentialSpecs</text:span> subdirectory in the Docker data directory, which defaults to <text:span text:style-name="Source_20_Text">C:\ProgramData\Docker\</text:span> on Windows. The following example loads the credential spec from a file named <text:span text:style-name="Source_20_Text">C:\ProgramData\Docker\CredentialSpecs\my-credential-spec.json</text:span>.</text:p>
      <text:p text:style-name="Preformatted_20_Text"><text:span text:style-name="Source_20_Text">credential_spec:</text:span></text:p>
      <text:p text:style-name="P2"><text:span text:style-name="Source_20_Text"><text:s text:c="2"/>file: my-credential-spec.json</text:span></text:p>
      <text:p text:style-name="Text_20_body">When using <text:span text:style-name="Source_20_Text">registry:</text:span>, the credential spec is read from the Windows registry on the daemon’s host. A registry value with the given name must be located in:</text:p>
      <text:p text:style-name="P2"><text:span text:style-name="Source_20_Text">HKLM\SOFTWARE\Microsoft\Windows NT\CurrentVersion\Virtualization\Containers\CredentialSpecs</text:span></text:p>
      <text:p text:style-name="Text_20_body">The following example load the credential spec from a value named <text:span text:style-name="Source_20_Text">my-credential-spec</text:span> in the registry:</text:p>
      <text:p text:style-name="Preformatted_20_Text"><text:span text:style-name="Source_20_Text">credential_spec:</text:span></text:p>
      <text:p text:style-name="P2"><text:span text:style-name="Source_20_Text"><text:s text:c="2"/>registry: my-credential-spec</text:span></text:p>
      <text:h text:style-name="Heading_20_4" text:outline-level="4"><text:bookmark text:name="example-gmsa-configuration"/>Example gMSA configuration</text:h>
      <text:p text:style-name="Text_20_body">When configuring a gMSA credential spec for a service, you only need to specify a credential spec with <text:span text:style-name="Source_20_Text">config</text:span>, as shown in the following exampl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myservice:</text:span></text:p>
      <text:p text:style-name="Preformatted_20_Text"><text:span text:style-name="Source_20_Text"><text:s text:c="4"/>image: myimage:latest</text:span></text:p>
      <text:p text:style-name="Preformatted_20_Text"><text:span text:style-name="Source_20_Text"><text:s text:c="4"/>credential_spec:</text:span></text:p>
      <text:p text:style-name="Preformatted_20_Text"><text:span text:style-name="Source_20_Text"><text:s text:c="6"/>config: my_credential_spec</text:span></text:p>
      <text:p text:style-name="Preformatted_20_Text"/>
      <text:p text:style-name="Preformatted_20_Text"><text:span text:style-name="Source_20_Text">configs:</text:span></text:p>
      <text:p text:style-name="Preformatted_20_Text"><text:span text:style-name="Source_20_Text"><text:s text:c="2"/>my_credentials_spec:</text:span></text:p>
      <text:p text:style-name="P2"><text:span text:style-name="Source_20_Text"><text:s text:c="4"/>file: ./my-credential-spec.json|</text:span></text:p>
      <text:h text:style-name="Heading_20_3" text:outline-level="3"><text:bookmark text:name="depends_on1"/><text:soft-page-break/>depends_on</text:h>
      <text:p text:style-name="Text_20_body">Express dependency between services. Service dependencies cause the following behaviors:</text:p>
      <text:list xml:id="list3552115625" text:style-name="L11">
        <text:list-item>
          <text:p text:style-name="P45"><text:span text:style-name="Source_20_Text">docker-compose up</text:span> starts services in dependency order. In the following example, <text:span text:style-name="Source_20_Text">db</text:span> and <text:span text:style-name="Source_20_Text">redis</text:span> are started before <text:span text:style-name="Source_20_Text">web</text:span>. </text:p>
        </text:list-item>
        <text:list-item>
          <text:p text:style-name="P45"><text:span text:style-name="Source_20_Text">docker-compose up SERVICE</text:span> automatically includes <text:span text:style-name="Source_20_Text">SERVICE</text:span>’s dependencies. In the example below, <text:span text:style-name="Source_20_Text">docker-compose up web</text:span> also creates and starts <text:span text:style-name="Source_20_Text">db</text:span> and <text:span text:style-name="Source_20_Text">redis</text:span>. </text:p>
        </text:list-item>
        <text:list-item>
          <text:p text:style-name="P17"><text:span text:style-name="Source_20_Text">docker-compose stop</text:span> stops services in dependency order. In the following example, <text:span text:style-name="Source_20_Text">web</text:span> is stopped before <text:span text:style-name="Source_20_Text">db</text:span> and <text:span text:style-name="Source_20_Text">redis</text:span>. </text:p>
        </text:list-item>
      </text:list>
      <text:p text:style-name="Text_20_body">Simple exampl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depends_on:</text:span></text:p>
      <text:p text:style-name="Preformatted_20_Text"><text:span text:style-name="Source_20_Text"><text:s text:c="6"/>- db</text:span></text:p>
      <text:p text:style-name="Preformatted_20_Text"><text:span text:style-name="Source_20_Text"><text:s text:c="6"/>- redis</text:span></text:p>
      <text:p text:style-name="Preformatted_20_Text"><text:span text:style-name="Source_20_Text"><text:s text:c="2"/>redis:</text:span></text:p>
      <text:p text:style-name="Preformatted_20_Text"><text:span text:style-name="Source_20_Text"><text:s text:c="4"/>image: redis</text:span></text:p>
      <text:p text:style-name="Preformatted_20_Text"><text:span text:style-name="Source_20_Text"><text:s text:c="2"/>db:</text:span></text:p>
      <text:p text:style-name="P2"><text:span text:style-name="Source_20_Text"><text:s text:c="4"/>image: postgres</text:span></text:p>
      <text:p text:style-name="Quotations">There are several things to be aware of when using <text:span text:style-name="Source_20_Text">depends_on</text:span>:</text:p>
      <text:list xml:id="list1611614856" text:style-name="L12">
        <text:list-item>
          <text:p text:style-name="P5"><text:span text:style-name="Source_20_Text">depends_on</text:span> does not wait for <text:span text:style-name="Source_20_Text">db</text:span> and <text:span text:style-name="Source_20_Text">redis</text:span> to be “ready” before starting <text:span text:style-name="Source_20_Text">web</text:span> - only until they have been started. If you need to wait for a service to be ready, see <text:a xlink:type="simple" xlink:href="https://docs.docker.com/compose/startup-order/" text:style-name="Internet_20_link" text:visited-style-name="Visited_20_Internet_20_Link">Controlling startup order</text:a> for more on this problem and strategies for solving it. </text:p>
        </text:list-item>
        <text:list-item>
          <text:p text:style-name="P3">The <text:span text:style-name="Source_20_Text">depends_on</text:span> option is ignored when <text:a xlink:type="simple" xlink:href="https://docs.docker.com/engine/reference/commandline/stack_deploy/" text:style-name="Internet_20_link" text:visited-style-name="Visited_20_Internet_20_Link">deploying a stack in swarm mode</text:a> with a version 3 Compose file. </text:p>
        </text:list-item>
      </text:list>
      <text:h text:style-name="Heading_20_3" text:outline-level="3"><text:bookmark text:name="deploy"/>deploy</text:h>
      <text:p text:style-name="Quotations">Added in <text:a xlink:type="simple" xlink:href="https://docs.docker.com/compose/compose-file/compose-versioning/#version-3" text:style-name="Internet_20_link" text:visited-style-name="Visited_20_Internet_20_Link">version 3</text:a> file format.</text:p>
      <text:p text:style-name="Text_20_body">Specify configuration related to the deployment and running of services. The following<text:line-break/>sub-options only takes effect when deploying to a <text:a xlink:type="simple" xlink:href="https://docs.docker.com/engine/swarm/" text:style-name="Internet_20_link" text:visited-style-name="Visited_20_Internet_20_Link">swarm</text:a> with <text:a xlink:type="simple" xlink:href="https://docs.docker.com/engine/reference/commandline/stack_deploy/" text:style-name="Internet_20_link" text:visited-style-name="Visited_20_Internet_20_Link">docker stack deploy</text:a>, and is ignored by <text:span text:style-name="Source_20_Text">docker-compose up</text:span> and <text:span text:style-name="Source_20_Text">docker-compose run</text:span>, except for <text:span text:style-name="Source_20_Text">resources</text:span>.</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alpine</text:span></text:p>
      <text:p text:style-name="Preformatted_20_Text"><text:span text:style-name="Source_20_Text"><text:s text:c="4"/>deploy:</text:span></text:p>
      <text:p text:style-name="Preformatted_20_Text"><text:span text:style-name="Source_20_Text"><text:s text:c="6"/>replicas: 6</text:span></text:p>
      <text:p text:style-name="Preformatted_20_Text"><text:span text:style-name="Source_20_Text"><text:s text:c="6"/>placement:</text:span></text:p>
      <text:p text:style-name="Preformatted_20_Text"><text:span text:style-name="Source_20_Text"><text:s text:c="8"/>max_replicas_per_node: 1</text:span></text:p>
      <text:p text:style-name="Preformatted_20_Text"><text:span text:style-name="Source_20_Text"><text:s text:c="6"/>update_config:</text:span></text:p>
      <text:p text:style-name="Preformatted_20_Text"><text:span text:style-name="Source_20_Text"><text:s text:c="8"/>parallelism: 2</text:span></text:p>
      <text:p text:style-name="Preformatted_20_Text"><text:span text:style-name="Source_20_Text"><text:s text:c="8"/>delay: 10s</text:span></text:p>
      <text:p text:style-name="Preformatted_20_Text"><text:span text:style-name="Source_20_Text"><text:s text:c="6"/>restart_policy:</text:span></text:p>
      <text:p text:style-name="P2"><text:span text:style-name="Source_20_Text"><text:s text:c="8"/>condition: on-failure</text:span></text:p>
      <text:p text:style-name="Text_20_body"><text:soft-page-break/>Several sub-options are available:</text:p>
      <text:h text:style-name="Heading_20_4" text:outline-level="4"><text:bookmark text:name="endpoint_mode"/>endpoint_mode</text:h>
      <text:p text:style-name="Quotations">Added in <text:a xlink:type="simple" xlink:href="https://docs.docker.com/compose/compose-file/compose-versioning/#version-32" text:style-name="Internet_20_link" text:visited-style-name="Visited_20_Internet_20_Link">version 3.2</text:a> file format.</text:p>
      <text:p text:style-name="Text_20_body">Specify a service discovery method for external clients connecting to a swarm.</text:p>
      <text:list xml:id="list1811574439" text:style-name="L13">
        <text:list-item>
          <text:p text:style-name="P18"><text:span text:style-name="Source_20_Text">endpoint_mode: vip</text:span> - Docker assigns the service a virtual IP (VIP) that acts as the front end for clients to reach the service on a network. Docker routes requests between the client and available worker nodes for the service, without client knowledge of how many nodes are participating in the service or their IP addresses or ports. (This is the default.)</text:p>
        </text:list-item>
        <text:list-item>
          <text:p text:style-name="P18"><text:span text:style-name="Source_20_Text">endpoint_mode: dnsrr</text:span> - DNS round-robin (DNSRR) service discovery does not use a single virtual IP. Docker sets up DNS entries for the service such that a DNS query for the service name returns a list of IP addresses, and the client connects directly to one of these. DNS round-robin is useful in cases where you want to use your own load balancer, or for Hybrid Windows and Linux applications.</text:p>
        </text:list-item>
      </text:list>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wordpress:</text:span></text:p>
      <text:p text:style-name="Preformatted_20_Text"><text:span text:style-name="Source_20_Text"><text:s text:c="4"/>image: wordpress</text:span></text:p>
      <text:p text:style-name="Preformatted_20_Text"><text:span text:style-name="Source_20_Text"><text:s text:c="4"/>ports:</text:span></text:p>
      <text:p text:style-name="Preformatted_20_Text"><text:span text:style-name="Source_20_Text"><text:s text:c="6"/>- "8080:80"</text:span></text:p>
      <text:p text:style-name="Preformatted_20_Text"><text:span text:style-name="Source_20_Text"><text:s text:c="4"/>networks:</text:span></text:p>
      <text:p text:style-name="Preformatted_20_Text"><text:span text:style-name="Source_20_Text"><text:s text:c="6"/>- overlay</text:span></text:p>
      <text:p text:style-name="Preformatted_20_Text"><text:span text:style-name="Source_20_Text"><text:s text:c="4"/>deploy:</text:span></text:p>
      <text:p text:style-name="Preformatted_20_Text"><text:span text:style-name="Source_20_Text"><text:s text:c="6"/>mode: replicated</text:span></text:p>
      <text:p text:style-name="Preformatted_20_Text"><text:span text:style-name="Source_20_Text"><text:s text:c="6"/>replicas: 2</text:span></text:p>
      <text:p text:style-name="Preformatted_20_Text"><text:span text:style-name="Source_20_Text"><text:s text:c="6"/>endpoint_mode: vip</text:span></text:p>
      <text:p text:style-name="Preformatted_20_Text"/>
      <text:p text:style-name="Preformatted_20_Text"><text:span text:style-name="Source_20_Text"><text:s text:c="2"/>mysql:</text:span></text:p>
      <text:p text:style-name="Preformatted_20_Text"><text:span text:style-name="Source_20_Text"><text:s text:c="4"/>image: mysql</text:span></text:p>
      <text:p text:style-name="Preformatted_20_Text"><text:span text:style-name="Source_20_Text"><text:s text:c="4"/>volumes:</text:span></text:p>
      <text:p text:style-name="Preformatted_20_Text"><text:span text:style-name="Source_20_Text"><text:s text:c="7"/>- db-data:/var/lib/mysql/data</text:span></text:p>
      <text:p text:style-name="Preformatted_20_Text"><text:span text:style-name="Source_20_Text"><text:s text:c="4"/>networks:</text:span></text:p>
      <text:p text:style-name="Preformatted_20_Text"><text:span text:style-name="Source_20_Text"><text:s text:c="7"/>- overlay</text:span></text:p>
      <text:p text:style-name="Preformatted_20_Text"><text:span text:style-name="Source_20_Text"><text:s text:c="4"/>deploy:</text:span></text:p>
      <text:p text:style-name="Preformatted_20_Text"><text:span text:style-name="Source_20_Text"><text:s text:c="6"/>mode: replicated</text:span></text:p>
      <text:p text:style-name="Preformatted_20_Text"><text:span text:style-name="Source_20_Text"><text:s text:c="6"/>replicas: 2</text:span></text:p>
      <text:p text:style-name="Preformatted_20_Text"><text:span text:style-name="Source_20_Text"><text:s text:c="6"/>endpoint_mode: dnsrr</text:span></text:p>
      <text:p text:style-name="Preformatted_20_Text"/>
      <text:p text:style-name="Preformatted_20_Text"><text:span text:style-name="Source_20_Text">volumes:</text:span></text:p>
      <text:p text:style-name="Preformatted_20_Text"><text:span text:style-name="Source_20_Text"><text:s text:c="2"/>db-data:</text:span></text:p>
      <text:p text:style-name="Preformatted_20_Text"/>
      <text:p text:style-name="Preformatted_20_Text"><text:span text:style-name="Source_20_Text">networks:</text:span></text:p>
      <text:p text:style-name="P2"><text:span text:style-name="Source_20_Text"><text:s text:c="2"/>overlay:</text:span></text:p>
      <text:p text:style-name="Text_20_body">The options for <text:span text:style-name="Source_20_Text">endpoint_mode</text:span> also work as flags on the swarm mode CLI command <text:a xlink:type="simple" xlink:href="https://docs.docker.com/engine/reference/commandline/service_create/" text:style-name="Internet_20_link" text:visited-style-name="Visited_20_Internet_20_Link">docker service create</text:a>. For a quick list of all swarm related <text:span text:style-name="Source_20_Text">docker</text:span> commands, see <text:a xlink:type="simple" xlink:href="https://docs.docker.com/engine/swarm/#swarm-mode-key-concepts-and-tutorial" text:style-name="Internet_20_link" text:visited-style-name="Visited_20_Internet_20_Link">Swarm mode CLI commands</text:a>.</text:p>
      <text:p text:style-name="Text_20_body">To learn more about service discovery and networking in swarm mode, see <text:a xlink:type="simple" xlink:href="https://docs.docker.com/engine/swarm/networking/#configure-service-discovery" text:style-name="Internet_20_link" text:visited-style-name="Visited_20_Internet_20_Link">Configure service discovery</text:a> in the swarm mode topics.</text:p>
      <text:h text:style-name="Heading_20_4" text:outline-level="4"><text:bookmark text:name="labels-11"/><text:soft-page-break/>labels</text:h>
      <text:p text:style-name="Text_20_body">Specify labels for the service. These labels are <text:span text:style-name="Emphasis">only</text:span> set on the service, and <text:span text:style-name="Emphasis">not</text:span> on any containers for the servic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web</text:span></text:p>
      <text:p text:style-name="Preformatted_20_Text"><text:span text:style-name="Source_20_Text"><text:s text:c="4"/>deploy:</text:span></text:p>
      <text:p text:style-name="Preformatted_20_Text"><text:span text:style-name="Source_20_Text"><text:s text:c="6"/>labels:</text:span></text:p>
      <text:p text:style-name="P2"><text:span text:style-name="Source_20_Text"><text:s text:c="8"/>com.example.description: "This label will appear on the web service"</text:span></text:p>
      <text:p text:style-name="Text_20_body">To set labels on containers instead, use the <text:span text:style-name="Source_20_Text">labels</text:span> key outside of <text:span text:style-name="Source_20_Text">deploy</text:span>:</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web</text:span></text:p>
      <text:p text:style-name="Preformatted_20_Text"><text:span text:style-name="Source_20_Text"><text:s text:c="4"/>labels:</text:span></text:p>
      <text:p text:style-name="P2"><text:span text:style-name="Source_20_Text"><text:s text:c="6"/>com.example.description: "This label will appear on all containers for the web service"</text:span></text:p>
      <text:h text:style-name="Heading_20_4" text:outline-level="4"><text:bookmark text:name="mode"/>mode</text:h>
      <text:p text:style-name="Text_20_body">Either <text:span text:style-name="Source_20_Text">global</text:span> (exactly one container per swarm node) or <text:span text:style-name="Source_20_Text">replicated</text:span> (a specified number of containers). The default is <text:span text:style-name="Source_20_Text">replicated</text:span>. (To learn more, see <text:a xlink:type="simple" xlink:href="https://docs.docker.com/engine/swarm/how-swarm-mode-works/services/#replicated-and-global-services" text:style-name="Internet_20_link" text:visited-style-name="Visited_20_Internet_20_Link">Replicated and global services</text:a> in the <text:a xlink:type="simple" xlink:href="https://docs.docker.com/engine/swarm/" text:style-name="Internet_20_link" text:visited-style-name="Visited_20_Internet_20_Link">swarm</text:a> topics.)</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orker:</text:span></text:p>
      <text:p text:style-name="Preformatted_20_Text"><text:span text:style-name="Source_20_Text"><text:s text:c="4"/>image: dockersamples/examplevotingapp_worker</text:span></text:p>
      <text:p text:style-name="Preformatted_20_Text"><text:span text:style-name="Source_20_Text"><text:s text:c="4"/>deploy:</text:span></text:p>
      <text:p text:style-name="P2"><text:span text:style-name="Source_20_Text"><text:s text:c="6"/>mode: global</text:span></text:p>
      <text:h text:style-name="Heading_20_4" text:outline-level="4"><text:bookmark text:name="placement"/>placement</text:h>
      <text:p text:style-name="Text_20_body">Specify placement of constraints and preferences. See the docker service create documentation for a full description of the syntax and available types of <text:a xlink:type="simple" xlink:href="https://docs.docker.com/engine/reference/commandline/service_create/#specify-service-constraints---constraint" text:style-name="Internet_20_link" text:visited-style-name="Visited_20_Internet_20_Link">constraints</text:a>, <text:a xlink:type="simple" xlink:href="https://docs.docker.com/engine/reference/commandline/service_create/#specify-service-placement-preferences---placement-pref" text:style-name="Internet_20_link" text:visited-style-name="Visited_20_Internet_20_Link">preferences</text:a>, and <text:a xlink:type="simple" xlink:href="https://docs.docker.com/engine/reference/commandline/service_create/#specify-maximum-replicas-per-node---replicas-max-per-node" text:style-name="Internet_20_link" text:visited-style-name="Visited_20_Internet_20_Link">specifying the maximum replicas per node</text:a></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deploy:</text:span></text:p>
      <text:p text:style-name="Preformatted_20_Text"><text:span text:style-name="Source_20_Text"><text:s text:c="6"/>placement:</text:span></text:p>
      <text:p text:style-name="Preformatted_20_Text"><text:span text:style-name="Source_20_Text"><text:s text:c="8"/>constraints:</text:span></text:p>
      <text:p text:style-name="Preformatted_20_Text"><text:span text:style-name="Source_20_Text"><text:s text:c="10"/>- "node.role==manager"</text:span></text:p>
      <text:p text:style-name="Preformatted_20_Text"><text:span text:style-name="Source_20_Text"><text:s text:c="10"/>- "engine.labels.operatingsystem==ubuntu 18.04"</text:span></text:p>
      <text:p text:style-name="Preformatted_20_Text"><text:span text:style-name="Source_20_Text"><text:s text:c="8"/>preferences:</text:span></text:p>
      <text:p text:style-name="P2"><text:span text:style-name="Source_20_Text"><text:s text:c="10"/>- spread: node.labels.zone</text:span></text:p>
      <text:h text:style-name="Heading_20_4" text:outline-level="4"><text:bookmark text:name="max_replicas_per_node"/>max_replicas_per_node</text:h>
      <text:p text:style-name="Quotations">Added in <text:a xlink:type="simple" xlink:href="https://docs.docker.com/compose/compose-file/compose-versioning/#version-38" text:style-name="Internet_20_link" text:visited-style-name="Visited_20_Internet_20_Link">version 3.8</text:a> file format.</text:p>
      <text:p text:style-name="Text_20_body"><text:soft-page-break/>If the service is <text:span text:style-name="Source_20_Text">replicated</text:span> (which is the default), <text:a xlink:type="simple" xlink:href="https://docs.docker.com/engine/reference/commandline/service_create/#specify-maximum-replicas-per-node---replicas-max-per-node" text:style-name="Internet_20_link" text:visited-style-name="Visited_20_Internet_20_Link">limit the number of replicas</text:a> that can run on a node at any time.</text:p>
      <text:p text:style-name="Text_20_body">When there are more tasks requested than running nodes, an error <text:span text:style-name="Source_20_Text">no suitable node (max replicas per node limit exceed)</text:span> is raised.</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orker:</text:span></text:p>
      <text:p text:style-name="Preformatted_20_Text"><text:span text:style-name="Source_20_Text"><text:s text:c="4"/>image: dockersamples/examplevotingapp_worker</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6"/>- backend</text:span></text:p>
      <text:p text:style-name="Preformatted_20_Text"><text:span text:style-name="Source_20_Text"><text:s text:c="4"/>deploy:</text:span></text:p>
      <text:p text:style-name="Preformatted_20_Text"><text:span text:style-name="Source_20_Text"><text:s text:c="6"/>mode: replicated</text:span></text:p>
      <text:p text:style-name="Preformatted_20_Text"><text:span text:style-name="Source_20_Text"><text:s text:c="6"/>replicas: 6</text:span></text:p>
      <text:p text:style-name="Preformatted_20_Text"><text:span text:style-name="Source_20_Text"><text:s text:c="6"/>placement:</text:span></text:p>
      <text:p text:style-name="P2"><text:span text:style-name="Source_20_Text"><text:s text:c="8"/>max_replicas_per_node: 1</text:span></text:p>
      <text:h text:style-name="Heading_20_4" text:outline-level="4"><text:bookmark text:name="replicas"/>replicas</text:h>
      <text:p text:style-name="Text_20_body">If the service is <text:span text:style-name="Source_20_Text">replicated</text:span> (which is the default), specify the number of containers that should be running at any given tim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orker:</text:span></text:p>
      <text:p text:style-name="Preformatted_20_Text"><text:span text:style-name="Source_20_Text"><text:s text:c="4"/>image: dockersamples/examplevotingapp_worker</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6"/>- backend</text:span></text:p>
      <text:p text:style-name="Preformatted_20_Text"><text:span text:style-name="Source_20_Text"><text:s text:c="4"/>deploy:</text:span></text:p>
      <text:p text:style-name="Preformatted_20_Text"><text:span text:style-name="Source_20_Text"><text:s text:c="6"/>mode: replicated</text:span></text:p>
      <text:p text:style-name="P2"><text:span text:style-name="Source_20_Text"><text:s text:c="6"/>replicas: 6</text:span></text:p>
      <text:h text:style-name="Heading_20_4" text:outline-level="4"><text:bookmark text:name="resources"/>resources</text:h>
      <text:p text:style-name="Text_20_body">Configures resource constraints.</text:p>
      <text:p text:style-name="Quotations">Changed in compose-file version 3</text:p>
      <text:p text:style-name="Quotations">The <text:span text:style-name="Source_20_Text">resources</text:span> section replaces the <text:a xlink:type="simple" xlink:href="https://docs.docker.com/compose/compose-file/compose-file-v2/#cpu-and-other-resources" text:style-name="Internet_20_link" text:visited-style-name="Visited_20_Internet_20_Link">older resource constraint options</text:a> in Compose files prior to version 3 (<text:span text:style-name="Source_20_Text">cpu_shares</text:span>, <text:span text:style-name="Source_20_Text">cpu_quota</text:span>, <text:span text:style-name="Source_20_Text">cpuset</text:span>, <text:span text:style-name="Source_20_Text">mem_limit</text:span>, <text:span text:style-name="Source_20_Text">memswap_limit</text:span>, <text:span text:style-name="Source_20_Text">mem_swappiness</text:span>). Refer to <text:a xlink:type="simple" xlink:href="https://docs.docker.com/compose/compose-file/compose-versioning/#upgrading" text:style-name="Internet_20_link" text:visited-style-name="Visited_20_Internet_20_Link">Upgrading version 2.x to 3.x</text:a> to learn about differences between version 2 and 3 of the compose-file format.</text:p>
      <text:p text:style-name="Text_20_body">Each of these is a single value, analogous to its <text:a xlink:type="simple" xlink:href="https://docs.docker.com/engine/reference/commandline/service_create/" text:style-name="Internet_20_link" text:visited-style-name="Visited_20_Internet_20_Link">docker service create</text:a> counterpart.</text:p>
      <text:p text:style-name="Text_20_body">In this general example, the <text:span text:style-name="Source_20_Text">redis</text:span> service is constrained to use no more than 50M of memory and <text:span text:style-name="Source_20_Text">0.50</text:span> (50% of a single core) of available processing time (CPU), and has <text:span text:style-name="Source_20_Text">20M</text:span> of memory and <text:span text:style-name="Source_20_Text">0.25</text:span> CPU time reserved (as always available to i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alpine</text:span></text:p>
      <text:p text:style-name="Preformatted_20_Text"><text:span text:style-name="Source_20_Text"><text:s text:c="4"/>deploy:</text:span></text:p>
      <text:p text:style-name="Preformatted_20_Text"><text:span text:style-name="Source_20_Text"><text:s text:c="6"/>resources:</text:span></text:p>
      <text:p text:style-name="Preformatted_20_Text"><text:soft-page-break/><text:span text:style-name="Source_20_Text"><text:s text:c="8"/>limits:</text:span></text:p>
      <text:p text:style-name="Preformatted_20_Text"><text:span text:style-name="Source_20_Text"><text:s text:c="10"/>cpus: '0.50'</text:span></text:p>
      <text:p text:style-name="Preformatted_20_Text"><text:span text:style-name="Source_20_Text"><text:s text:c="10"/>memory: 50M</text:span></text:p>
      <text:p text:style-name="Preformatted_20_Text"><text:span text:style-name="Source_20_Text"><text:s text:c="8"/>reservations:</text:span></text:p>
      <text:p text:style-name="Preformatted_20_Text"><text:span text:style-name="Source_20_Text"><text:s text:c="10"/>cpus: '0.25'</text:span></text:p>
      <text:p text:style-name="P2"><text:span text:style-name="Source_20_Text"><text:s text:c="10"/>memory: 20M</text:span></text:p>
      <text:p text:style-name="Text_20_body">The topics below describe available options to set resource constraints on services or containers in a swarm.</text:p>
      <text:p text:style-name="Quotations">Looking for options to set resources on non swarm mode containers?</text:p>
      <text:p text:style-name="Quotations">The options described here are specific to the <text:span text:style-name="Source_20_Text">deploy</text:span> key and swarm mode. If you want to set resource constraints on non swarm deployments, use <text:a xlink:type="simple" xlink:href="https://docs.docker.com/compose/compose-file/compose-file-v2/#cpu-and-other-resources" text:style-name="Internet_20_link" text:visited-style-name="Visited_20_Internet_20_Link">Compose file format version 2 CPU, memory, and other resource options</text:a>. If you have further questions, refer to the discussion on the GitHub issue <text:a xlink:type="simple" xlink:href="https://github.com/docker/compose/issues/4513" office:target-frame-name="_blank" xlink:show="new" text:style-name="Internet_20_link" text:visited-style-name="Visited_20_Internet_20_Link">docker/compose/4513</text:a>.</text:p>
      <text:h text:style-name="Heading_20_5" text:outline-level="5"><text:bookmark text:name="out-of-memory-exceptions-oome"/>Out Of Memory Exceptions (OOME)</text:h>
      <text:p text:style-name="Text_20_body">If your services or containers attempt to use more memory than the system has available, you may experience an Out Of Memory Exception (OOME) and a container, or the Docker daemon, might be killed by the kernel OOM killer. To prevent this from happening, ensure that your application runs on hosts with adequate memory and see <text:a xlink:type="simple" xlink:href="https://docs.docker.com/config/containers/resource_constraints/#understand-the-risks-of-running-out-of-memory" text:style-name="Internet_20_link" text:visited-style-name="Visited_20_Internet_20_Link">Understand the risks of running out of memory</text:a>.</text:p>
      <text:h text:style-name="Heading_20_4" text:outline-level="4"><text:bookmark text:name="restart_policy"/>restart_policy</text:h>
      <text:p text:style-name="Text_20_body">Configures if and how to restart containers when they exit. Replaces <text:a xlink:type="simple" xlink:href="https://docs.docker.com/compose/compose-file/compose-file-v2/#orig-resources" text:style-name="Internet_20_link" text:visited-style-name="Visited_20_Internet_20_Link"><text:span text:style-name="Source_20_Text">restart</text:span></text:a>.</text:p>
      <text:list xml:id="list3650354401" text:style-name="L14">
        <text:list-item>
          <text:p text:style-name="P46"><text:span text:style-name="Source_20_Text">condition</text:span>: One of <text:span text:style-name="Source_20_Text">none</text:span>, <text:span text:style-name="Source_20_Text">on-failure</text:span> or <text:span text:style-name="Source_20_Text">any</text:span> (default: <text:span text:style-name="Source_20_Text">any</text:span>). </text:p>
        </text:list-item>
        <text:list-item>
          <text:p text:style-name="P46"><text:span text:style-name="Source_20_Text">delay</text:span>: How long to wait between restart attempts, specified as a <text:a xlink:type="simple" xlink:href="https://docs.docker.com/compose/compose-file/compose-file-v3/#specifying-durations" text:style-name="Internet_20_link" text:visited-style-name="Visited_20_Internet_20_Link">duration</text:a> (default: 5s). </text:p>
        </text:list-item>
        <text:list-item>
          <text:p text:style-name="P46"><text:span text:style-name="Source_20_Text">max_attempts</text:span>: How many times to attempt to restart a container before giving up (default: never give up). If the restart does not succeed within the configured <text:span text:style-name="Source_20_Text">window</text:span>, this attempt doesn’t count toward the configured <text:span text:style-name="Source_20_Text">max_attempts</text:span> value. For example, if <text:span text:style-name="Source_20_Text">max_attempts</text:span> is set to ‘2’, and the restart fails on the first attempt, more than two restarts may be attempted. </text:p>
        </text:list-item>
        <text:list-item>
          <text:p text:style-name="P19"><text:span text:style-name="Source_20_Text">window</text:span>: How long to wait before deciding if a restart has succeeded, specified as a <text:a xlink:type="simple" xlink:href="https://docs.docker.com/compose/compose-file/compose-file-v3/#specifying-durations" text:style-name="Internet_20_link" text:visited-style-name="Visited_20_Internet_20_Link">duration</text:a> (default: decide immediately). </text:p>
        </text:list-item>
      </text:list>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alpine</text:span></text:p>
      <text:p text:style-name="Preformatted_20_Text"><text:span text:style-name="Source_20_Text"><text:s text:c="4"/>deploy:</text:span></text:p>
      <text:p text:style-name="Preformatted_20_Text"><text:span text:style-name="Source_20_Text"><text:s text:c="6"/>restart_policy:</text:span></text:p>
      <text:p text:style-name="Preformatted_20_Text"><text:span text:style-name="Source_20_Text"><text:s text:c="8"/>condition: on-failure</text:span></text:p>
      <text:p text:style-name="Preformatted_20_Text"><text:span text:style-name="Source_20_Text"><text:s text:c="8"/>delay: 5s</text:span></text:p>
      <text:p text:style-name="Preformatted_20_Text"><text:span text:style-name="Source_20_Text"><text:s text:c="8"/>max_attempts: 3</text:span></text:p>
      <text:p text:style-name="P2"><text:span text:style-name="Source_20_Text"><text:s text:c="8"/>window: 120s</text:span></text:p>
      <text:h text:style-name="Heading_20_4" text:outline-level="4"><text:bookmark text:name="rollback_config"/>rollback_config</text:h>
      <text:p text:style-name="Quotations">Added in <text:a xlink:type="simple" xlink:href="https://docs.docker.com/compose/compose-file/compose-versioning/#version-37" text:style-name="Internet_20_link" text:visited-style-name="Visited_20_Internet_20_Link">version 3.7</text:a> file format.</text:p>
      <text:p text:style-name="Text_20_body">Configures how the service should be rollbacked in case of a failing update.</text:p>
      <text:list xml:id="list1477943801" text:style-name="L15">
        <text:list-item>
          <text:p text:style-name="P47"><text:soft-page-break/><text:span text:style-name="Source_20_Text">parallelism</text:span>: The number of containers to rollback at a time. If set to 0, all containers rollback simultaneously. </text:p>
        </text:list-item>
        <text:list-item>
          <text:p text:style-name="P47"><text:span text:style-name="Source_20_Text">delay</text:span>: The time to wait between each container group’s rollback (default 0s). </text:p>
        </text:list-item>
        <text:list-item>
          <text:p text:style-name="P47"><text:span text:style-name="Source_20_Text">failure_action</text:span>: What to do if a rollback fails. One of <text:span text:style-name="Source_20_Text">continue</text:span> or <text:span text:style-name="Source_20_Text">pause</text:span> (default <text:span text:style-name="Source_20_Text">pause</text:span>) </text:p>
        </text:list-item>
        <text:list-item>
          <text:p text:style-name="P47"><text:span text:style-name="Source_20_Text">monitor</text:span>: Duration after each task update to monitor for failure <text:span text:style-name="Source_20_Text">(ns|us|ms|s|m|h)</text:span> (default 5s) <text:span text:style-name="Strong_20_Emphasis">Note</text:span>: Setting to 0 will use the default 5s. </text:p>
        </text:list-item>
        <text:list-item>
          <text:p text:style-name="P47"><text:span text:style-name="Source_20_Text">max_failure_ratio</text:span>: Failure rate to tolerate during a rollback (default 0). </text:p>
        </text:list-item>
        <text:list-item>
          <text:p text:style-name="P20"><text:span text:style-name="Source_20_Text">order</text:span>: Order of operations during rollbacks. One of <text:span text:style-name="Source_20_Text">stop-first</text:span> (old task is stopped before starting new one), or <text:span text:style-name="Source_20_Text">start-first</text:span> (new task is started first, and the running tasks briefly overlap) (default <text:span text:style-name="Source_20_Text">stop-first</text:span>). </text:p>
        </text:list-item>
      </text:list>
      <text:h text:style-name="Heading_20_4" text:outline-level="4"><text:bookmark text:name="update_config"/>update_config</text:h>
      <text:p text:style-name="Text_20_body">Configures how the service should be updated. Useful for configuring rolling updates.</text:p>
      <text:list xml:id="list578743257" text:style-name="L16">
        <text:list-item>
          <text:p text:style-name="P48"><text:span text:style-name="Source_20_Text">parallelism</text:span>: The number of containers to update at a time. </text:p>
        </text:list-item>
        <text:list-item>
          <text:p text:style-name="P48"><text:span text:style-name="Source_20_Text">delay</text:span>: The time to wait between updating a group of containers. </text:p>
        </text:list-item>
        <text:list-item>
          <text:p text:style-name="P48"><text:span text:style-name="Source_20_Text">failure_action</text:span>: What to do if an update fails. One of <text:span text:style-name="Source_20_Text">continue</text:span>, <text:span text:style-name="Source_20_Text">rollback</text:span>, or <text:span text:style-name="Source_20_Text">pause</text:span> (default: <text:span text:style-name="Source_20_Text">pause</text:span>). </text:p>
        </text:list-item>
        <text:list-item>
          <text:p text:style-name="P48"><text:span text:style-name="Source_20_Text">monitor</text:span>: Duration after each task update to monitor for failure <text:span text:style-name="Source_20_Text">(ns|us|ms|s|m|h)</text:span> (default 5s) <text:span text:style-name="Strong_20_Emphasis">Note</text:span>: Setting to 0 will use the default 5s. </text:p>
        </text:list-item>
        <text:list-item>
          <text:p text:style-name="P48"><text:span text:style-name="Source_20_Text">max_failure_ratio</text:span>: Failure rate to tolerate during an update. </text:p>
        </text:list-item>
        <text:list-item>
          <text:p text:style-name="P21"><text:span text:style-name="Source_20_Text">order</text:span>: Order of operations during updates. One of <text:span text:style-name="Source_20_Text">stop-first</text:span> (old task is stopped before starting new one), or <text:span text:style-name="Source_20_Text">start-first</text:span> (new task is started first, and the running tasks briefly overlap) (default <text:span text:style-name="Source_20_Text">stop-first</text:span>) <text:span text:style-name="Strong_20_Emphasis">Note</text:span>: Only supported for v3.4 and higher. </text:p>
        </text:list-item>
      </text:list>
      <text:p text:style-name="Quotations">Added in <text:a xlink:type="simple" xlink:href="https://docs.docker.com/compose/compose-file/compose-versioning/#version-34" text:style-name="Internet_20_link" text:visited-style-name="Visited_20_Internet_20_Link">version 3.4</text:a> file format.</text:p>
      <text:p text:style-name="Quotations">The <text:span text:style-name="Source_20_Text">order</text:span> option is only supported by v3.4 and higher of the compose file forma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vote:</text:span></text:p>
      <text:p text:style-name="Preformatted_20_Text"><text:span text:style-name="Source_20_Text"><text:s text:c="4"/>image: dockersamples/examplevotingapp_vote:before</text:span></text:p>
      <text:p text:style-name="Preformatted_20_Text"><text:span text:style-name="Source_20_Text"><text:s text:c="4"/>depends_on:</text:span></text:p>
      <text:p text:style-name="Preformatted_20_Text"><text:span text:style-name="Source_20_Text"><text:s text:c="6"/>- redis</text:span></text:p>
      <text:p text:style-name="Preformatted_20_Text"><text:span text:style-name="Source_20_Text"><text:s text:c="4"/>deploy:</text:span></text:p>
      <text:p text:style-name="Preformatted_20_Text"><text:span text:style-name="Source_20_Text"><text:s text:c="6"/>replicas: 2</text:span></text:p>
      <text:p text:style-name="Preformatted_20_Text"><text:span text:style-name="Source_20_Text"><text:s text:c="6"/>update_config:</text:span></text:p>
      <text:p text:style-name="Preformatted_20_Text"><text:span text:style-name="Source_20_Text"><text:s text:c="8"/>parallelism: 2</text:span></text:p>
      <text:p text:style-name="Preformatted_20_Text"><text:span text:style-name="Source_20_Text"><text:s text:c="8"/>delay: 10s</text:span></text:p>
      <text:p text:style-name="P2"><text:span text:style-name="Source_20_Text"><text:s text:c="8"/>order: stop-first</text:span></text:p>
      <text:h text:style-name="Heading_20_4" text:outline-level="4"><text:bookmark text:name="not-supported-for-docker-stack-deploy"/>Not supported for <text:span text:style-name="Source_20_Text">docker stack deploy</text:span></text:h>
      <text:p text:style-name="Text_20_body">The following sub-options (supported for <text:span text:style-name="Source_20_Text">docker-compose up</text:span> and <text:span text:style-name="Source_20_Text">docker-compose run</text:span>) are <text:span text:style-name="Emphasis">not supported</text:span> for <text:span text:style-name="Source_20_Text">docker stack deploy</text:span> or the <text:span text:style-name="Source_20_Text">deploy</text:span> key.</text:p>
      <text:list xml:id="list1664201404" text:style-name="L17">
        <text:list-item>
          <text:p text:style-name="P49"><text:a xlink:type="simple" xlink:href="https://docs.docker.com/compose/compose-file/compose-file-v3/#build" text:style-name="Internet_20_link" text:visited-style-name="Visited_20_Internet_20_Link">build</text:a> </text:p>
        </text:list-item>
        <text:list-item>
          <text:p text:style-name="P49"><text:a xlink:type="simple" xlink:href="https://docs.docker.com/compose/compose-file/compose-file-v3/#cgroup_parent" text:style-name="Internet_20_link" text:visited-style-name="Visited_20_Internet_20_Link">cgroup_parent</text:a> </text:p>
        </text:list-item>
        <text:list-item>
          <text:p text:style-name="P49"><text:soft-page-break/><text:a xlink:type="simple" xlink:href="https://docs.docker.com/compose/compose-file/compose-file-v3/#container_name" text:style-name="Internet_20_link" text:visited-style-name="Visited_20_Internet_20_Link">container_name</text:a> </text:p>
        </text:list-item>
        <text:list-item>
          <text:p text:style-name="P49"><text:a xlink:type="simple" xlink:href="https://docs.docker.com/compose/compose-file/compose-file-v3/#devices" text:style-name="Internet_20_link" text:visited-style-name="Visited_20_Internet_20_Link">devices</text:a> </text:p>
        </text:list-item>
        <text:list-item>
          <text:p text:style-name="P49"><text:a xlink:type="simple" xlink:href="https://docs.docker.com/compose/compose-file/compose-file-v3/#tmpfs" text:style-name="Internet_20_link" text:visited-style-name="Visited_20_Internet_20_Link">tmpfs</text:a> </text:p>
        </text:list-item>
        <text:list-item>
          <text:p text:style-name="P49"><text:a xlink:type="simple" xlink:href="https://docs.docker.com/compose/compose-file/compose-file-v3/#external_links" text:style-name="Internet_20_link" text:visited-style-name="Visited_20_Internet_20_Link">external_links</text:a> </text:p>
        </text:list-item>
        <text:list-item>
          <text:p text:style-name="P49"><text:a xlink:type="simple" xlink:href="https://docs.docker.com/compose/compose-file/compose-file-v3/#links" text:style-name="Internet_20_link" text:visited-style-name="Visited_20_Internet_20_Link">links</text:a> </text:p>
        </text:list-item>
        <text:list-item>
          <text:p text:style-name="P49"><text:a xlink:type="simple" xlink:href="https://docs.docker.com/compose/compose-file/compose-file-v3/#network_mode" text:style-name="Internet_20_link" text:visited-style-name="Visited_20_Internet_20_Link">network_mode</text:a> </text:p>
        </text:list-item>
        <text:list-item>
          <text:p text:style-name="P49"><text:a xlink:type="simple" xlink:href="https://docs.docker.com/compose/compose-file/compose-file-v3/#restart" text:style-name="Internet_20_link" text:visited-style-name="Visited_20_Internet_20_Link">restart</text:a> </text:p>
        </text:list-item>
        <text:list-item>
          <text:p text:style-name="P49"><text:a xlink:type="simple" xlink:href="https://docs.docker.com/compose/compose-file/compose-file-v3/#security_opt" text:style-name="Internet_20_link" text:visited-style-name="Visited_20_Internet_20_Link">security_opt</text:a> </text:p>
        </text:list-item>
        <text:list-item>
          <text:p text:style-name="P22"><text:a xlink:type="simple" xlink:href="https://docs.docker.com/compose/compose-file/compose-file-v3/#userns_mode" text:style-name="Internet_20_link" text:visited-style-name="Visited_20_Internet_20_Link">userns_mode</text:a> </text:p>
        </text:list-item>
      </text:list>
      <text:p text:style-name="Quotations">Tip</text:p>
      <text:p text:style-name="Quotations">See the section on <text:a xlink:type="simple" xlink:href="https://docs.docker.com/compose/compose-file/compose-file-v3/#volumes-for-services-swarms-and-stack-files" text:style-name="Internet_20_link" text:visited-style-name="Visited_20_Internet_20_Link">how to configure volumes for services, swarms, and docker-stack.yml files</text:a>. Volumes <text:span text:style-name="Emphasis">are</text:span> supported but to work with swarms and services, they must be configured as named volumes or associated with services that are constrained to nodes with access to the requisite volumes.</text:p>
      <text:h text:style-name="Heading_20_3" text:outline-level="3"><text:bookmark text:name="devices1"/>devices</text:h>
      <text:p text:style-name="Text_20_body">List of device mappings. Uses the same format as the <text:span text:style-name="Source_20_Text">--device</text:span> docker client create option.</text:p>
      <text:p text:style-name="Preformatted_20_Text"><text:span text:style-name="Source_20_Text">devices:</text:span></text:p>
      <text:p text:style-name="P2"><text:span text:style-name="Source_20_Text"><text:s text:c="2"/>- "/dev/ttyUSB0:/dev/ttyUSB0"</text:span></text:p>
      <text:p text:style-name="Quotations">Note when using docker stack deploy</text:p>
      <text:p text:style-name="Quotations">The <text:span text:style-name="Source_20_Text">devices</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dns1"/>dns</text:h>
      <text:p text:style-name="Text_20_body">Custom DNS servers. Can be a single value or a list.</text:p>
      <text:p text:style-name="P2"><text:span text:style-name="Source_20_Text">dns: 8.8.8.8</text:span></text:p>
      <text:p text:style-name="Preformatted_20_Text"><text:span text:style-name="Source_20_Text">dns:</text:span></text:p>
      <text:p text:style-name="Preformatted_20_Text"><text:span text:style-name="Source_20_Text"><text:s text:c="2"/>- 8.8.8.8</text:span></text:p>
      <text:p text:style-name="P2"><text:span text:style-name="Source_20_Text"><text:s text:c="2"/>- 9.9.9.9</text:span></text:p>
      <text:h text:style-name="Heading_20_3" text:outline-level="3"><text:bookmark text:name="dns_search1"/>dns_search</text:h>
      <text:p text:style-name="Text_20_body">Custom DNS search domains. Can be a single value or a list.</text:p>
      <text:p text:style-name="P2"><text:span text:style-name="Source_20_Text">dns_search: example.com</text:span></text:p>
      <text:p text:style-name="Preformatted_20_Text"><text:span text:style-name="Source_20_Text">dns_search:</text:span></text:p>
      <text:p text:style-name="Preformatted_20_Text"><text:span text:style-name="Source_20_Text"><text:s text:c="2"/>- dc1.example.com</text:span></text:p>
      <text:p text:style-name="P2"><text:span text:style-name="Source_20_Text"><text:s text:c="2"/>- dc2.example.com</text:span></text:p>
      <text:h text:style-name="Heading_20_3" text:outline-level="3"><text:bookmark text:name="entrypoint1"/>entrypoint</text:h>
      <text:p text:style-name="Text_20_body">Override the default entrypoint.</text:p>
      <text:p text:style-name="P2"><text:span text:style-name="Source_20_Text">entrypoint: /code/entrypoint.sh</text:span></text:p>
      <text:p text:style-name="Text_20_body"><text:soft-page-break/>The entrypoint can also be a list, in a manner similar to <text:a xlink:type="simple" xlink:href="https://docs.docker.com/engine/reference/builder/#entrypoint" text:style-name="Internet_20_link" text:visited-style-name="Visited_20_Internet_20_Link">dockerfile</text:a>:</text:p>
      <text:p text:style-name="P2"><text:span text:style-name="Source_20_Text">entrypoint: ["php", "-d", "memory_limit=-1", "vendor/bin/phpunit"]</text:span></text:p>
      <text:p text:style-name="Quotations"><text:span text:style-name="Strong_20_Emphasis">Note</text:span></text:p>
      <text:p text:style-name="Quotations">Setting <text:span text:style-name="Source_20_Text">entrypoint</text:span> both overrides any default entrypoint set on the service’s image with the <text:span text:style-name="Source_20_Text">ENTRYPOINT</text:span> Dockerfile instruction, <text:span text:style-name="Emphasis">and</text:span> clears out any default command on the image - meaning that if there’s a <text:span text:style-name="Source_20_Text">CMD</text:span> instruction in the Dockerfile, it is ignored.</text:p>
      <text:h text:style-name="Heading_20_3" text:outline-level="3"><text:bookmark text:name="env_file1"/>env_file</text:h>
      <text:p text:style-name="Text_20_body">Add environment variables from a file. Can be a single value or a list.</text:p>
      <text:p text:style-name="Text_20_body">If you have specified a Compose file with <text:span text:style-name="Source_20_Text">docker-compose -f FILE</text:span>, paths in <text:span text:style-name="Source_20_Text">env_file</text:span> are relative to the directory that file is in.</text:p>
      <text:p text:style-name="Text_20_body">Environment variables declared in the <text:a xlink:type="simple" xlink:href="https://docs.docker.com/compose/compose-file/compose-file-v3/#environment" text:style-name="Internet_20_link" text:visited-style-name="Visited_20_Internet_20_Link">environment</text:a> section <text:span text:style-name="Emphasis">override</text:span> these values – this holds true even if those values are empty or undefined.</text:p>
      <text:p text:style-name="P2"><text:span text:style-name="Source_20_Text">env_file: .env</text:span></text:p>
      <text:p text:style-name="Preformatted_20_Text"><text:span text:style-name="Source_20_Text">env_file:</text:span></text:p>
      <text:p text:style-name="Preformatted_20_Text"><text:span text:style-name="Source_20_Text"><text:s text:c="2"/>- ./common.env</text:span></text:p>
      <text:p text:style-name="Preformatted_20_Text"><text:span text:style-name="Source_20_Text"><text:s text:c="2"/>- ./apps/web.env</text:span></text:p>
      <text:p text:style-name="P2"><text:span text:style-name="Source_20_Text"><text:s text:c="2"/>- /opt/runtime_opts.env</text:span></text:p>
      <text:p text:style-name="Text_20_body">Compose expects each line in an env file to be in <text:span text:style-name="Source_20_Text">VAR=VAL</text:span> format. Lines beginning with <text:span text:style-name="Source_20_Text">#</text:span> are treated as comments and are ignored. Blank lines are also ignored.</text:p>
      <text:p text:style-name="P2"><text:span text:style-name="Source_20_Text"><text:s/>Set Rails/Rack environment</text:span></text:p>
      <text:p text:style-name="Quotations"><text:span text:style-name="Strong_20_Emphasis">Note</text:span></text:p>
      <text:p text:style-name="Quotations">If your service specifies a <text:a xlink:type="simple" xlink:href="https://docs.docker.com/compose/compose-file/compose-file-v3/#build" text:style-name="Internet_20_link" text:visited-style-name="Visited_20_Internet_20_Link">build</text:a> option, variables defined in environment files are <text:span text:style-name="Emphasis">not</text:span> automatically visible during the build. Use the <text:a xlink:type="simple" xlink:href="https://docs.docker.com/compose/compose-file/compose-file-v3/#args" text:style-name="Internet_20_link" text:visited-style-name="Visited_20_Internet_20_Link">args</text:a> sub-option of <text:span text:style-name="Source_20_Text">build</text:span> to define build-time environment variables.</text:p>
      <text:p text:style-name="Text_20_body">The value of <text:span text:style-name="Source_20_Text">VAL</text:span> is used as is and not modified at all. For example if the value is surrounded by quotes (as is often the case of shell variables), the quotes are included in the value passed to Compose.</text:p>
      <text:p text:style-name="Text_20_body">Keep in mind that <text:span text:style-name="Emphasis">the order of files in the list is significant in determining the value assigned to a variable that shows up more than once</text:span>. The files in the list are processed from the top down. For the same variable specified in file <text:span text:style-name="Source_20_Text">a.env</text:span> and assigned a different value in file <text:span text:style-name="Source_20_Text">b.env</text:span>, if <text:span text:style-name="Source_20_Text">b.env</text:span> is listed below (after), then the value from <text:span text:style-name="Source_20_Text">b.env</text:span> stands. For example, given the following declaration in <text:span text:style-name="Source_20_Text">docker-compose.yml</text:span>:</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env_file:</text:span></text:p>
      <text:p text:style-name="Preformatted_20_Text"><text:span text:style-name="Source_20_Text"><text:s text:c="6"/>- a.env</text:span></text:p>
      <text:p text:style-name="P2"><text:span text:style-name="Source_20_Text"><text:s text:c="6"/>- b.env</text:span></text:p>
      <text:p text:style-name="Text_20_body"><text:soft-page-break/>And the following files:</text:p>
      <text:p text:style-name="P2"><text:span text:style-name="Source_20_Text"><text:s/>a.env</text:span></text:p>
      <text:p text:style-name="Text_20_body">and</text:p>
      <text:p text:style-name="P2"><text:span text:style-name="Source_20_Text"><text:s/>b.env</text:span></text:p>
      <text:p text:style-name="Text_20_body"><text:span text:style-name="Source_20_Text">$VAR</text:span> is <text:span text:style-name="Source_20_Text">hello</text:span>.</text:p>
      <text:h text:style-name="Heading_20_3" text:outline-level="3"><text:bookmark text:name="environment1"/>environment</text:h>
      <text:p text:style-name="Text_20_body">Add environment variables. You can use either an array or a dictionary. Any boolean values (true, false, yes, no) need to be enclosed in quotes to ensure they are not converted to True or False by the YML parser.</text:p>
      <text:p text:style-name="Text_20_body">Environment variables with only a key are resolved to their values on the machine Compose is running on, which can be helpful for secret or host-specific values.</text:p>
      <text:p text:style-name="Preformatted_20_Text"><text:span text:style-name="Source_20_Text">environment:</text:span></text:p>
      <text:p text:style-name="Preformatted_20_Text"><text:span text:style-name="Source_20_Text"><text:s text:c="2"/>RACK_ENV: development</text:span></text:p>
      <text:p text:style-name="Preformatted_20_Text"><text:span text:style-name="Source_20_Text"><text:s text:c="2"/>SHOW: 'true'</text:span></text:p>
      <text:p text:style-name="P2"><text:span text:style-name="Source_20_Text"><text:s text:c="2"/>SESSION_SECRET:</text:span></text:p>
      <text:p text:style-name="Preformatted_20_Text"><text:span text:style-name="Source_20_Text">environment:</text:span></text:p>
      <text:p text:style-name="Preformatted_20_Text"><text:span text:style-name="Source_20_Text"><text:s text:c="2"/>- RACK_ENV=development</text:span></text:p>
      <text:p text:style-name="Preformatted_20_Text"><text:span text:style-name="Source_20_Text"><text:s text:c="2"/>- SHOW=true</text:span></text:p>
      <text:p text:style-name="P2"><text:span text:style-name="Source_20_Text"><text:s text:c="2"/>- SESSION_SECRET</text:span></text:p>
      <text:p text:style-name="Quotations"><text:span text:style-name="Strong_20_Emphasis">Note</text:span></text:p>
      <text:p text:style-name="Quotations">If your service specifies a <text:a xlink:type="simple" xlink:href="https://docs.docker.com/compose/compose-file/compose-file-v3/#build" text:style-name="Internet_20_link" text:visited-style-name="Visited_20_Internet_20_Link">build</text:a> option, variables defined in <text:span text:style-name="Source_20_Text">environment</text:span> are <text:span text:style-name="Emphasis">not</text:span> automatically visible during the build. Use the <text:a xlink:type="simple" xlink:href="https://docs.docker.com/compose/compose-file/compose-file-v3/#args" text:style-name="Internet_20_link" text:visited-style-name="Visited_20_Internet_20_Link">args</text:a> sub-option of <text:span text:style-name="Source_20_Text">build</text:span> to define build-time environment variables.</text:p>
      <text:h text:style-name="Heading_20_3" text:outline-level="3"><text:bookmark text:name="expose1"/>expose</text:h>
      <text:p text:style-name="Text_20_body">Expose ports without publishing them to the host machine - they’ll only be accessible to linked services. Only the internal port can be specified.</text:p>
      <text:p text:style-name="Preformatted_20_Text"><text:span text:style-name="Source_20_Text">expose:</text:span></text:p>
      <text:p text:style-name="Preformatted_20_Text"><text:span text:style-name="Source_20_Text"><text:s text:c="2"/>- "3000"</text:span></text:p>
      <text:p text:style-name="P2"><text:span text:style-name="Source_20_Text"><text:s text:c="2"/>- "8000"</text:span></text:p>
      <text:h text:style-name="Heading_20_3" text:outline-level="3"><text:bookmark text:name="external_links1"/>external_links</text:h>
      <text:p text:style-name="Text_20_body">Link to containers started outside this <text:span text:style-name="Source_20_Text">docker-compose.yml</text:span> or even outside of Compose, especially for containers that provide shared or common services. <text:span text:style-name="Source_20_Text">external_links</text:span> follow semantics similar to the legacy option <text:span text:style-name="Source_20_Text">links</text:span> when specifying both the container name and the link alias (<text:span text:style-name="Source_20_Text">CONTAINER:ALIAS</text:span>).</text:p>
      <text:p text:style-name="Preformatted_20_Text"><text:span text:style-name="Source_20_Text">external_links:</text:span></text:p>
      <text:p text:style-name="Preformatted_20_Text"><text:span text:style-name="Source_20_Text"><text:s text:c="2"/>- redis_1</text:span></text:p>
      <text:p text:style-name="Preformatted_20_Text"><text:span text:style-name="Source_20_Text"><text:s text:c="2"/>- project_db_1:mysql</text:span></text:p>
      <text:p text:style-name="P2"><text:span text:style-name="Source_20_Text"><text:s text:c="2"/>- project_db_1:postgresql</text:span></text:p>
      <text:p text:style-name="Quotations"><text:soft-page-break/><text:span text:style-name="Strong_20_Emphasis">Note</text:span></text:p>
      <text:p text:style-name="Quotations">The externally-created containers must be connected to at least one of the same networks as the service that is linking to them. <text:a xlink:type="simple" xlink:href="https://docs.docker.com/compose/compose-file/compose-file-v2/#links" text:style-name="Internet_20_link" text:visited-style-name="Visited_20_Internet_20_Link">Links</text:a> are a legacy option. We recommend using <text:a xlink:type="simple" xlink:href="https://docs.docker.com/compose/compose-file/compose-file-v3/#networks" text:style-name="Internet_20_link" text:visited-style-name="Visited_20_Internet_20_Link">networks</text:a> instead.</text:p>
      <text:p text:style-name="Quotations">Note when using docker stack deploy</text:p>
      <text:p text:style-name="Quotations">The <text:span text:style-name="Source_20_Text">external_links</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extra_hosts1"/>extra_hosts</text:h>
      <text:p text:style-name="Text_20_body">Add hostname mappings. Use the same values as the docker client <text:span text:style-name="Source_20_Text">--add-host</text:span> parameter.</text:p>
      <text:p text:style-name="Preformatted_20_Text"><text:span text:style-name="Source_20_Text">extra_hosts:</text:span></text:p>
      <text:p text:style-name="Preformatted_20_Text"><text:span text:style-name="Source_20_Text"><text:s text:c="2"/>- "somehost:162.242.195.82"</text:span></text:p>
      <text:p text:style-name="P2"><text:span text:style-name="Source_20_Text"><text:s text:c="2"/>- "otherhost:50.31.209.229"</text:span></text:p>
      <text:p text:style-name="Text_20_body">An entry with the ip address and hostname is created in <text:span text:style-name="Source_20_Text">/etc/hosts</text:span> inside containers for this service, e.g:</text:p>
      <text:h text:style-name="Heading_20_3" text:outline-level="3"><text:bookmark text:name="healthcheck1"/>healthcheck</text:h>
      <text:p text:style-name="Text_20_body">Configure a check that’s run to determine whether or not containers for this service are “healthy”. See the docs for the <text:a xlink:type="simple" xlink:href="https://docs.docker.com/engine/reference/builder/#healthcheck" text:style-name="Internet_20_link" text:visited-style-name="Visited_20_Internet_20_Link">HEALTHCHECK Dockerfile instruction</text:a> for details on how healthchecks work.</text:p>
      <text:p text:style-name="Preformatted_20_Text"><text:span text:style-name="Source_20_Text">healthcheck:</text:span></text:p>
      <text:p text:style-name="Preformatted_20_Text"><text:span text:style-name="Source_20_Text"><text:s text:c="2"/>test: ["CMD", "curl", "-f", "http://localhost"]</text:span></text:p>
      <text:p text:style-name="Preformatted_20_Text"><text:span text:style-name="Source_20_Text"><text:s text:c="2"/>interval: 1m30s</text:span></text:p>
      <text:p text:style-name="Preformatted_20_Text"><text:span text:style-name="Source_20_Text"><text:s text:c="2"/>timeout: 10s</text:span></text:p>
      <text:p text:style-name="Preformatted_20_Text"><text:span text:style-name="Source_20_Text"><text:s text:c="2"/>retries: 3</text:span></text:p>
      <text:p text:style-name="P2"><text:span text:style-name="Source_20_Text"><text:s text:c="2"/>start_period: 40s</text:span></text:p>
      <text:p text:style-name="Text_20_body"><text:span text:style-name="Source_20_Text">interval</text:span>, <text:span text:style-name="Source_20_Text">timeout</text:span> and <text:span text:style-name="Source_20_Text">start_period</text:span> are specified as <text:a xlink:type="simple" xlink:href="https://docs.docker.com/compose/compose-file/compose-file-v3/#specifying-durations" text:style-name="Internet_20_link" text:visited-style-name="Visited_20_Internet_20_Link">durations</text:a>.</text:p>
      <text:p text:style-name="Quotations">Added in <text:a xlink:type="simple" xlink:href="https://docs.docker.com/compose/compose-file/compose-versioning/#version-34" text:style-name="Internet_20_link" text:visited-style-name="Visited_20_Internet_20_Link">version 3.4</text:a> file format.</text:p>
      <text:p text:style-name="Quotations">The <text:span text:style-name="Source_20_Text">start_period</text:span> option was added in file format 3.4.</text:p>
      <text:p text:style-name="Text_20_body"><text:span text:style-name="Source_20_Text">test</text:span> must be either a string or a list. If it’s a list, the first item must be either <text:span text:style-name="Source_20_Text">NONE</text:span>, <text:span text:style-name="Source_20_Text">CMD</text:span> or <text:span text:style-name="Source_20_Text">CMD-SHELL</text:span>. If it’s a string, it’s equivalent to specifying <text:span text:style-name="Source_20_Text">CMD-SHELL</text:span> followed by that string.</text:p>
      <text:p text:style-name="Preformatted_20_Text"><text:span text:style-name="Source_20_Text"># Hit the local web app</text:span></text:p>
      <text:p text:style-name="P2"><text:span text:style-name="Source_20_Text">test: ["CMD", "curl", "-f", "http://localhost"]</text:span></text:p>
      <text:p text:style-name="Text_20_body">As above, but wrapped in <text:span text:style-name="Source_20_Text">/bin/sh</text:span>. Both forms below are equivalent.</text:p>
      <text:p text:style-name="P2"><text:span text:style-name="Source_20_Text">test: ["CMD-SHELL", "curl -f http://localhost || exit 1"]</text:span></text:p>
      <text:p text:style-name="P2"><text:span text:style-name="Source_20_Text">test: curl -f https://localhost || exit 1</text:span></text:p>
      <text:p text:style-name="Text_20_body">To disable any default healthcheck set by the image, you can use <text:span text:style-name="Source_20_Text">disable: true</text:span>. This is equivalent to specifying <text:span text:style-name="Source_20_Text">test: ["NONE"]</text:span>.</text:p>
      <text:p text:style-name="Preformatted_20_Text"><text:span text:style-name="Source_20_Text">healthcheck:</text:span></text:p>
      <text:p text:style-name="P2"><text:soft-page-break/><text:span text:style-name="Source_20_Text"><text:s text:c="2"/>disable: true</text:span></text:p>
      <text:h text:style-name="Heading_20_3" text:outline-level="3"><text:bookmark text:name="image1"/>image</text:h>
      <text:p text:style-name="Text_20_body">Specify the image to start the container from. Can either be a repository/tag or a partial image ID.</text:p>
      <text:p text:style-name="P2"><text:span text:style-name="Source_20_Text">image: redis</text:span></text:p>
      <text:p text:style-name="P2"><text:span text:style-name="Source_20_Text">image: ubuntu:18.04</text:span></text:p>
      <text:p text:style-name="P2"><text:span text:style-name="Source_20_Text">image: tutum/influxdb</text:span></text:p>
      <text:p text:style-name="P2"><text:span text:style-name="Source_20_Text">image: example-registry.com:4000/postgresql</text:span></text:p>
      <text:p text:style-name="P2"><text:span text:style-name="Source_20_Text">image: a4bc65fd</text:span></text:p>
      <text:p text:style-name="Text_20_body">If the image does not exist, Compose attempts to pull it, unless you have also specified <text:a xlink:type="simple" xlink:href="https://docs.docker.com/compose/compose-file/compose-file-v3/#build" text:style-name="Internet_20_link" text:visited-style-name="Visited_20_Internet_20_Link">build</text:a>, in which case it builds it using the specified options and tags it with the specified tag.</text:p>
      <text:h text:style-name="Heading_20_3" text:outline-level="3"><text:bookmark text:name="init1"/>init</text:h>
      <text:p text:style-name="Quotations">Added in <text:a xlink:type="simple" xlink:href="https://docs.docker.com/compose/compose-file/compose-versioning/#version-37" text:style-name="Internet_20_link" text:visited-style-name="Visited_20_Internet_20_Link">version 3.7</text:a> file format.</text:p>
      <text:p text:style-name="Text_20_body">Run an init inside the container that forwards signals and reaps processes. Set this option to <text:span text:style-name="Source_20_Text">true</text:span> to enable this feature for the servic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alpine:latest</text:span></text:p>
      <text:p text:style-name="P2"><text:span text:style-name="Source_20_Text"><text:s text:c="4"/>init: true</text:span></text:p>
      <text:p text:style-name="Quotations">The default init binary that is used is <text:a xlink:type="simple" xlink:href="https://github.com/krallin/tini" text:style-name="Internet_20_link" text:visited-style-name="Visited_20_Internet_20_Link">Tini</text:a>, and is installed in <text:span text:style-name="Source_20_Text">/usr/libexec/docker-init</text:span> on the daemon host. You can configure the daemon to use a custom init binary through the <text:a xlink:type="simple" xlink:href="https://docs.docker.com/engine/reference/commandline/dockerd/#daemon-configuration-file" text:style-name="Internet_20_link" text:visited-style-name="Visited_20_Internet_20_Link"><text:span text:style-name="Source_20_Text">init-path</text:span></text:a><text:a xlink:type="simple" xlink:href="https://docs.docker.com/engine/reference/commandline/dockerd/#daemon-configuration-file" text:style-name="Internet_20_link" text:visited-style-name="Visited_20_Internet_20_Link"> configuration option</text:a>.</text:p>
      <text:h text:style-name="Heading_20_3" text:outline-level="3"><text:bookmark text:name="isolation1"/>isolation</text:h>
      <text:p text:style-name="Text_20_body">Specify a container’s isolation technology. On Linux, the only supported value is <text:span text:style-name="Source_20_Text">default</text:span>. On Windows, acceptable values are <text:span text:style-name="Source_20_Text">default</text:span>, <text:span text:style-name="Source_20_Text">process</text:span> and <text:span text:style-name="Source_20_Text">hyperv</text:span>. Refer to the <text:a xlink:type="simple" xlink:href="https://docs.docker.com/engine/reference/commandline/run/#specify-isolation-technology-for-container---isolation" text:style-name="Internet_20_link" text:visited-style-name="Visited_20_Internet_20_Link">Docker Engine docs</text:a> for details.</text:p>
      <text:h text:style-name="Heading_20_3" text:outline-level="3"><text:bookmark text:name="labels-21"/>labels</text:h>
      <text:p text:style-name="Text_20_body">Add metadata to containers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labels:</text:span></text:p>
      <text:p text:style-name="Preformatted_20_Text"><text:span text:style-name="Source_20_Text"><text:s text:c="2"/>com.example.description: "Accounting webapp"</text:span></text:p>
      <text:p text:style-name="Preformatted_20_Text"><text:span text:style-name="Source_20_Text"><text:s text:c="2"/>com.example.department: "Finance"</text:span></text:p>
      <text:p text:style-name="P2"><text:span text:style-name="Source_20_Text"><text:s text:c="2"/>com.example.label-with-empty-value: ""</text:span></text:p>
      <text:p text:style-name="Preformatted_20_Text"><text:span text:style-name="Source_20_Text">labels:</text:span></text:p>
      <text:p text:style-name="Preformatted_20_Text"><text:span text:style-name="Source_20_Text"><text:s text:c="2"/>- "com.example.description=Accounting webapp"</text:span></text:p>
      <text:p text:style-name="Preformatted_20_Text"><text:soft-page-break/><text:span text:style-name="Source_20_Text"><text:s text:c="2"/>- "com.example.department=Finance"</text:span></text:p>
      <text:p text:style-name="P2"><text:span text:style-name="Source_20_Text"><text:s text:c="2"/>- "com.example.label-with-empty-value"</text:span></text:p>
      <text:h text:style-name="Heading_20_3" text:outline-level="3"><text:bookmark text:name="links1"/>links</text:h>
      <text:p text:style-name="Quotations"><text:span text:style-name="Strong_20_Emphasis">Warning</text:span></text:p>
      <text:p text:style-name="Quotations">The <text:span text:style-name="Source_20_Text">--link</text:span> flag is a legacy feature of Docker. It may eventually be removed. Unless you absolutely need to continue using it, we recommend that you use <text:a xlink:type="simple" xlink:href="https://docs.docker.com/compose/networking/" text:style-name="Internet_20_link" text:visited-style-name="Visited_20_Internet_20_Link">user-defined networks</text:a> to facilitate communication between two containers instead of using <text:span text:style-name="Source_20_Text">--link</text:span>.</text:p>
      <text:p text:style-name="Quotations">One feature that user-defined networks do not support that you can do with <text:span text:style-name="Source_20_Text">--link</text:span> is sharing environmental variables between containers. However, you can use other mechanisms such as volumes to share environment variables between containers in a more controlled way.</text:p>
      <text:p text:style-name="Text_20_body">Link to containers in another service. Either specify both the service name and a link alias (<text:span text:style-name="Source_20_Text">"SERVICE:ALIAS"</text:span>), or just the service name.</text:p>
      <text:p text:style-name="Preformatted_20_Text"><text:span text:style-name="Source_20_Text">web:</text:span></text:p>
      <text:p text:style-name="Preformatted_20_Text"><text:span text:style-name="Source_20_Text"><text:s text:c="2"/>links:</text:span></text:p>
      <text:p text:style-name="Preformatted_20_Text"><text:span text:style-name="Source_20_Text"><text:s text:c="4"/>- "db"</text:span></text:p>
      <text:p text:style-name="Preformatted_20_Text"><text:span text:style-name="Source_20_Text"><text:s text:c="4"/>- "db:database"</text:span></text:p>
      <text:p text:style-name="P2"><text:span text:style-name="Source_20_Text"><text:s text:c="4"/>- "redis"</text:span></text:p>
      <text:p text:style-name="Text_20_body">Containers for the linked service are reachable at a hostname identical to the alias, or the service name if no alias was specified.</text:p>
      <text:p text:style-name="Text_20_body">Links are not required to enable services to communicate - by default, any service can reach any other service at that service’s name. (See also, the <text:a xlink:type="simple" xlink:href="https://docs.docker.com/compose/networking/#links" text:style-name="Internet_20_link" text:visited-style-name="Visited_20_Internet_20_Link">Links topic in Networking in Compose</text:a>.)</text:p>
      <text:p text:style-name="Text_20_body">Links also express dependency between services in the same way as <text:a xlink:type="simple" xlink:href="https://docs.docker.com/compose/compose-file/compose-file-v3/#depends_on" text:style-name="Internet_20_link" text:visited-style-name="Visited_20_Internet_20_Link">depends_on</text:a>, so they determine the order of service startup.</text:p>
      <text:p text:style-name="Quotations"><text:span text:style-name="Strong_20_Emphasis">Note</text:span></text:p>
      <text:p text:style-name="Quotations">If you define both links and <text:a xlink:type="simple" xlink:href="https://docs.docker.com/compose/compose-file/compose-file-v3/#networks" text:style-name="Internet_20_link" text:visited-style-name="Visited_20_Internet_20_Link">networks</text:a>, services with links between them must share at least one network in common to communicate.</text:p>
      <text:p text:style-name="Quotations">Note when using docker stack deploy</text:p>
      <text:p text:style-name="Quotations">The <text:span text:style-name="Source_20_Text">links</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logging1"/>logging</text:h>
      <text:p text:style-name="Text_20_body">Logging configuration for the service.</text:p>
      <text:p text:style-name="Preformatted_20_Text"><text:span text:style-name="Source_20_Text">logging:</text:span></text:p>
      <text:p text:style-name="Preformatted_20_Text"><text:span text:style-name="Source_20_Text"><text:s text:c="2"/>driver: syslog</text:span></text:p>
      <text:p text:style-name="Preformatted_20_Text"><text:span text:style-name="Source_20_Text"><text:s text:c="2"/>options:</text:span></text:p>
      <text:p text:style-name="P2"><text:span text:style-name="Source_20_Text"><text:s text:c="4"/>syslog-address: "tcp://192.168.0.42:123"</text:span></text:p>
      <text:p text:style-name="Text_20_body">The <text:span text:style-name="Source_20_Text">driver</text:span> name specifies a logging driver for the service’s containers, as with the <text:span text:style-name="Source_20_Text">--log-driver</text:span> option for docker run (<text:a xlink:type="simple" xlink:href="https://docs.docker.com/config/containers/logging/configure/" text:style-name="Internet_20_link" text:visited-style-name="Visited_20_Internet_20_Link">documented here</text:a>).</text:p>
      <text:p text:style-name="Text_20_body"><text:soft-page-break/>The default value is json-file.</text:p>
      <text:p text:style-name="P2"><text:span text:style-name="Source_20_Text">driver: "json-file"</text:span></text:p>
      <text:p text:style-name="P2"><text:span text:style-name="Source_20_Text">driver: "syslog"</text:span></text:p>
      <text:p text:style-name="P2"><text:span text:style-name="Source_20_Text">driver: "none"</text:span></text:p>
      <text:p text:style-name="Quotations"><text:span text:style-name="Strong_20_Emphasis">Note</text:span></text:p>
      <text:p text:style-name="Quotations">Only the <text:span text:style-name="Source_20_Text">json-file</text:span> and <text:span text:style-name="Source_20_Text">journald</text:span> drivers make the logs available directly from <text:span text:style-name="Source_20_Text">docker-compose up</text:span> and <text:span text:style-name="Source_20_Text">docker-compose logs</text:span>. Using any other driver does not print any logs.</text:p>
      <text:p text:style-name="Text_20_body">Specify logging options for the logging driver with the <text:span text:style-name="Source_20_Text">options</text:span> key, as with the <text:span text:style-name="Source_20_Text">--log-opt</text:span> option for <text:span text:style-name="Source_20_Text">docker run</text:span>.</text:p>
      <text:p text:style-name="Text_20_body">Logging options are key-value pairs. An example of <text:span text:style-name="Source_20_Text">syslog</text:span> options:</text:p>
      <text:p text:style-name="Preformatted_20_Text"><text:span text:style-name="Source_20_Text">driver: "syslog"</text:span></text:p>
      <text:p text:style-name="Preformatted_20_Text"><text:span text:style-name="Source_20_Text">options:</text:span></text:p>
      <text:p text:style-name="P2"><text:span text:style-name="Source_20_Text"><text:s text:c="2"/>syslog-address: "tcp://192.168.0.42:123"</text:span></text:p>
      <text:p text:style-name="Text_20_body">The default driver <text:a xlink:type="simple" xlink:href="https://docs.docker.com/config/containers/logging/json-file/" text:style-name="Internet_20_link" text:visited-style-name="Visited_20_Internet_20_Link">json-file</text:a>, has options to limit the amount of logs stored. To do this, use a key-value pair for maximum storage size and maximum number of files:</text:p>
      <text:p text:style-name="Preformatted_20_Text"><text:span text:style-name="Source_20_Text">options:</text:span></text:p>
      <text:p text:style-name="Preformatted_20_Text"><text:span text:style-name="Source_20_Text"><text:s text:c="2"/>max-size: "200k"</text:span></text:p>
      <text:p text:style-name="P2"><text:span text:style-name="Source_20_Text"><text:s text:c="2"/>max-file: "10"</text:span></text:p>
      <text:p text:style-name="Text_20_body">The example shown above would store log files until they reach a <text:span text:style-name="Source_20_Text">max-size</text:span> of 200kB, and then rotate them. The amount of individual log files stored is specified by the <text:span text:style-name="Source_20_Text">max-file</text:span> value. As logs grow beyond the max limits, older log files are removed to allow storage of new logs.</text:p>
      <text:p text:style-name="Text_20_body">Here is an example <text:span text:style-name="Source_20_Text">docker-compose.yml</text:span> file that limits logging storag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image: some-service</text:span></text:p>
      <text:p text:style-name="Preformatted_20_Text"><text:span text:style-name="Source_20_Text"><text:s text:c="4"/>logging:</text:span></text:p>
      <text:p text:style-name="Preformatted_20_Text"><text:span text:style-name="Source_20_Text"><text:s text:c="6"/>driver: "json-file"</text:span></text:p>
      <text:p text:style-name="Preformatted_20_Text"><text:span text:style-name="Source_20_Text"><text:s text:c="6"/>options:</text:span></text:p>
      <text:p text:style-name="Preformatted_20_Text"><text:span text:style-name="Source_20_Text"><text:s text:c="8"/>max-size: "200k"</text:span></text:p>
      <text:p text:style-name="P2"><text:span text:style-name="Source_20_Text"><text:s text:c="8"/>max-file: "10"</text:span></text:p>
      <text:p text:style-name="Quotations">Logging options available depend on which logging driver you use</text:p>
      <text:p text:style-name="Quotations">The above example for controlling log files and sizes uses options specific to the <text:a xlink:type="simple" xlink:href="https://docs.docker.com/config/containers/logging/json-file/" text:style-name="Internet_20_link" text:visited-style-name="Visited_20_Internet_20_Link">json-file driver</text:a>. These particular options are not available on other logging drivers. For a full list of supported logging drivers and their options, refer to the <text:a xlink:type="simple" xlink:href="https://docs.docker.com/config/containers/logging/configure/" text:style-name="Internet_20_link" text:visited-style-name="Visited_20_Internet_20_Link">logging drivers</text:a> documentation.</text:p>
      <text:h text:style-name="Heading_20_3" text:outline-level="3"><text:bookmark text:name="network_mode1"/><text:soft-page-break/>network_mode</text:h>
      <text:p text:style-name="Text_20_body">Network mode. Use the same values as the docker client <text:span text:style-name="Source_20_Text">--network</text:span> parameter, plus the special form <text:span text:style-name="Source_20_Text">service:[service name]</text:span>.</text:p>
      <text:p text:style-name="P2"><text:span text:style-name="Source_20_Text">network_mode: "bridge"</text:span></text:p>
      <text:p text:style-name="P2"><text:span text:style-name="Source_20_Text">network_mode: "host"</text:span></text:p>
      <text:p text:style-name="P2"><text:span text:style-name="Source_20_Text">network_mode: "none"</text:span></text:p>
      <text:p text:style-name="P2"><text:span text:style-name="Source_20_Text">network_mode: "service:[service name]"</text:span></text:p>
      <text:p text:style-name="P2"><text:span text:style-name="Source_20_Text">network_mode: "container:[container name/id]"</text:span></text:p>
      <text:p text:style-name="Quotations"><text:span text:style-name="Strong_20_Emphasis">Note</text:span></text:p>
      <text:list xml:id="list1490264686" text:style-name="L18">
        <text:list-item>
          <text:p text:style-name="P6">This option is ignored when <text:a xlink:type="simple" xlink:href="https://docs.docker.com/engine/reference/commandline/stack_deploy/" text:style-name="Internet_20_link" text:visited-style-name="Visited_20_Internet_20_Link">deploying a stack in swarm mode</text:a>. </text:p>
        </text:list-item>
        <text:list-item>
          <text:p text:style-name="P4"><text:span text:style-name="Source_20_Text">network_mode: "host"</text:span> cannot be mixed with <text:a xlink:type="simple" xlink:href="https://docs.docker.com/compose/compose-file/compose-file-v3/#links" text:style-name="Internet_20_link" text:visited-style-name="Visited_20_Internet_20_Link">links</text:a>. </text:p>
        </text:list-item>
      </text:list>
      <text:h text:style-name="Heading_20_3" text:outline-level="3"><text:bookmark text:name="networks1"/>networks</text:h>
      <text:p text:style-name="Text_20_body">Networks to join, referencing entries under the <text:a xlink:type="simple" xlink:href="https://docs.docker.com/compose/compose-file/compose-file-v3/#network-configuration-reference" text:style-name="Internet_20_link" text:visited-style-name="Visited_20_Internet_20_Link">top-level </text:a><text:a xlink:type="simple" xlink:href="https://docs.docker.com/compose/compose-file/compose-file-v3/#network-configuration-reference" text:style-name="Internet_20_link" text:visited-style-name="Visited_20_Internet_20_Link"><text:span text:style-name="Source_20_Text">networks</text:span></text:a><text:a xlink:type="simple" xlink:href="https://docs.docker.com/compose/compose-file/compose-file-v3/#network-configuration-reference" text:style-name="Internet_20_link" text:visited-style-name="Visited_20_Internet_20_Link"> key</text:a>.</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networks:</text:span></text:p>
      <text:p text:style-name="Preformatted_20_Text"><text:span text:style-name="Source_20_Text"><text:s text:c="5"/>- some-network</text:span></text:p>
      <text:p text:style-name="P2"><text:span text:style-name="Source_20_Text"><text:s text:c="5"/>- other-network</text:span></text:p>
      <text:h text:style-name="Heading_20_4" text:outline-level="4"><text:bookmark text:name="aliases1"/>aliases</text:h>
      <text:p text:style-name="Text_20_body">Aliases (alternative hostnames) for this service on the network. Other containers on the same network can use either the service name or this alias to connect to one of the service’s containers.</text:p>
      <text:p text:style-name="Text_20_body">Since <text:span text:style-name="Source_20_Text">aliases</text:span> is network-scoped, the same service can have different aliases on different networks.</text:p>
      <text:p text:style-name="Quotations"><text:span text:style-name="Strong_20_Emphasis">Note</text:span></text:p>
      <text:p text:style-name="Quotations">A network-wide alias can be shared by multiple containers, and even by multiple services. If it is, then exactly which container the name resolves to is not guaranteed.</text:p>
      <text:p text:style-name="Text_20_body">The general format is shown here.</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networks:</text:span></text:p>
      <text:p text:style-name="Preformatted_20_Text"><text:span text:style-name="Source_20_Text"><text:s text:c="6"/>some-network:</text:span></text:p>
      <text:p text:style-name="Preformatted_20_Text"><text:span text:style-name="Source_20_Text"><text:s text:c="8"/>aliases:</text:span></text:p>
      <text:p text:style-name="Preformatted_20_Text"><text:span text:style-name="Source_20_Text"><text:s text:c="10"/>- alias1</text:span></text:p>
      <text:p text:style-name="Preformatted_20_Text"><text:span text:style-name="Source_20_Text"><text:s text:c="10"/>- alias3</text:span></text:p>
      <text:p text:style-name="Preformatted_20_Text"><text:span text:style-name="Source_20_Text"><text:s text:c="6"/>other-network:</text:span></text:p>
      <text:p text:style-name="Preformatted_20_Text"><text:span text:style-name="Source_20_Text"><text:s text:c="8"/>aliases:</text:span></text:p>
      <text:p text:style-name="P2"><text:span text:style-name="Source_20_Text"><text:s text:c="10"/>- alias2</text:span></text:p>
      <text:p text:style-name="Text_20_body"><text:soft-page-break/>In the example below, three services are provided (<text:span text:style-name="Source_20_Text">web</text:span>, <text:span text:style-name="Source_20_Text">worker</text:span>, and <text:span text:style-name="Source_20_Text">db</text:span>), along with two networks (<text:span text:style-name="Source_20_Text">new</text:span> and <text:span text:style-name="Source_20_Text">legacy</text:span>). The <text:span text:style-name="Source_20_Text">db</text:span> service is reachable at the hostname <text:span text:style-name="Source_20_Text">db</text:span> or <text:span text:style-name="Source_20_Text">database</text:span> on the <text:span text:style-name="Source_20_Text">new</text:span> network, and at <text:span text:style-name="Source_20_Text">db</text:span> or <text:span text:style-name="Source_20_Text">mysql</text:span> on the <text:span text:style-name="Source_20_Text">legacy</text:span> network.</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nginx:alpine"</text:span></text:p>
      <text:p text:style-name="Preformatted_20_Text"><text:span text:style-name="Source_20_Text"><text:s text:c="4"/>networks:</text:span></text:p>
      <text:p text:style-name="Preformatted_20_Text"><text:span text:style-name="Source_20_Text"><text:s text:c="6"/>- new</text:span></text:p>
      <text:p text:style-name="Preformatted_20_Text"/>
      <text:p text:style-name="Preformatted_20_Text"><text:span text:style-name="Source_20_Text"><text:s text:c="2"/>worker:</text:span></text:p>
      <text:p text:style-name="Preformatted_20_Text"><text:span text:style-name="Source_20_Text"><text:s text:c="4"/>image: "my-worker-image:latest"</text:span></text:p>
      <text:p text:style-name="Preformatted_20_Text"><text:span text:style-name="Source_20_Text"><text:s text:c="4"/>networks:</text:span></text:p>
      <text:p text:style-name="Preformatted_20_Text"><text:span text:style-name="Source_20_Text"><text:s text:c="6"/>- legacy</text:span></text:p>
      <text:p text:style-name="Preformatted_20_Text"/>
      <text:p text:style-name="Preformatted_20_Text"><text:span text:style-name="Source_20_Text"><text:s text:c="2"/>db:</text:span></text:p>
      <text:p text:style-name="Preformatted_20_Text"><text:span text:style-name="Source_20_Text"><text:s text:c="4"/>image: mysql</text:span></text:p>
      <text:p text:style-name="Preformatted_20_Text"><text:span text:style-name="Source_20_Text"><text:s text:c="4"/>networks:</text:span></text:p>
      <text:p text:style-name="Preformatted_20_Text"><text:span text:style-name="Source_20_Text"><text:s text:c="6"/>new:</text:span></text:p>
      <text:p text:style-name="Preformatted_20_Text"><text:span text:style-name="Source_20_Text"><text:s text:c="8"/>aliases:</text:span></text:p>
      <text:p text:style-name="Preformatted_20_Text"><text:span text:style-name="Source_20_Text"><text:s text:c="10"/>- database</text:span></text:p>
      <text:p text:style-name="Preformatted_20_Text"><text:span text:style-name="Source_20_Text"><text:s text:c="6"/>legacy:</text:span></text:p>
      <text:p text:style-name="Preformatted_20_Text"><text:span text:style-name="Source_20_Text"><text:s text:c="8"/>aliases:</text:span></text:p>
      <text:p text:style-name="Preformatted_20_Text"><text:span text:style-name="Source_20_Text"><text:s text:c="10"/>- mysql</text:span></text:p>
      <text:p text:style-name="Preformatted_20_Text"/>
      <text:p text:style-name="Preformatted_20_Text"><text:span text:style-name="Source_20_Text">networks:</text:span></text:p>
      <text:p text:style-name="Preformatted_20_Text"><text:span text:style-name="Source_20_Text"><text:s text:c="2"/>new:</text:span></text:p>
      <text:p text:style-name="P2"><text:span text:style-name="Source_20_Text"><text:s text:c="2"/>legacy:</text:span></text:p>
      <text:h text:style-name="Heading_20_4" text:outline-level="4"><text:bookmark text:name="ipv4_address-ipv6_address1"/>ipv4_address, ipv6_address</text:h>
      <text:p text:style-name="Text_20_body">Specify a static IP address for containers for this service when joining the network.</text:p>
      <text:p text:style-name="Text_20_body">The corresponding network configuration in the <text:a xlink:type="simple" xlink:href="https://docs.docker.com/compose/compose-file/compose-file-v3/#network-configuration-reference" text:style-name="Internet_20_link" text:visited-style-name="Visited_20_Internet_20_Link">top-level networks section</text:a> must have an <text:span text:style-name="Source_20_Text">ipam</text:span> block with subnet configurations covering each static address.</text:p>
      <text:p text:style-name="Text_20_body">If you’d like to use IPv6, you must first ensure that the Docker daemon is configured to support IPv6. See <text:a xlink:type="simple" xlink:href="https://docs.docker.com/config/daemon/ipv6/" text:style-name="Internet_20_link" text:visited-style-name="Visited_20_Internet_20_Link">Enable IPv6</text:a> for detailed instructions. You can then access IPv6 addressing in a version 3.x Compose file by editing the <text:span text:style-name="Source_20_Text">/etc/docker/daemon.json</text:span> to contain: <text:span text:style-name="Source_20_Text">{"ipv6": true, "fixed-cidr-v6": "2001:db8:1::/64"}</text:span></text:p>
      <text:p text:style-name="Text_20_body">Then, reload the docker daemon and edit docker-compose.yml to contain the following under the service:</text:p>
      <text:p text:style-name="Preformatted_20_Text"><text:span text:style-name="Source_20_Text"><text:s text:c="4"/>sysctls:</text:span></text:p>
      <text:p text:style-name="P2"><text:span text:style-name="Source_20_Text"><text:s text:c="6"/>- net.ipv6.conf.all.disable_ipv6=0</text:span></text:p>
      <text:p text:style-name="Quotations">The <text:a xlink:type="simple" xlink:href="https://docs.docker.com/compose/compose-file/compose-file-v2/#enable_ipv6" text:style-name="Internet_20_link" text:visited-style-name="Visited_20_Internet_20_Link"><text:span text:style-name="Source_20_Text">enable_ipv6</text:span></text:a> option is only available in a <text:a xlink:type="simple" xlink:href="https://docs.docker.com/compose/compose-file/compose-file-v2/#ipv4_address-ipv6_address" text:style-name="Internet_20_link" text:visited-style-name="Visited_20_Internet_20_Link">version 2.x Compose file</text:a>. <text:span text:style-name="Emphasis">IPv6 options do not currently work in swarm mode</text:span>.</text:p>
      <text:p text:style-name="Text_20_body">An example:</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ginx:alpine</text:span></text:p>
      <text:p text:style-name="Preformatted_20_Text"><text:soft-page-break/><text:span text:style-name="Source_20_Text"><text:s text:c="4"/>networks:</text:span></text:p>
      <text:p text:style-name="Preformatted_20_Text"><text:span text:style-name="Source_20_Text"><text:s text:c="6"/>app_net:</text:span></text:p>
      <text:p text:style-name="Preformatted_20_Text"><text:span text:style-name="Source_20_Text"><text:s text:c="8"/>ipv4_address: 172.16.238.10</text:span></text:p>
      <text:p text:style-name="Preformatted_20_Text"><text:span text:style-name="Source_20_Text"><text:s text:c="8"/>ipv6_address: 2001:3984:3989::10</text:span></text:p>
      <text:p text:style-name="Preformatted_20_Text"/>
      <text:p text:style-name="Preformatted_20_Text"><text:span text:style-name="Source_20_Text">networks:</text:span></text:p>
      <text:p text:style-name="Preformatted_20_Text"><text:span text:style-name="Source_20_Text"><text:s text:c="2"/>app_net:</text:span></text:p>
      <text:p text:style-name="Preformatted_20_Text"><text:span text:style-name="Source_20_Text"><text:s text:c="4"/>ipam:</text:span></text:p>
      <text:p text:style-name="Preformatted_20_Text"><text:span text:style-name="Source_20_Text"><text:s text:c="6"/>driver: default</text:span></text:p>
      <text:p text:style-name="Preformatted_20_Text"><text:span text:style-name="Source_20_Text"><text:s text:c="6"/>config:</text:span></text:p>
      <text:p text:style-name="Preformatted_20_Text"><text:span text:style-name="Source_20_Text"><text:s text:c="8"/>- subnet: "172.16.238.0/24"</text:span></text:p>
      <text:p text:style-name="P2"><text:span text:style-name="Source_20_Text"><text:s text:c="8"/>- subnet: "2001:3984:3989::/64"</text:span></text:p>
      <text:h text:style-name="Heading_20_3" text:outline-level="3"><text:bookmark text:name="pid1"/>pid</text:h>
      <text:p text:style-name="P2"><text:span text:style-name="Source_20_Text">pid: "host"</text:span></text:p>
      <text:p text:style-name="Text_20_body">Sets the PID mode to the host PID mode. This turns on sharing between container and the host operating system the PID address space. Containers launched with this flag can access and manipulate other containers in the bare-metal machine’s namespace and vice versa.</text:p>
      <text:h text:style-name="Heading_20_3" text:outline-level="3"><text:bookmark text:name="ports1"/>ports</text:h>
      <text:p text:style-name="Text_20_body">Expose ports.</text:p>
      <text:p text:style-name="Quotations"><text:span text:style-name="Strong_20_Emphasis">Note</text:span></text:p>
      <text:p text:style-name="Quotations">Port mapping is incompatible with <text:span text:style-name="Source_20_Text">network_mode: host</text:span></text:p>
      <text:p text:style-name="Quotations"><text:span text:style-name="Strong_20_Emphasis">Note</text:span></text:p>
      <text:p text:style-name="Quotations"><text:span text:style-name="Source_20_Text">docker-compose run</text:span> ignores <text:span text:style-name="Source_20_Text">ports</text:span> unless you include <text:span text:style-name="Source_20_Text">--service-ports</text:span>.</text:p>
      <text:h text:style-name="Heading_20_4" text:outline-level="4"><text:bookmark text:name="short-syntax-1"/>Short syntax</text:h>
      <text:p text:style-name="Text_20_body">There are three options:</text:p>
      <text:list xml:id="list624908871" text:style-name="L19">
        <text:list-item>
          <text:p text:style-name="P50">Specify both ports (<text:span text:style-name="Source_20_Text">HOST:CONTAINER</text:span>) </text:p>
        </text:list-item>
        <text:list-item>
          <text:p text:style-name="P50">Specify just the container port (an ephemeral host port is chosen for the host port). </text:p>
        </text:list-item>
        <text:list-item>
          <text:p text:style-name="P23">Specify the host IP address to bind to AND both ports (the default is 0.0.0.0, meaning all interfaces): (<text:span text:style-name="Source_20_Text">IPADDR:HOSTPORT:CONTAINERPORT</text:span>). If HOSTPORT is empty (for example <text:span text:style-name="Source_20_Text">127.0.0.1::80</text:span>), an ephemeral port is chosen to bind to on the host. </text:p>
        </text:list-item>
      </text:list>
      <text:p text:style-name="Quotations"><text:span text:style-name="Strong_20_Emphasis">Note</text:span></text:p>
      <text:p text:style-name="Quotations">When mapping ports in the <text:span text:style-name="Source_20_Text">HOST:CONTAINER</text:span> format, you may experience erroneous results when using a container port lower than 60, because YAML parses numbers in the format <text:span text:style-name="Source_20_Text">xx:yy</text:span> as a base-60 value. For this reason, we recommend always explicitly specifying your port mappings as strings.</text:p>
      <text:p text:style-name="Preformatted_20_Text"><text:span text:style-name="Source_20_Text">ports:</text:span></text:p>
      <text:p text:style-name="Preformatted_20_Text"><text:span text:style-name="Source_20_Text"><text:s text:c="2"/>- "3000"</text:span></text:p>
      <text:p text:style-name="Preformatted_20_Text"><text:span text:style-name="Source_20_Text"><text:s text:c="2"/>- "3000-3005"</text:span></text:p>
      <text:p text:style-name="Preformatted_20_Text"><text:span text:style-name="Source_20_Text"><text:s text:c="2"/>- "8000:8000"</text:span></text:p>
      <text:p text:style-name="Preformatted_20_Text"><text:span text:style-name="Source_20_Text"><text:s text:c="2"/>- "9090-9091:8080-8081"</text:span></text:p>
      <text:p text:style-name="Preformatted_20_Text"><text:soft-page-break/><text:span text:style-name="Source_20_Text"><text:s text:c="2"/>- "49100:22"</text:span></text:p>
      <text:p text:style-name="Preformatted_20_Text"><text:span text:style-name="Source_20_Text"><text:s text:c="2"/>- "127.0.0.1:8001:8001"</text:span></text:p>
      <text:p text:style-name="Preformatted_20_Text"><text:span text:style-name="Source_20_Text"><text:s text:c="2"/>- "127.0.0.1:5000-5010:5000-5010"</text:span></text:p>
      <text:p text:style-name="Preformatted_20_Text"><text:span text:style-name="Source_20_Text"><text:s text:c="2"/>- "127.0.0.1::5000"</text:span></text:p>
      <text:p text:style-name="Preformatted_20_Text"><text:span text:style-name="Source_20_Text"><text:s text:c="2"/>- "6060:6060/udp"</text:span></text:p>
      <text:p text:style-name="P2"><text:span text:style-name="Source_20_Text"><text:s text:c="2"/>- "12400-12500:1240"</text:span></text:p>
      <text:h text:style-name="Heading_20_4" text:outline-level="4"><text:bookmark text:name="long-syntax-1"/>Long syntax</text:h>
      <text:p text:style-name="Text_20_body">The long form syntax allows the configuration of additional fields that can’t be expressed in the short form.</text:p>
      <text:list xml:id="list122921843" text:style-name="L20">
        <text:list-item>
          <text:p text:style-name="P51"><text:span text:style-name="Source_20_Text">target</text:span>: the port inside the container </text:p>
        </text:list-item>
        <text:list-item>
          <text:p text:style-name="P51"><text:span text:style-name="Source_20_Text">published</text:span>: the publicly exposed port </text:p>
        </text:list-item>
        <text:list-item>
          <text:p text:style-name="P51"><text:span text:style-name="Source_20_Text">protocol</text:span>: the port protocol (<text:span text:style-name="Source_20_Text">tcp</text:span> or <text:span text:style-name="Source_20_Text">udp</text:span>) </text:p>
        </text:list-item>
        <text:list-item>
          <text:p text:style-name="P24"><text:span text:style-name="Source_20_Text">mode</text:span>: <text:span text:style-name="Source_20_Text">host</text:span> for publishing a host port on each node, or <text:span text:style-name="Source_20_Text">ingress</text:span> for a swarm mode port to be load balanced. </text:p>
        </text:list-item>
      </text:list>
      <text:p text:style-name="Preformatted_20_Text"><text:span text:style-name="Source_20_Text">ports:</text:span></text:p>
      <text:p text:style-name="Preformatted_20_Text"><text:span text:style-name="Source_20_Text"><text:s text:c="2"/>- target: 80</text:span></text:p>
      <text:p text:style-name="Preformatted_20_Text"><text:span text:style-name="Source_20_Text"><text:s text:c="4"/>published: 8080</text:span></text:p>
      <text:p text:style-name="Preformatted_20_Text"><text:span text:style-name="Source_20_Text"><text:s text:c="4"/>protocol: tcp</text:span></text:p>
      <text:p text:style-name="P2"><text:span text:style-name="Source_20_Text"><text:s text:c="4"/>mode: host</text:span></text:p>
      <text:p text:style-name="Quotations">Added in <text:a xlink:type="simple" xlink:href="https://docs.docker.com/compose/compose-file/compose-versioning/#version-32" text:style-name="Internet_20_link" text:visited-style-name="Visited_20_Internet_20_Link">version 3.2</text:a> file format.</text:p>
      <text:p text:style-name="Quotations">The long syntax is new in the v3.2 file format.</text:p>
      <text:h text:style-name="Heading_20_3" text:outline-level="3"><text:bookmark text:name="profiles"/>profiles</text:h>
      <text:p text:style-name="Preformatted_20_Text"><text:span text:style-name="Source_20_Text">profiles: ["frontend", "debug"]</text:span></text:p>
      <text:p text:style-name="Preformatted_20_Text"><text:span text:style-name="Source_20_Text">profiles:</text:span></text:p>
      <text:p text:style-name="Preformatted_20_Text"><text:span text:style-name="Source_20_Text"><text:s text:c="2"/>- frontend</text:span></text:p>
      <text:p text:style-name="P2"><text:span text:style-name="Source_20_Text"><text:s text:c="2"/>- debug</text:span></text:p>
      <text:p text:style-name="Text_20_body"><text:span text:style-name="Source_20_Text">profiles</text:span> defines a list of named profiles for the service to be enabled under. When not set, the service is <text:span text:style-name="Emphasis">always</text:span> enabled. For the services that make up your core application you should omit <text:span text:style-name="Source_20_Text">profiles</text:span> so they will always be started.</text:p>
      <text:p text:style-name="Text_20_body">Valid profile names follow the regex format <text:span text:style-name="Source_20_Text">[a-zA-Z0-9][a-zA-Z0-9_.-]+</text:span>.</text:p>
      <text:p text:style-name="Text_20_body">See also <text:a xlink:type="simple" xlink:href="https://docs.docker.com/compose/profiles/" text:style-name="Internet_20_link" text:visited-style-name="Visited_20_Internet_20_Link"><text:span text:style-name="Emphasis">Using profiles with Compose</text:span></text:a> to learn more about profiles.</text:p>
      <text:h text:style-name="Heading_20_3" text:outline-level="3"><text:bookmark text:name="restart1"/>restart</text:h>
      <text:p text:style-name="Text_20_body"><text:span text:style-name="Source_20_Text">no</text:span> is the default <text:a xlink:type="simple" xlink:href="https://docs.docker.com/config/containers/start-containers-automatically/#use-a-restart-policy" text:style-name="Internet_20_link" text:visited-style-name="Visited_20_Internet_20_Link">restart policy</text:a>, and it does not restart a container under any circumstance. When <text:span text:style-name="Source_20_Text">always</text:span> is specified, the container always restarts. The <text:span text:style-name="Source_20_Text">on-failure</text:span> policy restarts a container if the exit code indicates an on-failure error. <text:span text:style-name="Source_20_Text">unless-stopped</text:span> always restarts a container, except when the container is stopped (manually or otherwise).</text:p>
      <text:p text:style-name="Preformatted_20_Text"><text:span text:style-name="Source_20_Text">restart: "no"</text:span></text:p>
      <text:p text:style-name="Preformatted_20_Text"><text:span text:style-name="Source_20_Text">restart: always</text:span></text:p>
      <text:p text:style-name="Preformatted_20_Text"><text:span text:style-name="Source_20_Text">restart: on-failure</text:span></text:p>
      <text:p text:style-name="P2"><text:span text:style-name="Source_20_Text">restart: unless-stopped</text:span></text:p>
      <text:p text:style-name="Quotations"><text:soft-page-break/>Note when using docker stack deploy</text:p>
      <text:p text:style-name="Quotations">The <text:span text:style-name="Source_20_Text">restart</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secrets"/>secrets</text:h>
      <text:p text:style-name="Text_20_body">Grant access to secrets on a per-service basis using the per-service <text:span text:style-name="Source_20_Text">secrets</text:span> configuration. Two different syntax variants are supported.</text:p>
      <text:p text:style-name="Quotations">Note when using docker stack deploy</text:p>
      <text:p text:style-name="Quotations">The secret must already exist or be <text:a xlink:type="simple" xlink:href="https://docs.docker.com/compose/compose-file/compose-file-v3/#secrets-configuration-reference" text:style-name="Internet_20_link" text:visited-style-name="Visited_20_Internet_20_Link">defined in the top-level </text:a><text:a xlink:type="simple" xlink:href="https://docs.docker.com/compose/compose-file/compose-file-v3/#secrets-configuration-reference" text:style-name="Internet_20_link" text:visited-style-name="Visited_20_Internet_20_Link"><text:span text:style-name="Source_20_Text">secrets</text:span></text:a><text:a xlink:type="simple" xlink:href="https://docs.docker.com/compose/compose-file/compose-file-v3/#secrets-configuration-reference" text:style-name="Internet_20_link" text:visited-style-name="Visited_20_Internet_20_Link"> configuration</text:a> of the compose file, or stack deployment fails.</text:p>
      <text:p text:style-name="Text_20_body">For more information on secrets, see <text:a xlink:type="simple" xlink:href="https://docs.docker.com/engine/swarm/secrets/" text:style-name="Internet_20_link" text:visited-style-name="Visited_20_Internet_20_Link">secrets</text:a>.</text:p>
      <text:h text:style-name="Heading_20_4" text:outline-level="4"><text:bookmark text:name="short-syntax-2"/>Short syntax</text:h>
      <text:p text:style-name="Text_20_body">The short syntax variant only specifies the secret name. This grants the container access to the secret and mounts it at <text:span text:style-name="Source_20_Text">/run/secrets/&lt;secret_name&gt;</text:span> within the container. The source name and destination mountpoint are both set to the secret name.</text:p>
      <text:p text:style-name="Text_20_body">The following example uses the short syntax to grant the <text:span text:style-name="Source_20_Text">redis</text:span> service access to the <text:span text:style-name="Source_20_Text">my_secret</text:span> and <text:span text:style-name="Source_20_Text">my_other_secret</text:span> secrets. The value of <text:span text:style-name="Source_20_Text">my_secret</text:span> is set to the contents of the file <text:span text:style-name="Source_20_Text">./my_secret.txt</text:span>, and <text:span text:style-name="Source_20_Text">my_other_secret</text:span> is defined as an external resource, which means that it has already been defined in Docker, either by running the <text:span text:style-name="Source_20_Text">docker secret create</text:span> command or by another stack deployment. If the external secret does not exist, the stack deployment fails with a <text:span text:style-name="Source_20_Text">secret not found</text:span> error.</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latest</text:span></text:p>
      <text:p text:style-name="Preformatted_20_Text"><text:span text:style-name="Source_20_Text"><text:s text:c="4"/>deploy:</text:span></text:p>
      <text:p text:style-name="Preformatted_20_Text"><text:span text:style-name="Source_20_Text"><text:s text:c="6"/>replicas: 1</text:span></text:p>
      <text:p text:style-name="Preformatted_20_Text"><text:span text:style-name="Source_20_Text"><text:s text:c="4"/>secrets:</text:span></text:p>
      <text:p text:style-name="Preformatted_20_Text"><text:span text:style-name="Source_20_Text"><text:s text:c="6"/>- my_secret</text:span></text:p>
      <text:p text:style-name="Preformatted_20_Text"><text:span text:style-name="Source_20_Text"><text:s text:c="6"/>- my_other_secret</text:span></text:p>
      <text:p text:style-name="Preformatted_20_Text"><text:span text:style-name="Source_20_Text">secrets:</text:span></text:p>
      <text:p text:style-name="Preformatted_20_Text"><text:span text:style-name="Source_20_Text"><text:s text:c="2"/>my_secret:</text:span></text:p>
      <text:p text:style-name="Preformatted_20_Text"><text:span text:style-name="Source_20_Text"><text:s text:c="4"/>file: ./my_secret.txt</text:span></text:p>
      <text:p text:style-name="Preformatted_20_Text"><text:span text:style-name="Source_20_Text"><text:s text:c="2"/>my_other_secret:</text:span></text:p>
      <text:p text:style-name="P2"><text:span text:style-name="Source_20_Text"><text:s text:c="4"/>external: true</text:span></text:p>
      <text:h text:style-name="Heading_20_4" text:outline-level="4"><text:bookmark text:name="long-syntax-2"/>Long syntax</text:h>
      <text:p text:style-name="Text_20_body">The long syntax provides more granularity in how the secret is created within the service’s task containers.</text:p>
      <text:list xml:id="list2037936168" text:style-name="L21">
        <text:list-item>
          <text:p text:style-name="P52"><text:span text:style-name="Source_20_Text">source</text:span>: The identifier of the secret as it is defined in this configuration. </text:p>
        </text:list-item>
        <text:list-item>
          <text:p text:style-name="P52"><text:span text:style-name="Source_20_Text">target</text:span>: The name of the file to be mounted in <text:span text:style-name="Source_20_Text">/run/secrets/</text:span> in the service’s task containers. Defaults to <text:span text:style-name="Source_20_Text">source</text:span> if not specified. </text:p>
        </text:list-item>
        <text:list-item>
          <text:p text:style-name="P52"><text:soft-page-break/><text:span text:style-name="Source_20_Text">uid</text:span> and <text:span text:style-name="Source_20_Text">gid</text:span>: The numeric UID or GID that owns the file within <text:span text:style-name="Source_20_Text">/run/secrets/</text:span> in the service’s task containers. Both default to <text:span text:style-name="Source_20_Text">0</text:span> if not specified. </text:p>
        </text:list-item>
        <text:list-item>
          <text:p text:style-name="P25"><text:span text:style-name="Source_20_Text">mode</text:span>: The permissions for the file to be mounted in <text:span text:style-name="Source_20_Text">/run/secrets/</text:span> in the service’s task containers, in octal notation. For instance, <text:span text:style-name="Source_20_Text">0444</text:span> represents world-readable. The default in Docker 1.13.1 is <text:span text:style-name="Source_20_Text">0000</text:span>, but is be <text:span text:style-name="Source_20_Text">0444</text:span> in newer versions. Secrets cannot be writable because they are mounted in a temporary filesystem, so if you set the writable bit, it is ignored. The executable bit can be set. If you aren’t familiar with UNIX file permission modes, you may find this <text:a xlink:type="simple" xlink:href="http://permissions-calculator.org/" office:target-frame-name="_blank" xlink:show="new" text:style-name="Internet_20_link" text:visited-style-name="Visited_20_Internet_20_Link">permissions calculator</text:a> useful. </text:p>
        </text:list-item>
      </text:list>
      <text:p text:style-name="Text_20_body">The following example sets name of the <text:span text:style-name="Source_20_Text">my_secret</text:span> to <text:span text:style-name="Source_20_Text">redis_secret</text:span> within the container, sets the mode to <text:span text:style-name="Source_20_Text">0440</text:span> (group-readable) and sets the user and group to <text:span text:style-name="Source_20_Text">103</text:span>. The <text:span text:style-name="Source_20_Text">redis</text:span> service does not have access to the <text:span text:style-name="Source_20_Text">my_other_secret</text:span> secre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latest</text:span></text:p>
      <text:p text:style-name="Preformatted_20_Text"><text:span text:style-name="Source_20_Text"><text:s text:c="4"/>deploy:</text:span></text:p>
      <text:p text:style-name="Preformatted_20_Text"><text:span text:style-name="Source_20_Text"><text:s text:c="6"/>replicas: 1</text:span></text:p>
      <text:p text:style-name="Preformatted_20_Text"><text:span text:style-name="Source_20_Text"><text:s text:c="4"/>secrets:</text:span></text:p>
      <text:p text:style-name="Preformatted_20_Text"><text:span text:style-name="Source_20_Text"><text:s text:c="6"/>- source: my_secret</text:span></text:p>
      <text:p text:style-name="Preformatted_20_Text"><text:span text:style-name="Source_20_Text"><text:s text:c="8"/>target: redis_secret</text:span></text:p>
      <text:p text:style-name="Preformatted_20_Text"><text:span text:style-name="Source_20_Text"><text:s text:c="8"/>uid: '103'</text:span></text:p>
      <text:p text:style-name="Preformatted_20_Text"><text:span text:style-name="Source_20_Text"><text:s text:c="8"/>gid: '103'</text:span></text:p>
      <text:p text:style-name="Preformatted_20_Text"><text:span text:style-name="Source_20_Text"><text:s text:c="8"/>mode: 0440</text:span></text:p>
      <text:p text:style-name="Preformatted_20_Text"><text:span text:style-name="Source_20_Text">secrets:</text:span></text:p>
      <text:p text:style-name="Preformatted_20_Text"><text:span text:style-name="Source_20_Text"><text:s text:c="2"/>my_secret:</text:span></text:p>
      <text:p text:style-name="Preformatted_20_Text"><text:span text:style-name="Source_20_Text"><text:s text:c="4"/>file: ./my_secret.txt</text:span></text:p>
      <text:p text:style-name="Preformatted_20_Text"><text:span text:style-name="Source_20_Text"><text:s text:c="2"/>my_other_secret:</text:span></text:p>
      <text:p text:style-name="P2"><text:span text:style-name="Source_20_Text"><text:s text:c="4"/>external: true</text:span></text:p>
      <text:p text:style-name="Text_20_body">You can grant a service access to multiple secrets and you can mix long and short syntax. Defining a secret does not imply granting a service access to it.</text:p>
      <text:h text:style-name="Heading_20_3" text:outline-level="3"><text:bookmark text:name="security_opt1"/>security_opt</text:h>
      <text:p text:style-name="Text_20_body">Override the default labeling scheme for each container.</text:p>
      <text:p text:style-name="Preformatted_20_Text"><text:span text:style-name="Source_20_Text">security_opt:</text:span></text:p>
      <text:p text:style-name="Preformatted_20_Text"><text:span text:style-name="Source_20_Text"><text:s text:c="2"/>- label:user:USER</text:span></text:p>
      <text:p text:style-name="P2"><text:span text:style-name="Source_20_Text"><text:s text:c="2"/>- label:role:ROLE</text:span></text:p>
      <text:p text:style-name="Quotations">Note when using docker stack deploy</text:p>
      <text:p text:style-name="Quotations">The <text:span text:style-name="Source_20_Text">security_opt</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stop_grace_period1"/>stop_grace_period</text:h>
      <text:p text:style-name="Text_20_body">Specify how long to wait when attempting to stop a container if it doesn’t handle SIGTERM (or whatever stop signal has been specified with <text:a xlink:type="simple" xlink:href="https://docs.docker.com/compose/compose-file/compose-file-v3/#stop_signal" text:style-name="Internet_20_link" text:visited-style-name="Visited_20_Internet_20_Link"><text:span text:style-name="Source_20_Text">stop_signal</text:span></text:a>), before sending SIGKILL. Specified as a <text:a xlink:type="simple" xlink:href="https://docs.docker.com/compose/compose-file/compose-file-v3/#specifying-durations" text:style-name="Internet_20_link" text:visited-style-name="Visited_20_Internet_20_Link">duration</text:a>.</text:p>
      <text:p text:style-name="P2"><text:span text:style-name="Source_20_Text">stop_grace_period: 1s</text:span></text:p>
      <text:p text:style-name="P2"><text:span text:style-name="Source_20_Text">stop_grace_period: 1m30s</text:span></text:p>
      <text:p text:style-name="Text_20_body"><text:soft-page-break/>By default, <text:span text:style-name="Source_20_Text">stop</text:span> waits 10 seconds for the container to exit before sending SIGKILL.</text:p>
      <text:h text:style-name="Heading_20_3" text:outline-level="3"><text:bookmark text:name="stop_signal1"/>stop_signal</text:h>
      <text:p text:style-name="Text_20_body">Sets an alternative signal to stop the container. By default <text:span text:style-name="Source_20_Text">stop</text:span> uses SIGTERM. Setting an alternative signal using <text:span text:style-name="Source_20_Text">stop_signal</text:span> causes <text:span text:style-name="Source_20_Text">stop</text:span> to send that signal instead.</text:p>
      <text:p text:style-name="P2"><text:span text:style-name="Source_20_Text">stop_signal: SIGUSR1</text:span></text:p>
      <text:h text:style-name="Heading_20_3" text:outline-level="3"><text:bookmark text:name="sysctls1"/>sysctls</text:h>
      <text:p text:style-name="Text_20_body">Kernel parameters to set in the container. You can use either an array or a dictionary.</text:p>
      <text:p text:style-name="Preformatted_20_Text"><text:span text:style-name="Source_20_Text">sysctls:</text:span></text:p>
      <text:p text:style-name="Preformatted_20_Text"><text:span text:style-name="Source_20_Text"><text:s text:c="2"/>net.core.somaxconn: 1024</text:span></text:p>
      <text:p text:style-name="P2"><text:span text:style-name="Source_20_Text"><text:s text:c="2"/>net.ipv4.tcp_syncookies: 0</text:span></text:p>
      <text:p text:style-name="Preformatted_20_Text"><text:span text:style-name="Source_20_Text">sysctls:</text:span></text:p>
      <text:p text:style-name="Preformatted_20_Text"><text:span text:style-name="Source_20_Text"><text:s text:c="2"/>- net.core.somaxconn=1024</text:span></text:p>
      <text:p text:style-name="P2"><text:span text:style-name="Source_20_Text"><text:s text:c="2"/>- net.ipv4.tcp_syncookies=0</text:span></text:p>
      <text:p text:style-name="Text_20_body">You can only use sysctls that are namespaced in the kernel. Docker does not support changing sysctls inside a container that also modify the host system. For an overview of supported sysctls, refer to <text:a xlink:type="simple" xlink:href="https://docs.docker.com/engine/reference/commandline/run/#configure-namespaced-kernel-parameters-sysctls-at-runtime" text:style-name="Internet_20_link" text:visited-style-name="Visited_20_Internet_20_Link">configure namespaced kernel parameters (sysctls) at runtime</text:a>.</text:p>
      <text:p text:style-name="Quotations">Note when using docker stack deploy</text:p>
      <text:p text:style-name="Quotations">This option requires Docker Engine 19.03 or up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tmpfs1"/>tmpfs</text:h>
      <text:p text:style-name="Quotations">Added in <text:a xlink:type="simple" xlink:href="https://docs.docker.com/compose/compose-file/compose-versioning/#version-36" text:style-name="Internet_20_link" text:visited-style-name="Visited_20_Internet_20_Link">version 3.6</text:a> file format.</text:p>
      <text:p text:style-name="Text_20_body">Mount a temporary file system inside the container. Can be a single value or a list.</text:p>
      <text:p text:style-name="P2"><text:span text:style-name="Source_20_Text">tmpfs: /run</text:span></text:p>
      <text:p text:style-name="Preformatted_20_Text"><text:span text:style-name="Source_20_Text">tmpfs:</text:span></text:p>
      <text:p text:style-name="Preformatted_20_Text"><text:span text:style-name="Source_20_Text"><text:s text:c="2"/>- /run</text:span></text:p>
      <text:p text:style-name="P2"><text:span text:style-name="Source_20_Text"><text:s text:c="2"/>- /tmp</text:span></text:p>
      <text:p text:style-name="Quotations">Note when using docker stack deploy</text:p>
      <text:p text:style-name="Quotations">This option is ignored when <text:a xlink:type="simple" xlink:href="https://docs.docker.com/engine/reference/commandline/stack_deploy/" text:style-name="Internet_20_link" text:visited-style-name="Visited_20_Internet_20_Link">deploying a stack in swarm mode</text:a> with a (version 3-3.5) Compose file.</text:p>
      <text:p text:style-name="Text_20_body">Mount a temporary file system inside the container. Size parameter specifies the size of the tmpfs mount in bytes. Unlimited by default.</text:p>
      <text:p text:style-name="Preformatted_20_Text"><text:span text:style-name="Source_20_Text">- type: tmpfs</text:span></text:p>
      <text:p text:style-name="Preformatted_20_Text"><text:span text:style-name="Source_20_Text"><text:s text:c="2"/>target: /app</text:span></text:p>
      <text:p text:style-name="Preformatted_20_Text"><text:span text:style-name="Source_20_Text"><text:s text:c="2"/>tmpfs:</text:span></text:p>
      <text:p text:style-name="P2"><text:span text:style-name="Source_20_Text"><text:s text:c="4"/>size: 1000</text:span></text:p>
      <text:h text:style-name="Heading_20_3" text:outline-level="3"><text:bookmark text:name="ulimits1"/><text:soft-page-break/>ulimits</text:h>
      <text:p text:style-name="Text_20_body">Override the default ulimits for a container. You can either specify a single limit as an integer or soft/hard limits as a mapping.</text:p>
      <text:p text:style-name="Preformatted_20_Text"><text:span text:style-name="Source_20_Text">ulimits:</text:span></text:p>
      <text:p text:style-name="Preformatted_20_Text"><text:span text:style-name="Source_20_Text"><text:s text:c="2"/>nproc: 65535</text:span></text:p>
      <text:p text:style-name="Preformatted_20_Text"><text:span text:style-name="Source_20_Text"><text:s text:c="2"/>nofile:</text:span></text:p>
      <text:p text:style-name="Preformatted_20_Text"><text:span text:style-name="Source_20_Text"><text:s text:c="4"/>soft: 20000</text:span></text:p>
      <text:p text:style-name="P2"><text:span text:style-name="Source_20_Text"><text:s text:c="4"/>hard: 40000</text:span></text:p>
      <text:h text:style-name="Heading_20_3" text:outline-level="3"><text:bookmark text:name="userns_mode1"/>userns_mode</text:h>
      <text:p text:style-name="P2"><text:span text:style-name="Source_20_Text">userns_mode: "host"</text:span></text:p>
      <text:p text:style-name="Text_20_body">Disables the user namespace for this service, if Docker daemon is configured with user namespaces. See <text:a xlink:type="simple" xlink:href="https://docs.docker.com/engine/security/userns-remap/#disable-namespace-remapping-for-a-container" text:style-name="Internet_20_link" text:visited-style-name="Visited_20_Internet_20_Link">dockerd</text:a> for more information.</text:p>
      <text:p text:style-name="Quotations">Note when using docker stack deploy</text:p>
      <text:p text:style-name="Quotations">The <text:span text:style-name="Source_20_Text">userns_mode</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volumes1"/>volumes</text:h>
      <text:p text:style-name="Text_20_body">Mount host paths or named volumes, specified as sub-options to a service.</text:p>
      <text:p text:style-name="Text_20_body">You can mount a host path as part of a definition for a single service, and there is no need to define it in the top level <text:span text:style-name="Source_20_Text">volumes</text:span> key.</text:p>
      <text:p text:style-name="Text_20_body">But, if you want to reuse a volume across multiple services, then define a named volume in the <text:a xlink:type="simple" xlink:href="https://docs.docker.com/compose/compose-file/compose-file-v3/#volume-configuration-reference" text:style-name="Internet_20_link" text:visited-style-name="Visited_20_Internet_20_Link">top-level </text:a><text:a xlink:type="simple" xlink:href="https://docs.docker.com/compose/compose-file/compose-file-v3/#volume-configuration-reference" text:style-name="Internet_20_link" text:visited-style-name="Visited_20_Internet_20_Link"><text:span text:style-name="Source_20_Text">volumes</text:span></text:a><text:a xlink:type="simple" xlink:href="https://docs.docker.com/compose/compose-file/compose-file-v3/#volume-configuration-reference" text:style-name="Internet_20_link" text:visited-style-name="Visited_20_Internet_20_Link"> key</text:a>. Use named volumes with <text:a xlink:type="simple" xlink:href="https://docs.docker.com/compose/compose-file/compose-file-v3/#volumes-for-services-swarms-and-stack-files" text:style-name="Internet_20_link" text:visited-style-name="Visited_20_Internet_20_Link">services, swarms, and stack files</text:a>.</text:p>
      <text:p text:style-name="Quotations">Changed in <text:a xlink:type="simple" xlink:href="https://docs.docker.com/compose/compose-file/compose-versioning/#version-3" text:style-name="Internet_20_link" text:visited-style-name="Visited_20_Internet_20_Link">version 3</text:a> file format.</text:p>
      <text:p text:style-name="Quotations">The top-level <text:a xlink:type="simple" xlink:href="https://docs.docker.com/compose/compose-file/compose-file-v3/#volume-configuration-reference" text:style-name="Internet_20_link" text:visited-style-name="Visited_20_Internet_20_Link">volumes</text:a> key defines a named volume and references it from each service’s <text:span text:style-name="Source_20_Text">volumes</text:span> list. This replaces <text:span text:style-name="Source_20_Text">volumes_from</text:span> in earlier versions of the Compose file format.</text:p>
      <text:p text:style-name="Text_20_body">This example shows a named volume (<text:span text:style-name="Source_20_Text">mydata</text:span>) being used by the <text:span text:style-name="Source_20_Text">web</text:span> service, and a bind mount defined for a single service (first path under <text:span text:style-name="Source_20_Text">db</text:span> service <text:span text:style-name="Source_20_Text">volumes</text:span>). The <text:span text:style-name="Source_20_Text">db</text:span> service also uses a named volume called <text:span text:style-name="Source_20_Text">dbdata</text:span> (second path under <text:span text:style-name="Source_20_Text">db</text:span> service <text:span text:style-name="Source_20_Text">volumes</text:span>), but defines it using the old string format for mounting a named volume. Named volumes must be listed under the top-level <text:span text:style-name="Source_20_Text">volumes</text:span> key, as shown.</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nginx:alpine</text:span></text:p>
      <text:p text:style-name="Preformatted_20_Text"><text:span text:style-name="Source_20_Text"><text:s text:c="4"/>volumes:</text:span></text:p>
      <text:p text:style-name="Preformatted_20_Text"><text:span text:style-name="Source_20_Text"><text:s text:c="6"/>- type: volume</text:span></text:p>
      <text:p text:style-name="Preformatted_20_Text"><text:span text:style-name="Source_20_Text"><text:s text:c="8"/>source: mydata</text:span></text:p>
      <text:p text:style-name="Preformatted_20_Text"><text:span text:style-name="Source_20_Text"><text:s text:c="8"/>target: /data</text:span></text:p>
      <text:p text:style-name="Preformatted_20_Text"><text:span text:style-name="Source_20_Text"><text:s text:c="8"/>volume:</text:span></text:p>
      <text:p text:style-name="Preformatted_20_Text"><text:span text:style-name="Source_20_Text"><text:s text:c="10"/>nocopy: true</text:span></text:p>
      <text:p text:style-name="Preformatted_20_Text"><text:span text:style-name="Source_20_Text"><text:s text:c="6"/>- type: bind</text:span></text:p>
      <text:p text:style-name="Preformatted_20_Text"><text:span text:style-name="Source_20_Text"><text:s text:c="8"/>source: ./static</text:span></text:p>
      <text:p text:style-name="Preformatted_20_Text"><text:soft-page-break/><text:span text:style-name="Source_20_Text"><text:s text:c="8"/>target: /opt/app/static</text:span></text:p>
      <text:p text:style-name="Preformatted_20_Text"/>
      <text:p text:style-name="Preformatted_20_Text"><text:span text:style-name="Source_20_Text"><text:s text:c="2"/>db:</text:span></text:p>
      <text:p text:style-name="Preformatted_20_Text"><text:span text:style-name="Source_20_Text"><text:s text:c="4"/>image: postgres:latest</text:span></text:p>
      <text:p text:style-name="Preformatted_20_Text"><text:span text:style-name="Source_20_Text"><text:s text:c="4"/>volumes:</text:span></text:p>
      <text:p text:style-name="Preformatted_20_Text"><text:span text:style-name="Source_20_Text"><text:s text:c="6"/>- "/var/run/postgres/postgres.sock:/var/run/postgres/postgres.sock"</text:span></text:p>
      <text:p text:style-name="Preformatted_20_Text"><text:span text:style-name="Source_20_Text"><text:s text:c="6"/>- "dbdata:/var/lib/postgresql/data"</text:span></text:p>
      <text:p text:style-name="Preformatted_20_Text"/>
      <text:p text:style-name="Preformatted_20_Text"><text:span text:style-name="Source_20_Text">volumes:</text:span></text:p>
      <text:p text:style-name="Preformatted_20_Text"><text:span text:style-name="Source_20_Text"><text:s text:c="2"/>mydata:</text:span></text:p>
      <text:p text:style-name="P2"><text:span text:style-name="Source_20_Text"><text:s text:c="2"/>dbdata:</text:span></text:p>
      <text:p text:style-name="Quotations"><text:span text:style-name="Strong_20_Emphasis">Note</text:span></text:p>
      <text:p text:style-name="Quotations">For general information on volumes, refer to the <text:a xlink:type="simple" xlink:href="https://docs.docker.com/storage/volumes/" text:style-name="Internet_20_link" text:visited-style-name="Visited_20_Internet_20_Link">use volumes</text:a> and <text:a xlink:type="simple" xlink:href="https://docs.docker.com/engine/extend/plugins_volume/" text:style-name="Internet_20_link" text:visited-style-name="Visited_20_Internet_20_Link">volume plugins</text:a> sections in the documentation.</text:p>
      <text:h text:style-name="Heading_20_4" text:outline-level="4"><text:bookmark text:name="short-syntax-3"/>Short syntax</text:h>
      <text:p text:style-name="Text_20_body">The short syntax uses the generic <text:span text:style-name="Source_20_Text">[SOURCE:]TARGET[:MODE]</text:span> format, where <text:span text:style-name="Source_20_Text">SOURCE</text:span> can be either a host path or volume name. <text:span text:style-name="Source_20_Text">TARGET</text:span> is the container path where the volume is mounted. Standard modes are <text:span text:style-name="Source_20_Text">ro</text:span> for read-only and <text:span text:style-name="Source_20_Text">rw</text:span> for read-write (default).</text:p>
      <text:p text:style-name="Text_20_body">You can mount a relative path on the host, which expands relative to the directory of the Compose configuration file being used. Relative paths should always begin with <text:span text:style-name="Source_20_Text">.</text:span> or <text:span text:style-name="Source_20_Text">..</text:span>.</text:p>
      <text:p text:style-name="Preformatted_20_Text"><text:span text:style-name="Source_20_Text">volumes:</text:span></text:p>
      <text:p text:style-name="Preformatted_20_Text"><text:span text:style-name="Source_20_Text"><text:s text:c="2"/># Just specify a path and let the Engine create a volume</text:span></text:p>
      <text:p text:style-name="Preformatted_20_Text"><text:span text:style-name="Source_20_Text"><text:s text:c="2"/>- /var/lib/mysql</text:span></text:p>
      <text:p text:style-name="Preformatted_20_Text"/>
      <text:p text:style-name="Preformatted_20_Text"><text:span text:style-name="Source_20_Text"><text:s text:c="2"/># Specify an absolute path mapping</text:span></text:p>
      <text:p text:style-name="Preformatted_20_Text"><text:span text:style-name="Source_20_Text"><text:s text:c="2"/>- /opt/data:/var/lib/mysql</text:span></text:p>
      <text:p text:style-name="Preformatted_20_Text"/>
      <text:p text:style-name="Preformatted_20_Text"><text:span text:style-name="Source_20_Text"><text:s text:c="2"/># Path on the host, relative to the Compose file</text:span></text:p>
      <text:p text:style-name="Preformatted_20_Text"><text:span text:style-name="Source_20_Text"><text:s text:c="2"/>- ./cache:/tmp/cache</text:span></text:p>
      <text:p text:style-name="Preformatted_20_Text"/>
      <text:p text:style-name="Preformatted_20_Text"><text:span text:style-name="Source_20_Text"><text:s text:c="2"/># User-relative path</text:span></text:p>
      <text:p text:style-name="Preformatted_20_Text"><text:span text:style-name="Source_20_Text"><text:s text:c="2"/>- ~/configs:/etc/configs/:ro</text:span></text:p>
      <text:p text:style-name="Preformatted_20_Text"/>
      <text:p text:style-name="Preformatted_20_Text"><text:span text:style-name="Source_20_Text"><text:s text:c="2"/># Named volume</text:span></text:p>
      <text:p text:style-name="P2"><text:span text:style-name="Source_20_Text"><text:s text:c="2"/>- datavolume:/var/lib/mysql</text:span></text:p>
      <text:h text:style-name="Heading_20_4" text:outline-level="4"><text:bookmark text:name="long-syntax-3"/>Long syntax</text:h>
      <text:p text:style-name="Quotations">Added in <text:a xlink:type="simple" xlink:href="https://docs.docker.com/compose/compose-file/compose-versioning/#version-32" text:style-name="Internet_20_link" text:visited-style-name="Visited_20_Internet_20_Link">version 3.2</text:a> file format.</text:p>
      <text:p text:style-name="Text_20_body">The long form syntax allows the configuration of additional fields that can’t be expressed in the short form.</text:p>
      <text:list xml:id="list696376172" text:style-name="L22">
        <text:list-item>
          <text:p text:style-name="P53"><text:span text:style-name="Source_20_Text">type</text:span>: the mount type <text:span text:style-name="Source_20_Text">volume</text:span>, <text:span text:style-name="Source_20_Text">bind</text:span>, <text:span text:style-name="Source_20_Text">tmpfs</text:span> or <text:span text:style-name="Source_20_Text">npipe</text:span> </text:p>
        </text:list-item>
        <text:list-item>
          <text:p text:style-name="P53"><text:span text:style-name="Source_20_Text">source</text:span>: the source of the mount, a path on the host for a bind mount, or the name of a volume defined in the <text:a xlink:type="simple" xlink:href="https://docs.docker.com/compose/compose-file/compose-file-v3/#volume-configuration-reference" text:style-name="Internet_20_link" text:visited-style-name="Visited_20_Internet_20_Link">top-level </text:a><text:a xlink:type="simple" xlink:href="https://docs.docker.com/compose/compose-file/compose-file-v3/#volume-configuration-reference" text:style-name="Internet_20_link" text:visited-style-name="Visited_20_Internet_20_Link"><text:span text:style-name="Source_20_Text">volumes</text:span></text:a><text:a xlink:type="simple" xlink:href="https://docs.docker.com/compose/compose-file/compose-file-v3/#volume-configuration-reference" text:style-name="Internet_20_link" text:visited-style-name="Visited_20_Internet_20_Link"> key</text:a>. Not applicable for a tmpfs mount. </text:p>
        </text:list-item>
        <text:list-item>
          <text:p text:style-name="P53"><text:span text:style-name="Source_20_Text">target</text:span>: the path in the container where the volume is mounted </text:p>
        </text:list-item>
        <text:list-item>
          <text:p text:style-name="P53"><text:span text:style-name="Source_20_Text">read_only</text:span>: flag to set the volume as read-only </text:p>
        </text:list-item>
        <text:list-item>
          <text:p text:style-name="P53"><text:span text:style-name="Source_20_Text">bind</text:span>: configure additional bind options </text:p>
          <text:list>
            <text:list-item>
              <text:p text:style-name="P53"><text:span text:style-name="Source_20_Text">propagation</text:span>: the propagation mode used for the bind </text:p>
            </text:list-item>
          </text:list>
        </text:list-item>
        <text:list-item>
          <text:p text:style-name="P53"><text:soft-page-break/><text:span text:style-name="Source_20_Text">volume</text:span>: configure additional volume options </text:p>
          <text:list>
            <text:list-item>
              <text:p text:style-name="P53"><text:span text:style-name="Source_20_Text">nocopy</text:span>: flag to disable copying of data from a container when a volume is created </text:p>
            </text:list-item>
          </text:list>
        </text:list-item>
        <text:list-item>
          <text:p text:style-name="P53"><text:span text:style-name="Source_20_Text">tmpfs</text:span>: configure additional tmpfs options </text:p>
          <text:list>
            <text:list-item>
              <text:p text:style-name="P26"><text:span text:style-name="Source_20_Text">size</text:span>: the size for the tmpfs mount in bytes </text:p>
            </text:list-item>
          </text:list>
        </text:list-item>
      </text:list>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nginx:alpine</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4"/>volumes:</text:span></text:p>
      <text:p text:style-name="Preformatted_20_Text"><text:span text:style-name="Source_20_Text"><text:s text:c="6"/>- type: volume</text:span></text:p>
      <text:p text:style-name="Preformatted_20_Text"><text:span text:style-name="Source_20_Text"><text:s text:c="8"/>source: mydata</text:span></text:p>
      <text:p text:style-name="Preformatted_20_Text"><text:span text:style-name="Source_20_Text"><text:s text:c="8"/>target: /data</text:span></text:p>
      <text:p text:style-name="Preformatted_20_Text"><text:span text:style-name="Source_20_Text"><text:s text:c="8"/>volume:</text:span></text:p>
      <text:p text:style-name="Preformatted_20_Text"><text:span text:style-name="Source_20_Text"><text:s text:c="10"/>nocopy: true</text:span></text:p>
      <text:p text:style-name="Preformatted_20_Text"><text:span text:style-name="Source_20_Text"><text:s text:c="6"/>- type: bind</text:span></text:p>
      <text:p text:style-name="Preformatted_20_Text"><text:span text:style-name="Source_20_Text"><text:s text:c="8"/>source: ./static</text:span></text:p>
      <text:p text:style-name="Preformatted_20_Text"><text:span text:style-name="Source_20_Text"><text:s text:c="8"/>target: /opt/app/static</text:span></text:p>
      <text:p text:style-name="Preformatted_20_Text"/>
      <text:p text:style-name="Preformatted_20_Text"><text:span text:style-name="Source_20_Text">networks:</text:span></text:p>
      <text:p text:style-name="Preformatted_20_Text"><text:span text:style-name="Source_20_Text"><text:s text:c="2"/>webnet:</text:span></text:p>
      <text:p text:style-name="Preformatted_20_Text"/>
      <text:p text:style-name="Preformatted_20_Text"><text:span text:style-name="Source_20_Text">volumes:</text:span></text:p>
      <text:p text:style-name="P2"><text:span text:style-name="Source_20_Text"><text:s text:c="2"/>mydata:</text:span></text:p>
      <text:p text:style-name="Quotations"><text:span text:style-name="Strong_20_Emphasis">Note</text:span></text:p>
      <text:p text:style-name="Quotations">When creating bind mounts, using the long syntax requires the referenced folder to be created beforehand. Using the short syntax creates the folder on the fly if it doesn’t exist. See the <text:a xlink:type="simple" xlink:href="https://docs.docker.com/storage/bind-mounts/#differences-between--v-and---mount-behavior" text:style-name="Internet_20_link" text:visited-style-name="Visited_20_Internet_20_Link">bind mounts documentation</text:a> for more information.</text:p>
      <text:h text:style-name="Heading_20_4" text:outline-level="4"><text:bookmark text:name="volumes-for-services-swarms-and-stack-files"/>Volumes for services, swarms, and stack files</text:h>
      <text:p text:style-name="Quotations">Note when using docker stack deploy</text:p>
      <text:p text:style-name="Quotations">When working with services, swarms, and <text:span text:style-name="Source_20_Text">docker-stack.yml</text:span> files, keep in mind that the tasks (containers) backing a service can be deployed on any node in a swarm, and this may be a different node each time the service is updated.</text:p>
      <text:p text:style-name="Text_20_body">In the absence of having named volumes with specified sources, Docker creates an anonymous volume for each task backing a service. Anonymous volumes do not persist after the associated containers are removed.</text:p>
      <text:p text:style-name="Text_20_body">If you want your data to persist, use a named volume and a volume driver that is multi-host aware, so that the data is accessible from any node. Or, set constraints on the service so that its tasks are deployed on a node that has the volume present.</text:p>
      <text:p text:style-name="Text_20_body">As an example, the <text:span text:style-name="Source_20_Text">docker-stack.yml</text:span> file for the <text:a xlink:type="simple" xlink:href="https://github.com/docker/labs/blob/master/beginner/chapters/votingapp.md" text:style-name="Internet_20_link" text:visited-style-name="Visited_20_Internet_20_Link">votingapp sample in Docker Labs</text:a> defines a service called <text:span text:style-name="Source_20_Text">db</text:span> that runs a <text:span text:style-name="Source_20_Text">postgres</text:span> database. It is configured as a named volume to persist the data on the swarm, <text:span text:style-name="Emphasis">and</text:span> is constrained to run only on <text:span text:style-name="Source_20_Text">manager</text:span> nodes. Here is the relevant snip-it from that file:</text:p>
      <text:p text:style-name="Preformatted_20_Text"><text:span text:style-name="Source_20_Text">version: "3.9"</text:span></text:p>
      <text:p text:style-name="Preformatted_20_Text"><text:span text:style-name="Source_20_Text">services:</text:span></text:p>
      <text:p text:style-name="Preformatted_20_Text"><text:soft-page-break/><text:span text:style-name="Source_20_Text"><text:s text:c="2"/>db:</text:span></text:p>
      <text:p text:style-name="Preformatted_20_Text"><text:span text:style-name="Source_20_Text"><text:s text:c="4"/>image: postgres:9.4</text:span></text:p>
      <text:p text:style-name="Preformatted_20_Text"><text:span text:style-name="Source_20_Text"><text:s text:c="4"/>volumes:</text:span></text:p>
      <text:p text:style-name="Preformatted_20_Text"><text:span text:style-name="Source_20_Text"><text:s text:c="6"/>- db-data:/var/lib/postgresql/data</text:span></text:p>
      <text:p text:style-name="Preformatted_20_Text"><text:span text:style-name="Source_20_Text"><text:s text:c="4"/>networks:</text:span></text:p>
      <text:p text:style-name="Preformatted_20_Text"><text:span text:style-name="Source_20_Text"><text:s text:c="6"/>- backend</text:span></text:p>
      <text:p text:style-name="Preformatted_20_Text"><text:span text:style-name="Source_20_Text"><text:s text:c="4"/>deploy:</text:span></text:p>
      <text:p text:style-name="Preformatted_20_Text"><text:span text:style-name="Source_20_Text"><text:s text:c="6"/>placement:</text:span></text:p>
      <text:p text:style-name="P2"><text:span text:style-name="Source_20_Text"><text:s text:c="8"/>constraints: [node.role == manager]</text:span></text:p>
      <text:h text:style-name="Heading_20_3" text:outline-level="3"><text:bookmark text:name="domainname-hostname-ipc-mac_address-privileged-read_only-shm_size-stdin_open-tty-user-working_dir"/>domainname, hostname, ipc, mac_address, privileged, read_only, shm_size, stdin_open, tty, user, working_dir</text:h>
      <text:p text:style-name="Text_20_body">Each of these is a single value, analogous to its <text:a xlink:type="simple" xlink:href="https://docs.docker.com/engine/reference/run/" text:style-name="Internet_20_link" text:visited-style-name="Visited_20_Internet_20_Link">docker run</text:a> counterpart. Note that <text:span text:style-name="Source_20_Text">mac_address</text:span> is a legacy option.</text:p>
      <text:p text:style-name="Preformatted_20_Text"><text:span text:style-name="Source_20_Text">user: postgresql</text:span></text:p>
      <text:p text:style-name="Preformatted_20_Text"><text:span text:style-name="Source_20_Text">working_dir: /code</text:span></text:p>
      <text:p text:style-name="Preformatted_20_Text"/>
      <text:p text:style-name="Preformatted_20_Text"><text:span text:style-name="Source_20_Text">domainname: foo.com</text:span></text:p>
      <text:p text:style-name="Preformatted_20_Text"><text:span text:style-name="Source_20_Text">hostname: foo</text:span></text:p>
      <text:p text:style-name="Preformatted_20_Text"><text:span text:style-name="Source_20_Text">ipc: host</text:span></text:p>
      <text:p text:style-name="Preformatted_20_Text"><text:span text:style-name="Source_20_Text">mac_address: 02:42:ac:11:65:43</text:span></text:p>
      <text:p text:style-name="Preformatted_20_Text"/>
      <text:p text:style-name="Preformatted_20_Text"><text:span text:style-name="Source_20_Text">privileged: true</text:span></text:p>
      <text:p text:style-name="Preformatted_20_Text"/>
      <text:p text:style-name="Preformatted_20_Text"/>
      <text:p text:style-name="Preformatted_20_Text"><text:span text:style-name="Source_20_Text">read_only: true</text:span></text:p>
      <text:p text:style-name="Preformatted_20_Text"><text:span text:style-name="Source_20_Text">shm_size: 64M</text:span></text:p>
      <text:p text:style-name="Preformatted_20_Text"><text:span text:style-name="Source_20_Text">stdin_open: true</text:span></text:p>
      <text:p text:style-name="P2"><text:span text:style-name="Source_20_Text">tty: true</text:span></text:p>
      <text:h text:style-name="Heading_20_2" text:outline-level="2"><text:bookmark text:name="specifying-durations1"/>Specifying durations</text:h>
      <text:p text:style-name="Text_20_body">Some configuration options, such as the <text:span text:style-name="Source_20_Text">interval</text:span> and <text:span text:style-name="Source_20_Text">timeout</text:span> sub-options for <text:a xlink:type="simple" xlink:href="https://docs.docker.com/compose/compose-file/compose-file-v3/#healthcheck" text:style-name="Internet_20_link" text:visited-style-name="Visited_20_Internet_20_Link"><text:span text:style-name="Source_20_Text">check</text:span></text:a>, accept a duration as a string in a format that looks like this:</text:p>
      <text:p text:style-name="Preformatted_20_Text"><text:span text:style-name="Source_20_Text">2.5s</text:span></text:p>
      <text:p text:style-name="Preformatted_20_Text"><text:span text:style-name="Source_20_Text">10s</text:span></text:p>
      <text:p text:style-name="Preformatted_20_Text"><text:span text:style-name="Source_20_Text">1m30s</text:span></text:p>
      <text:p text:style-name="Preformatted_20_Text"><text:span text:style-name="Source_20_Text">2h32m</text:span></text:p>
      <text:p text:style-name="P2"><text:span text:style-name="Source_20_Text">5h34m56s</text:span></text:p>
      <text:p text:style-name="Text_20_body">The supported units are <text:span text:style-name="Source_20_Text">us</text:span>, <text:span text:style-name="Source_20_Text">ms</text:span>, <text:span text:style-name="Source_20_Text">s</text:span>, <text:span text:style-name="Source_20_Text">m</text:span> and <text:span text:style-name="Source_20_Text">h</text:span>.</text:p>
      <text:h text:style-name="Heading_20_2" text:outline-level="2"><text:bookmark text:name="specifying-byte-values1"/>Specifying byte values</text:h>
      <text:p text:style-name="Text_20_body">Some configuration options, such as the <text:span text:style-name="Source_20_Text">shm_size</text:span> sub-option for <text:a xlink:type="simple" xlink:href="https://docs.docker.com/compose/compose-file/compose-file-v3/#build" text:style-name="Internet_20_link" text:visited-style-name="Visited_20_Internet_20_Link"><text:span text:style-name="Source_20_Text">build</text:span></text:a>, accept a byte value as a string in a format that looks like this:</text:p>
      <text:p text:style-name="Preformatted_20_Text"><text:span text:style-name="Source_20_Text">2b</text:span></text:p>
      <text:p text:style-name="Preformatted_20_Text"><text:span text:style-name="Source_20_Text">1024kb</text:span></text:p>
      <text:p text:style-name="Preformatted_20_Text"><text:span text:style-name="Source_20_Text">2048k</text:span></text:p>
      <text:p text:style-name="Preformatted_20_Text"><text:span text:style-name="Source_20_Text">300m</text:span></text:p>
      <text:p text:style-name="P2"><text:span text:style-name="Source_20_Text">1gb</text:span></text:p>
      <text:p text:style-name="Text_20_body"><text:soft-page-break/>The supported units are <text:span text:style-name="Source_20_Text">b</text:span>, <text:span text:style-name="Source_20_Text">k</text:span>, <text:span text:style-name="Source_20_Text">m</text:span> and <text:span text:style-name="Source_20_Text">g</text:span>, and their alternative notation <text:span text:style-name="Source_20_Text">kb</text:span>, <text:span text:style-name="Source_20_Text">mb</text:span> and <text:span text:style-name="Source_20_Text">gb</text:span>. Decimal values are not supported at this time.</text:p>
      <text:h text:style-name="Heading_20_2" text:outline-level="2"><text:bookmark text:name="volume-configuration-reference1"/>Volume configuration reference</text:h>
      <text:p text:style-name="Text_20_body">While it is possible to declare <text:a xlink:type="simple" xlink:href="https://docs.docker.com/compose/compose-file/compose-file-v3/#volumes" text:style-name="Internet_20_link" text:visited-style-name="Visited_20_Internet_20_Link">volumes</text:a> on the fly as part of the service declaration, this section allows you to create named volumes that can be reused across multiple services (without relying on <text:span text:style-name="Source_20_Text">volumes_from</text:span>), and are easily retrieved and inspected using the docker command line or API. See the <text:a xlink:type="simple" xlink:href="https://docs.docker.com/engine/reference/commandline/volume_create/" text:style-name="Internet_20_link" text:visited-style-name="Visited_20_Internet_20_Link">docker volume</text:a> subcommand documentation for more information.</text:p>
      <text:p text:style-name="Text_20_body">See <text:a xlink:type="simple" xlink:href="https://docs.docker.com/storage/volumes/" text:style-name="Internet_20_link" text:visited-style-name="Visited_20_Internet_20_Link">use volumes</text:a> and <text:a xlink:type="simple" xlink:href="https://docs.docker.com/engine/extend/plugins_volume/" text:style-name="Internet_20_link" text:visited-style-name="Visited_20_Internet_20_Link">volume plugins</text:a> for general information on volumes.</text:p>
      <text:p text:style-name="Text_20_body">Here’s an example of a two-service setup where a database’s data directory is shared with another service as a volume so that it can be periodically backed up:</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db</text:span></text:p>
      <text:p text:style-name="Preformatted_20_Text"><text:span text:style-name="Source_20_Text"><text:s text:c="4"/>volumes:</text:span></text:p>
      <text:p text:style-name="Preformatted_20_Text"><text:span text:style-name="Source_20_Text"><text:s text:c="6"/>- data-volume:/var/lib/db</text:span></text:p>
      <text:p text:style-name="Preformatted_20_Text"><text:span text:style-name="Source_20_Text"><text:s text:c="2"/>backup:</text:span></text:p>
      <text:p text:style-name="Preformatted_20_Text"><text:span text:style-name="Source_20_Text"><text:s text:c="4"/>image: backup-service</text:span></text:p>
      <text:p text:style-name="Preformatted_20_Text"><text:span text:style-name="Source_20_Text"><text:s text:c="4"/>volumes:</text:span></text:p>
      <text:p text:style-name="Preformatted_20_Text"><text:span text:style-name="Source_20_Text"><text:s text:c="6"/>- data-volume:/var/lib/backup/data</text:span></text:p>
      <text:p text:style-name="Preformatted_20_Text"/>
      <text:p text:style-name="Preformatted_20_Text"><text:span text:style-name="Source_20_Text">volumes:</text:span></text:p>
      <text:p text:style-name="P2"><text:span text:style-name="Source_20_Text"><text:s text:c="2"/>data-volume:</text:span></text:p>
      <text:p text:style-name="Text_20_body">An entry under the top-level <text:span text:style-name="Source_20_Text">volumes</text:span> key can be empty, in which case it uses the default driver configured by the Engine (in most cases, this is the <text:span text:style-name="Source_20_Text">local</text:span> driver). Optionally, you can configure it with the following keys:</text:p>
      <text:h text:style-name="Heading_20_3" text:outline-level="3"><text:bookmark text:name="driver1"/>driver</text:h>
      <text:p text:style-name="Text_20_body">Specify which volume driver should be used for this volume. Defaults to whatever driver the Docker Engine has been configured to use, which in most cases is <text:span text:style-name="Source_20_Text">local</text:span>. If the driver is not available, the Engine returns an error when <text:span text:style-name="Source_20_Text">docker-compose up</text:span> tries to create the volume.</text:p>
      <text:p text:style-name="P2"><text:span text:style-name="Source_20_Text">driver: foobar</text:span></text:p>
      <text:h text:style-name="Heading_20_3" text:outline-level="3"><text:bookmark text:name="driver_opts1"/>driver_opts</text:h>
      <text:p text:style-name="Text_20_body">Specify a list of options as key-value pairs to pass to the driver for this volume. Those options are driver-dependent - consult the driver’s documentation for more information. Optional.</text:p>
      <text:p text:style-name="Preformatted_20_Text"><text:span text:style-name="Source_20_Text">volumes:</text:span></text:p>
      <text:p text:style-name="Preformatted_20_Text"><text:span text:style-name="Source_20_Text"><text:s text:c="2"/>example:</text:span></text:p>
      <text:p text:style-name="Preformatted_20_Text"><text:span text:style-name="Source_20_Text"><text:s text:c="4"/>driver_opts:</text:span></text:p>
      <text:p text:style-name="Preformatted_20_Text"><text:span text:style-name="Source_20_Text"><text:s text:c="6"/>type: "nfs"</text:span></text:p>
      <text:p text:style-name="Preformatted_20_Text"><text:span text:style-name="Source_20_Text"><text:s text:c="6"/>o: "addr=10.40.0.199,nolock,soft,rw"</text:span></text:p>
      <text:p text:style-name="P2"><text:span text:style-name="Source_20_Text"><text:s text:c="6"/>device: ":/docker/example"</text:span></text:p>
      <text:h text:style-name="Heading_20_3" text:outline-level="3"><text:bookmark text:name="external1"/><text:soft-page-break/>external</text:h>
      <text:p text:style-name="Text_20_body">If set to <text:span text:style-name="Source_20_Text">true</text:span>, specifies that this volume has been created outside of Compose. <text:span text:style-name="Source_20_Text">docker-compose up</text:span> does not attempt to create it, and raises an error if it doesn’t exist.</text:p>
      <text:p text:style-name="Text_20_body">For version 3.3 and below of the format, <text:span text:style-name="Source_20_Text">external</text:span> cannot be used in conjunction with other volume configuration keys (<text:span text:style-name="Source_20_Text">driver</text:span>, <text:span text:style-name="Source_20_Text">driver_opts</text:span>, <text:span text:style-name="Source_20_Text">labels</text:span>). This limitation no longer exists for <text:a xlink:type="simple" xlink:href="https://docs.docker.com/compose/compose-file/compose-versioning/#version-34" text:style-name="Internet_20_link" text:visited-style-name="Visited_20_Internet_20_Link">version 3.4</text:a> and above.</text:p>
      <text:p text:style-name="Text_20_body">In the example below, instead of attempting to create a volume called <text:span text:style-name="Source_20_Text">[projectname]_data</text:span>, Compose looks for an existing volume simply called <text:span text:style-name="Source_20_Text">data</text:span> and mount it into the <text:span text:style-name="Source_20_Text">db</text:span> service’s containers.</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volumes:</text:span></text:p>
      <text:p text:style-name="Preformatted_20_Text"><text:span text:style-name="Source_20_Text"><text:s text:c="6"/>- data:/var/lib/postgresql/data</text:span></text:p>
      <text:p text:style-name="Preformatted_20_Text"/>
      <text:p text:style-name="Preformatted_20_Text"><text:span text:style-name="Source_20_Text">volumes:</text:span></text:p>
      <text:p text:style-name="Preformatted_20_Text"><text:span text:style-name="Source_20_Text"><text:s text:c="2"/>data:</text:span></text:p>
      <text:p text:style-name="P2"><text:span text:style-name="Source_20_Text"><text:s text:c="4"/>external: true</text:span></text:p>
      <text:p text:style-name="Quotations">Deprecated in <text:a xlink:type="simple" xlink:href="https://docs.docker.com/compose/compose-file/compose-versioning/#version-34" text:style-name="Internet_20_link" text:visited-style-name="Visited_20_Internet_20_Link">version 3.4</text:a> file format.</text:p>
      <text:p text:style-name="Quotations">external.name was deprecated in version 3.4 file format use <text:span text:style-name="Source_20_Text">name</text:span> instead.</text:p>
      <text:p text:style-name="Text_20_body">You can also specify the name of the volume separately from the name used to refer to it within the Compose file:</text:p>
      <text:p text:style-name="Preformatted_20_Text"><text:span text:style-name="Source_20_Text">volumes:</text:span></text:p>
      <text:p text:style-name="Preformatted_20_Text"><text:span text:style-name="Source_20_Text"><text:s text:c="2"/>data:</text:span></text:p>
      <text:p text:style-name="Preformatted_20_Text"><text:span text:style-name="Source_20_Text"><text:s text:c="4"/>external:</text:span></text:p>
      <text:p text:style-name="P2"><text:span text:style-name="Source_20_Text"><text:s text:c="6"/>name: actual-name-of-volume</text:span></text:p>
      <text:p text:style-name="Quotations">Note when using docker stack deploy</text:p>
      <text:p text:style-name="Quotations">External volumes that do not exist <text:span text:style-name="Emphasis">are created</text:span> if you use <text:a xlink:type="simple" xlink:href="https://docs.docker.com/compose/compose-file/compose-file-v3/#deploy" text:style-name="Internet_20_link" text:visited-style-name="Visited_20_Internet_20_Link">docker stack deploy</text:a> to launch the app in <text:a xlink:type="simple" xlink:href="https://docs.docker.com/engine/swarm/" text:style-name="Internet_20_link" text:visited-style-name="Visited_20_Internet_20_Link">swarm mode</text:a> (instead of <text:a xlink:type="simple" xlink:href="https://docs.docker.com/compose/reference/up/" text:style-name="Internet_20_link" text:visited-style-name="Visited_20_Internet_20_Link">docker compose up</text:a>). In swarm mode, a volume is automatically created when it is defined by a service. As service tasks are scheduled on new nodes, <text:a xlink:type="simple" xlink:href="https://github.com/docker/swarmkit/blob/master/README.md" text:style-name="Internet_20_link" text:visited-style-name="Visited_20_Internet_20_Link">swarmkit</text:a> creates the volume on the local node. To learn more, see <text:a xlink:type="simple" xlink:href="https://github.com/moby/moby/issues/29976" text:style-name="Internet_20_link" text:visited-style-name="Visited_20_Internet_20_Link">moby/moby#29976</text:a>.</text:p>
      <text:h text:style-name="Heading_20_3" text:outline-level="3"><text:bookmark text:name="labels-31"/>labels</text:h>
      <text:p text:style-name="Text_20_body">Add metadata to containers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labels:</text:span></text:p>
      <text:p text:style-name="Preformatted_20_Text"><text:span text:style-name="Source_20_Text"><text:s text:c="2"/>com.example.description: "Database volume"</text:span></text:p>
      <text:p text:style-name="Preformatted_20_Text"><text:span text:style-name="Source_20_Text"><text:s text:c="2"/>com.example.department: "IT/Ops"</text:span></text:p>
      <text:p text:style-name="P2"><text:span text:style-name="Source_20_Text"><text:s text:c="2"/>com.example.label-with-empty-value: ""</text:span></text:p>
      <text:p text:style-name="Preformatted_20_Text"><text:soft-page-break/><text:span text:style-name="Source_20_Text">labels:</text:span></text:p>
      <text:p text:style-name="Preformatted_20_Text"><text:span text:style-name="Source_20_Text"><text:s text:c="2"/>- "com.example.description=Database volume"</text:span></text:p>
      <text:p text:style-name="Preformatted_20_Text"><text:span text:style-name="Source_20_Text"><text:s text:c="2"/>- "com.example.department=IT/Ops"</text:span></text:p>
      <text:p text:style-name="P2"><text:span text:style-name="Source_20_Text"><text:s text:c="2"/>- "com.example.label-with-empty-value"</text:span></text:p>
      <text:h text:style-name="Heading_20_3" text:outline-level="3"><text:bookmark text:name="name1"/>name</text:h>
      <text:p text:style-name="Quotations">Added in <text:a xlink:type="simple" xlink:href="https://docs.docker.com/compose/compose-file/compose-versioning/#version-34" text:style-name="Internet_20_link" text:visited-style-name="Visited_20_Internet_20_Link">version 3.4</text:a> file format.</text:p>
      <text:p text:style-name="Text_20_body">Set a custom name for this volume. The name field can be used to reference volumes that contain special characters. The name is used as is and will <text:span text:style-name="Strong_20_Emphasis">not</text:span> be scoped with the stack name.</text:p>
      <text:p text:style-name="Preformatted_20_Text"><text:span text:style-name="Source_20_Text">version: "3.9"</text:span></text:p>
      <text:p text:style-name="Preformatted_20_Text"><text:span text:style-name="Source_20_Text">volumes:</text:span></text:p>
      <text:p text:style-name="Preformatted_20_Text"><text:span text:style-name="Source_20_Text"><text:s text:c="2"/>data:</text:span></text:p>
      <text:p text:style-name="P2"><text:span text:style-name="Source_20_Text"><text:s text:c="4"/>name: my-app-data</text:span></text:p>
      <text:p text:style-name="Text_20_body">It can also be used in conjunction with the <text:span text:style-name="Source_20_Text">external</text:span> property:</text:p>
      <text:p text:style-name="Preformatted_20_Text"><text:span text:style-name="Source_20_Text">version: "3.9"</text:span></text:p>
      <text:p text:style-name="Preformatted_20_Text"><text:span text:style-name="Source_20_Text">volumes:</text:span></text:p>
      <text:p text:style-name="Preformatted_20_Text"><text:span text:style-name="Source_20_Text"><text:s text:c="2"/>data:</text:span></text:p>
      <text:p text:style-name="Preformatted_20_Text"><text:span text:style-name="Source_20_Text"><text:s text:c="4"/>external: true</text:span></text:p>
      <text:p text:style-name="P2"><text:span text:style-name="Source_20_Text"><text:s text:c="4"/>name: my-app-data</text:span></text:p>
      <text:h text:style-name="Heading_20_2" text:outline-level="2"><text:bookmark text:name="network-configuration-reference1"/>Network configuration reference</text:h>
      <text:p text:style-name="Text_20_body">The top-level <text:span text:style-name="Source_20_Text">networks</text:span> key lets you specify networks to be created.</text:p>
      <text:list xml:id="list3150221683" text:style-name="L23">
        <text:list-item>
          <text:p text:style-name="P54">For a full explanation of Compose’s use of Docker networking features and all network driver options, see the <text:a xlink:type="simple" xlink:href="https://docs.docker.com/compose/networking/" text:style-name="Internet_20_link" text:visited-style-name="Visited_20_Internet_20_Link">Networking guide</text:a>. </text:p>
        </text:list-item>
        <text:list-item>
          <text:p text:style-name="P27">For <text:a xlink:type="simple" xlink:href="https://github.com/docker/labs/blob/master/README.md" text:style-name="Internet_20_link" text:visited-style-name="Visited_20_Internet_20_Link">Docker Labs</text:a> tutorials on networking, start with <text:a xlink:type="simple" xlink:href="https://github.com/docker/labs/blob/master/networking/README.md" text:style-name="Internet_20_link" text:visited-style-name="Visited_20_Internet_20_Link">Designing Scalable, Portable Docker Container Networks</text:a> </text:p>
        </text:list-item>
      </text:list>
      <text:h text:style-name="Heading_20_3" text:outline-level="3"><text:bookmark text:name="driver-11"/>driver</text:h>
      <text:p text:style-name="Text_20_body">Specify which driver should be used for this network.</text:p>
      <text:p text:style-name="Text_20_body">The default driver depends on how the Docker Engine you’re using is configured, but in most instances it is <text:span text:style-name="Source_20_Text">bridge</text:span> on a single host and <text:span text:style-name="Source_20_Text">overlay</text:span> on a Swarm.</text:p>
      <text:p text:style-name="Text_20_body">The Docker Engine returns an error if the driver is not available.</text:p>
      <text:p text:style-name="P2"><text:span text:style-name="Source_20_Text">driver: overlay</text:span></text:p>
      <text:h text:style-name="Heading_20_4" text:outline-level="4"><text:bookmark text:name="bridge"/>bridge</text:h>
      <text:p text:style-name="Text_20_body">Docker defaults to using a <text:span text:style-name="Source_20_Text">bridge</text:span> network on a single host. For examples of how to work with bridge networks, see the Docker Labs tutorial on <text:a xlink:type="simple" xlink:href="https://github.com/docker/labs/blob/master/networking/A2-bridge-networking.md" text:style-name="Internet_20_link" text:visited-style-name="Visited_20_Internet_20_Link">Bridge networking</text:a>.</text:p>
      <text:h text:style-name="Heading_20_4" text:outline-level="4"><text:bookmark text:name="overlay"/>overlay</text:h>
      <text:p text:style-name="Text_20_body">The <text:span text:style-name="Source_20_Text">overlay</text:span> driver creates a named network across multiple nodes in a <text:a xlink:type="simple" xlink:href="https://docs.docker.com/engine/swarm/" text:style-name="Internet_20_link" text:visited-style-name="Visited_20_Internet_20_Link">swarm</text:a>.</text:p>
      <text:list xml:id="list72987319" text:style-name="L24">
        <text:list-item>
          <text:p text:style-name="P28">For a working example of how to build and use an <text:span text:style-name="Source_20_Text">overlay</text:span> network with a service in swarm mode, see the Docker Labs tutorial on <text:a xlink:type="simple" xlink:href="https://github.com/docker/labs/blob/master/networking/A3-overlay-networking.md" text:style-name="Internet_20_link" text:visited-style-name="Visited_20_Internet_20_Link">Overlay networking and service discovery</text:a>.</text:p>
        </text:list-item>
        <text:list-item>
          <text:p text:style-name="P28"><text:soft-page-break/>For an in-depth look at how it works under the hood, see the networking concepts lab on the <text:a xlink:type="simple" xlink:href="https://github.com/docker/labs/blob/master/networking/concepts/06-overlay-networks.md" text:style-name="Internet_20_link" text:visited-style-name="Visited_20_Internet_20_Link">Overlay Driver Network Architecture</text:a>.</text:p>
        </text:list-item>
      </text:list>
      <text:h text:style-name="Heading_20_4" text:outline-level="4"><text:bookmark text:name="host-or-none"/>host or none</text:h>
      <text:p text:style-name="Text_20_body">Use the host’s networking stack, or no networking. Equivalent to <text:span text:style-name="Source_20_Text">docker run --net=host</text:span> or <text:span text:style-name="Source_20_Text">docker run --net=none</text:span>. Only used if you use <text:span text:style-name="Source_20_Text">docker stack</text:span> commands. If you use the <text:span text:style-name="Source_20_Text">docker-compose</text:span> command, use <text:a xlink:type="simple" xlink:href="https://docs.docker.com/compose/compose-file/compose-file-v3/#network_mode" text:style-name="Internet_20_link" text:visited-style-name="Visited_20_Internet_20_Link">network_mode</text:a> instead.</text:p>
      <text:p text:style-name="Text_20_body">If you want to use a particular network on a common build, use [network] as mentioned in the second yaml file example.</text:p>
      <text:p text:style-name="Text_20_body">The syntax for using built-in networks such as <text:span text:style-name="Source_20_Text">host</text:span> and <text:span text:style-name="Source_20_Text">none</text:span> is a little different. Define an external network with the name <text:span text:style-name="Source_20_Text">host</text:span> or <text:span text:style-name="Source_20_Text">none</text:span> (that Docker has already created automatically) and an alias that Compose can use (<text:span text:style-name="Source_20_Text">hostnet</text:span> or <text:span text:style-name="Source_20_Text">nonet</text:span> in the following examples), then grant the service access to that network using the alias.</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networks:</text:span></text:p>
      <text:p text:style-name="Preformatted_20_Text"><text:span text:style-name="Source_20_Text"><text:s text:c="6"/>hostnet: {}</text:span></text:p>
      <text:p text:style-name="Preformatted_20_Text"/>
      <text:p text:style-name="Preformatted_20_Text"><text:span text:style-name="Source_20_Text">networks:</text:span></text:p>
      <text:p text:style-name="Preformatted_20_Text"><text:span text:style-name="Source_20_Text"><text:s text:c="2"/>hostnet:</text:span></text:p>
      <text:p text:style-name="Preformatted_20_Text"><text:span text:style-name="Source_20_Text"><text:s text:c="4"/>external: true</text:span></text:p>
      <text:p text:style-name="P2"><text:span text:style-name="Source_20_Text"><text:s text:c="4"/>name: host</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text:span></text:p>
      <text:p text:style-name="Preformatted_20_Text"><text:span text:style-name="Source_20_Text"><text:s text:c="4"/>build:</text:span></text:p>
      <text:p text:style-name="Preformatted_20_Text"><text:span text:style-name="Source_20_Text"><text:s text:c="6"/>...</text:span></text:p>
      <text:p text:style-name="Preformatted_20_Text"><text:span text:style-name="Source_20_Text"><text:s text:c="6"/>network: host</text:span></text:p>
      <text:p text:style-name="Preformatted_20_Text"><text:span text:style-name="Source_20_Text"><text:s text:c="6"/>context: .</text:span></text:p>
      <text:p text:style-name="P2"><text:span text:style-name="Source_20_Text"><text:s text:c="6"/>...</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text:span></text:p>
      <text:p text:style-name="Preformatted_20_Text"><text:span text:style-name="Source_20_Text"><text:s text:c="4"/>networks:</text:span></text:p>
      <text:p text:style-name="Preformatted_20_Text"><text:span text:style-name="Source_20_Text"><text:s text:c="6"/>nonet: {}</text:span></text:p>
      <text:p text:style-name="Preformatted_20_Text"/>
      <text:p text:style-name="Preformatted_20_Text"><text:span text:style-name="Source_20_Text">networks:</text:span></text:p>
      <text:p text:style-name="Preformatted_20_Text"><text:span text:style-name="Source_20_Text"><text:s text:c="2"/>nonet:</text:span></text:p>
      <text:p text:style-name="Preformatted_20_Text"><text:span text:style-name="Source_20_Text"><text:s text:c="4"/>external: true</text:span></text:p>
      <text:p text:style-name="P2"><text:span text:style-name="Source_20_Text"><text:s text:c="4"/>name: none</text:span></text:p>
      <text:h text:style-name="Heading_20_3" text:outline-level="3"><text:bookmark text:name="driver_opts-11"/>driver_opts</text:h>
      <text:p text:style-name="Text_20_body">Specify a list of options as key-value pairs to pass to the driver for this network. Those options are driver-dependent - consult the driver’s documentation for more information. Optional.</text:p>
      <text:p text:style-name="Preformatted_20_Text"><text:span text:style-name="Source_20_Text">driver_opts:</text:span></text:p>
      <text:p text:style-name="Preformatted_20_Text"><text:span text:style-name="Source_20_Text"><text:s text:c="2"/>foo: "bar"</text:span></text:p>
      <text:p text:style-name="P2"><text:span text:style-name="Source_20_Text"><text:s text:c="2"/>baz: 1</text:span></text:p>
      <text:h text:style-name="Heading_20_3" text:outline-level="3"><text:bookmark text:name="attachable"/><text:soft-page-break/>attachable</text:h>
      <text:p text:style-name="Quotations">Added in <text:a xlink:type="simple" xlink:href="https://docs.docker.com/compose/compose-file/compose-versioning/#version-32" text:style-name="Internet_20_link" text:visited-style-name="Visited_20_Internet_20_Link">version 3.2</text:a> file format.</text:p>
      <text:p text:style-name="Text_20_body">Only used when the <text:span text:style-name="Source_20_Text">driver</text:span> is set to <text:span text:style-name="Source_20_Text">overlay</text:span>. If set to <text:span text:style-name="Source_20_Text">true</text:span>, then standalone containers can attach to this network, in addition to services. If a standalone container attaches to an overlay network, it can communicate with services and standalone containers that are also attached to the overlay network from other Docker daemons.</text:p>
      <text:p text:style-name="Preformatted_20_Text"><text:span text:style-name="Source_20_Text">networks:</text:span></text:p>
      <text:p text:style-name="Preformatted_20_Text"><text:span text:style-name="Source_20_Text"><text:s text:c="2"/>mynet1:</text:span></text:p>
      <text:p text:style-name="Preformatted_20_Text"><text:span text:style-name="Source_20_Text"><text:s text:c="4"/>driver: overlay</text:span></text:p>
      <text:p text:style-name="P2"><text:span text:style-name="Source_20_Text"><text:s text:c="4"/>attachable: true</text:span></text:p>
      <text:h text:style-name="Heading_20_3" text:outline-level="3"><text:bookmark text:name="enable_ipv61"/>enable_ipv6</text:h>
      <text:p text:style-name="Text_20_body">Enable IPv6 networking on this network.</text:p>
      <text:p text:style-name="Quotations">Not supported in Compose File version 3</text:p>
      <text:p text:style-name="Quotations"><text:span text:style-name="Source_20_Text">enable_ipv6</text:span> requires you to use a version 2 Compose file, as this directive is not yet supported in Swarm mode.</text:p>
      <text:h text:style-name="Heading_20_3" text:outline-level="3"><text:bookmark text:name="ipam1"/>ipam</text:h>
      <text:p text:style-name="Text_20_body">Specify custom IPAM config. This is an object with several properties, each of which is optional:</text:p>
      <text:list xml:id="list967969446" text:style-name="L25">
        <text:list-item>
          <text:p text:style-name="P55"><text:span text:style-name="Source_20_Text">driver</text:span>: Custom IPAM driver, instead of the default. </text:p>
        </text:list-item>
        <text:list-item>
          <text:p text:style-name="P55"><text:span text:style-name="Source_20_Text">config</text:span>: A list with zero or more config blocks, each containing any of the following keys: </text:p>
          <text:list>
            <text:list-item>
              <text:p text:style-name="P29"><text:span text:style-name="Source_20_Text">subnet</text:span>: Subnet in CIDR format that represents a network segment </text:p>
            </text:list-item>
          </text:list>
        </text:list-item>
      </text:list>
      <text:p text:style-name="Text_20_body">A full example:</text:p>
      <text:p text:style-name="Preformatted_20_Text"><text:span text:style-name="Source_20_Text">ipam:</text:span></text:p>
      <text:p text:style-name="Preformatted_20_Text"><text:span text:style-name="Source_20_Text"><text:s text:c="2"/>driver: default</text:span></text:p>
      <text:p text:style-name="Preformatted_20_Text"><text:span text:style-name="Source_20_Text"><text:s text:c="2"/>config:</text:span></text:p>
      <text:p text:style-name="P2"><text:span text:style-name="Source_20_Text"><text:s text:c="4"/>- subnet: 172.28.0.0/16</text:span></text:p>
      <text:p text:style-name="Quotations"><text:span text:style-name="Strong_20_Emphasis">Note</text:span></text:p>
      <text:p text:style-name="Quotations">Additional IPAM configurations, such as <text:span text:style-name="Source_20_Text">gateway</text:span>, are only honored for version 2 at the moment.</text:p>
      <text:h text:style-name="Heading_20_3" text:outline-level="3"><text:bookmark text:name="internal1"/>internal</text:h>
      <text:p text:style-name="Text_20_body">By default, Docker also connects a bridge network to it to provide external connectivity. If you want to create an externally isolated overlay network, you can set this option to <text:span text:style-name="Source_20_Text">true</text:span>.</text:p>
      <text:h text:style-name="Heading_20_3" text:outline-level="3"><text:bookmark text:name="labels-4"/>labels</text:h>
      <text:p text:style-name="Text_20_body">Add metadata to containers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oft-page-break/><text:span text:style-name="Source_20_Text">labels:</text:span></text:p>
      <text:p text:style-name="Preformatted_20_Text"><text:span text:style-name="Source_20_Text"><text:s text:c="2"/>com.example.description: "Financial transaction network"</text:span></text:p>
      <text:p text:style-name="Preformatted_20_Text"><text:span text:style-name="Source_20_Text"><text:s text:c="2"/>com.example.department: "Finance"</text:span></text:p>
      <text:p text:style-name="P2"><text:span text:style-name="Source_20_Text"><text:s text:c="2"/>com.example.label-with-empty-value: ""</text:span></text:p>
      <text:p text:style-name="Preformatted_20_Text"><text:span text:style-name="Source_20_Text">labels:</text:span></text:p>
      <text:p text:style-name="Preformatted_20_Text"><text:span text:style-name="Source_20_Text"><text:s text:c="2"/>- "com.example.description=Financial transaction network"</text:span></text:p>
      <text:p text:style-name="Preformatted_20_Text"><text:span text:style-name="Source_20_Text"><text:s text:c="2"/>- "com.example.department=Finance"</text:span></text:p>
      <text:p text:style-name="P2"><text:span text:style-name="Source_20_Text"><text:s text:c="2"/>- "com.example.label-with-empty-value"</text:span></text:p>
      <text:h text:style-name="Heading_20_3" text:outline-level="3"><text:bookmark text:name="external-11"/>external</text:h>
      <text:p text:style-name="Text_20_body">If set to <text:span text:style-name="Source_20_Text">true</text:span>, specifies that this network has been created outside of Compose. <text:span text:style-name="Source_20_Text">docker-compose up</text:span> does not attempt to create it, and raises an error if it doesn’t exist.</text:p>
      <text:p text:style-name="Text_20_body">For version 3.3 and below of the format, <text:span text:style-name="Source_20_Text">external</text:span> cannot be used in conjunction with other network configuration keys (<text:span text:style-name="Source_20_Text">driver</text:span>, <text:span text:style-name="Source_20_Text">driver_opts</text:span>, <text:span text:style-name="Source_20_Text">ipam</text:span>, <text:span text:style-name="Source_20_Text">internal</text:span>). This limitation no longer exists for <text:a xlink:type="simple" xlink:href="https://docs.docker.com/compose/compose-file/compose-versioning/#version-34" text:style-name="Internet_20_link" text:visited-style-name="Visited_20_Internet_20_Link">version 3.4</text:a> and above.</text:p>
      <text:p text:style-name="Text_20_body">In the example below, <text:span text:style-name="Source_20_Text">proxy</text:span> is the gateway to the outside world. Instead of attempting to create a network called <text:span text:style-name="Source_20_Text">[projectname]_outside</text:span>, Compose looks for an existing network simply called <text:span text:style-name="Source_20_Text">outside</text:span> and connect the <text:span text:style-name="Source_20_Text">proxy</text:span> service’s containers to it.</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proxy:</text:span></text:p>
      <text:p text:style-name="Preformatted_20_Text"><text:span text:style-name="Source_20_Text"><text:s text:c="4"/>build: ./proxy</text:span></text:p>
      <text:p text:style-name="Preformatted_20_Text"><text:span text:style-name="Source_20_Text"><text:s text:c="4"/>networks:</text:span></text:p>
      <text:p text:style-name="Preformatted_20_Text"><text:span text:style-name="Source_20_Text"><text:s text:c="6"/>- outside</text:span></text:p>
      <text:p text:style-name="Preformatted_20_Text"><text:span text:style-name="Source_20_Text"><text:s text:c="6"/>- default</text:span></text:p>
      <text:p text:style-name="Preformatted_20_Text"><text:span text:style-name="Source_20_Text"><text:s text:c="2"/>app:</text:span></text:p>
      <text:p text:style-name="Preformatted_20_Text"><text:span text:style-name="Source_20_Text"><text:s text:c="4"/>build: ./app</text:span></text:p>
      <text:p text:style-name="Preformatted_20_Text"><text:span text:style-name="Source_20_Text"><text:s text:c="4"/>networks:</text:span></text:p>
      <text:p text:style-name="Preformatted_20_Text"><text:span text:style-name="Source_20_Text"><text:s text:c="6"/>- default</text:span></text:p>
      <text:p text:style-name="Preformatted_20_Text"/>
      <text:p text:style-name="Preformatted_20_Text"><text:span text:style-name="Source_20_Text">networks:</text:span></text:p>
      <text:p text:style-name="Preformatted_20_Text"><text:span text:style-name="Source_20_Text"><text:s text:c="2"/>outside:</text:span></text:p>
      <text:p text:style-name="P2"><text:span text:style-name="Source_20_Text"><text:s text:c="4"/>external: true</text:span></text:p>
      <text:p text:style-name="Quotations">Deprecated in <text:a xlink:type="simple" xlink:href="https://docs.docker.com/compose/compose-file/compose-versioning/#version-35" text:style-name="Internet_20_link" text:visited-style-name="Visited_20_Internet_20_Link">version 3.5</text:a> file format.</text:p>
      <text:p text:style-name="Quotations">external.name was deprecated in version 3.5 file format use <text:span text:style-name="Source_20_Text">name</text:span> instead.</text:p>
      <text:p text:style-name="Text_20_body">You can also specify the name of the network separately from the name used to refer to it within the Compose file:</text:p>
      <text:p text:style-name="Preformatted_20_Text"><text:span text:style-name="Source_20_Text">version: "3.9"</text:span></text:p>
      <text:p text:style-name="Preformatted_20_Text"><text:span text:style-name="Source_20_Text">networks:</text:span></text:p>
      <text:p text:style-name="Preformatted_20_Text"><text:span text:style-name="Source_20_Text"><text:s text:c="2"/>outside:</text:span></text:p>
      <text:p text:style-name="Preformatted_20_Text"><text:span text:style-name="Source_20_Text"><text:s text:c="4"/>external:</text:span></text:p>
      <text:p text:style-name="P2"><text:span text:style-name="Source_20_Text"><text:s text:c="6"/>name: actual-name-of-network</text:span></text:p>
      <text:h text:style-name="Heading_20_3" text:outline-level="3"><text:bookmark text:name="name-11"/>name</text:h>
      <text:p text:style-name="Quotations">Added in <text:a xlink:type="simple" xlink:href="https://docs.docker.com/compose/compose-file/compose-versioning/#version-35" text:style-name="Internet_20_link" text:visited-style-name="Visited_20_Internet_20_Link">version 3.5</text:a> file format.</text:p>
      <text:p text:style-name="Text_20_body"><text:soft-page-break/>Set a custom name for this network. The name field can be used to reference networks which contain special characters. The name is used as is and will <text:span text:style-name="Strong_20_Emphasis">not</text:span> be scoped with the stack name.</text:p>
      <text:p text:style-name="Preformatted_20_Text"><text:span text:style-name="Source_20_Text">version: "3.9"</text:span></text:p>
      <text:p text:style-name="Preformatted_20_Text"><text:span text:style-name="Source_20_Text">networks:</text:span></text:p>
      <text:p text:style-name="Preformatted_20_Text"><text:span text:style-name="Source_20_Text"><text:s text:c="2"/>network1:</text:span></text:p>
      <text:p text:style-name="P2"><text:span text:style-name="Source_20_Text"><text:s text:c="4"/>name: my-app-net</text:span></text:p>
      <text:p text:style-name="Text_20_body">It can also be used in conjunction with the <text:span text:style-name="Source_20_Text">external</text:span> property:</text:p>
      <text:p text:style-name="Preformatted_20_Text"><text:span text:style-name="Source_20_Text">version: "3.9"</text:span></text:p>
      <text:p text:style-name="Preformatted_20_Text"><text:span text:style-name="Source_20_Text">networks:</text:span></text:p>
      <text:p text:style-name="Preformatted_20_Text"><text:span text:style-name="Source_20_Text"><text:s text:c="2"/>network1:</text:span></text:p>
      <text:p text:style-name="Preformatted_20_Text"><text:span text:style-name="Source_20_Text"><text:s text:c="4"/>external: true</text:span></text:p>
      <text:p text:style-name="P2"><text:span text:style-name="Source_20_Text"><text:s text:c="4"/>name: my-app-net</text:span></text:p>
      <text:h text:style-name="Heading_20_2" text:outline-level="2"><text:bookmark text:name="configs-configuration-reference"/>configs configuration reference</text:h>
      <text:p text:style-name="Text_20_body">The top-level <text:span text:style-name="Source_20_Text">configs</text:span> declaration defines or references <text:a xlink:type="simple" xlink:href="https://docs.docker.com/engine/swarm/configs/" text:style-name="Internet_20_link" text:visited-style-name="Visited_20_Internet_20_Link">configs</text:a> that can be granted to the services in this stack. The source of the config is either <text:span text:style-name="Source_20_Text">file</text:span> or <text:span text:style-name="Source_20_Text">external</text:span>.</text:p>
      <text:list xml:id="list3173915769" text:style-name="L26">
        <text:list-item>
          <text:p text:style-name="P56"><text:span text:style-name="Source_20_Text">file</text:span>: The config is created with the contents of the file at the specified path. </text:p>
        </text:list-item>
        <text:list-item>
          <text:p text:style-name="P56"><text:span text:style-name="Source_20_Text">external</text:span>: If set to true, specifies that this config has already been created. Docker does not attempt to create it, and if it does not exist, a <text:span text:style-name="Source_20_Text">config not found</text:span> error occurs. </text:p>
        </text:list-item>
        <text:list-item>
          <text:p text:style-name="P56"><text:span text:style-name="Source_20_Text">name</text:span>: The name of the config object in Docker. This field can be used to reference configs that contain special characters. The name is used as is and will <text:span text:style-name="Strong_20_Emphasis">not</text:span> be scoped with the stack name. Introduced in version 3.5 file format. </text:p>
        </text:list-item>
        <text:list-item>
          <text:p text:style-name="P56"><text:span text:style-name="Source_20_Text">driver</text:span> and <text:span text:style-name="Source_20_Text">driver_opts</text:span>: The name of a custom secret driver, and driver-specific options passed as key/value pairs. Introduced in version 3.8 file format, and only supported when using <text:span text:style-name="Source_20_Text">docker stack</text:span>. </text:p>
        </text:list-item>
        <text:list-item>
          <text:p text:style-name="P30"><text:span text:style-name="Source_20_Text">template_driver</text:span>: The name of the templating driver to use, which controls whether and how to evaluate the secret payload as a template. If no driver is set, no templating is used. The only driver currently supported is <text:span text:style-name="Source_20_Text">golang</text:span>, which uses a <text:span text:style-name="Source_20_Text">golang</text:span>. Introduced in version 3.8 file format, and only supported when using <text:span text:style-name="Source_20_Text">docker stack</text:span>. Refer to <text:a xlink:type="simple" xlink:href="https://docs.docker.com/engine/swarm/configs/#example-use-a-templated-config" text:style-name="Internet_20_link" text:visited-style-name="Visited_20_Internet_20_Link">use a templated config</text:a> for a examples of templated configs. </text:p>
        </text:list-item>
      </text:list>
      <text:p text:style-name="Text_20_body">In this example, <text:span text:style-name="Source_20_Text">my_first_config</text:span> is created (as <text:span text:style-name="Source_20_Text">&lt;stack_name&gt;_my_first_config)</text:span>when the stack is deployed, and <text:span text:style-name="Source_20_Text">my_second_config</text:span> already exists in Docker.</text:p>
      <text:p text:style-name="Preformatted_20_Text"><text:span text:style-name="Source_20_Text">configs:</text:span></text:p>
      <text:p text:style-name="Preformatted_20_Text"><text:span text:style-name="Source_20_Text"><text:s text:c="2"/>my_first_config:</text:span></text:p>
      <text:p text:style-name="Preformatted_20_Text"><text:span text:style-name="Source_20_Text"><text:s text:c="4"/>file: ./config_data</text:span></text:p>
      <text:p text:style-name="Preformatted_20_Text"><text:span text:style-name="Source_20_Text"><text:s text:c="2"/>my_second_config:</text:span></text:p>
      <text:p text:style-name="P2"><text:span text:style-name="Source_20_Text"><text:s text:c="4"/>external: true</text:span></text:p>
      <text:p text:style-name="Text_20_body">Another variant for external configs is when the name of the config in Docker is different from the name that exists within the service. The following example modifies the previous one to use the external config called <text:span text:style-name="Source_20_Text">redis_config</text:span>.</text:p>
      <text:p text:style-name="Preformatted_20_Text"><text:span text:style-name="Source_20_Text">configs:</text:span></text:p>
      <text:p text:style-name="Preformatted_20_Text"><text:span text:style-name="Source_20_Text"><text:s text:c="2"/>my_first_config:</text:span></text:p>
      <text:p text:style-name="Preformatted_20_Text"><text:span text:style-name="Source_20_Text"><text:s text:c="4"/>file: ./config_data</text:span></text:p>
      <text:p text:style-name="Preformatted_20_Text"><text:soft-page-break/><text:span text:style-name="Source_20_Text"><text:s text:c="2"/>my_second_config:</text:span></text:p>
      <text:p text:style-name="Preformatted_20_Text"><text:span text:style-name="Source_20_Text"><text:s text:c="4"/>external:</text:span></text:p>
      <text:p text:style-name="P2"><text:span text:style-name="Source_20_Text"><text:s text:c="6"/>name: redis_config</text:span></text:p>
      <text:p text:style-name="Text_20_body">You still need to <text:a xlink:type="simple" xlink:href="https://docs.docker.com/compose/compose-file/compose-file-v3/#configs" text:style-name="Internet_20_link" text:visited-style-name="Visited_20_Internet_20_Link">grant access to the config</text:a> to each service in the stack.</text:p>
      <text:h text:style-name="Heading_20_2" text:outline-level="2"><text:bookmark text:name="secrets-configuration-reference"/>secrets configuration reference</text:h>
      <text:p text:style-name="Text_20_body">The top-level <text:span text:style-name="Source_20_Text">secrets</text:span> declaration defines or references <text:a xlink:type="simple" xlink:href="https://docs.docker.com/engine/swarm/secrets/" text:style-name="Internet_20_link" text:visited-style-name="Visited_20_Internet_20_Link">secrets</text:a> that can be granted to the services in this stack. The source of the secret is either <text:span text:style-name="Source_20_Text">file</text:span> or <text:span text:style-name="Source_20_Text">external</text:span>.</text:p>
      <text:list xml:id="list1638198476" text:style-name="L27">
        <text:list-item>
          <text:p text:style-name="P57"><text:span text:style-name="Source_20_Text">file</text:span>: The secret is created with the contents of the file at the specified path. </text:p>
        </text:list-item>
        <text:list-item>
          <text:p text:style-name="P57"><text:span text:style-name="Source_20_Text">external</text:span>: If set to true, specifies that this secret has already been created. Docker does not attempt to create it, and if it does not exist, a <text:span text:style-name="Source_20_Text">secret not found</text:span> error occurs. </text:p>
        </text:list-item>
        <text:list-item>
          <text:p text:style-name="P57"><text:span text:style-name="Source_20_Text">name</text:span>: The name of the secret object in Docker. This field can be used to reference secrets that contain special characters. The name is used as is and will <text:span text:style-name="Strong_20_Emphasis">not</text:span> be scoped with the stack name. Introduced in version 3.5 file format. </text:p>
        </text:list-item>
        <text:list-item>
          <text:p text:style-name="P31"><text:span text:style-name="Source_20_Text">template_driver</text:span>: The name of the templating driver to use, which controls whether and how to evaluate the secret payload as a template. If no driver is set, no templating is used. The only driver currently supported is <text:span text:style-name="Source_20_Text">golang</text:span>, which uses a <text:span text:style-name="Source_20_Text">golang</text:span>. Introduced in version 3.8 file format, and only supported when using <text:span text:style-name="Source_20_Text">docker stack</text:span>. </text:p>
        </text:list-item>
      </text:list>
      <text:p text:style-name="Text_20_body">In this example, <text:span text:style-name="Source_20_Text">my_first_secret</text:span> is created as <text:span text:style-name="Source_20_Text">&lt;stack_name&gt;_my_first_secret </text:span>when the stack is deployed, and <text:span text:style-name="Source_20_Text">my_second_secret</text:span> already exists in Docker.</text:p>
      <text:p text:style-name="Preformatted_20_Text"><text:span text:style-name="Source_20_Text">secrets:</text:span></text:p>
      <text:p text:style-name="Preformatted_20_Text"><text:span text:style-name="Source_20_Text"><text:s text:c="2"/>my_first_secret:</text:span></text:p>
      <text:p text:style-name="Preformatted_20_Text"><text:span text:style-name="Source_20_Text"><text:s text:c="4"/>file: ./secret_data</text:span></text:p>
      <text:p text:style-name="Preformatted_20_Text"><text:span text:style-name="Source_20_Text"><text:s text:c="2"/>my_second_secret:</text:span></text:p>
      <text:p text:style-name="P2"><text:span text:style-name="Source_20_Text"><text:s text:c="4"/>external: true</text:span></text:p>
      <text:p text:style-name="Text_20_body">Another variant for external secrets is when the name of the secret in Docker is different from the name that exists within the service. The following example modifies the previous one to use the external secret called <text:span text:style-name="Source_20_Text">redis_secret</text:span>.</text:p>
      <text:h text:style-name="Heading_20_3" text:outline-level="3"><text:bookmark text:name="compose-file-v35-and-above"/>Compose File v3.5 and above</text:h>
      <text:p text:style-name="Preformatted_20_Text"><text:span text:style-name="Source_20_Text">secrets:</text:span></text:p>
      <text:p text:style-name="Preformatted_20_Text"><text:span text:style-name="Source_20_Text"><text:s text:c="2"/>my_first_secret:</text:span></text:p>
      <text:p text:style-name="Preformatted_20_Text"><text:span text:style-name="Source_20_Text"><text:s text:c="4"/>file: ./secret_data</text:span></text:p>
      <text:p text:style-name="Preformatted_20_Text"><text:span text:style-name="Source_20_Text"><text:s text:c="2"/>my_second_secret:</text:span></text:p>
      <text:p text:style-name="Preformatted_20_Text"><text:span text:style-name="Source_20_Text"><text:s text:c="4"/>external: true</text:span></text:p>
      <text:p text:style-name="P2"><text:span text:style-name="Source_20_Text"><text:s text:c="4"/>name: redis_secret</text:span></text:p>
      <text:h text:style-name="Heading_20_3" text:outline-level="3"><text:bookmark text:name="compose-file-v34-and-under"/>Compose File v3.4 and under</text:h>
      <text:p text:style-name="Preformatted_20_Text"><text:span text:style-name="Source_20_Text"><text:s text:c="2"/>my_second_secret:</text:span></text:p>
      <text:p text:style-name="Preformatted_20_Text"><text:span text:style-name="Source_20_Text"><text:s text:c="4"/>external:</text:span></text:p>
      <text:p text:style-name="P2"><text:span text:style-name="Source_20_Text"><text:s text:c="6"/>name: redis_secret</text:span></text:p>
      <text:p text:style-name="Text_20_body">You still need to <text:a xlink:type="simple" xlink:href="https://docs.docker.com/compose/compose-file/compose-file-v3/#secrets" text:style-name="Internet_20_link" text:visited-style-name="Visited_20_Internet_20_Link">grant access to the secrets</text:a> to each service in the stack.</text:p>
      <text:h text:style-name="Heading_20_2" text:outline-level="2"><text:bookmark text:name="variable-substitution1"/><text:soft-page-break/>Variable substitution</text:h>
      <text:p text:style-name="Text_20_body">Your configuration options can contain environment variables. Compose uses the variable values from the shell environment in which <text:span text:style-name="Source_20_Text">docker-compose</text:span> is run. For example, suppose the shell contains <text:span text:style-name="Source_20_Text">POSTGRES_VERSION=9.3</text:span> and you supply this configuration:</text:p>
      <text:p text:style-name="Preformatted_20_Text"><text:span text:style-name="Source_20_Text">db:</text:span></text:p>
      <text:p text:style-name="P2"><text:span text:style-name="Source_20_Text"><text:s text:c="2"/>image: "postgres:${POSTGRES_VERSION}"</text:span></text:p>
      <text:p text:style-name="Text_20_body">When you run <text:span text:style-name="Source_20_Text">docker-compose up</text:span> with this configuration, Compose looks for the <text:span text:style-name="Source_20_Text">POSTGRES_VERSION</text:span> environment variable in the shell and substitutes its value in. For this example, Compose resolves the <text:span text:style-name="Source_20_Text">image</text:span> to <text:span text:style-name="Source_20_Text">postgres:9.3</text:span> before running the configuration.</text:p>
      <text:p text:style-name="Text_20_body">If an environment variable is not set, Compose substitutes with an empty string. In the example above, if <text:span text:style-name="Source_20_Text">POSTGRES_VERSION</text:span> is not set, the value for the <text:span text:style-name="Source_20_Text">image</text:span> option is <text:span text:style-name="Source_20_Text">postgres:</text:span>.</text:p>
      <text:p text:style-name="Text_20_body">You can set default values for environment variables using a <text:a xlink:type="simple" xlink:href="https://docs.docker.com/compose/env-file/" text:style-name="Internet_20_link" text:visited-style-name="Visited_20_Internet_20_Link"><text:span text:style-name="Source_20_Text">.env</text:span></text:a><text:a xlink:type="simple" xlink:href="https://docs.docker.com/compose/env-file/" text:style-name="Internet_20_link" text:visited-style-name="Visited_20_Internet_20_Link"> file</text:a>, which Compose automatically looks for in project directory (parent folder of your Compose file). Values set in the shell environment override those set in the <text:span text:style-name="Source_20_Text">.env</text:span> file.</text:p>
      <text:p text:style-name="Quotations">Note when using docker stack deploy</text:p>
      <text:p text:style-name="Quotations">The <text:span text:style-name="Source_20_Text">.env file</text:span> feature only works when you use the <text:span text:style-name="Source_20_Text">docker-compose up</text:span> command and does not work with <text:span text:style-name="Source_20_Text">docker stack deploy</text:span>.</text:p>
      <text:p text:style-name="Text_20_body">Both <text:span text:style-name="Source_20_Text">$VARIABLE</text:span> and <text:span text:style-name="Source_20_Text">${VARIABLE}</text:span> syntax are supported. Additionally when using the <text:a xlink:type="simple" xlink:href="https://docs.docker.com/compose/compose-file/compose-versioning/#version-21" text:style-name="Internet_20_link" text:visited-style-name="Visited_20_Internet_20_Link">2.1 file format</text:a>, it is possible to provide inline default values using typical shell syntax:</text:p>
      <text:list xml:id="list3775990817" text:style-name="L28">
        <text:list-item>
          <text:p text:style-name="P58"><text:span text:style-name="Source_20_Text">${VARIABLE:-default}</text:span> evaluates to <text:span text:style-name="Source_20_Text">default</text:span> if <text:span text:style-name="Source_20_Text">VARIABLE</text:span> is unset or empty in the environment. </text:p>
        </text:list-item>
        <text:list-item>
          <text:p text:style-name="P32"><text:span text:style-name="Source_20_Text">${VARIABLE-default}</text:span> evaluates to <text:span text:style-name="Source_20_Text">default</text:span> only if <text:span text:style-name="Source_20_Text">VARIABLE</text:span> is unset in the environment. </text:p>
        </text:list-item>
      </text:list>
      <text:p text:style-name="Text_20_body">Similarly, the following syntax allows you to specify mandatory variables:</text:p>
      <text:list xml:id="list2444597404" text:style-name="L29">
        <text:list-item>
          <text:p text:style-name="P59"><text:span text:style-name="Source_20_Text">${VARIABLE:?err}</text:span> exits with an error message containing <text:span text:style-name="Source_20_Text">err</text:span> if <text:span text:style-name="Source_20_Text">VARIABLE</text:span> is unset or empty in the environment. </text:p>
        </text:list-item>
        <text:list-item>
          <text:p text:style-name="P33"><text:span text:style-name="Source_20_Text">${VARIABLE?err}</text:span> exits with an error message containing <text:span text:style-name="Source_20_Text">err</text:span> if <text:span text:style-name="Source_20_Text">VARIABLE</text:span> is unset in the environment. </text:p>
        </text:list-item>
      </text:list>
      <text:p text:style-name="Text_20_body">Other extended shell-style features, such as <text:span text:style-name="Source_20_Text">${VARIABLE/foo/bar}</text:span>, are not supported.</text:p>
      <text:p text:style-name="Text_20_body">You can use a <text:span text:style-name="Source_20_Text">$$</text:span> (double-dollar sign) when your configuration needs a literal dollar sign. This also prevents Compose from interpolating a value, so a <text:span text:style-name="Source_20_Text">$$</text:span> allows you to refer to environment variables that you don’t want processed by Compose.</text:p>
      <text:p text:style-name="Preformatted_20_Text"><text:span text:style-name="Source_20_Text">web:</text:span></text:p>
      <text:p text:style-name="Preformatted_20_Text"><text:span text:style-name="Source_20_Text"><text:s text:c="2"/>build: .</text:span></text:p>
      <text:p text:style-name="P2"><text:span text:style-name="Source_20_Text"><text:s text:c="2"/>command: "$$VAR_NOT_INTERPOLATED_BY_COMPOSE"</text:span></text:p>
      <text:p text:style-name="Text_20_body">If you forget and use a single dollar sign (<text:span text:style-name="Source_20_Text">$</text:span>), Compose interprets the value as an environment variable and warns you:</text:p>
      <text:h text:style-name="Heading_20_2" text:outline-level="2"><text:bookmark text:name="extension-fields1"/><text:soft-page-break/>Extension fields</text:h>
      <text:p text:style-name="Quotations">Added in <text:a xlink:type="simple" xlink:href="https://docs.docker.com/compose/compose-file/compose-versioning/#version-34" text:style-name="Internet_20_link" text:visited-style-name="Visited_20_Internet_20_Link">version 3.4</text:a> file format.</text:p>
      <text:p text:style-name="Text_20_body">It is possible to re-use configuration fragments using extension fields. Those special fields can be of any format as long as they are located at the root of your Compose file and their name start with the <text:span text:style-name="Source_20_Text">x-</text:span> character sequence.</text:p>
      <text:p text:style-name="Quotations"><text:span text:style-name="Strong_20_Emphasis">Note</text:span></text:p>
      <text:p text:style-name="Quotations">Starting with the 3.7 format (for the 3.x series) and 2.4 format (for the 2.x series), extension fields are also allowed at the root of service, volume, network, config and secret definitions.</text:p>
      <text:p text:style-name="Preformatted_20_Text"><text:span text:style-name="Source_20_Text">version: "3.9"</text:span></text:p>
      <text:p text:style-name="Preformatted_20_Text"><text:span text:style-name="Source_20_Text">x-custom:</text:span></text:p>
      <text:p text:style-name="Preformatted_20_Text"><text:span text:style-name="Source_20_Text"><text:s text:c="2"/>items:</text:span></text:p>
      <text:p text:style-name="Preformatted_20_Text"><text:span text:style-name="Source_20_Text"><text:s text:c="4"/>- a</text:span></text:p>
      <text:p text:style-name="Preformatted_20_Text"><text:span text:style-name="Source_20_Text"><text:s text:c="4"/>- b</text:span></text:p>
      <text:p text:style-name="Preformatted_20_Text"><text:span text:style-name="Source_20_Text"><text:s text:c="2"/>options:</text:span></text:p>
      <text:p text:style-name="Preformatted_20_Text"><text:span text:style-name="Source_20_Text"><text:s text:c="4"/>max-size: '12m'</text:span></text:p>
      <text:p text:style-name="P2"><text:span text:style-name="Source_20_Text"><text:s text:c="2"/>name: "custom"</text:span></text:p>
      <text:p text:style-name="Text_20_body">The contents of those fields are ignored by Compose, but they can be inserted in your resource definitions using <text:a xlink:type="simple" xlink:href="https://yaml.org/spec/1.2/spec.html#id2765878" text:style-name="Internet_20_link" text:visited-style-name="Visited_20_Internet_20_Link">YAML anchors</text:a>. For example, if you want several of your services to use the same logging configuration:</text:p>
      <text:p text:style-name="Preformatted_20_Text"><text:span text:style-name="Source_20_Text">logging:</text:span></text:p>
      <text:p text:style-name="Preformatted_20_Text"><text:span text:style-name="Source_20_Text"><text:s text:c="2"/>options:</text:span></text:p>
      <text:p text:style-name="Preformatted_20_Text"><text:span text:style-name="Source_20_Text"><text:s text:c="4"/>max-size: '12m'</text:span></text:p>
      <text:p text:style-name="Preformatted_20_Text"><text:span text:style-name="Source_20_Text"><text:s text:c="4"/>max-file: '5'</text:span></text:p>
      <text:p text:style-name="P2"><text:span text:style-name="Source_20_Text"><text:s text:c="2"/>driver: json-file</text:span></text:p>
      <text:p text:style-name="Text_20_body">You may write your Compose file as follows:</text:p>
      <text:p text:style-name="Preformatted_20_Text"><text:span text:style-name="Source_20_Text">version: "3.9"</text:span></text:p>
      <text:p text:style-name="Preformatted_20_Text"><text:span text:style-name="Source_20_Text">x-logging:</text:span></text:p>
      <text:p text:style-name="Preformatted_20_Text"><text:span text:style-name="Source_20_Text"><text:s text:c="2"/>&amp;default-logging</text:span></text:p>
      <text:p text:style-name="Preformatted_20_Text"><text:span text:style-name="Source_20_Text"><text:s text:c="2"/>options:</text:span></text:p>
      <text:p text:style-name="Preformatted_20_Text"><text:span text:style-name="Source_20_Text"><text:s text:c="4"/>max-size: '12m'</text:span></text:p>
      <text:p text:style-name="Preformatted_20_Text"><text:span text:style-name="Source_20_Text"><text:s text:c="4"/>max-file: '5'</text:span></text:p>
      <text:p text:style-name="Preformatted_20_Text"><text:span text:style-name="Source_20_Text"><text:s text:c="2"/>driver: json-file</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myapp/web:latest</text:span></text:p>
      <text:p text:style-name="Preformatted_20_Text"><text:span text:style-name="Source_20_Text"><text:s text:c="4"/>logging: *default-logging</text:span></text:p>
      <text:p text:style-name="Preformatted_20_Text"><text:span text:style-name="Source_20_Text"><text:s text:c="2"/>db:</text:span></text:p>
      <text:p text:style-name="Preformatted_20_Text"><text:span text:style-name="Source_20_Text"><text:s text:c="4"/>image: mysql:latest</text:span></text:p>
      <text:p text:style-name="P2"><text:span text:style-name="Source_20_Text"><text:s text:c="4"/>logging: *default-logging</text:span></text:p>
      <text:p text:style-name="Text_20_body">It is also possible to partially override values in extension fields using the <text:a xlink:type="simple" xlink:href="https://yaml.org/type/merge.html" text:style-name="Internet_20_link" text:visited-style-name="Visited_20_Internet_20_Link">YAML merge type</text:a>. For example:</text:p>
      <text:p text:style-name="Preformatted_20_Text"><text:span text:style-name="Source_20_Text">version: "3.9"</text:span></text:p>
      <text:p text:style-name="Preformatted_20_Text"><text:span text:style-name="Source_20_Text">x-volumes:</text:span></text:p>
      <text:p text:style-name="Preformatted_20_Text"><text:span text:style-name="Source_20_Text"><text:s text:c="2"/>&amp;default-volume</text:span></text:p>
      <text:p text:style-name="Preformatted_20_Text"><text:span text:style-name="Source_20_Text"><text:s text:c="2"/>driver: foobar-storage</text:span></text:p>
      <text:p text:style-name="Preformatted_20_Text"/>
      <text:p text:style-name="Preformatted_20_Text"><text:soft-page-break/><text:span text:style-name="Source_20_Text">services:</text:span></text:p>
      <text:p text:style-name="Preformatted_20_Text"><text:span text:style-name="Source_20_Text"><text:s text:c="2"/>web:</text:span></text:p>
      <text:p text:style-name="Preformatted_20_Text"><text:span text:style-name="Source_20_Text"><text:s text:c="4"/>image: myapp/web:latest</text:span></text:p>
      <text:p text:style-name="Preformatted_20_Text"><text:span text:style-name="Source_20_Text"><text:s text:c="4"/>volumes: ["vol1", "vol2", "vol3"]</text:span></text:p>
      <text:p text:style-name="Preformatted_20_Text"><text:span text:style-name="Source_20_Text">volumes:</text:span></text:p>
      <text:p text:style-name="Preformatted_20_Text"><text:span text:style-name="Source_20_Text"><text:s text:c="2"/>vol1: *default-volume</text:span></text:p>
      <text:p text:style-name="Preformatted_20_Text"><text:span text:style-name="Source_20_Text"><text:s text:c="2"/>vol2:</text:span></text:p>
      <text:p text:style-name="Preformatted_20_Text"><text:span text:style-name="Source_20_Text"><text:s text:c="4"/>&lt;&lt; : *default-volume</text:span></text:p>
      <text:p text:style-name="Preformatted_20_Text"><text:span text:style-name="Source_20_Text"><text:s text:c="4"/>name: volume02</text:span></text:p>
      <text:p text:style-name="Preformatted_20_Text"><text:span text:style-name="Source_20_Text"><text:s text:c="2"/>vol3:</text:span></text:p>
      <text:p text:style-name="Preformatted_20_Text"><text:span text:style-name="Source_20_Text"><text:s text:c="4"/>&lt;&lt; : *default-volume</text:span></text:p>
      <text:p text:style-name="Preformatted_20_Text"><text:span text:style-name="Source_20_Text"><text:s text:c="4"/>driver: default</text:span></text:p>
      <text:p text:style-name="P2"><text:span text:style-name="Source_20_Text"><text:s text:c="4"/>name: volume-local</text:span></text:p>
      <text:h text:style-name="Heading_20_2" text:outline-level="2"><text:bookmark text:name="compose-documentation1"/>Compose documentation</text:h>
      <text:list xml:id="list3927836097" text:style-name="L30">
        <text:list-item>
          <text:p text:style-name="P60"><text:a xlink:type="simple" xlink:href="https://docs.docker.com/compose/" text:style-name="Internet_20_link" text:visited-style-name="Visited_20_Internet_20_Link">User guide</text:a> </text:p>
        </text:list-item>
        <text:list-item>
          <text:p text:style-name="P60"><text:a xlink:type="simple" xlink:href="https://docs.docker.com/compose/install/" text:style-name="Internet_20_link" text:visited-style-name="Visited_20_Internet_20_Link">Installing Compose</text:a> </text:p>
        </text:list-item>
        <text:list-item>
          <text:p text:style-name="P60"><text:a xlink:type="simple" xlink:href="https://docs.docker.com/compose/compose-file/compose-versioning/" text:style-name="Internet_20_link" text:visited-style-name="Visited_20_Internet_20_Link">Compose file versions and upgrading</text:a> </text:p>
        </text:list-item>
        <text:list-item>
          <text:p text:style-name="P60"><text:a xlink:type="simple" xlink:href="https://docs.docker.com/compose/samples-for-compose/" text:style-name="Internet_20_link" text:visited-style-name="Visited_20_Internet_20_Link">Sample apps with Compose</text:a> </text:p>
        </text:list-item>
        <text:list-item>
          <text:p text:style-name="P34"><text:a xlink:type="simple" xlink:href="https://docs.docker.com/compose/reference/" text:style-name="Internet_20_link" text:visited-style-name="Visited_20_Internet_20_Link">Command line reference</text:a> </text:p>
        </text:list-item>
      </text:list>
      <text:p text:style-name="Standard"><text:a xlink:type="simple" xlink:href="https://docs.docker.com/compose/compose-file/compose-file-v3/" text:style-name="Internet_20_link" text:visited-style-name="Visited_20_Internet_20_Link">https://docs.docker.com/compose/compose-file/compose-file-v3/</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8:56:25.862159536</meta:creation-date>
    <dc:date>2022-03-19T18:58:02.097161924</dc:date>
    <meta:editing-duration>PT1M36S</meta:editing-duration>
    <meta:editing-cycles>2</meta:editing-cycles>
    <meta:generator>LibreOffice/6.4.7.2$Linux_X86_64 LibreOffice_project/40$Build-2</meta:generator>
    <meta:document-statistic meta:table-count="2" meta:image-count="0" meta:object-count="0" meta:page-count="75" meta:paragraph-count="2388" meta:word-count="16905" meta:character-count="112056" meta:non-whitespace-character-count="93886"/>
  </office:meta>
</office:document-meta>
</file>